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45.22mm" svg:height="201.92mm" svg:x="112.89mm" svg:y="9.03mm">
            <draw:object draw:notify-on-update-of-ranges="Sheet1.A1:Sheet1.A1 Sheet1.A2:Sheet1.A763 Sheet1.B1:Sheet1.B1 Sheet1.B2:Sheet1.B763 Sheet1.C1:Sheet1.C1 Sheet1.C2:Sheet1.C763 Sheet1.D1:Sheet1.D1 Sheet1.D2:Sheet1.D76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otor 1</text:p>
          </table:table-cell>
          <table:table-cell office:value-type="string" calcext:value-type="string">
            <text:p>Motor 2</text:p>
          </table:table-cell>
          <table:table-cell office:value-type="string" calcext:value-type="string">
            <text:p>Motor 3</text:p>
          </table:table-cell>
          <table:table-cell office:value-type="string" calcext:value-type="string">
            <text:p>Motor 4</text:p>
          </table:table-cell>
        </table:table-row>
        <table:table-row table:style-name="ro1">
          <table:table-cell table:number-columns-repeated="4" office:value-type="float" office:value="900" calcext:value-type="float">
            <text:p>900</text:p>
          </table:table-cell>
        </table:table-row>
        <table:table-row table:style-name="ro1">
          <table:table-cell table:number-columns-repeated="4" office:value-type="float" office:value="900" calcext:value-type="float">
            <text:p>900</text:p>
          </table:table-cell>
        </table:table-row>
        <table:table-row table:style-name="ro1">
          <table:table-cell table:number-columns-repeated="4" office:value-type="float" office:value="900" calcext:value-type="float">
            <text:p>900</text:p>
          </table:table-cell>
        </table:table-row>
        <table:table-row table:style-name="ro1">
          <table:table-cell table:number-columns-repeated="4" office:value-type="float" office:value="900" calcext:value-type="float">
            <text:p>900</text:p>
          </table:table-cell>
        </table:table-row>
        <table:table-row table:style-name="ro1">
          <table:table-cell table:number-columns-repeated="4" office:value-type="float" office:value="1000" calcext:value-type="float">
            <text:p>1000</text:p>
          </table:table-cell>
        </table:table-row>
        <table:table-row table:style-name="ro1">
          <table:table-cell table:number-columns-repeated="4" office:value-type="float" office:value="1000" calcext:value-type="float">
            <text:p>1000</text:p>
          </table:table-cell>
        </table:table-row>
        <table:table-row table:style-name="ro1">
          <table:table-cell table:number-columns-repeated="4" office:value-type="float" office:value="1000" calcext:value-type="float">
            <text:p>1000</text:p>
          </table:table-cell>
        </table:table-row>
        <table:table-row table:style-name="ro1">
          <table:table-cell table:number-columns-repeated="4" office:value-type="float" office:value="1000" calcext:value-type="float">
            <text:p>1000</text:p>
          </table:table-cell>
        </table:table-row>
        <table:table-row table:style-name="ro1">
          <table:table-cell table:number-columns-repeated="4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21.719727" calcext:value-type="float">
            <text:p>1121.719727</text:p>
          </table:table-cell>
          <table:table-cell office:value-type="float" office:value="1225.711914" calcext:value-type="float">
            <text:p>1225.711914</text:p>
          </table:table-cell>
          <table:table-cell office:value-type="float" office:value="1191.087646" calcext:value-type="float">
            <text:p>1191.087646</text:p>
          </table:table-cell>
          <table:table-cell office:value-type="float" office:value="1156.063721" calcext:value-type="float">
            <text:p>1156.063721</text:p>
          </table:table-cell>
        </table:table-row>
        <table:table-row table:style-name="ro1">
          <table:table-cell office:value-type="float" office:value="1267.511108" calcext:value-type="float">
            <text:p>1267.511108</text:p>
          </table:table-cell>
          <table:table-cell office:value-type="float" office:value="1330.944946" calcext:value-type="float">
            <text:p>1330.944946</text:p>
          </table:table-cell>
          <table:table-cell office:value-type="float" office:value="1339.143066" calcext:value-type="float">
            <text:p>1339.143066</text:p>
          </table:table-cell>
          <table:table-cell office:value-type="float" office:value="1258.709473" calcext:value-type="float">
            <text:p>1258.709473</text:p>
          </table:table-cell>
        </table:table-row>
        <table:table-row table:style-name="ro1">
          <table:table-cell office:value-type="float" office:value="1404.858887" calcext:value-type="float">
            <text:p>1404.858887</text:p>
          </table:table-cell>
          <table:table-cell office:value-type="float" office:value="1456.813599" calcext:value-type="float">
            <text:p>1456.813599</text:p>
          </table:table-cell>
          <table:table-cell office:value-type="float" office:value="1474.964844" calcext:value-type="float">
            <text:p>1474.964844</text:p>
          </table:table-cell>
          <table:table-cell office:value-type="float" office:value="1386.186768" calcext:value-type="float">
            <text:p>1386.186768</text:p>
          </table:table-cell>
        </table:table-row>
        <table:table-row table:style-name="ro1">
          <table:table-cell office:value-type="float" office:value="1582.164429" calcext:value-type="float">
            <text:p>1582.164429</text:p>
          </table:table-cell>
          <table:table-cell office:value-type="float" office:value="1596.850952" calcext:value-type="float">
            <text:p>1596.850952</text:p>
          </table:table-cell>
          <table:table-cell office:value-type="float" office:value="1624.886841" calcext:value-type="float">
            <text:p>1624.886841</text:p>
          </table:table-cell>
          <table:table-cell office:value-type="float" office:value="1552.644775" calcext:value-type="float">
            <text:p>1552.644775</text:p>
          </table:table-cell>
        </table:table-row>
        <table:table-row table:style-name="ro1">
          <table:table-cell office:value-type="float" office:value="1603.192139" calcext:value-type="float">
            <text:p>1603.192139</text:p>
          </table:table-cell>
          <table:table-cell office:value-type="float" office:value="1605.793823" calcext:value-type="float">
            <text:p>1605.793823</text:p>
          </table:table-cell>
          <table:table-cell office:value-type="float" office:value="1594.862915" calcext:value-type="float">
            <text:p>1594.862915</text:p>
          </table:table-cell>
          <table:table-cell office:value-type="float" office:value="1610.468506" calcext:value-type="float">
            <text:p>1610.468506</text:p>
          </table:table-cell>
        </table:table-row>
        <table:table-row table:style-name="ro1">
          <table:table-cell office:value-type="float" office:value="1608.968384" calcext:value-type="float">
            <text:p>1608.968384</text:p>
          </table:table-cell>
          <table:table-cell office:value-type="float" office:value="1615.255615" calcext:value-type="float">
            <text:p>1615.255615</text:p>
          </table:table-cell>
          <table:table-cell office:value-type="float" office:value="1610.612671" calcext:value-type="float">
            <text:p>1610.612671</text:p>
          </table:table-cell>
          <table:table-cell office:value-type="float" office:value="1611.849365" calcext:value-type="float">
            <text:p>1611.849365</text:p>
          </table:table-cell>
        </table:table-row>
        <table:table-row table:style-name="ro1">
          <table:table-cell office:value-type="float" office:value="1615.741211" calcext:value-type="float">
            <text:p>1615.741211</text:p>
          </table:table-cell>
          <table:table-cell office:value-type="float" office:value="1616.937866" calcext:value-type="float">
            <text:p>1616.937866</text:p>
          </table:table-cell>
          <table:table-cell office:value-type="float" office:value="1620.846191" calcext:value-type="float">
            <text:p>1620.846191</text:p>
          </table:table-cell>
          <table:table-cell office:value-type="float" office:value="1614.896973" calcext:value-type="float">
            <text:p>1614.896973</text:p>
          </table:table-cell>
        </table:table-row>
        <table:table-row table:style-name="ro1">
          <table:table-cell office:value-type="float" office:value="1618.200928" calcext:value-type="float">
            <text:p>1618.200928</text:p>
          </table:table-cell>
          <table:table-cell office:value-type="float" office:value="1618.390259" calcext:value-type="float">
            <text:p>1618.390259</text:p>
          </table:table-cell>
          <table:table-cell office:value-type="float" office:value="1620.62146" calcext:value-type="float">
            <text:p>1620.62146</text:p>
          </table:table-cell>
          <table:table-cell office:value-type="float" office:value="1616.32605" calcext:value-type="float">
            <text:p>1616.32605</text:p>
          </table:table-cell>
        </table:table-row>
        <table:table-row table:style-name="ro1">
          <table:table-cell office:value-type="float" office:value="1626.303467" calcext:value-type="float">
            <text:p>1626.303467</text:p>
          </table:table-cell>
          <table:table-cell office:value-type="float" office:value="1628.283203" calcext:value-type="float">
            <text:p>1628.283203</text:p>
          </table:table-cell>
          <table:table-cell office:value-type="float" office:value="1629.086548" calcext:value-type="float">
            <text:p>1629.086548</text:p>
          </table:table-cell>
          <table:table-cell office:value-type="float" office:value="1625.106201" calcext:value-type="float">
            <text:p>1625.106201</text:p>
          </table:table-cell>
        </table:table-row>
        <table:table-row table:style-name="ro1">
          <table:table-cell office:value-type="float" office:value="1606.487793" calcext:value-type="float">
            <text:p>1606.487793</text:p>
          </table:table-cell>
          <table:table-cell office:value-type="float" office:value="1608.610962" calcext:value-type="float">
            <text:p>1608.610962</text:p>
          </table:table-cell>
          <table:table-cell office:value-type="float" office:value="1610.052856" calcext:value-type="float">
            <text:p>1610.052856</text:p>
          </table:table-cell>
          <table:table-cell office:value-type="float" office:value="1606.504272" calcext:value-type="float">
            <text:p>1606.504272</text:p>
          </table:table-cell>
        </table:table-row>
        <table:table-row table:style-name="ro1">
          <table:table-cell office:value-type="float" office:value="1564.964111" calcext:value-type="float">
            <text:p>1564.964111</text:p>
          </table:table-cell>
          <table:table-cell office:value-type="float" office:value="1569.306641" calcext:value-type="float">
            <text:p>1569.306641</text:p>
          </table:table-cell>
          <table:table-cell office:value-type="float" office:value="1568.300659" calcext:value-type="float">
            <text:p>1568.300659</text:p>
          </table:table-cell>
          <table:table-cell office:value-type="float" office:value="1564.574341" calcext:value-type="float">
            <text:p>1564.574341</text:p>
          </table:table-cell>
        </table:table-row>
        <table:table-row table:style-name="ro1">
          <table:table-cell office:value-type="float" office:value="1564.196289" calcext:value-type="float">
            <text:p>1564.196289</text:p>
          </table:table-cell>
          <table:table-cell office:value-type="float" office:value="1565.98645" calcext:value-type="float">
            <text:p>1565.98645</text:p>
          </table:table-cell>
          <table:table-cell office:value-type="float" office:value="1565.115845" calcext:value-type="float">
            <text:p>1565.115845</text:p>
          </table:table-cell>
          <table:table-cell office:value-type="float" office:value="1566.05188" calcext:value-type="float">
            <text:p>1566.05188</text:p>
          </table:table-cell>
        </table:table-row>
        <table:table-row table:style-name="ro1">
          <table:table-cell office:value-type="float" office:value="1571.730591" calcext:value-type="float">
            <text:p>1571.730591</text:p>
          </table:table-cell>
          <table:table-cell office:value-type="float" office:value="1568.613037" calcext:value-type="float">
            <text:p>1568.613037</text:p>
          </table:table-cell>
          <table:table-cell office:value-type="float" office:value="1572.887451" calcext:value-type="float">
            <text:p>1572.887451</text:p>
          </table:table-cell>
          <table:table-cell office:value-type="float" office:value="1569.606812" calcext:value-type="float">
            <text:p>1569.606812</text:p>
          </table:table-cell>
        </table:table-row>
        <table:table-row table:style-name="ro1">
          <table:table-cell office:value-type="float" office:value="1571.669434" calcext:value-type="float">
            <text:p>1571.669434</text:p>
          </table:table-cell>
          <table:table-cell office:value-type="float" office:value="1568.97998" calcext:value-type="float">
            <text:p>1568.97998</text:p>
          </table:table-cell>
          <table:table-cell office:value-type="float" office:value="1572.285522" calcext:value-type="float">
            <text:p>1572.285522</text:p>
          </table:table-cell>
          <table:table-cell office:value-type="float" office:value="1571.207031" calcext:value-type="float">
            <text:p>1571.207031</text:p>
          </table:table-cell>
        </table:table-row>
        <table:table-row table:style-name="ro1">
          <table:table-cell office:value-type="float" office:value="1568.109131" calcext:value-type="float">
            <text:p>1568.109131</text:p>
          </table:table-cell>
          <table:table-cell office:value-type="float" office:value="1568.903809" calcext:value-type="float">
            <text:p>1568.903809</text:p>
          </table:table-cell>
          <table:table-cell office:value-type="float" office:value="1570.900146" calcext:value-type="float">
            <text:p>1570.900146</text:p>
          </table:table-cell>
          <table:table-cell office:value-type="float" office:value="1566.057983" calcext:value-type="float">
            <text:p>1566.057983</text:p>
          </table:table-cell>
        </table:table-row>
        <table:table-row table:style-name="ro1">
          <table:table-cell office:value-type="float" office:value="1576.199219" calcext:value-type="float">
            <text:p>1576.199219</text:p>
          </table:table-cell>
          <table:table-cell office:value-type="float" office:value="1572.271851" calcext:value-type="float">
            <text:p>1572.271851</text:p>
          </table:table-cell>
          <table:table-cell office:value-type="float" office:value="1575.702881" calcext:value-type="float">
            <text:p>1575.702881</text:p>
          </table:table-cell>
          <table:table-cell office:value-type="float" office:value="1572.645508" calcext:value-type="float">
            <text:p>1572.645508</text:p>
          </table:table-cell>
        </table:table-row>
        <table:table-row table:style-name="ro1">
          <table:table-cell office:value-type="float" office:value="1569.686523" calcext:value-type="float">
            <text:p>1569.686523</text:p>
          </table:table-cell>
          <table:table-cell office:value-type="float" office:value="1571.445923" calcext:value-type="float">
            <text:p>1571.445923</text:p>
          </table:table-cell>
          <table:table-cell office:value-type="float" office:value="1572.103516" calcext:value-type="float">
            <text:p>1572.103516</text:p>
          </table:table-cell>
          <table:table-cell office:value-type="float" office:value="1573.325073" calcext:value-type="float">
            <text:p>1573.325073</text:p>
          </table:table-cell>
        </table:table-row>
        <table:table-row table:style-name="ro1">
          <table:table-cell office:value-type="float" office:value="1575.804199" calcext:value-type="float">
            <text:p>1575.804199</text:p>
          </table:table-cell>
          <table:table-cell office:value-type="float" office:value="1575.135498" calcext:value-type="float">
            <text:p>1575.135498</text:p>
          </table:table-cell>
          <table:table-cell office:value-type="float" office:value="1574.202637" calcext:value-type="float">
            <text:p>1574.202637</text:p>
          </table:table-cell>
          <table:table-cell office:value-type="float" office:value="1575.048096" calcext:value-type="float">
            <text:p>1575.048096</text:p>
          </table:table-cell>
        </table:table-row>
        <table:table-row table:style-name="ro1">
          <table:table-cell office:value-type="float" office:value="1570.401123" calcext:value-type="float">
            <text:p>1570.401123</text:p>
          </table:table-cell>
          <table:table-cell office:value-type="float" office:value="1570.519409" calcext:value-type="float">
            <text:p>1570.519409</text:p>
          </table:table-cell>
          <table:table-cell office:value-type="float" office:value="1571.650391" calcext:value-type="float">
            <text:p>1571.650391</text:p>
          </table:table-cell>
          <table:table-cell office:value-type="float" office:value="1574.013062" calcext:value-type="float">
            <text:p>1574.013062</text:p>
          </table:table-cell>
        </table:table-row>
        <table:table-row table:style-name="ro1">
          <table:table-cell office:value-type="float" office:value="1578.927612" calcext:value-type="float">
            <text:p>1578.927612</text:p>
          </table:table-cell>
          <table:table-cell office:value-type="float" office:value="1575.423462" calcext:value-type="float">
            <text:p>1575.423462</text:p>
          </table:table-cell>
          <table:table-cell office:value-type="float" office:value="1576.84082" calcext:value-type="float">
            <text:p>1576.84082</text:p>
          </table:table-cell>
          <table:table-cell office:value-type="float" office:value="1576.437866" calcext:value-type="float">
            <text:p>1576.437866</text:p>
          </table:table-cell>
        </table:table-row>
        <table:table-row table:style-name="ro1">
          <table:table-cell office:value-type="float" office:value="1573.939453" calcext:value-type="float">
            <text:p>1573.939453</text:p>
          </table:table-cell>
          <table:table-cell office:value-type="float" office:value="1573.279419" calcext:value-type="float">
            <text:p>1573.279419</text:p>
          </table:table-cell>
          <table:table-cell office:value-type="float" office:value="1572.468262" calcext:value-type="float">
            <text:p>1572.468262</text:p>
          </table:table-cell>
          <table:table-cell office:value-type="float" office:value="1575.406616" calcext:value-type="float">
            <text:p>1575.406616</text:p>
          </table:table-cell>
        </table:table-row>
        <table:table-row table:style-name="ro1">
          <table:table-cell office:value-type="float" office:value="1575.546265" calcext:value-type="float">
            <text:p>1575.546265</text:p>
          </table:table-cell>
          <table:table-cell office:value-type="float" office:value="1580.731201" calcext:value-type="float">
            <text:p>1580.731201</text:p>
          </table:table-cell>
          <table:table-cell office:value-type="float" office:value="1577.736694" calcext:value-type="float">
            <text:p>1577.736694</text:p>
          </table:table-cell>
          <table:table-cell office:value-type="float" office:value="1579.07312" calcext:value-type="float">
            <text:p>1579.07312</text:p>
          </table:table-cell>
        </table:table-row>
        <table:table-row table:style-name="ro1">
          <table:table-cell office:value-type="float" office:value="1574.906128" calcext:value-type="float">
            <text:p>1574.906128</text:p>
          </table:table-cell>
          <table:table-cell office:value-type="float" office:value="1577.885254" calcext:value-type="float">
            <text:p>1577.885254</text:p>
          </table:table-cell>
          <table:table-cell office:value-type="float" office:value="1573.63855" calcext:value-type="float">
            <text:p>1573.63855</text:p>
          </table:table-cell>
          <table:table-cell office:value-type="float" office:value="1576.69812" calcext:value-type="float">
            <text:p>1576.69812</text:p>
          </table:table-cell>
        </table:table-row>
        <table:table-row table:style-name="ro1">
          <table:table-cell office:value-type="float" office:value="1574.390381" calcext:value-type="float">
            <text:p>1574.390381</text:p>
          </table:table-cell>
          <table:table-cell office:value-type="float" office:value="1573.075562" calcext:value-type="float">
            <text:p>1573.075562</text:p>
          </table:table-cell>
          <table:table-cell office:value-type="float" office:value="1574.459229" calcext:value-type="float">
            <text:p>1574.459229</text:p>
          </table:table-cell>
          <table:table-cell office:value-type="float" office:value="1571.214722" calcext:value-type="float">
            <text:p>1571.214722</text:p>
          </table:table-cell>
        </table:table-row>
        <table:table-row table:style-name="ro1">
          <table:table-cell office:value-type="float" office:value="1579.242676" calcext:value-type="float">
            <text:p>1579.242676</text:p>
          </table:table-cell>
          <table:table-cell office:value-type="float" office:value="1580.455078" calcext:value-type="float">
            <text:p>1580.455078</text:p>
          </table:table-cell>
          <table:table-cell office:value-type="float" office:value="1579.087891" calcext:value-type="float">
            <text:p>1579.087891</text:p>
          </table:table-cell>
          <table:table-cell office:value-type="float" office:value="1579.612427" calcext:value-type="float">
            <text:p>1579.612427</text:p>
          </table:table-cell>
        </table:table-row>
        <table:table-row table:style-name="ro1">
          <table:table-cell office:value-type="float" office:value="1575.508789" calcext:value-type="float">
            <text:p>1575.508789</text:p>
          </table:table-cell>
          <table:table-cell office:value-type="float" office:value="1579.157471" calcext:value-type="float">
            <text:p>1579.157471</text:p>
          </table:table-cell>
          <table:table-cell office:value-type="float" office:value="1575.40271" calcext:value-type="float">
            <text:p>1575.40271</text:p>
          </table:table-cell>
          <table:table-cell office:value-type="float" office:value="1578.778564" calcext:value-type="float">
            <text:p>1578.778564</text:p>
          </table:table-cell>
        </table:table-row>
        <table:table-row table:style-name="ro1">
          <table:table-cell office:value-type="float" office:value="1576.346924" calcext:value-type="float">
            <text:p>1576.346924</text:p>
          </table:table-cell>
          <table:table-cell office:value-type="float" office:value="1578.668335" calcext:value-type="float">
            <text:p>1578.668335</text:p>
          </table:table-cell>
          <table:table-cell office:value-type="float" office:value="1577.037109" calcext:value-type="float">
            <text:p>1577.037109</text:p>
          </table:table-cell>
          <table:table-cell office:value-type="float" office:value="1578.815186" calcext:value-type="float">
            <text:p>1578.815186</text:p>
          </table:table-cell>
        </table:table-row>
        <table:table-row table:style-name="ro1">
          <table:table-cell office:value-type="float" office:value="1579.677246" calcext:value-type="float">
            <text:p>1579.677246</text:p>
          </table:table-cell>
          <table:table-cell office:value-type="float" office:value="1574.453491" calcext:value-type="float">
            <text:p>1574.453491</text:p>
          </table:table-cell>
          <table:table-cell office:value-type="float" office:value="1576.734009" calcext:value-type="float">
            <text:p>1576.734009</text:p>
          </table:table-cell>
          <table:table-cell office:value-type="float" office:value="1576.43335" calcext:value-type="float">
            <text:p>1576.43335</text:p>
          </table:table-cell>
        </table:table-row>
        <table:table-row table:style-name="ro1">
          <table:table-cell office:value-type="float" office:value="1574.754395" calcext:value-type="float">
            <text:p>1574.754395</text:p>
          </table:table-cell>
          <table:table-cell office:value-type="float" office:value="1573.365723" calcext:value-type="float">
            <text:p>1573.365723</text:p>
          </table:table-cell>
          <table:table-cell office:value-type="float" office:value="1575.74231" calcext:value-type="float">
            <text:p>1575.74231</text:p>
          </table:table-cell>
          <table:table-cell office:value-type="float" office:value="1572.993408" calcext:value-type="float">
            <text:p>1572.993408</text:p>
          </table:table-cell>
        </table:table-row>
        <table:table-row table:style-name="ro1">
          <table:table-cell office:value-type="float" office:value="1578.688721" calcext:value-type="float">
            <text:p>1578.688721</text:p>
          </table:table-cell>
          <table:table-cell office:value-type="float" office:value="1579.671021" calcext:value-type="float">
            <text:p>1579.671021</text:p>
          </table:table-cell>
          <table:table-cell office:value-type="float" office:value="1577.694946" calcext:value-type="float">
            <text:p>1577.694946</text:p>
          </table:table-cell>
          <table:table-cell office:value-type="float" office:value="1577.448608" calcext:value-type="float">
            <text:p>1577.448608</text:p>
          </table:table-cell>
        </table:table-row>
        <table:table-row table:style-name="ro1">
          <table:table-cell office:value-type="float" office:value="1573.813721" calcext:value-type="float">
            <text:p>1573.813721</text:p>
          </table:table-cell>
          <table:table-cell office:value-type="float" office:value="1574.493408" calcext:value-type="float">
            <text:p>1574.493408</text:p>
          </table:table-cell>
          <table:table-cell office:value-type="float" office:value="1574.901489" calcext:value-type="float">
            <text:p>1574.901489</text:p>
          </table:table-cell>
          <table:table-cell office:value-type="float" office:value="1574.066528" calcext:value-type="float">
            <text:p>1574.066528</text:p>
          </table:table-cell>
        </table:table-row>
        <table:table-row table:style-name="ro1">
          <table:table-cell office:value-type="float" office:value="1583.496582" calcext:value-type="float">
            <text:p>1583.496582</text:p>
          </table:table-cell>
          <table:table-cell office:value-type="float" office:value="1578.206665" calcext:value-type="float">
            <text:p>1578.206665</text:p>
          </table:table-cell>
          <table:table-cell office:value-type="float" office:value="1582.160522" calcext:value-type="float">
            <text:p>1582.160522</text:p>
          </table:table-cell>
          <table:table-cell office:value-type="float" office:value="1581.187744" calcext:value-type="float">
            <text:p>1581.187744</text:p>
          </table:table-cell>
        </table:table-row>
        <table:table-row table:style-name="ro1">
          <table:table-cell office:value-type="float" office:value="1574.781738" calcext:value-type="float">
            <text:p>1574.781738</text:p>
          </table:table-cell>
          <table:table-cell office:value-type="float" office:value="1575.731934" calcext:value-type="float">
            <text:p>1575.731934</text:p>
          </table:table-cell>
          <table:table-cell office:value-type="float" office:value="1575.31604" calcext:value-type="float">
            <text:p>1575.31604</text:p>
          </table:table-cell>
          <table:table-cell office:value-type="float" office:value="1576.489014" calcext:value-type="float">
            <text:p>1576.489014</text:p>
          </table:table-cell>
        </table:table-row>
        <table:table-row table:style-name="ro1">
          <table:table-cell office:value-type="float" office:value="1573.299438" calcext:value-type="float">
            <text:p>1573.299438</text:p>
          </table:table-cell>
          <table:table-cell office:value-type="float" office:value="1577.309937" calcext:value-type="float">
            <text:p>1577.309937</text:p>
          </table:table-cell>
          <table:table-cell office:value-type="float" office:value="1572.721802" calcext:value-type="float">
            <text:p>1572.721802</text:p>
          </table:table-cell>
          <table:table-cell office:value-type="float" office:value="1577.262817" calcext:value-type="float">
            <text:p>1577.262817</text:p>
          </table:table-cell>
        </table:table-row>
        <table:table-row table:style-name="ro1">
          <table:table-cell office:value-type="float" office:value="1578.721924" calcext:value-type="float">
            <text:p>1578.721924</text:p>
          </table:table-cell>
          <table:table-cell office:value-type="float" office:value="1573.323608" calcext:value-type="float">
            <text:p>1573.323608</text:p>
          </table:table-cell>
          <table:table-cell office:value-type="float" office:value="1579.160156" calcext:value-type="float">
            <text:p>1579.160156</text:p>
          </table:table-cell>
          <table:table-cell office:value-type="float" office:value="1572.114258" calcext:value-type="float">
            <text:p>1572.114258</text:p>
          </table:table-cell>
        </table:table-row>
        <table:table-row table:style-name="ro1">
          <table:table-cell office:value-type="float" office:value="1577.168335" calcext:value-type="float">
            <text:p>1577.168335</text:p>
          </table:table-cell>
          <table:table-cell office:value-type="float" office:value="1579.758667" calcext:value-type="float">
            <text:p>1579.758667</text:p>
          </table:table-cell>
          <table:table-cell office:value-type="float" office:value="1574.671875" calcext:value-type="float">
            <text:p>1574.671875</text:p>
          </table:table-cell>
          <table:table-cell office:value-type="float" office:value="1578.452271" calcext:value-type="float">
            <text:p>1578.452271</text:p>
          </table:table-cell>
        </table:table-row>
        <table:table-row table:style-name="ro1">
          <table:table-cell office:value-type="float" office:value="1580.224609" calcext:value-type="float">
            <text:p>1580.224609</text:p>
          </table:table-cell>
          <table:table-cell office:value-type="float" office:value="1578.532104" calcext:value-type="float">
            <text:p>1578.532104</text:p>
          </table:table-cell>
          <table:table-cell office:value-type="float" office:value="1579.710449" calcext:value-type="float">
            <text:p>1579.710449</text:p>
          </table:table-cell>
          <table:table-cell office:value-type="float" office:value="1580.955078" calcext:value-type="float">
            <text:p>1580.955078</text:p>
          </table:table-cell>
        </table:table-row>
        <table:table-row table:style-name="ro1">
          <table:table-cell office:value-type="float" office:value="1581.351807" calcext:value-type="float">
            <text:p>1581.351807</text:p>
          </table:table-cell>
          <table:table-cell office:value-type="float" office:value="1580.031982" calcext:value-type="float">
            <text:p>1580.031982</text:p>
          </table:table-cell>
          <table:table-cell office:value-type="float" office:value="1580.797363" calcext:value-type="float">
            <text:p>1580.797363</text:p>
          </table:table-cell>
          <table:table-cell office:value-type="float" office:value="1581.556274" calcext:value-type="float">
            <text:p>1581.556274</text:p>
          </table:table-cell>
        </table:table-row>
        <table:table-row table:style-name="ro1">
          <table:table-cell office:value-type="float" office:value="1579.161621" calcext:value-type="float">
            <text:p>1579.161621</text:p>
          </table:table-cell>
          <table:table-cell office:value-type="float" office:value="1574.515381" calcext:value-type="float">
            <text:p>1574.515381</text:p>
          </table:table-cell>
          <table:table-cell office:value-type="float" office:value="1576.596436" calcext:value-type="float">
            <text:p>1576.596436</text:p>
          </table:table-cell>
          <table:table-cell office:value-type="float" office:value="1576.549927" calcext:value-type="float">
            <text:p>1576.549927</text:p>
          </table:table-cell>
        </table:table-row>
        <table:table-row table:style-name="ro1">
          <table:table-cell office:value-type="float" office:value="1579.039307" calcext:value-type="float">
            <text:p>1579.039307</text:p>
          </table:table-cell>
          <table:table-cell office:value-type="float" office:value="1581.52063" calcext:value-type="float">
            <text:p>1581.52063</text:p>
          </table:table-cell>
          <table:table-cell office:value-type="float" office:value="1579.516846" calcext:value-type="float">
            <text:p>1579.516846</text:p>
          </table:table-cell>
          <table:table-cell office:value-type="float" office:value="1581.477173" calcext:value-type="float">
            <text:p>1581.477173</text:p>
          </table:table-cell>
        </table:table-row>
        <table:table-row table:style-name="ro1">
          <table:table-cell office:value-type="float" office:value="1573.494507" calcext:value-type="float">
            <text:p>1573.494507</text:p>
          </table:table-cell>
          <table:table-cell office:value-type="float" office:value="1578.686523" calcext:value-type="float">
            <text:p>1578.686523</text:p>
          </table:table-cell>
          <table:table-cell office:value-type="float" office:value="1574.129272" calcext:value-type="float">
            <text:p>1574.129272</text:p>
          </table:table-cell>
          <table:table-cell office:value-type="float" office:value="1579.920044" calcext:value-type="float">
            <text:p>1579.920044</text:p>
          </table:table-cell>
        </table:table-row>
        <table:table-row table:style-name="ro1">
          <table:table-cell office:value-type="float" office:value="1575.511353" calcext:value-type="float">
            <text:p>1575.511353</text:p>
          </table:table-cell>
          <table:table-cell office:value-type="float" office:value="1573.462646" calcext:value-type="float">
            <text:p>1573.462646</text:p>
          </table:table-cell>
          <table:table-cell office:value-type="float" office:value="1577.299927" calcext:value-type="float">
            <text:p>1577.299927</text:p>
          </table:table-cell>
          <table:table-cell office:value-type="float" office:value="1572.31604" calcext:value-type="float">
            <text:p>1572.31604</text:p>
          </table:table-cell>
        </table:table-row>
        <table:table-row table:style-name="ro1">
          <table:table-cell office:value-type="float" office:value="1579.427979" calcext:value-type="float">
            <text:p>1579.427979</text:p>
          </table:table-cell>
          <table:table-cell office:value-type="float" office:value="1581.136963" calcext:value-type="float">
            <text:p>1581.136963</text:p>
          </table:table-cell>
          <table:table-cell office:value-type="float" office:value="1578.210083" calcext:value-type="float">
            <text:p>1578.210083</text:p>
          </table:table-cell>
          <table:table-cell office:value-type="float" office:value="1580.510376" calcext:value-type="float">
            <text:p>1580.510376</text:p>
          </table:table-cell>
        </table:table-row>
        <table:table-row table:style-name="ro1">
          <table:table-cell office:value-type="float" office:value="1576.553223" calcext:value-type="float">
            <text:p>1576.553223</text:p>
          </table:table-cell>
          <table:table-cell office:value-type="float" office:value="1576.555908" calcext:value-type="float">
            <text:p>1576.555908</text:p>
          </table:table-cell>
          <table:table-cell office:value-type="float" office:value="1573.9552" calcext:value-type="float">
            <text:p>1573.9552</text:p>
          </table:table-cell>
          <table:table-cell office:value-type="float" office:value="1575.598267" calcext:value-type="float">
            <text:p>1575.598267</text:p>
          </table:table-cell>
        </table:table-row>
        <table:table-row table:style-name="ro1">
          <table:table-cell office:value-type="float" office:value="1578.519897" calcext:value-type="float">
            <text:p>1578.519897</text:p>
          </table:table-cell>
          <table:table-cell office:value-type="float" office:value="1572.622437" calcext:value-type="float">
            <text:p>1572.622437</text:p>
          </table:table-cell>
          <table:table-cell office:value-type="float" office:value="1576.182495" calcext:value-type="float">
            <text:p>1576.182495</text:p>
          </table:table-cell>
          <table:table-cell office:value-type="float" office:value="1575.422607" calcext:value-type="float">
            <text:p>1575.422607</text:p>
          </table:table-cell>
        </table:table-row>
        <table:table-row table:style-name="ro1">
          <table:table-cell office:value-type="float" office:value="1573.047241" calcext:value-type="float">
            <text:p>1573.047241</text:p>
          </table:table-cell>
          <table:table-cell office:value-type="float" office:value="1572.33374" calcext:value-type="float">
            <text:p>1572.33374</text:p>
          </table:table-cell>
          <table:table-cell office:value-type="float" office:value="1576.216675" calcext:value-type="float">
            <text:p>1576.216675</text:p>
          </table:table-cell>
          <table:table-cell office:value-type="float" office:value="1571.455933" calcext:value-type="float">
            <text:p>1571.455933</text:p>
          </table:table-cell>
        </table:table-row>
        <table:table-row table:style-name="ro1">
          <table:table-cell office:value-type="float" office:value="1580.849609" calcext:value-type="float">
            <text:p>1580.849609</text:p>
          </table:table-cell>
          <table:table-cell office:value-type="float" office:value="1577.192627" calcext:value-type="float">
            <text:p>1577.192627</text:p>
          </table:table-cell>
          <table:table-cell office:value-type="float" office:value="1578.967285" calcext:value-type="float">
            <text:p>1578.967285</text:p>
          </table:table-cell>
          <table:table-cell office:value-type="float" office:value="1580.485229" calcext:value-type="float">
            <text:p>1580.485229</text:p>
          </table:table-cell>
        </table:table-row>
        <table:table-row table:style-name="ro1">
          <table:table-cell office:value-type="float" office:value="1575.681763" calcext:value-type="float">
            <text:p>1575.681763</text:p>
          </table:table-cell>
          <table:table-cell office:value-type="float" office:value="1580.130859" calcext:value-type="float">
            <text:p>1580.130859</text:p>
          </table:table-cell>
          <table:table-cell office:value-type="float" office:value="1576.927368" calcext:value-type="float">
            <text:p>1576.927368</text:p>
          </table:table-cell>
          <table:table-cell office:value-type="float" office:value="1579.603394" calcext:value-type="float">
            <text:p>1579.603394</text:p>
          </table:table-cell>
        </table:table-row>
        <table:table-row table:style-name="ro1">
          <table:table-cell office:value-type="float" office:value="1571.266602" calcext:value-type="float">
            <text:p>1571.266602</text:p>
          </table:table-cell>
          <table:table-cell office:value-type="float" office:value="1576.295288" calcext:value-type="float">
            <text:p>1576.295288</text:p>
          </table:table-cell>
          <table:table-cell office:value-type="float" office:value="1573.49353" calcext:value-type="float">
            <text:p>1573.49353</text:p>
          </table:table-cell>
          <table:table-cell office:value-type="float" office:value="1575.889771" calcext:value-type="float">
            <text:p>1575.889771</text:p>
          </table:table-cell>
        </table:table-row>
        <table:table-row table:style-name="ro1">
          <table:table-cell office:value-type="float" office:value="1577.534912" calcext:value-type="float">
            <text:p>1577.534912</text:p>
          </table:table-cell>
          <table:table-cell office:value-type="float" office:value="1578.454102" calcext:value-type="float">
            <text:p>1578.454102</text:p>
          </table:table-cell>
          <table:table-cell office:value-type="float" office:value="1578.814331" calcext:value-type="float">
            <text:p>1578.814331</text:p>
          </table:table-cell>
          <table:table-cell office:value-type="float" office:value="1575.682495" calcext:value-type="float">
            <text:p>1575.682495</text:p>
          </table:table-cell>
        </table:table-row>
        <table:table-row table:style-name="ro1">
          <table:table-cell office:value-type="float" office:value="1575.00354" calcext:value-type="float">
            <text:p>1575.00354</text:p>
          </table:table-cell>
          <table:table-cell office:value-type="float" office:value="1577.004028" calcext:value-type="float">
            <text:p>1577.004028</text:p>
          </table:table-cell>
          <table:table-cell office:value-type="float" office:value="1575.893555" calcext:value-type="float">
            <text:p>1575.893555</text:p>
          </table:table-cell>
          <table:table-cell office:value-type="float" office:value="1575.476807" calcext:value-type="float">
            <text:p>1575.476807</text:p>
          </table:table-cell>
        </table:table-row>
        <table:table-row table:style-name="ro1">
          <table:table-cell office:value-type="float" office:value="1575.69104" calcext:value-type="float">
            <text:p>1575.69104</text:p>
          </table:table-cell>
          <table:table-cell office:value-type="float" office:value="1578.394043" calcext:value-type="float">
            <text:p>1578.394043</text:p>
          </table:table-cell>
          <table:table-cell office:value-type="float" office:value="1578.893799" calcext:value-type="float">
            <text:p>1578.893799</text:p>
          </table:table-cell>
          <table:table-cell office:value-type="float" office:value="1576.235596" calcext:value-type="float">
            <text:p>1576.235596</text:p>
          </table:table-cell>
        </table:table-row>
        <table:table-row table:style-name="ro1">
          <table:table-cell office:value-type="float" office:value="1630.722412" calcext:value-type="float">
            <text:p>1630.722412</text:p>
          </table:table-cell>
          <table:table-cell office:value-type="float" office:value="1622.959106" calcext:value-type="float">
            <text:p>1622.959106</text:p>
          </table:table-cell>
          <table:table-cell office:value-type="float" office:value="1632.131104" calcext:value-type="float">
            <text:p>1632.131104</text:p>
          </table:table-cell>
          <table:table-cell office:value-type="float" office:value="1623.530273" calcext:value-type="float">
            <text:p>1623.530273</text:p>
          </table:table-cell>
        </table:table-row>
        <table:table-row table:style-name="ro1">
          <table:table-cell office:value-type="float" office:value="1680.954956" calcext:value-type="float">
            <text:p>1680.954956</text:p>
          </table:table-cell>
          <table:table-cell office:value-type="float" office:value="1681.840332" calcext:value-type="float">
            <text:p>1681.840332</text:p>
          </table:table-cell>
          <table:table-cell office:value-type="float" office:value="1683.775269" calcext:value-type="float">
            <text:p>1683.775269</text:p>
          </table:table-cell>
          <table:table-cell office:value-type="float" office:value="1679.762939" calcext:value-type="float">
            <text:p>1679.762939</text:p>
          </table:table-cell>
        </table:table-row>
        <table:table-row table:style-name="ro1">
          <table:table-cell office:value-type="float" office:value="1711.030884" calcext:value-type="float">
            <text:p>1711.030884</text:p>
          </table:table-cell>
          <table:table-cell office:value-type="float" office:value="1712.485474" calcext:value-type="float">
            <text:p>1712.485474</text:p>
          </table:table-cell>
          <table:table-cell office:value-type="float" office:value="1713.502319" calcext:value-type="float">
            <text:p>1713.502319</text:p>
          </table:table-cell>
          <table:table-cell office:value-type="float" office:value="1713.466309" calcext:value-type="float">
            <text:p>1713.466309</text:p>
          </table:table-cell>
        </table:table-row>
        <table:table-row table:style-name="ro1">
          <table:table-cell office:value-type="float" office:value="1664.297974" calcext:value-type="float">
            <text:p>1664.297974</text:p>
          </table:table-cell>
          <table:table-cell office:value-type="float" office:value="1660.049805" calcext:value-type="float">
            <text:p>1660.049805</text:p>
          </table:table-cell>
          <table:table-cell office:value-type="float" office:value="1661.609619" calcext:value-type="float">
            <text:p>1661.609619</text:p>
          </table:table-cell>
          <table:table-cell office:value-type="float" office:value="1663.493896" calcext:value-type="float">
            <text:p>1663.493896</text:p>
          </table:table-cell>
        </table:table-row>
        <table:table-row table:style-name="ro1">
          <table:table-cell office:value-type="float" office:value="1591.136475" calcext:value-type="float">
            <text:p>1591.136475</text:p>
          </table:table-cell>
          <table:table-cell office:value-type="float" office:value="1591.657593" calcext:value-type="float">
            <text:p>1591.657593</text:p>
          </table:table-cell>
          <table:table-cell office:value-type="float" office:value="1590.567993" calcext:value-type="float">
            <text:p>1590.567993</text:p>
          </table:table-cell>
          <table:table-cell office:value-type="float" office:value="1592.512329" calcext:value-type="float">
            <text:p>1592.512329</text:p>
          </table:table-cell>
        </table:table-row>
        <table:table-row table:style-name="ro1">
          <table:table-cell office:value-type="float" office:value="1607.063477" calcext:value-type="float">
            <text:p>1607.063477</text:p>
          </table:table-cell>
          <table:table-cell office:value-type="float" office:value="1610.679688" calcext:value-type="float">
            <text:p>1610.679688</text:p>
          </table:table-cell>
          <table:table-cell office:value-type="float" office:value="1611.46936" calcext:value-type="float">
            <text:p>1611.46936</text:p>
          </table:table-cell>
          <table:table-cell office:value-type="float" office:value="1605.739014" calcext:value-type="float">
            <text:p>1605.739014</text:p>
          </table:table-cell>
        </table:table-row>
        <table:table-row table:style-name="ro1">
          <table:table-cell office:value-type="float" office:value="1607.582031" calcext:value-type="float">
            <text:p>1607.582031</text:p>
          </table:table-cell>
          <table:table-cell office:value-type="float" office:value="1606.123291" calcext:value-type="float">
            <text:p>1606.123291</text:p>
          </table:table-cell>
          <table:table-cell office:value-type="float" office:value="1607.028809" calcext:value-type="float">
            <text:p>1607.028809</text:p>
          </table:table-cell>
          <table:table-cell office:value-type="float" office:value="1607.082642" calcext:value-type="float">
            <text:p>1607.082642</text:p>
          </table:table-cell>
        </table:table-row>
        <table:table-row table:style-name="ro1">
          <table:table-cell office:value-type="float" office:value="1603.27478" calcext:value-type="float">
            <text:p>1603.27478</text:p>
          </table:table-cell>
          <table:table-cell office:value-type="float" office:value="1603.918823" calcext:value-type="float">
            <text:p>1603.918823</text:p>
          </table:table-cell>
          <table:table-cell office:value-type="float" office:value="1604.32312" calcext:value-type="float">
            <text:p>1604.32312</text:p>
          </table:table-cell>
          <table:table-cell office:value-type="float" office:value="1606.320312" calcext:value-type="float">
            <text:p>1606.320312</text:p>
          </table:table-cell>
        </table:table-row>
        <table:table-row table:style-name="ro1">
          <table:table-cell office:value-type="float" office:value="1606.567993" calcext:value-type="float">
            <text:p>1606.567993</text:p>
          </table:table-cell>
          <table:table-cell office:value-type="float" office:value="1602.74707" calcext:value-type="float">
            <text:p>1602.74707</text:p>
          </table:table-cell>
          <table:table-cell office:value-type="float" office:value="1604.334351" calcext:value-type="float">
            <text:p>1604.334351</text:p>
          </table:table-cell>
          <table:table-cell office:value-type="float" office:value="1606.429932" calcext:value-type="float">
            <text:p>1606.429932</text:p>
          </table:table-cell>
        </table:table-row>
        <table:table-row table:style-name="ro1">
          <table:table-cell office:value-type="float" office:value="1604.504028" calcext:value-type="float">
            <text:p>1604.504028</text:p>
          </table:table-cell>
          <table:table-cell office:value-type="float" office:value="1605.182129" calcext:value-type="float">
            <text:p>1605.182129</text:p>
          </table:table-cell>
          <table:table-cell office:value-type="float" office:value="1606.115723" calcext:value-type="float">
            <text:p>1606.115723</text:p>
          </table:table-cell>
          <table:table-cell office:value-type="float" office:value="1607.287476" calcext:value-type="float">
            <text:p>1607.287476</text:p>
          </table:table-cell>
        </table:table-row>
        <table:table-row table:style-name="ro1">
          <table:table-cell office:value-type="float" office:value="1605.098999" calcext:value-type="float">
            <text:p>1605.098999</text:p>
          </table:table-cell>
          <table:table-cell office:value-type="float" office:value="1603.538574" calcext:value-type="float">
            <text:p>1603.538574</text:p>
          </table:table-cell>
          <table:table-cell office:value-type="float" office:value="1605.216309" calcext:value-type="float">
            <text:p>1605.216309</text:p>
          </table:table-cell>
          <table:table-cell office:value-type="float" office:value="1603.604126" calcext:value-type="float">
            <text:p>1603.604126</text:p>
          </table:table-cell>
        </table:table-row>
        <table:table-row table:style-name="ro1">
          <table:table-cell office:value-type="float" office:value="1606.03894" calcext:value-type="float">
            <text:p>1606.03894</text:p>
          </table:table-cell>
          <table:table-cell office:value-type="float" office:value="1604.881592" calcext:value-type="float">
            <text:p>1604.881592</text:p>
          </table:table-cell>
          <table:table-cell office:value-type="float" office:value="1602.545776" calcext:value-type="float">
            <text:p>1602.545776</text:p>
          </table:table-cell>
          <table:table-cell office:value-type="float" office:value="1609.068115" calcext:value-type="float">
            <text:p>1609.068115</text:p>
          </table:table-cell>
        </table:table-row>
        <table:table-row table:style-name="ro1">
          <table:table-cell office:value-type="float" office:value="1606.690674" calcext:value-type="float">
            <text:p>1606.690674</text:p>
          </table:table-cell>
          <table:table-cell office:value-type="float" office:value="1604.814453" calcext:value-type="float">
            <text:p>1604.814453</text:p>
          </table:table-cell>
          <table:table-cell office:value-type="float" office:value="1602.143311" calcext:value-type="float">
            <text:p>1602.143311</text:p>
          </table:table-cell>
          <table:table-cell office:value-type="float" office:value="1607.090454" calcext:value-type="float">
            <text:p>1607.090454</text:p>
          </table:table-cell>
        </table:table-row>
        <table:table-row table:style-name="ro1">
          <table:table-cell office:value-type="float" office:value="1603.708252" calcext:value-type="float">
            <text:p>1603.708252</text:p>
          </table:table-cell>
          <table:table-cell office:value-type="float" office:value="1608.234009" calcext:value-type="float">
            <text:p>1608.234009</text:p>
          </table:table-cell>
          <table:table-cell office:value-type="float" office:value="1602.561646" calcext:value-type="float">
            <text:p>1602.561646</text:p>
          </table:table-cell>
          <table:table-cell office:value-type="float" office:value="1607.312012" calcext:value-type="float">
            <text:p>1607.312012</text:p>
          </table:table-cell>
        </table:table-row>
        <table:table-row table:style-name="ro1">
          <table:table-cell office:value-type="float" office:value="1605.471436" calcext:value-type="float">
            <text:p>1605.471436</text:p>
          </table:table-cell>
          <table:table-cell office:value-type="float" office:value="1605.376221" calcext:value-type="float">
            <text:p>1605.376221</text:p>
          </table:table-cell>
          <table:table-cell office:value-type="float" office:value="1605.166626" calcext:value-type="float">
            <text:p>1605.166626</text:p>
          </table:table-cell>
          <table:table-cell office:value-type="float" office:value="1607.050781" calcext:value-type="float">
            <text:p>1607.050781</text:p>
          </table:table-cell>
        </table:table-row>
        <table:table-row table:style-name="ro1">
          <table:table-cell office:value-type="float" office:value="1607.673828" calcext:value-type="float">
            <text:p>1607.673828</text:p>
          </table:table-cell>
          <table:table-cell office:value-type="float" office:value="1603.603394" calcext:value-type="float">
            <text:p>1603.603394</text:p>
          </table:table-cell>
          <table:table-cell office:value-type="float" office:value="1604.593384" calcext:value-type="float">
            <text:p>1604.593384</text:p>
          </table:table-cell>
          <table:table-cell office:value-type="float" office:value="1603.609497" calcext:value-type="float">
            <text:p>1603.609497</text:p>
          </table:table-cell>
        </table:table-row>
        <table:table-row table:style-name="ro1">
          <table:table-cell office:value-type="float" office:value="1606.487671" calcext:value-type="float">
            <text:p>1606.487671</text:p>
          </table:table-cell>
          <table:table-cell office:value-type="float" office:value="1608.055542" calcext:value-type="float">
            <text:p>1608.055542</text:p>
          </table:table-cell>
          <table:table-cell office:value-type="float" office:value="1605.166382" calcext:value-type="float">
            <text:p>1605.166382</text:p>
          </table:table-cell>
          <table:table-cell office:value-type="float" office:value="1609.675781" calcext:value-type="float">
            <text:p>1609.675781</text:p>
          </table:table-cell>
        </table:table-row>
        <table:table-row table:style-name="ro1">
          <table:table-cell office:value-type="float" office:value="1605.121094" calcext:value-type="float">
            <text:p>1605.121094</text:p>
          </table:table-cell>
          <table:table-cell office:value-type="float" office:value="1605.717529" calcext:value-type="float">
            <text:p>1605.717529</text:p>
          </table:table-cell>
          <table:table-cell office:value-type="float" office:value="1604.504761" calcext:value-type="float">
            <text:p>1604.504761</text:p>
          </table:table-cell>
          <table:table-cell office:value-type="float" office:value="1607.105225" calcext:value-type="float">
            <text:p>1607.105225</text:p>
          </table:table-cell>
        </table:table-row>
        <table:table-row table:style-name="ro1">
          <table:table-cell office:value-type="float" office:value="1606.603516" calcext:value-type="float">
            <text:p>1606.603516</text:p>
          </table:table-cell>
          <table:table-cell office:value-type="float" office:value="1602.161499" calcext:value-type="float">
            <text:p>1602.161499</text:p>
          </table:table-cell>
          <table:table-cell office:value-type="float" office:value="1609.600952" calcext:value-type="float">
            <text:p>1609.600952</text:p>
          </table:table-cell>
          <table:table-cell office:value-type="float" office:value="1602.558716" calcext:value-type="float">
            <text:p>1602.558716</text:p>
          </table:table-cell>
        </table:table-row>
        <table:table-row table:style-name="ro1">
          <table:table-cell office:value-type="float" office:value="1564.480713" calcext:value-type="float">
            <text:p>1564.480713</text:p>
          </table:table-cell>
          <table:table-cell office:value-type="float" office:value="1566.403198" calcext:value-type="float">
            <text:p>1566.403198</text:p>
          </table:table-cell>
          <table:table-cell office:value-type="float" office:value="1564.160645" calcext:value-type="float">
            <text:p>1564.160645</text:p>
          </table:table-cell>
          <table:table-cell office:value-type="float" office:value="1567.892578" calcext:value-type="float">
            <text:p>1567.892578</text:p>
          </table:table-cell>
        </table:table-row>
        <table:table-row table:style-name="ro1">
          <table:table-cell office:value-type="float" office:value="1571.275513" calcext:value-type="float">
            <text:p>1571.275513</text:p>
          </table:table-cell>
          <table:table-cell office:value-type="float" office:value="1570.914673" calcext:value-type="float">
            <text:p>1570.914673</text:p>
          </table:table-cell>
          <table:table-cell office:value-type="float" office:value="1570.858765" calcext:value-type="float">
            <text:p>1570.858765</text:p>
          </table:table-cell>
          <table:table-cell office:value-type="float" office:value="1570.805786" calcext:value-type="float">
            <text:p>1570.805786</text:p>
          </table:table-cell>
        </table:table-row>
        <table:table-row table:style-name="ro1">
          <table:table-cell office:value-type="float" office:value="1563.772095" calcext:value-type="float">
            <text:p>1563.772095</text:p>
          </table:table-cell>
          <table:table-cell office:value-type="float" office:value="1566.252319" calcext:value-type="float">
            <text:p>1566.252319</text:p>
          </table:table-cell>
          <table:table-cell office:value-type="float" office:value="1562.10083" calcext:value-type="float">
            <text:p>1562.10083</text:p>
          </table:table-cell>
          <table:table-cell office:value-type="float" office:value="1566.980225" calcext:value-type="float">
            <text:p>1566.980225</text:p>
          </table:table-cell>
        </table:table-row>
        <table:table-row table:style-name="ro1">
          <table:table-cell office:value-type="float" office:value="1570.413818" calcext:value-type="float">
            <text:p>1570.413818</text:p>
          </table:table-cell>
          <table:table-cell office:value-type="float" office:value="1568.166748" calcext:value-type="float">
            <text:p>1568.166748</text:p>
          </table:table-cell>
          <table:table-cell office:value-type="float" office:value="1571.382812" calcext:value-type="float">
            <text:p>1571.382812</text:p>
          </table:table-cell>
          <table:table-cell office:value-type="float" office:value="1569.364258" calcext:value-type="float">
            <text:p>1569.364258</text:p>
          </table:table-cell>
        </table:table-row>
        <table:table-row table:style-name="ro1">
          <table:table-cell office:value-type="float" office:value="1572.063721" calcext:value-type="float">
            <text:p>1572.063721</text:p>
          </table:table-cell>
          <table:table-cell office:value-type="float" office:value="1572.900757" calcext:value-type="float">
            <text:p>1572.900757</text:p>
          </table:table-cell>
          <table:table-cell office:value-type="float" office:value="1570.900635" calcext:value-type="float">
            <text:p>1570.900635</text:p>
          </table:table-cell>
          <table:table-cell office:value-type="float" office:value="1572.784546" calcext:value-type="float">
            <text:p>1572.784546</text:p>
          </table:table-cell>
        </table:table-row>
        <table:table-row table:style-name="ro1">
          <table:table-cell office:value-type="float" office:value="1568.589966" calcext:value-type="float">
            <text:p>1568.589966</text:p>
          </table:table-cell>
          <table:table-cell office:value-type="float" office:value="1567.534302" calcext:value-type="float">
            <text:p>1567.534302</text:p>
          </table:table-cell>
          <table:table-cell office:value-type="float" office:value="1566.9646" calcext:value-type="float">
            <text:p>1566.9646</text:p>
          </table:table-cell>
          <table:table-cell office:value-type="float" office:value="1570.071167" calcext:value-type="float">
            <text:p>1570.071167</text:p>
          </table:table-cell>
        </table:table-row>
        <table:table-row table:style-name="ro1">
          <table:table-cell office:value-type="float" office:value="1565.884399" calcext:value-type="float">
            <text:p>1565.884399</text:p>
          </table:table-cell>
          <table:table-cell office:value-type="float" office:value="1566.288696" calcext:value-type="float">
            <text:p>1566.288696</text:p>
          </table:table-cell>
          <table:table-cell office:value-type="float" office:value="1567.579468" calcext:value-type="float">
            <text:p>1567.579468</text:p>
          </table:table-cell>
          <table:table-cell office:value-type="float" office:value="1565.244873" calcext:value-type="float">
            <text:p>1565.244873</text:p>
          </table:table-cell>
        </table:table-row>
        <table:table-row table:style-name="ro1">
          <table:table-cell office:value-type="float" office:value="1564.232178" calcext:value-type="float">
            <text:p>1564.232178</text:p>
          </table:table-cell>
          <table:table-cell office:value-type="float" office:value="1564.020508" calcext:value-type="float">
            <text:p>1564.020508</text:p>
          </table:table-cell>
          <table:table-cell office:value-type="float" office:value="1563.200562" calcext:value-type="float">
            <text:p>1563.200562</text:p>
          </table:table-cell>
          <table:table-cell office:value-type="float" office:value="1567.307861" calcext:value-type="float">
            <text:p>1567.307861</text:p>
          </table:table-cell>
        </table:table-row>
        <table:table-row table:style-name="ro1">
          <table:table-cell office:value-type="float" office:value="1562.420776" calcext:value-type="float">
            <text:p>1562.420776</text:p>
          </table:table-cell>
          <table:table-cell office:value-type="float" office:value="1563.444702" calcext:value-type="float">
            <text:p>1563.444702</text:p>
          </table:table-cell>
          <table:table-cell office:value-type="float" office:value="1562.983032" calcext:value-type="float">
            <text:p>1562.983032</text:p>
          </table:table-cell>
          <table:table-cell office:value-type="float" office:value="1562.596313" calcext:value-type="float">
            <text:p>1562.596313</text:p>
          </table:table-cell>
        </table:table-row>
        <table:table-row table:style-name="ro1">
          <table:table-cell office:value-type="float" office:value="1568.708984" calcext:value-type="float">
            <text:p>1568.708984</text:p>
          </table:table-cell>
          <table:table-cell office:value-type="float" office:value="1570.5625" calcext:value-type="float">
            <text:p>1570.5625</text:p>
          </table:table-cell>
          <table:table-cell office:value-type="float" office:value="1567.423706" calcext:value-type="float">
            <text:p>1567.423706</text:p>
          </table:table-cell>
          <table:table-cell office:value-type="float" office:value="1569.71936" calcext:value-type="float">
            <text:p>1569.71936</text:p>
          </table:table-cell>
        </table:table-row>
        <table:table-row table:style-name="ro1">
          <table:table-cell office:value-type="float" office:value="1567.288208" calcext:value-type="float">
            <text:p>1567.288208</text:p>
          </table:table-cell>
          <table:table-cell office:value-type="float" office:value="1565.096191" calcext:value-type="float">
            <text:p>1565.096191</text:p>
          </table:table-cell>
          <table:table-cell office:value-type="float" office:value="1567.794067" calcext:value-type="float">
            <text:p>1567.794067</text:p>
          </table:table-cell>
          <table:table-cell office:value-type="float" office:value="1567.288818" calcext:value-type="float">
            <text:p>1567.288818</text:p>
          </table:table-cell>
        </table:table-row>
        <table:table-row table:style-name="ro1">
          <table:table-cell office:value-type="float" office:value="1565.359619" calcext:value-type="float">
            <text:p>1565.359619</text:p>
          </table:table-cell>
          <table:table-cell office:value-type="float" office:value="1567.099731" calcext:value-type="float">
            <text:p>1567.099731</text:p>
          </table:table-cell>
          <table:table-cell office:value-type="float" office:value="1565.659912" calcext:value-type="float">
            <text:p>1565.659912</text:p>
          </table:table-cell>
          <table:table-cell office:value-type="float" office:value="1567.592529" calcext:value-type="float">
            <text:p>1567.592529</text:p>
          </table:table-cell>
        </table:table-row>
        <table:table-row table:style-name="ro1">
          <table:table-cell office:value-type="float" office:value="1571.65625" calcext:value-type="float">
            <text:p>1571.65625</text:p>
          </table:table-cell>
          <table:table-cell office:value-type="float" office:value="1569.10376" calcext:value-type="float">
            <text:p>1569.10376</text:p>
          </table:table-cell>
          <table:table-cell office:value-type="float" office:value="1571.184326" calcext:value-type="float">
            <text:p>1571.184326</text:p>
          </table:table-cell>
          <table:table-cell office:value-type="float" office:value="1570.821777" calcext:value-type="float">
            <text:p>1570.821777</text:p>
          </table:table-cell>
        </table:table-row>
        <table:table-row table:style-name="ro1">
          <table:table-cell office:value-type="float" office:value="1567.127075" calcext:value-type="float">
            <text:p>1567.127075</text:p>
          </table:table-cell>
          <table:table-cell office:value-type="float" office:value="1564.086548" calcext:value-type="float">
            <text:p>1564.086548</text:p>
          </table:table-cell>
          <table:table-cell office:value-type="float" office:value="1563.882568" calcext:value-type="float">
            <text:p>1563.882568</text:p>
          </table:table-cell>
          <table:table-cell office:value-type="float" office:value="1568.915527" calcext:value-type="float">
            <text:p>1568.915527</text:p>
          </table:table-cell>
        </table:table-row>
        <table:table-row table:style-name="ro1">
          <table:table-cell office:value-type="float" office:value="1568.266479" calcext:value-type="float">
            <text:p>1568.266479</text:p>
          </table:table-cell>
          <table:table-cell office:value-type="float" office:value="1564.510986" calcext:value-type="float">
            <text:p>1564.510986</text:p>
          </table:table-cell>
          <table:table-cell office:value-type="float" office:value="1565.376709" calcext:value-type="float">
            <text:p>1565.376709</text:p>
          </table:table-cell>
          <table:table-cell office:value-type="float" office:value="1567.221436" calcext:value-type="float">
            <text:p>1567.221436</text:p>
          </table:table-cell>
        </table:table-row>
        <table:table-row table:style-name="ro1">
          <table:table-cell office:value-type="float" office:value="1562.807251" calcext:value-type="float">
            <text:p>1562.807251</text:p>
          </table:table-cell>
          <table:table-cell office:value-type="float" office:value="1566.750854" calcext:value-type="float">
            <text:p>1566.750854</text:p>
          </table:table-cell>
          <table:table-cell office:value-type="float" office:value="1562.088135" calcext:value-type="float">
            <text:p>1562.088135</text:p>
          </table:table-cell>
          <table:table-cell office:value-type="float" office:value="1566.405884" calcext:value-type="float">
            <text:p>1566.405884</text:p>
          </table:table-cell>
        </table:table-row>
        <table:table-row table:style-name="ro1">
          <table:table-cell office:value-type="float" office:value="1565.825439" calcext:value-type="float">
            <text:p>1565.825439</text:p>
          </table:table-cell>
          <table:table-cell office:value-type="float" office:value="1569.504883" calcext:value-type="float">
            <text:p>1569.504883</text:p>
          </table:table-cell>
          <table:table-cell office:value-type="float" office:value="1569.105591" calcext:value-type="float">
            <text:p>1569.105591</text:p>
          </table:table-cell>
          <table:table-cell office:value-type="float" office:value="1567.141479" calcext:value-type="float">
            <text:p>1567.141479</text:p>
          </table:table-cell>
        </table:table-row>
        <table:table-row table:style-name="ro1">
          <table:table-cell office:value-type="float" office:value="1567.109741" calcext:value-type="float">
            <text:p>1567.109741</text:p>
          </table:table-cell>
          <table:table-cell office:value-type="float" office:value="1565.2229" calcext:value-type="float">
            <text:p>1565.2229</text:p>
          </table:table-cell>
          <table:table-cell office:value-type="float" office:value="1564.71167" calcext:value-type="float">
            <text:p>1564.71167</text:p>
          </table:table-cell>
          <table:table-cell office:value-type="float" office:value="1567.394043" calcext:value-type="float">
            <text:p>1567.394043</text:p>
          </table:table-cell>
        </table:table-row>
        <table:table-row table:style-name="ro1">
          <table:table-cell office:value-type="float" office:value="1567.812744" calcext:value-type="float">
            <text:p>1567.812744</text:p>
          </table:table-cell>
          <table:table-cell office:value-type="float" office:value="1568.518433" calcext:value-type="float">
            <text:p>1568.518433</text:p>
          </table:table-cell>
          <table:table-cell office:value-type="float" office:value="1566.210938" calcext:value-type="float">
            <text:p>1566.210938</text:p>
          </table:table-cell>
          <table:table-cell office:value-type="float" office:value="1568.015869" calcext:value-type="float">
            <text:p>1568.015869</text:p>
          </table:table-cell>
        </table:table-row>
        <table:table-row table:style-name="ro1">
          <table:table-cell office:value-type="float" office:value="1565.642334" calcext:value-type="float">
            <text:p>1565.642334</text:p>
          </table:table-cell>
          <table:table-cell office:value-type="float" office:value="1561.512085" calcext:value-type="float">
            <text:p>1561.512085</text:p>
          </table:table-cell>
          <table:table-cell office:value-type="float" office:value="1564.578125" calcext:value-type="float">
            <text:p>1564.578125</text:p>
          </table:table-cell>
          <table:table-cell office:value-type="float" office:value="1561.773193" calcext:value-type="float">
            <text:p>1561.773193</text:p>
          </table:table-cell>
        </table:table-row>
        <table:table-row table:style-name="ro1">
          <table:table-cell office:value-type="float" office:value="1560.944458" calcext:value-type="float">
            <text:p>1560.944458</text:p>
          </table:table-cell>
          <table:table-cell office:value-type="float" office:value="1567.106323" calcext:value-type="float">
            <text:p>1567.106323</text:p>
          </table:table-cell>
          <table:table-cell office:value-type="float" office:value="1564.746094" calcext:value-type="float">
            <text:p>1564.746094</text:p>
          </table:table-cell>
          <table:table-cell office:value-type="float" office:value="1563.495239" calcext:value-type="float">
            <text:p>1563.495239</text:p>
          </table:table-cell>
        </table:table-row>
        <table:table-row table:style-name="ro1">
          <table:table-cell office:value-type="float" office:value="1563.940674" calcext:value-type="float">
            <text:p>1563.940674</text:p>
          </table:table-cell>
          <table:table-cell office:value-type="float" office:value="1563.846802" calcext:value-type="float">
            <text:p>1563.846802</text:p>
          </table:table-cell>
          <table:table-cell office:value-type="float" office:value="1562.41626" calcext:value-type="float">
            <text:p>1562.41626</text:p>
          </table:table-cell>
          <table:table-cell office:value-type="float" office:value="1566.596191" calcext:value-type="float">
            <text:p>1566.596191</text:p>
          </table:table-cell>
        </table:table-row>
        <table:table-row table:style-name="ro1">
          <table:table-cell office:value-type="float" office:value="1565.039062" calcext:value-type="float">
            <text:p>1565.039062</text:p>
          </table:table-cell>
          <table:table-cell office:value-type="float" office:value="1566.219727" calcext:value-type="float">
            <text:p>1566.219727</text:p>
          </table:table-cell>
          <table:table-cell office:value-type="float" office:value="1561.938599" calcext:value-type="float">
            <text:p>1561.938599</text:p>
          </table:table-cell>
          <table:table-cell office:value-type="float" office:value="1568.164917" calcext:value-type="float">
            <text:p>1568.164917</text:p>
          </table:table-cell>
        </table:table-row>
        <table:table-row table:style-name="ro1">
          <table:table-cell office:value-type="float" office:value="1566.599121" calcext:value-type="float">
            <text:p>1566.599121</text:p>
          </table:table-cell>
          <table:table-cell office:value-type="float" office:value="1568.977295" calcext:value-type="float">
            <text:p>1568.977295</text:p>
          </table:table-cell>
          <table:table-cell office:value-type="float" office:value="1568.907104" calcext:value-type="float">
            <text:p>1568.907104</text:p>
          </table:table-cell>
          <table:table-cell office:value-type="float" office:value="1565.791138" calcext:value-type="float">
            <text:p>1565.791138</text:p>
          </table:table-cell>
        </table:table-row>
        <table:table-row table:style-name="ro1">
          <table:table-cell office:value-type="float" office:value="1564.616577" calcext:value-type="float">
            <text:p>1564.616577</text:p>
          </table:table-cell>
          <table:table-cell office:value-type="float" office:value="1567.268677" calcext:value-type="float">
            <text:p>1567.268677</text:p>
          </table:table-cell>
          <table:table-cell office:value-type="float" office:value="1564.382446" calcext:value-type="float">
            <text:p>1564.382446</text:p>
          </table:table-cell>
          <table:table-cell office:value-type="float" office:value="1568.197632" calcext:value-type="float">
            <text:p>1568.197632</text:p>
          </table:table-cell>
        </table:table-row>
        <table:table-row table:style-name="ro1">
          <table:table-cell office:value-type="float" office:value="1565.498291" calcext:value-type="float">
            <text:p>1565.498291</text:p>
          </table:table-cell>
          <table:table-cell office:value-type="float" office:value="1568.199585" calcext:value-type="float">
            <text:p>1568.199585</text:p>
          </table:table-cell>
          <table:table-cell office:value-type="float" office:value="1565.311646" calcext:value-type="float">
            <text:p>1565.311646</text:p>
          </table:table-cell>
          <table:table-cell office:value-type="float" office:value="1568.168945" calcext:value-type="float">
            <text:p>1568.168945</text:p>
          </table:table-cell>
        </table:table-row>
        <table:table-row table:style-name="ro1">
          <table:table-cell office:value-type="float" office:value="1564.893311" calcext:value-type="float">
            <text:p>1564.893311</text:p>
          </table:table-cell>
          <table:table-cell office:value-type="float" office:value="1563.255859" calcext:value-type="float">
            <text:p>1563.255859</text:p>
          </table:table-cell>
          <table:table-cell office:value-type="float" office:value="1567.150879" calcext:value-type="float">
            <text:p>1567.150879</text:p>
          </table:table-cell>
          <table:table-cell office:value-type="float" office:value="1562.16333" calcext:value-type="float">
            <text:p>1562.16333</text:p>
          </table:table-cell>
        </table:table-row>
        <table:table-row table:style-name="ro1">
          <table:table-cell office:value-type="float" office:value="1568.692383" calcext:value-type="float">
            <text:p>1568.692383</text:p>
          </table:table-cell>
          <table:table-cell office:value-type="float" office:value="1558.674194" calcext:value-type="float">
            <text:p>1558.674194</text:p>
          </table:table-cell>
          <table:table-cell office:value-type="float" office:value="1563.370361" calcext:value-type="float">
            <text:p>1563.370361</text:p>
          </table:table-cell>
          <table:table-cell office:value-type="float" office:value="1561.769409" calcext:value-type="float">
            <text:p>1561.769409</text:p>
          </table:table-cell>
        </table:table-row>
        <table:table-row table:style-name="ro1">
          <table:table-cell office:value-type="float" office:value="1567.062134" calcext:value-type="float">
            <text:p>1567.062134</text:p>
          </table:table-cell>
          <table:table-cell office:value-type="float" office:value="1565.592651" calcext:value-type="float">
            <text:p>1565.592651</text:p>
          </table:table-cell>
          <table:table-cell office:value-type="float" office:value="1567.784424" calcext:value-type="float">
            <text:p>1567.784424</text:p>
          </table:table-cell>
          <table:table-cell office:value-type="float" office:value="1564.809082" calcext:value-type="float">
            <text:p>1564.809082</text:p>
          </table:table-cell>
        </table:table-row>
        <table:table-row table:style-name="ro1">
          <table:table-cell office:value-type="float" office:value="1569.720947" calcext:value-type="float">
            <text:p>1569.720947</text:p>
          </table:table-cell>
          <table:table-cell office:value-type="float" office:value="1564.518066" calcext:value-type="float">
            <text:p>1564.518066</text:p>
          </table:table-cell>
          <table:table-cell office:value-type="float" office:value="1569.915771" calcext:value-type="float">
            <text:p>1569.915771</text:p>
          </table:table-cell>
          <table:table-cell office:value-type="float" office:value="1566.354492" calcext:value-type="float">
            <text:p>1566.354492</text:p>
          </table:table-cell>
        </table:table-row>
        <table:table-row table:style-name="ro1">
          <table:table-cell office:value-type="float" office:value="1563.833496" calcext:value-type="float">
            <text:p>1563.833496</text:p>
          </table:table-cell>
          <table:table-cell office:value-type="float" office:value="1565.335327" calcext:value-type="float">
            <text:p>1565.335327</text:p>
          </table:table-cell>
          <table:table-cell office:value-type="float" office:value="1562.730103" calcext:value-type="float">
            <text:p>1562.730103</text:p>
          </table:table-cell>
          <table:table-cell office:value-type="float" office:value="1567.494629" calcext:value-type="float">
            <text:p>1567.494629</text:p>
          </table:table-cell>
        </table:table-row>
        <table:table-row table:style-name="ro1">
          <table:table-cell office:value-type="float" office:value="1565.16394" calcext:value-type="float">
            <text:p>1565.16394</text:p>
          </table:table-cell>
          <table:table-cell office:value-type="float" office:value="1565.817505" calcext:value-type="float">
            <text:p>1565.817505</text:p>
          </table:table-cell>
          <table:table-cell office:value-type="float" office:value="1567.94104" calcext:value-type="float">
            <text:p>1567.94104</text:p>
          </table:table-cell>
          <table:table-cell office:value-type="float" office:value="1562.978271" calcext:value-type="float">
            <text:p>1562.978271</text:p>
          </table:table-cell>
        </table:table-row>
        <table:table-row table:style-name="ro1">
          <table:table-cell office:value-type="float" office:value="1564.224609" calcext:value-type="float">
            <text:p>1564.224609</text:p>
          </table:table-cell>
          <table:table-cell office:value-type="float" office:value="1565.786499" calcext:value-type="float">
            <text:p>1565.786499</text:p>
          </table:table-cell>
          <table:table-cell office:value-type="float" office:value="1565.294189" calcext:value-type="float">
            <text:p>1565.294189</text:p>
          </table:table-cell>
          <table:table-cell office:value-type="float" office:value="1565.694702" calcext:value-type="float">
            <text:p>1565.694702</text:p>
          </table:table-cell>
        </table:table-row>
        <table:table-row table:style-name="ro1">
          <table:table-cell office:value-type="float" office:value="1566.279419" calcext:value-type="float">
            <text:p>1566.279419</text:p>
          </table:table-cell>
          <table:table-cell office:value-type="float" office:value="1562.619385" calcext:value-type="float">
            <text:p>1562.619385</text:p>
          </table:table-cell>
          <table:table-cell office:value-type="float" office:value="1564.189331" calcext:value-type="float">
            <text:p>1564.189331</text:p>
          </table:table-cell>
          <table:table-cell office:value-type="float" office:value="1564.167847" calcext:value-type="float">
            <text:p>1564.167847</text:p>
          </table:table-cell>
        </table:table-row>
        <table:table-row table:style-name="ro1">
          <table:table-cell office:value-type="float" office:value="1566.501587" calcext:value-type="float">
            <text:p>1566.501587</text:p>
          </table:table-cell>
          <table:table-cell office:value-type="float" office:value="1564.903931" calcext:value-type="float">
            <text:p>1564.903931</text:p>
          </table:table-cell>
          <table:table-cell office:value-type="float" office:value="1569.195435" calcext:value-type="float">
            <text:p>1569.195435</text:p>
          </table:table-cell>
          <table:table-cell office:value-type="float" office:value="1561.505615" calcext:value-type="float">
            <text:p>1561.505615</text:p>
          </table:table-cell>
        </table:table-row>
        <table:table-row table:style-name="ro1">
          <table:table-cell office:value-type="float" office:value="1564.309326" calcext:value-type="float">
            <text:p>1564.309326</text:p>
          </table:table-cell>
          <table:table-cell office:value-type="float" office:value="1567.878296" calcext:value-type="float">
            <text:p>1567.878296</text:p>
          </table:table-cell>
          <table:table-cell office:value-type="float" office:value="1565.482788" calcext:value-type="float">
            <text:p>1565.482788</text:p>
          </table:table-cell>
          <table:table-cell office:value-type="float" office:value="1564.492676" calcext:value-type="float">
            <text:p>1564.492676</text:p>
          </table:table-cell>
        </table:table-row>
        <table:table-row table:style-name="ro1">
          <table:table-cell office:value-type="float" office:value="1564.097412" calcext:value-type="float">
            <text:p>1564.097412</text:p>
          </table:table-cell>
          <table:table-cell office:value-type="float" office:value="1563.758545" calcext:value-type="float">
            <text:p>1563.758545</text:p>
          </table:table-cell>
          <table:table-cell office:value-type="float" office:value="1562.32959" calcext:value-type="float">
            <text:p>1562.32959</text:p>
          </table:table-cell>
          <table:table-cell office:value-type="float" office:value="1562.620605" calcext:value-type="float">
            <text:p>1562.620605</text:p>
          </table:table-cell>
        </table:table-row>
        <table:table-row table:style-name="ro1">
          <table:table-cell office:value-type="float" office:value="1565.530884" calcext:value-type="float">
            <text:p>1565.530884</text:p>
          </table:table-cell>
          <table:table-cell office:value-type="float" office:value="1564.557495" calcext:value-type="float">
            <text:p>1564.557495</text:p>
          </table:table-cell>
          <table:table-cell office:value-type="float" office:value="1564.682373" calcext:value-type="float">
            <text:p>1564.682373</text:p>
          </table:table-cell>
          <table:table-cell office:value-type="float" office:value="1566.617065" calcext:value-type="float">
            <text:p>1566.617065</text:p>
          </table:table-cell>
        </table:table-row>
        <table:table-row table:style-name="ro1">
          <table:table-cell office:value-type="float" office:value="1564.197144" calcext:value-type="float">
            <text:p>1564.197144</text:p>
          </table:table-cell>
          <table:table-cell office:value-type="float" office:value="1564.025757" calcext:value-type="float">
            <text:p>1564.025757</text:p>
          </table:table-cell>
          <table:table-cell office:value-type="float" office:value="1563.075806" calcext:value-type="float">
            <text:p>1563.075806</text:p>
          </table:table-cell>
          <table:table-cell office:value-type="float" office:value="1566.612793" calcext:value-type="float">
            <text:p>1566.612793</text:p>
          </table:table-cell>
        </table:table-row>
        <table:table-row table:style-name="ro1">
          <table:table-cell office:value-type="float" office:value="1563.488037" calcext:value-type="float">
            <text:p>1563.488037</text:p>
          </table:table-cell>
          <table:table-cell office:value-type="float" office:value="1565.014404" calcext:value-type="float">
            <text:p>1565.014404</text:p>
          </table:table-cell>
          <table:table-cell office:value-type="float" office:value="1564.322754" calcext:value-type="float">
            <text:p>1564.322754</text:p>
          </table:table-cell>
          <table:table-cell office:value-type="float" office:value="1563.543945" calcext:value-type="float">
            <text:p>1563.543945</text:p>
          </table:table-cell>
        </table:table-row>
        <table:table-row table:style-name="ro1">
          <table:table-cell office:value-type="float" office:value="1567.821289" calcext:value-type="float">
            <text:p>1567.821289</text:p>
          </table:table-cell>
          <table:table-cell office:value-type="float" office:value="1562.404053" calcext:value-type="float">
            <text:p>1562.404053</text:p>
          </table:table-cell>
          <table:table-cell office:value-type="float" office:value="1565.942749" calcext:value-type="float">
            <text:p>1565.942749</text:p>
          </table:table-cell>
          <table:table-cell office:value-type="float" office:value="1561.363525" calcext:value-type="float">
            <text:p>1561.363525</text:p>
          </table:table-cell>
        </table:table-row>
        <table:table-row table:style-name="ro1">
          <table:table-cell office:value-type="float" office:value="1465.785889" calcext:value-type="float">
            <text:p>1465.785889</text:p>
          </table:table-cell>
          <table:table-cell office:value-type="float" office:value="1466.004395" calcext:value-type="float">
            <text:p>1466.004395</text:p>
          </table:table-cell>
          <table:table-cell office:value-type="float" office:value="1527.245239" calcext:value-type="float">
            <text:p>1527.245239</text:p>
          </table:table-cell>
          <table:table-cell office:value-type="float" office:value="1566.720825" calcext:value-type="float">
            <text:p>1566.720825</text:p>
          </table:table-cell>
        </table:table-row>
        <table:table-row table:style-name="ro1">
          <table:table-cell office:value-type="float" office:value="1391.868164" calcext:value-type="float">
            <text:p>1391.868164</text:p>
          </table:table-cell>
          <table:table-cell office:value-type="float" office:value="1386.690308" calcext:value-type="float">
            <text:p>1386.690308</text:p>
          </table:table-cell>
          <table:table-cell office:value-type="float" office:value="1475.938354" calcext:value-type="float">
            <text:p>1475.938354</text:p>
          </table:table-cell>
          <table:table-cell office:value-type="float" office:value="1526.17395" calcext:value-type="float">
            <text:p>1526.17395</text:p>
          </table:table-cell>
        </table:table-row>
        <table:table-row table:style-name="ro1">
          <table:table-cell office:value-type="float" office:value="1402.561646" calcext:value-type="float">
            <text:p>1402.561646</text:p>
          </table:table-cell>
          <table:table-cell office:value-type="float" office:value="1426.764648" calcext:value-type="float">
            <text:p>1426.764648</text:p>
          </table:table-cell>
          <table:table-cell office:value-type="float" office:value="1557.912842" calcext:value-type="float">
            <text:p>1557.912842</text:p>
          </table:table-cell>
          <table:table-cell office:value-type="float" office:value="1550.933105" calcext:value-type="float">
            <text:p>1550.933105</text:p>
          </table:table-cell>
        </table:table-row>
        <table:table-row table:style-name="ro1">
          <table:table-cell office:value-type="float" office:value="1563.936279" calcext:value-type="float">
            <text:p>1563.936279</text:p>
          </table:table-cell>
          <table:table-cell office:value-type="float" office:value="1544.077881" calcext:value-type="float">
            <text:p>1544.077881</text:p>
          </table:table-cell>
          <table:table-cell office:value-type="float" office:value="1624.327881" calcext:value-type="float">
            <text:p>1624.327881</text:p>
          </table:table-cell>
          <table:table-cell office:value-type="float" office:value="1622.314209" calcext:value-type="float">
            <text:p>1622.314209</text:p>
          </table:table-cell>
        </table:table-row>
        <table:table-row table:style-name="ro1">
          <table:table-cell office:value-type="float" office:value="1605.660889" calcext:value-type="float">
            <text:p>1605.660889</text:p>
          </table:table-cell>
          <table:table-cell office:value-type="float" office:value="1605.066895" calcext:value-type="float">
            <text:p>1605.066895</text:p>
          </table:table-cell>
          <table:table-cell office:value-type="float" office:value="1624.993774" calcext:value-type="float">
            <text:p>1624.993774</text:p>
          </table:table-cell>
          <table:table-cell office:value-type="float" office:value="1687.461914" calcext:value-type="float">
            <text:p>1687.461914</text:p>
          </table:table-cell>
        </table:table-row>
        <table:table-row table:style-name="ro1">
          <table:table-cell office:value-type="float" office:value="1611.073608" calcext:value-type="float">
            <text:p>1611.073608</text:p>
          </table:table-cell>
          <table:table-cell office:value-type="float" office:value="1600.619141" calcext:value-type="float">
            <text:p>1600.619141</text:p>
          </table:table-cell>
          <table:table-cell office:value-type="float" office:value="1647.284668" calcext:value-type="float">
            <text:p>1647.284668</text:p>
          </table:table-cell>
          <table:table-cell office:value-type="float" office:value="1650.77124" calcext:value-type="float">
            <text:p>1650.77124</text:p>
          </table:table-cell>
        </table:table-row>
        <table:table-row table:style-name="ro1">
          <table:table-cell office:value-type="float" office:value="1592.446899" calcext:value-type="float">
            <text:p>1592.446899</text:p>
          </table:table-cell>
          <table:table-cell office:value-type="float" office:value="1644.809814" calcext:value-type="float">
            <text:p>1644.809814</text:p>
          </table:table-cell>
          <table:table-cell office:value-type="float" office:value="1632.479614" calcext:value-type="float">
            <text:p>1632.479614</text:p>
          </table:table-cell>
          <table:table-cell office:value-type="float" office:value="1719.694458" calcext:value-type="float">
            <text:p>1719.694458</text:p>
          </table:table-cell>
        </table:table-row>
        <table:table-row table:style-name="ro1">
          <table:table-cell office:value-type="float" office:value="1619.767456" calcext:value-type="float">
            <text:p>1619.767456</text:p>
          </table:table-cell>
          <table:table-cell office:value-type="float" office:value="1674.224487" calcext:value-type="float">
            <text:p>1674.224487</text:p>
          </table:table-cell>
          <table:table-cell office:value-type="float" office:value="1597.097656" calcext:value-type="float">
            <text:p>1597.097656</text:p>
          </table:table-cell>
          <table:table-cell office:value-type="float" office:value="1678.236328" calcext:value-type="float">
            <text:p>1678.236328</text:p>
          </table:table-cell>
        </table:table-row>
        <table:table-row table:style-name="ro1">
          <table:table-cell office:value-type="float" office:value="1619.978149" calcext:value-type="float">
            <text:p>1619.978149</text:p>
          </table:table-cell>
          <table:table-cell office:value-type="float" office:value="1659.231445" calcext:value-type="float">
            <text:p>1659.231445</text:p>
          </table:table-cell>
          <table:table-cell office:value-type="float" office:value="1610.323975" calcext:value-type="float">
            <text:p>1610.323975</text:p>
          </table:table-cell>
          <table:table-cell office:value-type="float" office:value="1656.796509" calcext:value-type="float">
            <text:p>1656.796509</text:p>
          </table:table-cell>
        </table:table-row>
        <table:table-row table:style-name="ro1">
          <table:table-cell office:value-type="float" office:value="1609.348389" calcext:value-type="float">
            <text:p>1609.348389</text:p>
          </table:table-cell>
          <table:table-cell office:value-type="float" office:value="1668.144531" calcext:value-type="float">
            <text:p>1668.144531</text:p>
          </table:table-cell>
          <table:table-cell office:value-type="float" office:value="1603.350098" calcext:value-type="float">
            <text:p>1603.350098</text:p>
          </table:table-cell>
          <table:table-cell office:value-type="float" office:value="1664.592285" calcext:value-type="float">
            <text:p>1664.592285</text:p>
          </table:table-cell>
        </table:table-row>
        <table:table-row table:style-name="ro1">
          <table:table-cell office:value-type="float" office:value="1609.944214" calcext:value-type="float">
            <text:p>1609.944214</text:p>
          </table:table-cell>
          <table:table-cell office:value-type="float" office:value="1662.508545" calcext:value-type="float">
            <text:p>1662.508545</text:p>
          </table:table-cell>
          <table:table-cell office:value-type="float" office:value="1602.84021" calcext:value-type="float">
            <text:p>1602.84021</text:p>
          </table:table-cell>
          <table:table-cell office:value-type="float" office:value="1662.27771" calcext:value-type="float">
            <text:p>1662.27771</text:p>
          </table:table-cell>
        </table:table-row>
        <table:table-row table:style-name="ro1">
          <table:table-cell office:value-type="float" office:value="1615.826172" calcext:value-type="float">
            <text:p>1615.826172</text:p>
          </table:table-cell>
          <table:table-cell office:value-type="float" office:value="1660.408203" calcext:value-type="float">
            <text:p>1660.408203</text:p>
          </table:table-cell>
          <table:table-cell office:value-type="float" office:value="1605.50415" calcext:value-type="float">
            <text:p>1605.50415</text:p>
          </table:table-cell>
          <table:table-cell office:value-type="float" office:value="1662.321167" calcext:value-type="float">
            <text:p>1662.321167</text:p>
          </table:table-cell>
        </table:table-row>
        <table:table-row table:style-name="ro1">
          <table:table-cell office:value-type="float" office:value="1603.213745" calcext:value-type="float">
            <text:p>1603.213745</text:p>
          </table:table-cell>
          <table:table-cell office:value-type="float" office:value="1658.480957" calcext:value-type="float">
            <text:p>1658.480957</text:p>
          </table:table-cell>
          <table:table-cell office:value-type="float" office:value="1600.940186" calcext:value-type="float">
            <text:p>1600.940186</text:p>
          </table:table-cell>
          <table:table-cell office:value-type="float" office:value="1661.601562" calcext:value-type="float">
            <text:p>1661.601562</text:p>
          </table:table-cell>
        </table:table-row>
        <table:table-row table:style-name="ro1">
          <table:table-cell office:value-type="float" office:value="1606.272827" calcext:value-type="float">
            <text:p>1606.272827</text:p>
          </table:table-cell>
          <table:table-cell office:value-type="float" office:value="1663.349731" calcext:value-type="float">
            <text:p>1663.349731</text:p>
          </table:table-cell>
          <table:table-cell office:value-type="float" office:value="1605.321655" calcext:value-type="float">
            <text:p>1605.321655</text:p>
          </table:table-cell>
          <table:table-cell office:value-type="float" office:value="1660.690918" calcext:value-type="float">
            <text:p>1660.690918</text:p>
          </table:table-cell>
        </table:table-row>
        <table:table-row table:style-name="ro1">
          <table:table-cell office:value-type="float" office:value="1611.421265" calcext:value-type="float">
            <text:p>1611.421265</text:p>
          </table:table-cell>
          <table:table-cell office:value-type="float" office:value="1662.262329" calcext:value-type="float">
            <text:p>1662.262329</text:p>
          </table:table-cell>
          <table:table-cell office:value-type="float" office:value="1608.925049" calcext:value-type="float">
            <text:p>1608.925049</text:p>
          </table:table-cell>
          <table:table-cell office:value-type="float" office:value="1661.491699" calcext:value-type="float">
            <text:p>1661.491699</text:p>
          </table:table-cell>
        </table:table-row>
        <table:table-row table:style-name="ro1">
          <table:table-cell office:value-type="float" office:value="1604.669556" calcext:value-type="float">
            <text:p>1604.669556</text:p>
          </table:table-cell>
          <table:table-cell office:value-type="float" office:value="1660.42041" calcext:value-type="float">
            <text:p>1660.42041</text:p>
          </table:table-cell>
          <table:table-cell office:value-type="float" office:value="1603.14978" calcext:value-type="float">
            <text:p>1603.14978</text:p>
          </table:table-cell>
          <table:table-cell office:value-type="float" office:value="1657.645386" calcext:value-type="float">
            <text:p>1657.645386</text:p>
          </table:table-cell>
        </table:table-row>
        <table:table-row table:style-name="ro1">
          <table:table-cell office:value-type="float" office:value="1614.277832" calcext:value-type="float">
            <text:p>1614.277832</text:p>
          </table:table-cell>
          <table:table-cell office:value-type="float" office:value="1658.844849" calcext:value-type="float">
            <text:p>1658.844849</text:p>
          </table:table-cell>
          <table:table-cell office:value-type="float" office:value="1611.083252" calcext:value-type="float">
            <text:p>1611.083252</text:p>
          </table:table-cell>
          <table:table-cell office:value-type="float" office:value="1661.856689" calcext:value-type="float">
            <text:p>1661.856689</text:p>
          </table:table-cell>
        </table:table-row>
        <table:table-row table:style-name="ro1">
          <table:table-cell office:value-type="float" office:value="1607.648071" calcext:value-type="float">
            <text:p>1607.648071</text:p>
          </table:table-cell>
          <table:table-cell office:value-type="float" office:value="1660.249268" calcext:value-type="float">
            <text:p>1660.249268</text:p>
          </table:table-cell>
          <table:table-cell office:value-type="float" office:value="1603.690552" calcext:value-type="float">
            <text:p>1603.690552</text:p>
          </table:table-cell>
          <table:table-cell office:value-type="float" office:value="1661.315186" calcext:value-type="float">
            <text:p>1661.315186</text:p>
          </table:table-cell>
        </table:table-row>
        <table:table-row table:style-name="ro1">
          <table:table-cell office:value-type="float" office:value="1611.459106" calcext:value-type="float">
            <text:p>1611.459106</text:p>
          </table:table-cell>
          <table:table-cell office:value-type="float" office:value="1659.403809" calcext:value-type="float">
            <text:p>1659.403809</text:p>
          </table:table-cell>
          <table:table-cell office:value-type="float" office:value="1610.230835" calcext:value-type="float">
            <text:p>1610.230835</text:p>
          </table:table-cell>
          <table:table-cell office:value-type="float" office:value="1663.605225" calcext:value-type="float">
            <text:p>1663.605225</text:p>
          </table:table-cell>
        </table:table-row>
        <table:table-row table:style-name="ro1">
          <table:table-cell office:value-type="float" office:value="1604.539429" calcext:value-type="float">
            <text:p>1604.539429</text:p>
          </table:table-cell>
          <table:table-cell office:value-type="float" office:value="1657.022095" calcext:value-type="float">
            <text:p>1657.022095</text:p>
          </table:table-cell>
          <table:table-cell office:value-type="float" office:value="1603.071289" calcext:value-type="float">
            <text:p>1603.071289</text:p>
          </table:table-cell>
          <table:table-cell office:value-type="float" office:value="1660.205566" calcext:value-type="float">
            <text:p>1660.205566</text:p>
          </table:table-cell>
        </table:table-row>
        <table:table-row table:style-name="ro1">
          <table:table-cell office:value-type="float" office:value="1603.523926" calcext:value-type="float">
            <text:p>1603.523926</text:p>
          </table:table-cell>
          <table:table-cell office:value-type="float" office:value="1653.623413" calcext:value-type="float">
            <text:p>1653.623413</text:p>
          </table:table-cell>
          <table:table-cell office:value-type="float" office:value="1605.839844" calcext:value-type="float">
            <text:p>1605.839844</text:p>
          </table:table-cell>
          <table:table-cell office:value-type="float" office:value="1658.408447" calcext:value-type="float">
            <text:p>1658.408447</text:p>
          </table:table-cell>
        </table:table-row>
        <table:table-row table:style-name="ro1">
          <table:table-cell office:value-type="float" office:value="1609.918335" calcext:value-type="float">
            <text:p>1609.918335</text:p>
          </table:table-cell>
          <table:table-cell office:value-type="float" office:value="1664.481689" calcext:value-type="float">
            <text:p>1664.481689</text:p>
          </table:table-cell>
          <table:table-cell office:value-type="float" office:value="1609.662476" calcext:value-type="float">
            <text:p>1609.662476</text:p>
          </table:table-cell>
          <table:table-cell office:value-type="float" office:value="1663.002319" calcext:value-type="float">
            <text:p>1663.002319</text:p>
          </table:table-cell>
        </table:table-row>
        <table:table-row table:style-name="ro1">
          <table:table-cell office:value-type="float" office:value="1618.766479" calcext:value-type="float">
            <text:p>1618.766479</text:p>
          </table:table-cell>
          <table:table-cell office:value-type="float" office:value="1672.212036" calcext:value-type="float">
            <text:p>1672.212036</text:p>
          </table:table-cell>
          <table:table-cell office:value-type="float" office:value="1617.220947" calcext:value-type="float">
            <text:p>1617.220947</text:p>
          </table:table-cell>
          <table:table-cell office:value-type="float" office:value="1671.371826" calcext:value-type="float">
            <text:p>1671.371826</text:p>
          </table:table-cell>
        </table:table-row>
        <table:table-row table:style-name="ro1">
          <table:table-cell office:value-type="float" office:value="1614.518799" calcext:value-type="float">
            <text:p>1614.518799</text:p>
          </table:table-cell>
          <table:table-cell office:value-type="float" office:value="1677.09375" calcext:value-type="float">
            <text:p>1677.09375</text:p>
          </table:table-cell>
          <table:table-cell office:value-type="float" office:value="1615.102661" calcext:value-type="float">
            <text:p>1615.102661</text:p>
          </table:table-cell>
          <table:table-cell office:value-type="float" office:value="1677.202881" calcext:value-type="float">
            <text:p>1677.202881</text:p>
          </table:table-cell>
        </table:table-row>
        <table:table-row table:style-name="ro1">
          <table:table-cell office:value-type="float" office:value="1620.032959" calcext:value-type="float">
            <text:p>1620.032959</text:p>
          </table:table-cell>
          <table:table-cell office:value-type="float" office:value="1677.608276" calcext:value-type="float">
            <text:p>1677.608276</text:p>
          </table:table-cell>
          <table:table-cell office:value-type="float" office:value="1623.646973" calcext:value-type="float">
            <text:p>1623.646973</text:p>
          </table:table-cell>
          <table:table-cell office:value-type="float" office:value="1674.285767" calcext:value-type="float">
            <text:p>1674.285767</text:p>
          </table:table-cell>
        </table:table-row>
        <table:table-row table:style-name="ro1">
          <table:table-cell office:value-type="float" office:value="1619.742554" calcext:value-type="float">
            <text:p>1619.742554</text:p>
          </table:table-cell>
          <table:table-cell office:value-type="float" office:value="1673.885864" calcext:value-type="float">
            <text:p>1673.885864</text:p>
          </table:table-cell>
          <table:table-cell office:value-type="float" office:value="1619.675537" calcext:value-type="float">
            <text:p>1619.675537</text:p>
          </table:table-cell>
          <table:table-cell office:value-type="float" office:value="1673.772461" calcext:value-type="float">
            <text:p>1673.772461</text:p>
          </table:table-cell>
        </table:table-row>
        <table:table-row table:style-name="ro1">
          <table:table-cell office:value-type="float" office:value="1621.501343" calcext:value-type="float">
            <text:p>1621.501343</text:p>
          </table:table-cell>
          <table:table-cell office:value-type="float" office:value="1673.761963" calcext:value-type="float">
            <text:p>1673.761963</text:p>
          </table:table-cell>
          <table:table-cell office:value-type="float" office:value="1624.637817" calcext:value-type="float">
            <text:p>1624.637817</text:p>
          </table:table-cell>
          <table:table-cell office:value-type="float" office:value="1673.137939" calcext:value-type="float">
            <text:p>1673.137939</text:p>
          </table:table-cell>
        </table:table-row>
        <table:table-row table:style-name="ro1">
          <table:table-cell office:value-type="float" office:value="1617.192627" calcext:value-type="float">
            <text:p>1617.192627</text:p>
          </table:table-cell>
          <table:table-cell office:value-type="float" office:value="1673.93396" calcext:value-type="float">
            <text:p>1673.93396</text:p>
          </table:table-cell>
          <table:table-cell office:value-type="float" office:value="1621.872925" calcext:value-type="float">
            <text:p>1621.872925</text:p>
          </table:table-cell>
          <table:table-cell office:value-type="float" office:value="1671.905273" calcext:value-type="float">
            <text:p>1671.905273</text:p>
          </table:table-cell>
        </table:table-row>
        <table:table-row table:style-name="ro1">
          <table:table-cell office:value-type="float" office:value="1618.601685" calcext:value-type="float">
            <text:p>1618.601685</text:p>
          </table:table-cell>
          <table:table-cell office:value-type="float" office:value="1676.322388" calcext:value-type="float">
            <text:p>1676.322388</text:p>
          </table:table-cell>
          <table:table-cell office:value-type="float" office:value="1620.834717" calcext:value-type="float">
            <text:p>1620.834717</text:p>
          </table:table-cell>
          <table:table-cell office:value-type="float" office:value="1676.410889" calcext:value-type="float">
            <text:p>1676.410889</text:p>
          </table:table-cell>
        </table:table-row>
        <table:table-row table:style-name="ro1">
          <table:table-cell office:value-type="float" office:value="1618.540894" calcext:value-type="float">
            <text:p>1618.540894</text:p>
          </table:table-cell>
          <table:table-cell office:value-type="float" office:value="1673.41687" calcext:value-type="float">
            <text:p>1673.41687</text:p>
          </table:table-cell>
          <table:table-cell office:value-type="float" office:value="1622.584473" calcext:value-type="float">
            <text:p>1622.584473</text:p>
          </table:table-cell>
          <table:table-cell office:value-type="float" office:value="1675.145508" calcext:value-type="float">
            <text:p>1675.145508</text:p>
          </table:table-cell>
        </table:table-row>
        <table:table-row table:style-name="ro1">
          <table:table-cell office:value-type="float" office:value="1618.215088" calcext:value-type="float">
            <text:p>1618.215088</text:p>
          </table:table-cell>
          <table:table-cell office:value-type="float" office:value="1674.682617" calcext:value-type="float">
            <text:p>1674.682617</text:p>
          </table:table-cell>
          <table:table-cell office:value-type="float" office:value="1622.154297" calcext:value-type="float">
            <text:p>1622.154297</text:p>
          </table:table-cell>
          <table:table-cell office:value-type="float" office:value="1674.60437" calcext:value-type="float">
            <text:p>1674.60437</text:p>
          </table:table-cell>
        </table:table-row>
        <table:table-row table:style-name="ro1">
          <table:table-cell office:value-type="float" office:value="1614.902954" calcext:value-type="float">
            <text:p>1614.902954</text:p>
          </table:table-cell>
          <table:table-cell office:value-type="float" office:value="1672.46814" calcext:value-type="float">
            <text:p>1672.46814</text:p>
          </table:table-cell>
          <table:table-cell office:value-type="float" office:value="1620.912964" calcext:value-type="float">
            <text:p>1620.912964</text:p>
          </table:table-cell>
          <table:table-cell office:value-type="float" office:value="1670.949585" calcext:value-type="float">
            <text:p>1670.949585</text:p>
          </table:table-cell>
        </table:table-row>
        <table:table-row table:style-name="ro1">
          <table:table-cell office:value-type="float" office:value="1618.722656" calcext:value-type="float">
            <text:p>1618.722656</text:p>
          </table:table-cell>
          <table:table-cell office:value-type="float" office:value="1669.736328" calcext:value-type="float">
            <text:p>1669.736328</text:p>
          </table:table-cell>
          <table:table-cell office:value-type="float" office:value="1619.111572" calcext:value-type="float">
            <text:p>1619.111572</text:p>
          </table:table-cell>
          <table:table-cell office:value-type="float" office:value="1674.073242" calcext:value-type="float">
            <text:p>1674.073242</text:p>
          </table:table-cell>
        </table:table-row>
        <table:table-row table:style-name="ro1">
          <table:table-cell office:value-type="float" office:value="1616.584473" calcext:value-type="float">
            <text:p>1616.584473</text:p>
          </table:table-cell>
          <table:table-cell office:value-type="float" office:value="1675.420776" calcext:value-type="float">
            <text:p>1675.420776</text:p>
          </table:table-cell>
          <table:table-cell office:value-type="float" office:value="1617.687378" calcext:value-type="float">
            <text:p>1617.687378</text:p>
          </table:table-cell>
          <table:table-cell office:value-type="float" office:value="1674.067383" calcext:value-type="float">
            <text:p>1674.067383</text:p>
          </table:table-cell>
        </table:table-row>
        <table:table-row table:style-name="ro1">
          <table:table-cell office:value-type="float" office:value="1617.953125" calcext:value-type="float">
            <text:p>1617.953125</text:p>
          </table:table-cell>
          <table:table-cell office:value-type="float" office:value="1673.749634" calcext:value-type="float">
            <text:p>1673.749634</text:p>
          </table:table-cell>
          <table:table-cell office:value-type="float" office:value="1618.596558" calcext:value-type="float">
            <text:p>1618.596558</text:p>
          </table:table-cell>
          <table:table-cell office:value-type="float" office:value="1675.899658" calcext:value-type="float">
            <text:p>1675.899658</text:p>
          </table:table-cell>
        </table:table-row>
        <table:table-row table:style-name="ro1">
          <table:table-cell office:value-type="float" office:value="1620.053467" calcext:value-type="float">
            <text:p>1620.053467</text:p>
          </table:table-cell>
          <table:table-cell office:value-type="float" office:value="1675.184326" calcext:value-type="float">
            <text:p>1675.184326</text:p>
          </table:table-cell>
          <table:table-cell office:value-type="float" office:value="1623.057007" calcext:value-type="float">
            <text:p>1623.057007</text:p>
          </table:table-cell>
          <table:table-cell office:value-type="float" office:value="1673.395264" calcext:value-type="float">
            <text:p>1673.395264</text:p>
          </table:table-cell>
        </table:table-row>
        <table:table-row table:style-name="ro1">
          <table:table-cell office:value-type="float" office:value="1619.616455" calcext:value-type="float">
            <text:p>1619.616455</text:p>
          </table:table-cell>
          <table:table-cell office:value-type="float" office:value="1674.704102" calcext:value-type="float">
            <text:p>1674.704102</text:p>
          </table:table-cell>
          <table:table-cell office:value-type="float" office:value="1627.307617" calcext:value-type="float">
            <text:p>1627.307617</text:p>
          </table:table-cell>
          <table:table-cell office:value-type="float" office:value="1673.336914" calcext:value-type="float">
            <text:p>1673.336914</text:p>
          </table:table-cell>
        </table:table-row>
        <table:table-row table:style-name="ro1">
          <table:table-cell office:value-type="float" office:value="1617.670898" calcext:value-type="float">
            <text:p>1617.670898</text:p>
          </table:table-cell>
          <table:table-cell office:value-type="float" office:value="1674.939453" calcext:value-type="float">
            <text:p>1674.939453</text:p>
          </table:table-cell>
          <table:table-cell office:value-type="float" office:value="1620.168457" calcext:value-type="float">
            <text:p>1620.168457</text:p>
          </table:table-cell>
          <table:table-cell office:value-type="float" office:value="1675.111816" calcext:value-type="float">
            <text:p>1675.111816</text:p>
          </table:table-cell>
        </table:table-row>
        <table:table-row table:style-name="ro1">
          <table:table-cell office:value-type="float" office:value="1619.127563" calcext:value-type="float">
            <text:p>1619.127563</text:p>
          </table:table-cell>
          <table:table-cell office:value-type="float" office:value="1677.719971" calcext:value-type="float">
            <text:p>1677.719971</text:p>
          </table:table-cell>
          <table:table-cell office:value-type="float" office:value="1622.606934" calcext:value-type="float">
            <text:p>1622.606934</text:p>
          </table:table-cell>
          <table:table-cell office:value-type="float" office:value="1677.996338" calcext:value-type="float">
            <text:p>1677.996338</text:p>
          </table:table-cell>
        </table:table-row>
        <table:table-row table:style-name="ro1">
          <table:table-cell office:value-type="float" office:value="1614.488647" calcext:value-type="float">
            <text:p>1614.488647</text:p>
          </table:table-cell>
          <table:table-cell office:value-type="float" office:value="1675.212891" calcext:value-type="float">
            <text:p>1675.212891</text:p>
          </table:table-cell>
          <table:table-cell office:value-type="float" office:value="1617.502563" calcext:value-type="float">
            <text:p>1617.502563</text:p>
          </table:table-cell>
          <table:table-cell office:value-type="float" office:value="1678.406006" calcext:value-type="float">
            <text:p>1678.406006</text:p>
          </table:table-cell>
        </table:table-row>
        <table:table-row table:style-name="ro1">
          <table:table-cell office:value-type="float" office:value="1620.462402" calcext:value-type="float">
            <text:p>1620.462402</text:p>
          </table:table-cell>
          <table:table-cell office:value-type="float" office:value="1676.534912" calcext:value-type="float">
            <text:p>1676.534912</text:p>
          </table:table-cell>
          <table:table-cell office:value-type="float" office:value="1624.622559" calcext:value-type="float">
            <text:p>1624.622559</text:p>
          </table:table-cell>
          <table:table-cell office:value-type="float" office:value="1678.458496" calcext:value-type="float">
            <text:p>1678.458496</text:p>
          </table:table-cell>
        </table:table-row>
        <table:table-row table:style-name="ro1">
          <table:table-cell office:value-type="float" office:value="1619.660034" calcext:value-type="float">
            <text:p>1619.660034</text:p>
          </table:table-cell>
          <table:table-cell office:value-type="float" office:value="1679.009766" calcext:value-type="float">
            <text:p>1679.009766</text:p>
          </table:table-cell>
          <table:table-cell office:value-type="float" office:value="1622.443848" calcext:value-type="float">
            <text:p>1622.443848</text:p>
          </table:table-cell>
          <table:table-cell office:value-type="float" office:value="1678.556274" calcext:value-type="float">
            <text:p>1678.556274</text:p>
          </table:table-cell>
        </table:table-row>
        <table:table-row table:style-name="ro1">
          <table:table-cell office:value-type="float" office:value="1619.528198" calcext:value-type="float">
            <text:p>1619.528198</text:p>
          </table:table-cell>
          <table:table-cell office:value-type="float" office:value="1676.874512" calcext:value-type="float">
            <text:p>1676.874512</text:p>
          </table:table-cell>
          <table:table-cell office:value-type="float" office:value="1621.926025" calcext:value-type="float">
            <text:p>1621.926025</text:p>
          </table:table-cell>
          <table:table-cell office:value-type="float" office:value="1680.808105" calcext:value-type="float">
            <text:p>1680.808105</text:p>
          </table:table-cell>
        </table:table-row>
        <table:table-row table:style-name="ro1">
          <table:table-cell office:value-type="float" office:value="1622.911011" calcext:value-type="float">
            <text:p>1622.911011</text:p>
          </table:table-cell>
          <table:table-cell office:value-type="float" office:value="1678.019653" calcext:value-type="float">
            <text:p>1678.019653</text:p>
          </table:table-cell>
          <table:table-cell office:value-type="float" office:value="1623.564697" calcext:value-type="float">
            <text:p>1623.564697</text:p>
          </table:table-cell>
          <table:table-cell office:value-type="float" office:value="1681.544434" calcext:value-type="float">
            <text:p>1681.544434</text:p>
          </table:table-cell>
        </table:table-row>
        <table:table-row table:style-name="ro1">
          <table:table-cell office:value-type="float" office:value="1618.062134" calcext:value-type="float">
            <text:p>1618.062134</text:p>
          </table:table-cell>
          <table:table-cell office:value-type="float" office:value="1678.788086" calcext:value-type="float">
            <text:p>1678.788086</text:p>
          </table:table-cell>
          <table:table-cell office:value-type="float" office:value="1622.510498" calcext:value-type="float">
            <text:p>1622.510498</text:p>
          </table:table-cell>
          <table:table-cell office:value-type="float" office:value="1679.413086" calcext:value-type="float">
            <text:p>1679.413086</text:p>
          </table:table-cell>
        </table:table-row>
        <table:table-row table:style-name="ro1">
          <table:table-cell office:value-type="float" office:value="1626.525635" calcext:value-type="float">
            <text:p>1626.525635</text:p>
          </table:table-cell>
          <table:table-cell office:value-type="float" office:value="1676.370728" calcext:value-type="float">
            <text:p>1676.370728</text:p>
          </table:table-cell>
          <table:table-cell office:value-type="float" office:value="1627.771606" calcext:value-type="float">
            <text:p>1627.771606</text:p>
          </table:table-cell>
          <table:table-cell office:value-type="float" office:value="1676.953491" calcext:value-type="float">
            <text:p>1676.953491</text:p>
          </table:table-cell>
        </table:table-row>
        <table:table-row table:style-name="ro1">
          <table:table-cell office:value-type="float" office:value="1623.029419" calcext:value-type="float">
            <text:p>1623.029419</text:p>
          </table:table-cell>
          <table:table-cell office:value-type="float" office:value="1681.715576" calcext:value-type="float">
            <text:p>1681.715576</text:p>
          </table:table-cell>
          <table:table-cell office:value-type="float" office:value="1625.574463" calcext:value-type="float">
            <text:p>1625.574463</text:p>
          </table:table-cell>
          <table:table-cell office:value-type="float" office:value="1680.888306" calcext:value-type="float">
            <text:p>1680.888306</text:p>
          </table:table-cell>
        </table:table-row>
        <table:table-row table:style-name="ro1">
          <table:table-cell office:value-type="float" office:value="1621.005371" calcext:value-type="float">
            <text:p>1621.005371</text:p>
          </table:table-cell>
          <table:table-cell office:value-type="float" office:value="1681.056885" calcext:value-type="float">
            <text:p>1681.056885</text:p>
          </table:table-cell>
          <table:table-cell office:value-type="float" office:value="1625.199585" calcext:value-type="float">
            <text:p>1625.199585</text:p>
          </table:table-cell>
          <table:table-cell office:value-type="float" office:value="1681.692383" calcext:value-type="float">
            <text:p>1681.692383</text:p>
          </table:table-cell>
        </table:table-row>
        <table:table-row table:style-name="ro1">
          <table:table-cell office:value-type="float" office:value="1623.276001" calcext:value-type="float">
            <text:p>1623.276001</text:p>
          </table:table-cell>
          <table:table-cell office:value-type="float" office:value="1681.01062" calcext:value-type="float">
            <text:p>1681.01062</text:p>
          </table:table-cell>
          <table:table-cell office:value-type="float" office:value="1625.054199" calcext:value-type="float">
            <text:p>1625.054199</text:p>
          </table:table-cell>
          <table:table-cell office:value-type="float" office:value="1681.585083" calcext:value-type="float">
            <text:p>1681.585083</text:p>
          </table:table-cell>
        </table:table-row>
        <table:table-row table:style-name="ro1">
          <table:table-cell office:value-type="float" office:value="1619.213501" calcext:value-type="float">
            <text:p>1619.213501</text:p>
          </table:table-cell>
          <table:table-cell office:value-type="float" office:value="1684.678955" calcext:value-type="float">
            <text:p>1684.678955</text:p>
          </table:table-cell>
          <table:table-cell office:value-type="float" office:value="1622.793579" calcext:value-type="float">
            <text:p>1622.793579</text:p>
          </table:table-cell>
          <table:table-cell office:value-type="float" office:value="1684.266846" calcext:value-type="float">
            <text:p>1684.266846</text:p>
          </table:table-cell>
        </table:table-row>
        <table:table-row table:style-name="ro1">
          <table:table-cell office:value-type="float" office:value="1623.684448" calcext:value-type="float">
            <text:p>1623.684448</text:p>
          </table:table-cell>
          <table:table-cell office:value-type="float" office:value="1685.403442" calcext:value-type="float">
            <text:p>1685.403442</text:p>
          </table:table-cell>
          <table:table-cell office:value-type="float" office:value="1627.351562" calcext:value-type="float">
            <text:p>1627.351562</text:p>
          </table:table-cell>
          <table:table-cell office:value-type="float" office:value="1684.125488" calcext:value-type="float">
            <text:p>1684.125488</text:p>
          </table:table-cell>
        </table:table-row>
        <table:table-row table:style-name="ro1">
          <table:table-cell office:value-type="float" office:value="1624.864136" calcext:value-type="float">
            <text:p>1624.864136</text:p>
          </table:table-cell>
          <table:table-cell office:value-type="float" office:value="1684.568604" calcext:value-type="float">
            <text:p>1684.568604</text:p>
          </table:table-cell>
          <table:table-cell office:value-type="float" office:value="1629.920898" calcext:value-type="float">
            <text:p>1629.920898</text:p>
          </table:table-cell>
          <table:table-cell office:value-type="float" office:value="1683.713379" calcext:value-type="float">
            <text:p>1683.713379</text:p>
          </table:table-cell>
        </table:table-row>
        <table:table-row table:style-name="ro1">
          <table:table-cell office:value-type="float" office:value="1622.758301" calcext:value-type="float">
            <text:p>1622.758301</text:p>
          </table:table-cell>
          <table:table-cell office:value-type="float" office:value="1684.455566" calcext:value-type="float">
            <text:p>1684.455566</text:p>
          </table:table-cell>
          <table:table-cell office:value-type="float" office:value="1628.866211" calcext:value-type="float">
            <text:p>1628.866211</text:p>
          </table:table-cell>
          <table:table-cell office:value-type="float" office:value="1683.840088" calcext:value-type="float">
            <text:p>1683.840088</text:p>
          </table:table-cell>
        </table:table-row>
        <table:table-row table:style-name="ro1">
          <table:table-cell office:value-type="float" office:value="1620.574463" calcext:value-type="float">
            <text:p>1620.574463</text:p>
          </table:table-cell>
          <table:table-cell office:value-type="float" office:value="1684.300049" calcext:value-type="float">
            <text:p>1684.300049</text:p>
          </table:table-cell>
          <table:table-cell office:value-type="float" office:value="1621.447266" calcext:value-type="float">
            <text:p>1621.447266</text:p>
          </table:table-cell>
          <table:table-cell office:value-type="float" office:value="1686.838867" calcext:value-type="float">
            <text:p>1686.838867</text:p>
          </table:table-cell>
        </table:table-row>
        <table:table-row table:style-name="ro1">
          <table:table-cell office:value-type="float" office:value="1624.214111" calcext:value-type="float">
            <text:p>1624.214111</text:p>
          </table:table-cell>
          <table:table-cell office:value-type="float" office:value="1687.175659" calcext:value-type="float">
            <text:p>1687.175659</text:p>
          </table:table-cell>
          <table:table-cell office:value-type="float" office:value="1629.674194" calcext:value-type="float">
            <text:p>1629.674194</text:p>
          </table:table-cell>
          <table:table-cell office:value-type="float" office:value="1687.133179" calcext:value-type="float">
            <text:p>1687.133179</text:p>
          </table:table-cell>
        </table:table-row>
        <table:table-row table:style-name="ro1">
          <table:table-cell office:value-type="float" office:value="1622.651123" calcext:value-type="float">
            <text:p>1622.651123</text:p>
          </table:table-cell>
          <table:table-cell office:value-type="float" office:value="1684.948364" calcext:value-type="float">
            <text:p>1684.948364</text:p>
          </table:table-cell>
          <table:table-cell office:value-type="float" office:value="1626.080444" calcext:value-type="float">
            <text:p>1626.080444</text:p>
          </table:table-cell>
          <table:table-cell office:value-type="float" office:value="1687.241943" calcext:value-type="float">
            <text:p>1687.241943</text:p>
          </table:table-cell>
        </table:table-row>
        <table:table-row table:style-name="ro1">
          <table:table-cell office:value-type="float" office:value="1624.092529" calcext:value-type="float">
            <text:p>1624.092529</text:p>
          </table:table-cell>
          <table:table-cell office:value-type="float" office:value="1685.2052" calcext:value-type="float">
            <text:p>1685.2052</text:p>
          </table:table-cell>
          <table:table-cell office:value-type="float" office:value="1628.180908" calcext:value-type="float">
            <text:p>1628.180908</text:p>
          </table:table-cell>
          <table:table-cell office:value-type="float" office:value="1683.842407" calcext:value-type="float">
            <text:p>1683.842407</text:p>
          </table:table-cell>
        </table:table-row>
        <table:table-row table:style-name="ro1">
          <table:table-cell office:value-type="float" office:value="1623.454102" calcext:value-type="float">
            <text:p>1623.454102</text:p>
          </table:table-cell>
          <table:table-cell office:value-type="float" office:value="1684.931396" calcext:value-type="float">
            <text:p>1684.931396</text:p>
          </table:table-cell>
          <table:table-cell office:value-type="float" office:value="1626.834473" calcext:value-type="float">
            <text:p>1626.834473</text:p>
          </table:table-cell>
          <table:table-cell office:value-type="float" office:value="1687.124146" calcext:value-type="float">
            <text:p>1687.124146</text:p>
          </table:table-cell>
        </table:table-row>
        <table:table-row table:style-name="ro1">
          <table:table-cell office:value-type="float" office:value="1621.158325" calcext:value-type="float">
            <text:p>1621.158325</text:p>
          </table:table-cell>
          <table:table-cell office:value-type="float" office:value="1685.779907" calcext:value-type="float">
            <text:p>1685.779907</text:p>
          </table:table-cell>
          <table:table-cell office:value-type="float" office:value="1625.287231" calcext:value-type="float">
            <text:p>1625.287231</text:p>
          </table:table-cell>
          <table:table-cell office:value-type="float" office:value="1684.547119" calcext:value-type="float">
            <text:p>1684.547119</text:p>
          </table:table-cell>
        </table:table-row>
        <table:table-row table:style-name="ro1">
          <table:table-cell office:value-type="float" office:value="1625.717651" calcext:value-type="float">
            <text:p>1625.717651</text:p>
          </table:table-cell>
          <table:table-cell office:value-type="float" office:value="1686.655029" calcext:value-type="float">
            <text:p>1686.655029</text:p>
          </table:table-cell>
          <table:table-cell office:value-type="float" office:value="1629.002686" calcext:value-type="float">
            <text:p>1629.002686</text:p>
          </table:table-cell>
          <table:table-cell office:value-type="float" office:value="1686.72937" calcext:value-type="float">
            <text:p>1686.72937</text:p>
          </table:table-cell>
        </table:table-row>
        <table:table-row table:style-name="ro1">
          <table:table-cell office:value-type="float" office:value="1625.408813" calcext:value-type="float">
            <text:p>1625.408813</text:p>
          </table:table-cell>
          <table:table-cell office:value-type="float" office:value="1684.630005" calcext:value-type="float">
            <text:p>1684.630005</text:p>
          </table:table-cell>
          <table:table-cell office:value-type="float" office:value="1628.147583" calcext:value-type="float">
            <text:p>1628.147583</text:p>
          </table:table-cell>
          <table:table-cell office:value-type="float" office:value="1686.979614" calcext:value-type="float">
            <text:p>1686.979614</text:p>
          </table:table-cell>
        </table:table-row>
        <table:table-row table:style-name="ro1">
          <table:table-cell office:value-type="float" office:value="1624.8927" calcext:value-type="float">
            <text:p>1624.8927</text:p>
          </table:table-cell>
          <table:table-cell office:value-type="float" office:value="1687.951904" calcext:value-type="float">
            <text:p>1687.951904</text:p>
          </table:table-cell>
          <table:table-cell office:value-type="float" office:value="1626.666748" calcext:value-type="float">
            <text:p>1626.666748</text:p>
          </table:table-cell>
          <table:table-cell office:value-type="float" office:value="1685.296265" calcext:value-type="float">
            <text:p>1685.296265</text:p>
          </table:table-cell>
        </table:table-row>
        <table:table-row table:style-name="ro1">
          <table:table-cell office:value-type="float" office:value="1624.34668" calcext:value-type="float">
            <text:p>1624.34668</text:p>
          </table:table-cell>
          <table:table-cell office:value-type="float" office:value="1688.229492" calcext:value-type="float">
            <text:p>1688.229492</text:p>
          </table:table-cell>
          <table:table-cell office:value-type="float" office:value="1627.812012" calcext:value-type="float">
            <text:p>1627.812012</text:p>
          </table:table-cell>
          <table:table-cell office:value-type="float" office:value="1687.001709" calcext:value-type="float">
            <text:p>1687.001709</text:p>
          </table:table-cell>
        </table:table-row>
        <table:table-row table:style-name="ro1">
          <table:table-cell office:value-type="float" office:value="1624.683105" calcext:value-type="float">
            <text:p>1624.683105</text:p>
          </table:table-cell>
          <table:table-cell office:value-type="float" office:value="1688.863037" calcext:value-type="float">
            <text:p>1688.863037</text:p>
          </table:table-cell>
          <table:table-cell office:value-type="float" office:value="1630.387695" calcext:value-type="float">
            <text:p>1630.387695</text:p>
          </table:table-cell>
          <table:table-cell office:value-type="float" office:value="1686.659302" calcext:value-type="float">
            <text:p>1686.659302</text:p>
          </table:table-cell>
        </table:table-row>
        <table:table-row table:style-name="ro1">
          <table:table-cell office:value-type="float" office:value="1625.944702" calcext:value-type="float">
            <text:p>1625.944702</text:p>
          </table:table-cell>
          <table:table-cell office:value-type="float" office:value="1688.548584" calcext:value-type="float">
            <text:p>1688.548584</text:p>
          </table:table-cell>
          <table:table-cell office:value-type="float" office:value="1628.930664" calcext:value-type="float">
            <text:p>1628.930664</text:p>
          </table:table-cell>
          <table:table-cell office:value-type="float" office:value="1688.475098" calcext:value-type="float">
            <text:p>1688.475098</text:p>
          </table:table-cell>
        </table:table-row>
        <table:table-row table:style-name="ro1">
          <table:table-cell office:value-type="float" office:value="1629.768433" calcext:value-type="float">
            <text:p>1629.768433</text:p>
          </table:table-cell>
          <table:table-cell office:value-type="float" office:value="1686.659912" calcext:value-type="float">
            <text:p>1686.659912</text:p>
          </table:table-cell>
          <table:table-cell office:value-type="float" office:value="1630.129395" calcext:value-type="float">
            <text:p>1630.129395</text:p>
          </table:table-cell>
          <table:table-cell office:value-type="float" office:value="1690.666992" calcext:value-type="float">
            <text:p>1690.666992</text:p>
          </table:table-cell>
        </table:table-row>
        <table:table-row table:style-name="ro1">
          <table:table-cell office:value-type="float" office:value="1626.690186" calcext:value-type="float">
            <text:p>1626.690186</text:p>
          </table:table-cell>
          <table:table-cell office:value-type="float" office:value="1688.040405" calcext:value-type="float">
            <text:p>1688.040405</text:p>
          </table:table-cell>
          <table:table-cell office:value-type="float" office:value="1627.253418" calcext:value-type="float">
            <text:p>1627.253418</text:p>
          </table:table-cell>
          <table:table-cell office:value-type="float" office:value="1691.533691" calcext:value-type="float">
            <text:p>1691.533691</text:p>
          </table:table-cell>
        </table:table-row>
        <table:table-row table:style-name="ro1">
          <table:table-cell office:value-type="float" office:value="1625.060181" calcext:value-type="float">
            <text:p>1625.060181</text:p>
          </table:table-cell>
          <table:table-cell office:value-type="float" office:value="1690.194336" calcext:value-type="float">
            <text:p>1690.194336</text:p>
          </table:table-cell>
          <table:table-cell office:value-type="float" office:value="1631.295898" calcext:value-type="float">
            <text:p>1631.295898</text:p>
          </table:table-cell>
          <table:table-cell office:value-type="float" office:value="1690.686035" calcext:value-type="float">
            <text:p>1690.686035</text:p>
          </table:table-cell>
        </table:table-row>
        <table:table-row table:style-name="ro1">
          <table:table-cell office:value-type="float" office:value="1621.832642" calcext:value-type="float">
            <text:p>1621.832642</text:p>
          </table:table-cell>
          <table:table-cell office:value-type="float" office:value="1689.948975" calcext:value-type="float">
            <text:p>1689.948975</text:p>
          </table:table-cell>
          <table:table-cell office:value-type="float" office:value="1627.382812" calcext:value-type="float">
            <text:p>1627.382812</text:p>
          </table:table-cell>
          <table:table-cell office:value-type="float" office:value="1693.857178" calcext:value-type="float">
            <text:p>1693.857178</text:p>
          </table:table-cell>
        </table:table-row>
        <table:table-row table:style-name="ro1">
          <table:table-cell office:value-type="float" office:value="1630.249023" calcext:value-type="float">
            <text:p>1630.249023</text:p>
          </table:table-cell>
          <table:table-cell office:value-type="float" office:value="1687.819214" calcext:value-type="float">
            <text:p>1687.819214</text:p>
          </table:table-cell>
          <table:table-cell office:value-type="float" office:value="1633.485107" calcext:value-type="float">
            <text:p>1633.485107</text:p>
          </table:table-cell>
          <table:table-cell office:value-type="float" office:value="1687.62561" calcext:value-type="float">
            <text:p>1687.62561</text:p>
          </table:table-cell>
        </table:table-row>
        <table:table-row table:style-name="ro1">
          <table:table-cell office:value-type="float" office:value="1627.218384" calcext:value-type="float">
            <text:p>1627.218384</text:p>
          </table:table-cell>
          <table:table-cell office:value-type="float" office:value="1689.130371" calcext:value-type="float">
            <text:p>1689.130371</text:p>
          </table:table-cell>
          <table:table-cell office:value-type="float" office:value="1631.163208" calcext:value-type="float">
            <text:p>1631.163208</text:p>
          </table:table-cell>
          <table:table-cell office:value-type="float" office:value="1689.897705" calcext:value-type="float">
            <text:p>1689.897705</text:p>
          </table:table-cell>
        </table:table-row>
        <table:table-row table:style-name="ro1">
          <table:table-cell office:value-type="float" office:value="1627.21167" calcext:value-type="float">
            <text:p>1627.21167</text:p>
          </table:table-cell>
          <table:table-cell office:value-type="float" office:value="1691.625732" calcext:value-type="float">
            <text:p>1691.625732</text:p>
          </table:table-cell>
          <table:table-cell office:value-type="float" office:value="1629.544434" calcext:value-type="float">
            <text:p>1629.544434</text:p>
          </table:table-cell>
          <table:table-cell office:value-type="float" office:value="1694.117432" calcext:value-type="float">
            <text:p>1694.117432</text:p>
          </table:table-cell>
        </table:table-row>
        <table:table-row table:style-name="ro1">
          <table:table-cell office:value-type="float" office:value="1631.388062" calcext:value-type="float">
            <text:p>1631.388062</text:p>
          </table:table-cell>
          <table:table-cell office:value-type="float" office:value="1692.680054" calcext:value-type="float">
            <text:p>1692.680054</text:p>
          </table:table-cell>
          <table:table-cell office:value-type="float" office:value="1633.675903" calcext:value-type="float">
            <text:p>1633.675903</text:p>
          </table:table-cell>
          <table:table-cell office:value-type="float" office:value="1691.902954" calcext:value-type="float">
            <text:p>1691.902954</text:p>
          </table:table-cell>
        </table:table-row>
        <table:table-row table:style-name="ro1">
          <table:table-cell office:value-type="float" office:value="1632.284302" calcext:value-type="float">
            <text:p>1632.284302</text:p>
          </table:table-cell>
          <table:table-cell office:value-type="float" office:value="1687.228516" calcext:value-type="float">
            <text:p>1687.228516</text:p>
          </table:table-cell>
          <table:table-cell office:value-type="float" office:value="1633.484497" calcext:value-type="float">
            <text:p>1633.484497</text:p>
          </table:table-cell>
          <table:table-cell office:value-type="float" office:value="1690.491577" calcext:value-type="float">
            <text:p>1690.491577</text:p>
          </table:table-cell>
        </table:table-row>
        <table:table-row table:style-name="ro1">
          <table:table-cell office:value-type="float" office:value="1627.734741" calcext:value-type="float">
            <text:p>1627.734741</text:p>
          </table:table-cell>
          <table:table-cell office:value-type="float" office:value="1693.939697" calcext:value-type="float">
            <text:p>1693.939697</text:p>
          </table:table-cell>
          <table:table-cell office:value-type="float" office:value="1626.605225" calcext:value-type="float">
            <text:p>1626.605225</text:p>
          </table:table-cell>
          <table:table-cell office:value-type="float" office:value="1695.091064" calcext:value-type="float">
            <text:p>1695.091064</text:p>
          </table:table-cell>
        </table:table-row>
        <table:table-row table:style-name="ro1">
          <table:table-cell office:value-type="float" office:value="1630.249512" calcext:value-type="float">
            <text:p>1630.249512</text:p>
          </table:table-cell>
          <table:table-cell office:value-type="float" office:value="1695.625732" calcext:value-type="float">
            <text:p>1695.625732</text:p>
          </table:table-cell>
          <table:table-cell office:value-type="float" office:value="1631.196167" calcext:value-type="float">
            <text:p>1631.196167</text:p>
          </table:table-cell>
          <table:table-cell office:value-type="float" office:value="1696.881104" calcext:value-type="float">
            <text:p>1696.881104</text:p>
          </table:table-cell>
        </table:table-row>
        <table:table-row table:style-name="ro1">
          <table:table-cell office:value-type="float" office:value="1627.7052" calcext:value-type="float">
            <text:p>1627.7052</text:p>
          </table:table-cell>
          <table:table-cell office:value-type="float" office:value="1691.052002" calcext:value-type="float">
            <text:p>1691.052002</text:p>
          </table:table-cell>
          <table:table-cell office:value-type="float" office:value="1629.126465" calcext:value-type="float">
            <text:p>1629.126465</text:p>
          </table:table-cell>
          <table:table-cell office:value-type="float" office:value="1693.29187" calcext:value-type="float">
            <text:p>1693.29187</text:p>
          </table:table-cell>
        </table:table-row>
        <table:table-row table:style-name="ro1">
          <table:table-cell office:value-type="float" office:value="1630.707031" calcext:value-type="float">
            <text:p>1630.707031</text:p>
          </table:table-cell>
          <table:table-cell office:value-type="float" office:value="1691.785645" calcext:value-type="float">
            <text:p>1691.785645</text:p>
          </table:table-cell>
          <table:table-cell office:value-type="float" office:value="1635.074097" calcext:value-type="float">
            <text:p>1635.074097</text:p>
          </table:table-cell>
          <table:table-cell office:value-type="float" office:value="1693.86145" calcext:value-type="float">
            <text:p>1693.86145</text:p>
          </table:table-cell>
        </table:table-row>
        <table:table-row table:style-name="ro1">
          <table:table-cell office:value-type="float" office:value="1627.945312" calcext:value-type="float">
            <text:p>1627.945312</text:p>
          </table:table-cell>
          <table:table-cell office:value-type="float" office:value="1690.056519" calcext:value-type="float">
            <text:p>1690.056519</text:p>
          </table:table-cell>
          <table:table-cell office:value-type="float" office:value="1632.682617" calcext:value-type="float">
            <text:p>1632.682617</text:p>
          </table:table-cell>
          <table:table-cell office:value-type="float" office:value="1691.138794" calcext:value-type="float">
            <text:p>1691.138794</text:p>
          </table:table-cell>
        </table:table-row>
        <table:table-row table:style-name="ro1">
          <table:table-cell office:value-type="float" office:value="1629.166992" calcext:value-type="float">
            <text:p>1629.166992</text:p>
          </table:table-cell>
          <table:table-cell office:value-type="float" office:value="1692.220215" calcext:value-type="float">
            <text:p>1692.220215</text:p>
          </table:table-cell>
          <table:table-cell office:value-type="float" office:value="1635.024902" calcext:value-type="float">
            <text:p>1635.024902</text:p>
          </table:table-cell>
          <table:table-cell office:value-type="float" office:value="1693.047485" calcext:value-type="float">
            <text:p>1693.047485</text:p>
          </table:table-cell>
        </table:table-row>
        <table:table-row table:style-name="ro1">
          <table:table-cell office:value-type="float" office:value="1628.454712" calcext:value-type="float">
            <text:p>1628.454712</text:p>
          </table:table-cell>
          <table:table-cell office:value-type="float" office:value="1693.096069" calcext:value-type="float">
            <text:p>1693.096069</text:p>
          </table:table-cell>
          <table:table-cell office:value-type="float" office:value="1633.546143" calcext:value-type="float">
            <text:p>1633.546143</text:p>
          </table:table-cell>
          <table:table-cell office:value-type="float" office:value="1691.617554" calcext:value-type="float">
            <text:p>1691.617554</text:p>
          </table:table-cell>
        </table:table-row>
        <table:table-row table:style-name="ro1">
          <table:table-cell office:value-type="float" office:value="1628.882324" calcext:value-type="float">
            <text:p>1628.882324</text:p>
          </table:table-cell>
          <table:table-cell office:value-type="float" office:value="1693.506592" calcext:value-type="float">
            <text:p>1693.506592</text:p>
          </table:table-cell>
          <table:table-cell office:value-type="float" office:value="1626.688965" calcext:value-type="float">
            <text:p>1626.688965</text:p>
          </table:table-cell>
          <table:table-cell office:value-type="float" office:value="1696.72998" calcext:value-type="float">
            <text:p>1696.72998</text:p>
          </table:table-cell>
        </table:table-row>
        <table:table-row table:style-name="ro1">
          <table:table-cell office:value-type="float" office:value="1631.926636" calcext:value-type="float">
            <text:p>1631.926636</text:p>
          </table:table-cell>
          <table:table-cell office:value-type="float" office:value="1682.864258" calcext:value-type="float">
            <text:p>1682.864258</text:p>
          </table:table-cell>
          <table:table-cell office:value-type="float" office:value="1638.865601" calcext:value-type="float">
            <text:p>1638.865601</text:p>
          </table:table-cell>
          <table:table-cell office:value-type="float" office:value="1681.386719" calcext:value-type="float">
            <text:p>1681.386719</text:p>
          </table:table-cell>
        </table:table-row>
        <table:table-row table:style-name="ro1">
          <table:table-cell office:value-type="float" office:value="1623.503052" calcext:value-type="float">
            <text:p>1623.503052</text:p>
          </table:table-cell>
          <table:table-cell office:value-type="float" office:value="1684.428955" calcext:value-type="float">
            <text:p>1684.428955</text:p>
          </table:table-cell>
          <table:table-cell office:value-type="float" office:value="1629.289551" calcext:value-type="float">
            <text:p>1629.289551</text:p>
          </table:table-cell>
          <table:table-cell office:value-type="float" office:value="1681.523071" calcext:value-type="float">
            <text:p>1681.523071</text:p>
          </table:table-cell>
        </table:table-row>
        <table:table-row table:style-name="ro1">
          <table:table-cell office:value-type="float" office:value="1606.142456" calcext:value-type="float">
            <text:p>1606.142456</text:p>
          </table:table-cell>
          <table:table-cell office:value-type="float" office:value="1682.81897" calcext:value-type="float">
            <text:p>1682.81897</text:p>
          </table:table-cell>
          <table:table-cell office:value-type="float" office:value="1606.598145" calcext:value-type="float">
            <text:p>1606.598145</text:p>
          </table:table-cell>
          <table:table-cell office:value-type="float" office:value="1681.884277" calcext:value-type="float">
            <text:p>1681.884277</text:p>
          </table:table-cell>
        </table:table-row>
        <table:table-row table:style-name="ro1">
          <table:table-cell office:value-type="float" office:value="1612.383423" calcext:value-type="float">
            <text:p>1612.383423</text:p>
          </table:table-cell>
          <table:table-cell office:value-type="float" office:value="1664.736084" calcext:value-type="float">
            <text:p>1664.736084</text:p>
          </table:table-cell>
          <table:table-cell office:value-type="float" office:value="1607.84375" calcext:value-type="float">
            <text:p>1607.84375</text:p>
          </table:table-cell>
          <table:table-cell office:value-type="float" office:value="1672.636108" calcext:value-type="float">
            <text:p>1672.636108</text:p>
          </table:table-cell>
        </table:table-row>
        <table:table-row table:style-name="ro1">
          <table:table-cell office:value-type="float" office:value="1606.020142" calcext:value-type="float">
            <text:p>1606.020142</text:p>
          </table:table-cell>
          <table:table-cell office:value-type="float" office:value="1658.667236" calcext:value-type="float">
            <text:p>1658.667236</text:p>
          </table:table-cell>
          <table:table-cell office:value-type="float" office:value="1613.02002" calcext:value-type="float">
            <text:p>1613.02002</text:p>
          </table:table-cell>
          <table:table-cell office:value-type="float" office:value="1653.391968" calcext:value-type="float">
            <text:p>1653.391968</text:p>
          </table:table-cell>
        </table:table-row>
        <table:table-row table:style-name="ro1">
          <table:table-cell office:value-type="float" office:value="1600.607422" calcext:value-type="float">
            <text:p>1600.607422</text:p>
          </table:table-cell>
          <table:table-cell office:value-type="float" office:value="1657.526245" calcext:value-type="float">
            <text:p>1657.526245</text:p>
          </table:table-cell>
          <table:table-cell office:value-type="float" office:value="1602.719727" calcext:value-type="float">
            <text:p>1602.719727</text:p>
          </table:table-cell>
          <table:table-cell office:value-type="float" office:value="1654.467651" calcext:value-type="float">
            <text:p>1654.467651</text:p>
          </table:table-cell>
        </table:table-row>
        <table:table-row table:style-name="ro1">
          <table:table-cell office:value-type="float" office:value="1596.181396" calcext:value-type="float">
            <text:p>1596.181396</text:p>
          </table:table-cell>
          <table:table-cell office:value-type="float" office:value="1646.194702" calcext:value-type="float">
            <text:p>1646.194702</text:p>
          </table:table-cell>
          <table:table-cell office:value-type="float" office:value="1600.108887" calcext:value-type="float">
            <text:p>1600.108887</text:p>
          </table:table-cell>
          <table:table-cell office:value-type="float" office:value="1651.763428" calcext:value-type="float">
            <text:p>1651.763428</text:p>
          </table:table-cell>
        </table:table-row>
        <table:table-row table:style-name="ro1">
          <table:table-cell office:value-type="float" office:value="1593.923828" calcext:value-type="float">
            <text:p>1593.923828</text:p>
          </table:table-cell>
          <table:table-cell office:value-type="float" office:value="1642.761475" calcext:value-type="float">
            <text:p>1642.761475</text:p>
          </table:table-cell>
          <table:table-cell office:value-type="float" office:value="1595.262695" calcext:value-type="float">
            <text:p>1595.262695</text:p>
          </table:table-cell>
          <table:table-cell office:value-type="float" office:value="1641.088623" calcext:value-type="float">
            <text:p>1641.088623</text:p>
          </table:table-cell>
        </table:table-row>
        <table:table-row table:style-name="ro1">
          <table:table-cell office:value-type="float" office:value="1590.805664" calcext:value-type="float">
            <text:p>1590.805664</text:p>
          </table:table-cell>
          <table:table-cell office:value-type="float" office:value="1636.001953" calcext:value-type="float">
            <text:p>1636.001953</text:p>
          </table:table-cell>
          <table:table-cell office:value-type="float" office:value="1587.675171" calcext:value-type="float">
            <text:p>1587.675171</text:p>
          </table:table-cell>
          <table:table-cell office:value-type="float" office:value="1638.260864" calcext:value-type="float">
            <text:p>1638.260864</text:p>
          </table:table-cell>
        </table:table-row>
        <table:table-row table:style-name="ro1">
          <table:table-cell office:value-type="float" office:value="1585.782593" calcext:value-type="float">
            <text:p>1585.782593</text:p>
          </table:table-cell>
          <table:table-cell office:value-type="float" office:value="1626.869141" calcext:value-type="float">
            <text:p>1626.869141</text:p>
          </table:table-cell>
          <table:table-cell office:value-type="float" office:value="1591.012451" calcext:value-type="float">
            <text:p>1591.012451</text:p>
          </table:table-cell>
          <table:table-cell office:value-type="float" office:value="1629.387329" calcext:value-type="float">
            <text:p>1629.387329</text:p>
          </table:table-cell>
        </table:table-row>
        <table:table-row table:style-name="ro1">
          <table:table-cell office:value-type="float" office:value="1587.463379" calcext:value-type="float">
            <text:p>1587.463379</text:p>
          </table:table-cell>
          <table:table-cell office:value-type="float" office:value="1629.627075" calcext:value-type="float">
            <text:p>1629.627075</text:p>
          </table:table-cell>
          <table:table-cell office:value-type="float" office:value="1589.51709" calcext:value-type="float">
            <text:p>1589.51709</text:p>
          </table:table-cell>
          <table:table-cell office:value-type="float" office:value="1624.749878" calcext:value-type="float">
            <text:p>1624.749878</text:p>
          </table:table-cell>
        </table:table-row>
        <table:table-row table:style-name="ro1">
          <table:table-cell office:value-type="float" office:value="1585.973267" calcext:value-type="float">
            <text:p>1585.973267</text:p>
          </table:table-cell>
          <table:table-cell office:value-type="float" office:value="1623.210327" calcext:value-type="float">
            <text:p>1623.210327</text:p>
          </table:table-cell>
          <table:table-cell office:value-type="float" office:value="1583.96167" calcext:value-type="float">
            <text:p>1583.96167</text:p>
          </table:table-cell>
          <table:table-cell office:value-type="float" office:value="1624.042969" calcext:value-type="float">
            <text:p>1624.042969</text:p>
          </table:table-cell>
        </table:table-row>
        <table:table-row table:style-name="ro1">
          <table:table-cell office:value-type="float" office:value="1582.223267" calcext:value-type="float">
            <text:p>1582.223267</text:p>
          </table:table-cell>
          <table:table-cell office:value-type="float" office:value="1621.456177" calcext:value-type="float">
            <text:p>1621.456177</text:p>
          </table:table-cell>
          <table:table-cell office:value-type="float" office:value="1587.635498" calcext:value-type="float">
            <text:p>1587.635498</text:p>
          </table:table-cell>
          <table:table-cell office:value-type="float" office:value="1616.553467" calcext:value-type="float">
            <text:p>1616.553467</text:p>
          </table:table-cell>
        </table:table-row>
        <table:table-row table:style-name="ro1">
          <table:table-cell office:value-type="float" office:value="1581.093384" calcext:value-type="float">
            <text:p>1581.093384</text:p>
          </table:table-cell>
          <table:table-cell office:value-type="float" office:value="1609.282837" calcext:value-type="float">
            <text:p>1609.282837</text:p>
          </table:table-cell>
          <table:table-cell office:value-type="float" office:value="1580.848755" calcext:value-type="float">
            <text:p>1580.848755</text:p>
          </table:table-cell>
          <table:table-cell office:value-type="float" office:value="1610.533081" calcext:value-type="float">
            <text:p>1610.533081</text:p>
          </table:table-cell>
        </table:table-row>
        <table:table-row table:style-name="ro1">
          <table:table-cell office:value-type="float" office:value="1577.605103" calcext:value-type="float">
            <text:p>1577.605103</text:p>
          </table:table-cell>
          <table:table-cell office:value-type="float" office:value="1609.963501" calcext:value-type="float">
            <text:p>1609.963501</text:p>
          </table:table-cell>
          <table:table-cell office:value-type="float" office:value="1577.927368" calcext:value-type="float">
            <text:p>1577.927368</text:p>
          </table:table-cell>
          <table:table-cell office:value-type="float" office:value="1611.990845" calcext:value-type="float">
            <text:p>1611.990845</text:p>
          </table:table-cell>
        </table:table-row>
        <table:table-row table:style-name="ro1">
          <table:table-cell office:value-type="float" office:value="1579.656372" calcext:value-type="float">
            <text:p>1579.656372</text:p>
          </table:table-cell>
          <table:table-cell office:value-type="float" office:value="1609.20874" calcext:value-type="float">
            <text:p>1609.20874</text:p>
          </table:table-cell>
          <table:table-cell office:value-type="float" office:value="1580.810791" calcext:value-type="float">
            <text:p>1580.810791</text:p>
          </table:table-cell>
          <table:table-cell office:value-type="float" office:value="1606.5896" calcext:value-type="float">
            <text:p>1606.5896</text:p>
          </table:table-cell>
        </table:table-row>
        <table:table-row table:style-name="ro1">
          <table:table-cell office:value-type="float" office:value="1575.547974" calcext:value-type="float">
            <text:p>1575.547974</text:p>
          </table:table-cell>
          <table:table-cell office:value-type="float" office:value="1606.289062" calcext:value-type="float">
            <text:p>1606.289062</text:p>
          </table:table-cell>
          <table:table-cell office:value-type="float" office:value="1572.356934" calcext:value-type="float">
            <text:p>1572.356934</text:p>
          </table:table-cell>
          <table:table-cell office:value-type="float" office:value="1608.371338" calcext:value-type="float">
            <text:p>1608.371338</text:p>
          </table:table-cell>
        </table:table-row>
        <table:table-row table:style-name="ro1">
          <table:table-cell office:value-type="float" office:value="1573.206177" calcext:value-type="float">
            <text:p>1573.206177</text:p>
          </table:table-cell>
          <table:table-cell office:value-type="float" office:value="1600.148682" calcext:value-type="float">
            <text:p>1600.148682</text:p>
          </table:table-cell>
          <table:table-cell office:value-type="float" office:value="1577.554565" calcext:value-type="float">
            <text:p>1577.554565</text:p>
          </table:table-cell>
          <table:table-cell office:value-type="float" office:value="1597.810669" calcext:value-type="float">
            <text:p>1597.810669</text:p>
          </table:table-cell>
        </table:table-row>
        <table:table-row table:style-name="ro1">
          <table:table-cell office:value-type="float" office:value="1573.305176" calcext:value-type="float">
            <text:p>1573.305176</text:p>
          </table:table-cell>
          <table:table-cell office:value-type="float" office:value="1598.893921" calcext:value-type="float">
            <text:p>1598.893921</text:p>
          </table:table-cell>
          <table:table-cell office:value-type="float" office:value="1572.986084" calcext:value-type="float">
            <text:p>1572.986084</text:p>
          </table:table-cell>
          <table:table-cell office:value-type="float" office:value="1598.600098" calcext:value-type="float">
            <text:p>1598.600098</text:p>
          </table:table-cell>
        </table:table-row>
        <table:table-row table:style-name="ro1">
          <table:table-cell office:value-type="float" office:value="1575.016602" calcext:value-type="float">
            <text:p>1575.016602</text:p>
          </table:table-cell>
          <table:table-cell office:value-type="float" office:value="1595.461914" calcext:value-type="float">
            <text:p>1595.461914</text:p>
          </table:table-cell>
          <table:table-cell office:value-type="float" office:value="1576.752197" calcext:value-type="float">
            <text:p>1576.752197</text:p>
          </table:table-cell>
          <table:table-cell office:value-type="float" office:value="1593.629272" calcext:value-type="float">
            <text:p>1593.629272</text:p>
          </table:table-cell>
        </table:table-row>
        <table:table-row table:style-name="ro1">
          <table:table-cell office:value-type="float" office:value="1573.856201" calcext:value-type="float">
            <text:p>1573.856201</text:p>
          </table:table-cell>
          <table:table-cell office:value-type="float" office:value="1592.016724" calcext:value-type="float">
            <text:p>1592.016724</text:p>
          </table:table-cell>
          <table:table-cell office:value-type="float" office:value="1573.473633" calcext:value-type="float">
            <text:p>1573.473633</text:p>
          </table:table-cell>
          <table:table-cell office:value-type="float" office:value="1591.644653" calcext:value-type="float">
            <text:p>1591.644653</text:p>
          </table:table-cell>
        </table:table-row>
        <table:table-row table:style-name="ro1">
          <table:table-cell office:value-type="float" office:value="1570.722412" calcext:value-type="float">
            <text:p>1570.722412</text:p>
          </table:table-cell>
          <table:table-cell office:value-type="float" office:value="1594.808472" calcext:value-type="float">
            <text:p>1594.808472</text:p>
          </table:table-cell>
          <table:table-cell office:value-type="float" office:value="1572.412964" calcext:value-type="float">
            <text:p>1572.412964</text:p>
          </table:table-cell>
          <table:table-cell office:value-type="float" office:value="1591.94043" calcext:value-type="float">
            <text:p>1591.94043</text:p>
          </table:table-cell>
        </table:table-row>
        <table:table-row table:style-name="ro1">
          <table:table-cell office:value-type="float" office:value="1573.289673" calcext:value-type="float">
            <text:p>1573.289673</text:p>
          </table:table-cell>
          <table:table-cell office:value-type="float" office:value="1586.675293" calcext:value-type="float">
            <text:p>1586.675293</text:p>
          </table:table-cell>
          <table:table-cell office:value-type="float" office:value="1571.749512" calcext:value-type="float">
            <text:p>1571.749512</text:p>
          </table:table-cell>
          <table:table-cell office:value-type="float" office:value="1586.456055" calcext:value-type="float">
            <text:p>1586.456055</text:p>
          </table:table-cell>
        </table:table-row>
        <table:table-row table:style-name="ro1">
          <table:table-cell office:value-type="float" office:value="1572.234375" calcext:value-type="float">
            <text:p>1572.234375</text:p>
          </table:table-cell>
          <table:table-cell office:value-type="float" office:value="1587.306152" calcext:value-type="float">
            <text:p>1587.306152</text:p>
          </table:table-cell>
          <table:table-cell office:value-type="float" office:value="1576.233032" calcext:value-type="float">
            <text:p>1576.233032</text:p>
          </table:table-cell>
          <table:table-cell office:value-type="float" office:value="1586.235962" calcext:value-type="float">
            <text:p>1586.235962</text:p>
          </table:table-cell>
        </table:table-row>
        <table:table-row table:style-name="ro1">
          <table:table-cell office:value-type="float" office:value="1568.124146" calcext:value-type="float">
            <text:p>1568.124146</text:p>
          </table:table-cell>
          <table:table-cell office:value-type="float" office:value="1589.243774" calcext:value-type="float">
            <text:p>1589.243774</text:p>
          </table:table-cell>
          <table:table-cell office:value-type="float" office:value="1568.532471" calcext:value-type="float">
            <text:p>1568.532471</text:p>
          </table:table-cell>
          <table:table-cell office:value-type="float" office:value="1586.470459" calcext:value-type="float">
            <text:p>1586.470459</text:p>
          </table:table-cell>
        </table:table-row>
        <table:table-row table:style-name="ro1">
          <table:table-cell office:value-type="float" office:value="1576.972656" calcext:value-type="float">
            <text:p>1576.972656</text:p>
          </table:table-cell>
          <table:table-cell office:value-type="float" office:value="1560.849121" calcext:value-type="float">
            <text:p>1560.849121</text:p>
          </table:table-cell>
          <table:table-cell office:value-type="float" office:value="1627.905151" calcext:value-type="float">
            <text:p>1627.905151</text:p>
          </table:table-cell>
          <table:table-cell office:value-type="float" office:value="1652.565552" calcext:value-type="float">
            <text:p>1652.565552</text:p>
          </table:table-cell>
        </table:table-row>
        <table:table-row table:style-name="ro1">
          <table:table-cell office:value-type="float" office:value="1625.843384" calcext:value-type="float">
            <text:p>1625.843384</text:p>
          </table:table-cell>
          <table:table-cell office:value-type="float" office:value="1613.505371" calcext:value-type="float">
            <text:p>1613.505371</text:p>
          </table:table-cell>
          <table:table-cell office:value-type="float" office:value="1700.396851" calcext:value-type="float">
            <text:p>1700.396851</text:p>
          </table:table-cell>
          <table:table-cell office:value-type="float" office:value="1717.573608" calcext:value-type="float">
            <text:p>1717.573608</text:p>
          </table:table-cell>
        </table:table-row>
        <table:table-row table:style-name="ro1">
          <table:table-cell office:value-type="float" office:value="1650.983887" calcext:value-type="float">
            <text:p>1650.983887</text:p>
          </table:table-cell>
          <table:table-cell office:value-type="float" office:value="1645.377563" calcext:value-type="float">
            <text:p>1645.377563</text:p>
          </table:table-cell>
          <table:table-cell office:value-type="float" office:value="1721.175537" calcext:value-type="float">
            <text:p>1721.175537</text:p>
          </table:table-cell>
          <table:table-cell office:value-type="float" office:value="1745.15332" calcext:value-type="float">
            <text:p>1745.15332</text:p>
          </table:table-cell>
        </table:table-row>
        <table:table-row table:style-name="ro1">
          <table:table-cell office:value-type="float" office:value="1602.430664" calcext:value-type="float">
            <text:p>1602.430664</text:p>
          </table:table-cell>
          <table:table-cell office:value-type="float" office:value="1626.095215" calcext:value-type="float">
            <text:p>1626.095215</text:p>
          </table:table-cell>
          <table:table-cell office:value-type="float" office:value="1684.246704" calcext:value-type="float">
            <text:p>1684.246704</text:p>
          </table:table-cell>
          <table:table-cell office:value-type="float" office:value="1690.199097" calcext:value-type="float">
            <text:p>1690.199097</text:p>
          </table:table-cell>
        </table:table-row>
        <table:table-row table:style-name="ro1">
          <table:table-cell office:value-type="float" office:value="1592.863403" calcext:value-type="float">
            <text:p>1592.863403</text:p>
          </table:table-cell>
          <table:table-cell office:value-type="float" office:value="1596.273682" calcext:value-type="float">
            <text:p>1596.273682</text:p>
          </table:table-cell>
          <table:table-cell office:value-type="float" office:value="1656.9823" calcext:value-type="float">
            <text:p>1656.9823</text:p>
          </table:table-cell>
          <table:table-cell office:value-type="float" office:value="1684.296875" calcext:value-type="float">
            <text:p>1684.296875</text:p>
          </table:table-cell>
        </table:table-row>
        <table:table-row table:style-name="ro1">
          <table:table-cell office:value-type="float" office:value="1609.712036" calcext:value-type="float">
            <text:p>1609.712036</text:p>
          </table:table-cell>
          <table:table-cell office:value-type="float" office:value="1593.891357" calcext:value-type="float">
            <text:p>1593.891357</text:p>
          </table:table-cell>
          <table:table-cell office:value-type="float" office:value="1673.727783" calcext:value-type="float">
            <text:p>1673.727783</text:p>
          </table:table-cell>
          <table:table-cell office:value-type="float" office:value="1699.123047" calcext:value-type="float">
            <text:p>1699.123047</text:p>
          </table:table-cell>
        </table:table-row>
        <table:table-row table:style-name="ro1">
          <table:table-cell office:value-type="float" office:value="1609.408813" calcext:value-type="float">
            <text:p>1609.408813</text:p>
          </table:table-cell>
          <table:table-cell office:value-type="float" office:value="1604.156006" calcext:value-type="float">
            <text:p>1604.156006</text:p>
          </table:table-cell>
          <table:table-cell office:value-type="float" office:value="1660.631836" calcext:value-type="float">
            <text:p>1660.631836</text:p>
          </table:table-cell>
          <table:table-cell office:value-type="float" office:value="1697.140625" calcext:value-type="float">
            <text:p>1697.140625</text:p>
          </table:table-cell>
        </table:table-row>
        <table:table-row table:style-name="ro1">
          <table:table-cell office:value-type="float" office:value="1602.018311" calcext:value-type="float">
            <text:p>1602.018311</text:p>
          </table:table-cell>
          <table:table-cell office:value-type="float" office:value="1599.870483" calcext:value-type="float">
            <text:p>1599.870483</text:p>
          </table:table-cell>
          <table:table-cell office:value-type="float" office:value="1655.770752" calcext:value-type="float">
            <text:p>1655.770752</text:p>
          </table:table-cell>
          <table:table-cell office:value-type="float" office:value="1693.630615" calcext:value-type="float">
            <text:p>1693.630615</text:p>
          </table:table-cell>
        </table:table-row>
        <table:table-row table:style-name="ro1">
          <table:table-cell office:value-type="float" office:value="1600.950439" calcext:value-type="float">
            <text:p>1600.950439</text:p>
          </table:table-cell>
          <table:table-cell office:value-type="float" office:value="1597.299316" calcext:value-type="float">
            <text:p>1597.299316</text:p>
          </table:table-cell>
          <table:table-cell office:value-type="float" office:value="1659.013306" calcext:value-type="float">
            <text:p>1659.013306</text:p>
          </table:table-cell>
          <table:table-cell office:value-type="float" office:value="1691.850952" calcext:value-type="float">
            <text:p>1691.850952</text:p>
          </table:table-cell>
        </table:table-row>
        <table:table-row table:style-name="ro1">
          <table:table-cell office:value-type="float" office:value="1601.638428" calcext:value-type="float">
            <text:p>1601.638428</text:p>
          </table:table-cell>
          <table:table-cell office:value-type="float" office:value="1609.540649" calcext:value-type="float">
            <text:p>1609.540649</text:p>
          </table:table-cell>
          <table:table-cell office:value-type="float" office:value="1653.155518" calcext:value-type="float">
            <text:p>1653.155518</text:p>
          </table:table-cell>
          <table:table-cell office:value-type="float" office:value="1706.195312" calcext:value-type="float">
            <text:p>1706.195312</text:p>
          </table:table-cell>
        </table:table-row>
        <table:table-row table:style-name="ro1">
          <table:table-cell office:value-type="float" office:value="1593.466797" calcext:value-type="float">
            <text:p>1593.466797</text:p>
          </table:table-cell>
          <table:table-cell office:value-type="float" office:value="1609.795166" calcext:value-type="float">
            <text:p>1609.795166</text:p>
          </table:table-cell>
          <table:table-cell office:value-type="float" office:value="1639.192505" calcext:value-type="float">
            <text:p>1639.192505</text:p>
          </table:table-cell>
          <table:table-cell office:value-type="float" office:value="1681.898804" calcext:value-type="float">
            <text:p>1681.898804</text:p>
          </table:table-cell>
        </table:table-row>
        <table:table-row table:style-name="ro1">
          <table:table-cell office:value-type="float" office:value="1604.141602" calcext:value-type="float">
            <text:p>1604.141602</text:p>
          </table:table-cell>
          <table:table-cell office:value-type="float" office:value="1614.060913" calcext:value-type="float">
            <text:p>1614.060913</text:p>
          </table:table-cell>
          <table:table-cell office:value-type="float" office:value="1644.056396" calcext:value-type="float">
            <text:p>1644.056396</text:p>
          </table:table-cell>
          <table:table-cell office:value-type="float" office:value="1696.965576" calcext:value-type="float">
            <text:p>1696.965576</text:p>
          </table:table-cell>
        </table:table-row>
        <table:table-row table:style-name="ro1">
          <table:table-cell office:value-type="float" office:value="1556.710449" calcext:value-type="float">
            <text:p>1556.710449</text:p>
          </table:table-cell>
          <table:table-cell office:value-type="float" office:value="1592.480957" calcext:value-type="float">
            <text:p>1592.480957</text:p>
          </table:table-cell>
          <table:table-cell office:value-type="float" office:value="1606.59729" calcext:value-type="float">
            <text:p>1606.59729</text:p>
          </table:table-cell>
          <table:table-cell office:value-type="float" office:value="1678.83606" calcext:value-type="float">
            <text:p>1678.83606</text:p>
          </table:table-cell>
        </table:table-row>
        <table:table-row table:style-name="ro1">
          <table:table-cell office:value-type="float" office:value="1563.233765" calcext:value-type="float">
            <text:p>1563.233765</text:p>
          </table:table-cell>
          <table:table-cell office:value-type="float" office:value="1589.275024" calcext:value-type="float">
            <text:p>1589.275024</text:p>
          </table:table-cell>
          <table:table-cell office:value-type="float" office:value="1621.379639" calcext:value-type="float">
            <text:p>1621.379639</text:p>
          </table:table-cell>
          <table:table-cell office:value-type="float" office:value="1664.959961" calcext:value-type="float">
            <text:p>1664.959961</text:p>
          </table:table-cell>
        </table:table-row>
        <table:table-row table:style-name="ro1">
          <table:table-cell office:value-type="float" office:value="1610.917358" calcext:value-type="float">
            <text:p>1610.917358</text:p>
          </table:table-cell>
          <table:table-cell office:value-type="float" office:value="1649.182007" calcext:value-type="float">
            <text:p>1649.182007</text:p>
          </table:table-cell>
          <table:table-cell office:value-type="float" office:value="1592.660889" calcext:value-type="float">
            <text:p>1592.660889</text:p>
          </table:table-cell>
          <table:table-cell office:value-type="float" office:value="1646.817261" calcext:value-type="float">
            <text:p>1646.817261</text:p>
          </table:table-cell>
        </table:table-row>
        <table:table-row table:style-name="ro1">
          <table:table-cell office:value-type="float" office:value="1615.953857" calcext:value-type="float">
            <text:p>1615.953857</text:p>
          </table:table-cell>
          <table:table-cell office:value-type="float" office:value="1659.016724" calcext:value-type="float">
            <text:p>1659.016724</text:p>
          </table:table-cell>
          <table:table-cell office:value-type="float" office:value="1605.407593" calcext:value-type="float">
            <text:p>1605.407593</text:p>
          </table:table-cell>
          <table:table-cell office:value-type="float" office:value="1653.25293" calcext:value-type="float">
            <text:p>1653.25293</text:p>
          </table:table-cell>
        </table:table-row>
        <table:table-row table:style-name="ro1">
          <table:table-cell office:value-type="float" office:value="1625.389648" calcext:value-type="float">
            <text:p>1625.389648</text:p>
          </table:table-cell>
          <table:table-cell office:value-type="float" office:value="1659.098633" calcext:value-type="float">
            <text:p>1659.098633</text:p>
          </table:table-cell>
          <table:table-cell office:value-type="float" office:value="1621.033813" calcext:value-type="float">
            <text:p>1621.033813</text:p>
          </table:table-cell>
          <table:table-cell office:value-type="float" office:value="1658.245728" calcext:value-type="float">
            <text:p>1658.245728</text:p>
          </table:table-cell>
        </table:table-row>
        <table:table-row table:style-name="ro1">
          <table:table-cell office:value-type="float" office:value="1609.672119" calcext:value-type="float">
            <text:p>1609.672119</text:p>
          </table:table-cell>
          <table:table-cell office:value-type="float" office:value="1669.62915" calcext:value-type="float">
            <text:p>1669.62915</text:p>
          </table:table-cell>
          <table:table-cell office:value-type="float" office:value="1615.695557" calcext:value-type="float">
            <text:p>1615.695557</text:p>
          </table:table-cell>
          <table:table-cell office:value-type="float" office:value="1659.286499" calcext:value-type="float">
            <text:p>1659.286499</text:p>
          </table:table-cell>
        </table:table-row>
        <table:table-row table:style-name="ro1">
          <table:table-cell office:value-type="float" office:value="1625.437256" calcext:value-type="float">
            <text:p>1625.437256</text:p>
          </table:table-cell>
          <table:table-cell office:value-type="float" office:value="1666.760742" calcext:value-type="float">
            <text:p>1666.760742</text:p>
          </table:table-cell>
          <table:table-cell office:value-type="float" office:value="1625.623535" calcext:value-type="float">
            <text:p>1625.623535</text:p>
          </table:table-cell>
          <table:table-cell office:value-type="float" office:value="1664.400635" calcext:value-type="float">
            <text:p>1664.400635</text:p>
          </table:table-cell>
        </table:table-row>
        <table:table-row table:style-name="ro1">
          <table:table-cell office:value-type="float" office:value="1616.107056" calcext:value-type="float">
            <text:p>1616.107056</text:p>
          </table:table-cell>
          <table:table-cell office:value-type="float" office:value="1669.051636" calcext:value-type="float">
            <text:p>1669.051636</text:p>
          </table:table-cell>
          <table:table-cell office:value-type="float" office:value="1620.762573" calcext:value-type="float">
            <text:p>1620.762573</text:p>
          </table:table-cell>
          <table:table-cell office:value-type="float" office:value="1661.682983" calcext:value-type="float">
            <text:p>1661.682983</text:p>
          </table:table-cell>
        </table:table-row>
        <table:table-row table:style-name="ro1">
          <table:table-cell office:value-type="float" office:value="1607.377686" calcext:value-type="float">
            <text:p>1607.377686</text:p>
          </table:table-cell>
          <table:table-cell office:value-type="float" office:value="1663.367432" calcext:value-type="float">
            <text:p>1663.367432</text:p>
          </table:table-cell>
          <table:table-cell office:value-type="float" office:value="1613.530396" calcext:value-type="float">
            <text:p>1613.530396</text:p>
          </table:table-cell>
          <table:table-cell office:value-type="float" office:value="1658.050537" calcext:value-type="float">
            <text:p>1658.050537</text:p>
          </table:table-cell>
        </table:table-row>
        <table:table-row table:style-name="ro1">
          <table:table-cell office:value-type="float" office:value="1612.284668" calcext:value-type="float">
            <text:p>1612.284668</text:p>
          </table:table-cell>
          <table:table-cell office:value-type="float" office:value="1665.748535" calcext:value-type="float">
            <text:p>1665.748535</text:p>
          </table:table-cell>
          <table:table-cell office:value-type="float" office:value="1621.462036" calcext:value-type="float">
            <text:p>1621.462036</text:p>
          </table:table-cell>
          <table:table-cell office:value-type="float" office:value="1658.489258" calcext:value-type="float">
            <text:p>1658.489258</text:p>
          </table:table-cell>
        </table:table-row>
        <table:table-row table:style-name="ro1">
          <table:table-cell office:value-type="float" office:value="1611.497437" calcext:value-type="float">
            <text:p>1611.497437</text:p>
          </table:table-cell>
          <table:table-cell office:value-type="float" office:value="1664.2948" calcext:value-type="float">
            <text:p>1664.2948</text:p>
          </table:table-cell>
          <table:table-cell office:value-type="float" office:value="1618.051636" calcext:value-type="float">
            <text:p>1618.051636</text:p>
          </table:table-cell>
          <table:table-cell office:value-type="float" office:value="1662.327271" calcext:value-type="float">
            <text:p>1662.327271</text:p>
          </table:table-cell>
        </table:table-row>
        <table:table-row table:style-name="ro1">
          <table:table-cell office:value-type="float" office:value="1610.920654" calcext:value-type="float">
            <text:p>1610.920654</text:p>
          </table:table-cell>
          <table:table-cell office:value-type="float" office:value="1666.950928" calcext:value-type="float">
            <text:p>1666.950928</text:p>
          </table:table-cell>
          <table:table-cell office:value-type="float" office:value="1617.579834" calcext:value-type="float">
            <text:p>1617.579834</text:p>
          </table:table-cell>
          <table:table-cell office:value-type="float" office:value="1664.092407" calcext:value-type="float">
            <text:p>1664.092407</text:p>
          </table:table-cell>
        </table:table-row>
        <table:table-row table:style-name="ro1">
          <table:table-cell office:value-type="float" office:value="1610.867676" calcext:value-type="float">
            <text:p>1610.867676</text:p>
          </table:table-cell>
          <table:table-cell office:value-type="float" office:value="1664.508667" calcext:value-type="float">
            <text:p>1664.508667</text:p>
          </table:table-cell>
          <table:table-cell office:value-type="float" office:value="1619.39563" calcext:value-type="float">
            <text:p>1619.39563</text:p>
          </table:table-cell>
          <table:table-cell office:value-type="float" office:value="1657.851929" calcext:value-type="float">
            <text:p>1657.851929</text:p>
          </table:table-cell>
        </table:table-row>
        <table:table-row table:style-name="ro1">
          <table:table-cell office:value-type="float" office:value="1611.843262" calcext:value-type="float">
            <text:p>1611.843262</text:p>
          </table:table-cell>
          <table:table-cell office:value-type="float" office:value="1665.551636" calcext:value-type="float">
            <text:p>1665.551636</text:p>
          </table:table-cell>
          <table:table-cell office:value-type="float" office:value="1620.011597" calcext:value-type="float">
            <text:p>1620.011597</text:p>
          </table:table-cell>
          <table:table-cell office:value-type="float" office:value="1663.179932" calcext:value-type="float">
            <text:p>1663.179932</text:p>
          </table:table-cell>
        </table:table-row>
        <table:table-row table:style-name="ro1">
          <table:table-cell office:value-type="float" office:value="1614.173828" calcext:value-type="float">
            <text:p>1614.173828</text:p>
          </table:table-cell>
          <table:table-cell office:value-type="float" office:value="1667.497437" calcext:value-type="float">
            <text:p>1667.497437</text:p>
          </table:table-cell>
          <table:table-cell office:value-type="float" office:value="1618.919678" calcext:value-type="float">
            <text:p>1618.919678</text:p>
          </table:table-cell>
          <table:table-cell office:value-type="float" office:value="1664.81897" calcext:value-type="float">
            <text:p>1664.81897</text:p>
          </table:table-cell>
        </table:table-row>
        <table:table-row table:style-name="ro1">
          <table:table-cell office:value-type="float" office:value="1614.795288" calcext:value-type="float">
            <text:p>1614.795288</text:p>
          </table:table-cell>
          <table:table-cell office:value-type="float" office:value="1665.301636" calcext:value-type="float">
            <text:p>1665.301636</text:p>
          </table:table-cell>
          <table:table-cell office:value-type="float" office:value="1621.625" calcext:value-type="float">
            <text:p>1621.625</text:p>
          </table:table-cell>
          <table:table-cell office:value-type="float" office:value="1664.161621" calcext:value-type="float">
            <text:p>1664.161621</text:p>
          </table:table-cell>
        </table:table-row>
        <table:table-row table:style-name="ro1">
          <table:table-cell office:value-type="float" office:value="1611.076172" calcext:value-type="float">
            <text:p>1611.076172</text:p>
          </table:table-cell>
          <table:table-cell office:value-type="float" office:value="1668.153809" calcext:value-type="float">
            <text:p>1668.153809</text:p>
          </table:table-cell>
          <table:table-cell office:value-type="float" office:value="1618.601685" calcext:value-type="float">
            <text:p>1618.601685</text:p>
          </table:table-cell>
          <table:table-cell office:value-type="float" office:value="1661.43811" calcext:value-type="float">
            <text:p>1661.43811</text:p>
          </table:table-cell>
        </table:table-row>
        <table:table-row table:style-name="ro1">
          <table:table-cell office:value-type="float" office:value="1611.546265" calcext:value-type="float">
            <text:p>1611.546265</text:p>
          </table:table-cell>
          <table:table-cell office:value-type="float" office:value="1671.587646" calcext:value-type="float">
            <text:p>1671.587646</text:p>
          </table:table-cell>
          <table:table-cell office:value-type="float" office:value="1621.249512" calcext:value-type="float">
            <text:p>1621.249512</text:p>
          </table:table-cell>
          <table:table-cell office:value-type="float" office:value="1665.259277" calcext:value-type="float">
            <text:p>1665.259277</text:p>
          </table:table-cell>
        </table:table-row>
        <table:table-row table:style-name="ro1">
          <table:table-cell office:value-type="float" office:value="1611.696777" calcext:value-type="float">
            <text:p>1611.696777</text:p>
          </table:table-cell>
          <table:table-cell office:value-type="float" office:value="1664.876587" calcext:value-type="float">
            <text:p>1664.876587</text:p>
          </table:table-cell>
          <table:table-cell office:value-type="float" office:value="1619.50415" calcext:value-type="float">
            <text:p>1619.50415</text:p>
          </table:table-cell>
          <table:table-cell office:value-type="float" office:value="1664.496948" calcext:value-type="float">
            <text:p>1664.496948</text:p>
          </table:table-cell>
        </table:table-row>
        <table:table-row table:style-name="ro1">
          <table:table-cell office:value-type="float" office:value="1610.661743" calcext:value-type="float">
            <text:p>1610.661743</text:p>
          </table:table-cell>
          <table:table-cell office:value-type="float" office:value="1666.451294" calcext:value-type="float">
            <text:p>1666.451294</text:p>
          </table:table-cell>
          <table:table-cell office:value-type="float" office:value="1615.418213" calcext:value-type="float">
            <text:p>1615.418213</text:p>
          </table:table-cell>
          <table:table-cell office:value-type="float" office:value="1664.53894" calcext:value-type="float">
            <text:p>1664.53894</text:p>
          </table:table-cell>
        </table:table-row>
        <table:table-row table:style-name="ro1">
          <table:table-cell office:value-type="float" office:value="1613.261108" calcext:value-type="float">
            <text:p>1613.261108</text:p>
          </table:table-cell>
          <table:table-cell office:value-type="float" office:value="1664.489746" calcext:value-type="float">
            <text:p>1664.489746</text:p>
          </table:table-cell>
          <table:table-cell office:value-type="float" office:value="1619.707886" calcext:value-type="float">
            <text:p>1619.707886</text:p>
          </table:table-cell>
          <table:table-cell office:value-type="float" office:value="1662.826538" calcext:value-type="float">
            <text:p>1662.826538</text:p>
          </table:table-cell>
        </table:table-row>
        <table:table-row table:style-name="ro1">
          <table:table-cell office:value-type="float" office:value="1609.340942" calcext:value-type="float">
            <text:p>1609.340942</text:p>
          </table:table-cell>
          <table:table-cell office:value-type="float" office:value="1666.724487" calcext:value-type="float">
            <text:p>1666.724487</text:p>
          </table:table-cell>
          <table:table-cell office:value-type="float" office:value="1617.675171" calcext:value-type="float">
            <text:p>1617.675171</text:p>
          </table:table-cell>
          <table:table-cell office:value-type="float" office:value="1662.770508" calcext:value-type="float">
            <text:p>1662.770508</text:p>
          </table:table-cell>
        </table:table-row>
        <table:table-row table:style-name="ro1">
          <table:table-cell office:value-type="float" office:value="1604.892334" calcext:value-type="float">
            <text:p>1604.892334</text:p>
          </table:table-cell>
          <table:table-cell office:value-type="float" office:value="1666.875244" calcext:value-type="float">
            <text:p>1666.875244</text:p>
          </table:table-cell>
          <table:table-cell office:value-type="float" office:value="1613.849121" calcext:value-type="float">
            <text:p>1613.849121</text:p>
          </table:table-cell>
          <table:table-cell office:value-type="float" office:value="1664.14502" calcext:value-type="float">
            <text:p>1664.14502</text:p>
          </table:table-cell>
        </table:table-row>
        <table:table-row table:style-name="ro1">
          <table:table-cell office:value-type="float" office:value="1612.41626" calcext:value-type="float">
            <text:p>1612.41626</text:p>
          </table:table-cell>
          <table:table-cell office:value-type="float" office:value="1663.647461" calcext:value-type="float">
            <text:p>1663.647461</text:p>
          </table:table-cell>
          <table:table-cell office:value-type="float" office:value="1618.905762" calcext:value-type="float">
            <text:p>1618.905762</text:p>
          </table:table-cell>
          <table:table-cell office:value-type="float" office:value="1660.827393" calcext:value-type="float">
            <text:p>1660.827393</text:p>
          </table:table-cell>
        </table:table-row>
        <table:table-row table:style-name="ro1">
          <table:table-cell office:value-type="float" office:value="1615.388306" calcext:value-type="float">
            <text:p>1615.388306</text:p>
          </table:table-cell>
          <table:table-cell office:value-type="float" office:value="1663.830078" calcext:value-type="float">
            <text:p>1663.830078</text:p>
          </table:table-cell>
          <table:table-cell office:value-type="float" office:value="1617.893921" calcext:value-type="float">
            <text:p>1617.893921</text:p>
          </table:table-cell>
          <table:table-cell office:value-type="float" office:value="1664.050659" calcext:value-type="float">
            <text:p>1664.050659</text:p>
          </table:table-cell>
        </table:table-row>
        <table:table-row table:style-name="ro1">
          <table:table-cell office:value-type="float" office:value="1613.092529" calcext:value-type="float">
            <text:p>1613.092529</text:p>
          </table:table-cell>
          <table:table-cell office:value-type="float" office:value="1666.715942" calcext:value-type="float">
            <text:p>1666.715942</text:p>
          </table:table-cell>
          <table:table-cell office:value-type="float" office:value="1618.036377" calcext:value-type="float">
            <text:p>1618.036377</text:p>
          </table:table-cell>
          <table:table-cell office:value-type="float" office:value="1663.203857" calcext:value-type="float">
            <text:p>1663.203857</text:p>
          </table:table-cell>
        </table:table-row>
        <table:table-row table:style-name="ro1">
          <table:table-cell office:value-type="float" office:value="1620.637329" calcext:value-type="float">
            <text:p>1620.637329</text:p>
          </table:table-cell>
          <table:table-cell office:value-type="float" office:value="1668.871704" calcext:value-type="float">
            <text:p>1668.871704</text:p>
          </table:table-cell>
          <table:table-cell office:value-type="float" office:value="1622.784424" calcext:value-type="float">
            <text:p>1622.784424</text:p>
          </table:table-cell>
          <table:table-cell office:value-type="float" office:value="1668.886108" calcext:value-type="float">
            <text:p>1668.886108</text:p>
          </table:table-cell>
        </table:table-row>
        <table:table-row table:style-name="ro1">
          <table:table-cell office:value-type="float" office:value="1612.015747" calcext:value-type="float">
            <text:p>1612.015747</text:p>
          </table:table-cell>
          <table:table-cell office:value-type="float" office:value="1669.87561" calcext:value-type="float">
            <text:p>1669.87561</text:p>
          </table:table-cell>
          <table:table-cell office:value-type="float" office:value="1616.687378" calcext:value-type="float">
            <text:p>1616.687378</text:p>
          </table:table-cell>
          <table:table-cell office:value-type="float" office:value="1665.951416" calcext:value-type="float">
            <text:p>1665.951416</text:p>
          </table:table-cell>
        </table:table-row>
        <table:table-row table:style-name="ro1">
          <table:table-cell office:value-type="float" office:value="1612.929321" calcext:value-type="float">
            <text:p>1612.929321</text:p>
          </table:table-cell>
          <table:table-cell office:value-type="float" office:value="1667.775024" calcext:value-type="float">
            <text:p>1667.775024</text:p>
          </table:table-cell>
          <table:table-cell office:value-type="float" office:value="1621.052856" calcext:value-type="float">
            <text:p>1621.052856</text:p>
          </table:table-cell>
          <table:table-cell office:value-type="float" office:value="1663.615479" calcext:value-type="float">
            <text:p>1663.615479</text:p>
          </table:table-cell>
        </table:table-row>
        <table:table-row table:style-name="ro1">
          <table:table-cell office:value-type="float" office:value="1618.267944" calcext:value-type="float">
            <text:p>1618.267944</text:p>
          </table:table-cell>
          <table:table-cell office:value-type="float" office:value="1669.760132" calcext:value-type="float">
            <text:p>1669.760132</text:p>
          </table:table-cell>
          <table:table-cell office:value-type="float" office:value="1621.837646" calcext:value-type="float">
            <text:p>1621.837646</text:p>
          </table:table-cell>
          <table:table-cell office:value-type="float" office:value="1668.787109" calcext:value-type="float">
            <text:p>1668.787109</text:p>
          </table:table-cell>
        </table:table-row>
        <table:table-row table:style-name="ro1">
          <table:table-cell office:value-type="float" office:value="1614.552368" calcext:value-type="float">
            <text:p>1614.552368</text:p>
          </table:table-cell>
          <table:table-cell office:value-type="float" office:value="1667.897949" calcext:value-type="float">
            <text:p>1667.897949</text:p>
          </table:table-cell>
          <table:table-cell office:value-type="float" office:value="1619.085083" calcext:value-type="float">
            <text:p>1619.085083</text:p>
          </table:table-cell>
          <table:table-cell office:value-type="float" office:value="1668.915405" calcext:value-type="float">
            <text:p>1668.915405</text:p>
          </table:table-cell>
        </table:table-row>
        <table:table-row table:style-name="ro1">
          <table:table-cell office:value-type="float" office:value="1618.237549" calcext:value-type="float">
            <text:p>1618.237549</text:p>
          </table:table-cell>
          <table:table-cell office:value-type="float" office:value="1672.333984" calcext:value-type="float">
            <text:p>1672.333984</text:p>
          </table:table-cell>
          <table:table-cell office:value-type="float" office:value="1622.463135" calcext:value-type="float">
            <text:p>1622.463135</text:p>
          </table:table-cell>
          <table:table-cell office:value-type="float" office:value="1667.918945" calcext:value-type="float">
            <text:p>1667.918945</text:p>
          </table:table-cell>
        </table:table-row>
        <table:table-row table:style-name="ro1">
          <table:table-cell office:value-type="float" office:value="1615.431396" calcext:value-type="float">
            <text:p>1615.431396</text:p>
          </table:table-cell>
          <table:table-cell office:value-type="float" office:value="1672.998657" calcext:value-type="float">
            <text:p>1672.998657</text:p>
          </table:table-cell>
          <table:table-cell office:value-type="float" office:value="1619.959229" calcext:value-type="float">
            <text:p>1619.959229</text:p>
          </table:table-cell>
          <table:table-cell office:value-type="float" office:value="1671.754517" calcext:value-type="float">
            <text:p>1671.754517</text:p>
          </table:table-cell>
        </table:table-row>
        <table:table-row table:style-name="ro1">
          <table:table-cell office:value-type="float" office:value="1618.143188" calcext:value-type="float">
            <text:p>1618.143188</text:p>
          </table:table-cell>
          <table:table-cell office:value-type="float" office:value="1671.854004" calcext:value-type="float">
            <text:p>1671.854004</text:p>
          </table:table-cell>
          <table:table-cell office:value-type="float" office:value="1624.289307" calcext:value-type="float">
            <text:p>1624.289307</text:p>
          </table:table-cell>
          <table:table-cell office:value-type="float" office:value="1669.944458" calcext:value-type="float">
            <text:p>1669.944458</text:p>
          </table:table-cell>
        </table:table-row>
        <table:table-row table:style-name="ro1">
          <table:table-cell office:value-type="float" office:value="1616.611206" calcext:value-type="float">
            <text:p>1616.611206</text:p>
          </table:table-cell>
          <table:table-cell office:value-type="float" office:value="1674.677124" calcext:value-type="float">
            <text:p>1674.677124</text:p>
          </table:table-cell>
          <table:table-cell office:value-type="float" office:value="1622.621826" calcext:value-type="float">
            <text:p>1622.621826</text:p>
          </table:table-cell>
          <table:table-cell office:value-type="float" office:value="1670.673706" calcext:value-type="float">
            <text:p>1670.673706</text:p>
          </table:table-cell>
        </table:table-row>
        <table:table-row table:style-name="ro1">
          <table:table-cell office:value-type="float" office:value="1614.504395" calcext:value-type="float">
            <text:p>1614.504395</text:p>
          </table:table-cell>
          <table:table-cell office:value-type="float" office:value="1672.12146" calcext:value-type="float">
            <text:p>1672.12146</text:p>
          </table:table-cell>
          <table:table-cell office:value-type="float" office:value="1621.483521" calcext:value-type="float">
            <text:p>1621.483521</text:p>
          </table:table-cell>
          <table:table-cell office:value-type="float" office:value="1671.08728" calcext:value-type="float">
            <text:p>1671.08728</text:p>
          </table:table-cell>
        </table:table-row>
        <table:table-row table:style-name="ro1">
          <table:table-cell office:value-type="float" office:value="1615.85022" calcext:value-type="float">
            <text:p>1615.85022</text:p>
          </table:table-cell>
          <table:table-cell office:value-type="float" office:value="1671.456909" calcext:value-type="float">
            <text:p>1671.456909</text:p>
          </table:table-cell>
          <table:table-cell office:value-type="float" office:value="1619.799561" calcext:value-type="float">
            <text:p>1619.799561</text:p>
          </table:table-cell>
          <table:table-cell office:value-type="float" office:value="1669.619629" calcext:value-type="float">
            <text:p>1669.619629</text:p>
          </table:table-cell>
        </table:table-row>
        <table:table-row table:style-name="ro1">
          <table:table-cell office:value-type="float" office:value="1617.827637" calcext:value-type="float">
            <text:p>1617.827637</text:p>
          </table:table-cell>
          <table:table-cell office:value-type="float" office:value="1675.276245" calcext:value-type="float">
            <text:p>1675.276245</text:p>
          </table:table-cell>
          <table:table-cell office:value-type="float" office:value="1621.283813" calcext:value-type="float">
            <text:p>1621.283813</text:p>
          </table:table-cell>
          <table:table-cell office:value-type="float" office:value="1669.702759" calcext:value-type="float">
            <text:p>1669.702759</text:p>
          </table:table-cell>
        </table:table-row>
        <table:table-row table:style-name="ro1">
          <table:table-cell office:value-type="float" office:value="1613.798828" calcext:value-type="float">
            <text:p>1613.798828</text:p>
          </table:table-cell>
          <table:table-cell office:value-type="float" office:value="1674.225098" calcext:value-type="float">
            <text:p>1674.225098</text:p>
          </table:table-cell>
          <table:table-cell office:value-type="float" office:value="1620.673706" calcext:value-type="float">
            <text:p>1620.673706</text:p>
          </table:table-cell>
          <table:table-cell office:value-type="float" office:value="1673.762329" calcext:value-type="float">
            <text:p>1673.762329</text:p>
          </table:table-cell>
        </table:table-row>
        <table:table-row table:style-name="ro1">
          <table:table-cell office:value-type="float" office:value="1619.004028" calcext:value-type="float">
            <text:p>1619.004028</text:p>
          </table:table-cell>
          <table:table-cell office:value-type="float" office:value="1676.053833" calcext:value-type="float">
            <text:p>1676.053833</text:p>
          </table:table-cell>
          <table:table-cell office:value-type="float" office:value="1625.799683" calcext:value-type="float">
            <text:p>1625.799683</text:p>
          </table:table-cell>
          <table:table-cell office:value-type="float" office:value="1669.150391" calcext:value-type="float">
            <text:p>1669.150391</text:p>
          </table:table-cell>
        </table:table-row>
        <table:table-row table:style-name="ro1">
          <table:table-cell office:value-type="float" office:value="1623.392822" calcext:value-type="float">
            <text:p>1623.392822</text:p>
          </table:table-cell>
          <table:table-cell office:value-type="float" office:value="1654.935791" calcext:value-type="float">
            <text:p>1654.935791</text:p>
          </table:table-cell>
          <table:table-cell office:value-type="float" office:value="1628.942505" calcext:value-type="float">
            <text:p>1628.942505</text:p>
          </table:table-cell>
          <table:table-cell office:value-type="float" office:value="1654.858643" calcext:value-type="float">
            <text:p>1654.858643</text:p>
          </table:table-cell>
        </table:table-row>
        <table:table-row table:style-name="ro1">
          <table:table-cell office:value-type="float" office:value="1603.765869" calcext:value-type="float">
            <text:p>1603.765869</text:p>
          </table:table-cell>
          <table:table-cell office:value-type="float" office:value="1673.340942" calcext:value-type="float">
            <text:p>1673.340942</text:p>
          </table:table-cell>
          <table:table-cell office:value-type="float" office:value="1611.768066" calcext:value-type="float">
            <text:p>1611.768066</text:p>
          </table:table-cell>
          <table:table-cell office:value-type="float" office:value="1672.400391" calcext:value-type="float">
            <text:p>1672.400391</text:p>
          </table:table-cell>
        </table:table-row>
        <table:table-row table:style-name="ro1">
          <table:table-cell office:value-type="float" office:value="1599.792969" calcext:value-type="float">
            <text:p>1599.792969</text:p>
          </table:table-cell>
          <table:table-cell office:value-type="float" office:value="1662.265503" calcext:value-type="float">
            <text:p>1662.265503</text:p>
          </table:table-cell>
          <table:table-cell office:value-type="float" office:value="1605.123779" calcext:value-type="float">
            <text:p>1605.123779</text:p>
          </table:table-cell>
          <table:table-cell office:value-type="float" office:value="1664.200195" calcext:value-type="float">
            <text:p>1664.200195</text:p>
          </table:table-cell>
        </table:table-row>
        <table:table-row table:style-name="ro1">
          <table:table-cell office:value-type="float" office:value="1599.000366" calcext:value-type="float">
            <text:p>1599.000366</text:p>
          </table:table-cell>
          <table:table-cell office:value-type="float" office:value="1650.904297" calcext:value-type="float">
            <text:p>1650.904297</text:p>
          </table:table-cell>
          <table:table-cell office:value-type="float" office:value="1607.081055" calcext:value-type="float">
            <text:p>1607.081055</text:p>
          </table:table-cell>
          <table:table-cell office:value-type="float" office:value="1649.797241" calcext:value-type="float">
            <text:p>1649.797241</text:p>
          </table:table-cell>
        </table:table-row>
        <table:table-row table:style-name="ro1">
          <table:table-cell office:value-type="float" office:value="1595.336304" calcext:value-type="float">
            <text:p>1595.336304</text:p>
          </table:table-cell>
          <table:table-cell office:value-type="float" office:value="1646.357666" calcext:value-type="float">
            <text:p>1646.357666</text:p>
          </table:table-cell>
          <table:table-cell office:value-type="float" office:value="1601.924072" calcext:value-type="float">
            <text:p>1601.924072</text:p>
          </table:table-cell>
          <table:table-cell office:value-type="float" office:value="1645.146729" calcext:value-type="float">
            <text:p>1645.146729</text:p>
          </table:table-cell>
        </table:table-row>
        <table:table-row table:style-name="ro1">
          <table:table-cell office:value-type="float" office:value="1594.234131" calcext:value-type="float">
            <text:p>1594.234131</text:p>
          </table:table-cell>
          <table:table-cell office:value-type="float" office:value="1641.944824" calcext:value-type="float">
            <text:p>1641.944824</text:p>
          </table:table-cell>
          <table:table-cell office:value-type="float" office:value="1599.239624" calcext:value-type="float">
            <text:p>1599.239624</text:p>
          </table:table-cell>
          <table:table-cell office:value-type="float" office:value="1636.35144" calcext:value-type="float">
            <text:p>1636.35144</text:p>
          </table:table-cell>
        </table:table-row>
        <table:table-row table:style-name="ro1">
          <table:table-cell office:value-type="float" office:value="1589.229736" calcext:value-type="float">
            <text:p>1589.229736</text:p>
          </table:table-cell>
          <table:table-cell office:value-type="float" office:value="1636.15332" calcext:value-type="float">
            <text:p>1636.15332</text:p>
          </table:table-cell>
          <table:table-cell office:value-type="float" office:value="1594.54187" calcext:value-type="float">
            <text:p>1594.54187</text:p>
          </table:table-cell>
          <table:table-cell office:value-type="float" office:value="1637.057495" calcext:value-type="float">
            <text:p>1637.057495</text:p>
          </table:table-cell>
        </table:table-row>
        <table:table-row table:style-name="ro1">
          <table:table-cell office:value-type="float" office:value="1588.594238" calcext:value-type="float">
            <text:p>1588.594238</text:p>
          </table:table-cell>
          <table:table-cell office:value-type="float" office:value="1634.010742" calcext:value-type="float">
            <text:p>1634.010742</text:p>
          </table:table-cell>
          <table:table-cell office:value-type="float" office:value="1591.960938" calcext:value-type="float">
            <text:p>1591.960938</text:p>
          </table:table-cell>
          <table:table-cell office:value-type="float" office:value="1633.762207" calcext:value-type="float">
            <text:p>1633.762207</text:p>
          </table:table-cell>
        </table:table-row>
        <table:table-row table:style-name="ro1">
          <table:table-cell office:value-type="float" office:value="1578.07959" calcext:value-type="float">
            <text:p>1578.07959</text:p>
          </table:table-cell>
          <table:table-cell office:value-type="float" office:value="1634.385132" calcext:value-type="float">
            <text:p>1634.385132</text:p>
          </table:table-cell>
          <table:table-cell office:value-type="float" office:value="1591.224976" calcext:value-type="float">
            <text:p>1591.224976</text:p>
          </table:table-cell>
          <table:table-cell office:value-type="float" office:value="1626.739014" calcext:value-type="float">
            <text:p>1626.739014</text:p>
          </table:table-cell>
        </table:table-row>
        <table:table-row table:style-name="ro1">
          <table:table-cell office:value-type="float" office:value="1587.709961" calcext:value-type="float">
            <text:p>1587.709961</text:p>
          </table:table-cell>
          <table:table-cell office:value-type="float" office:value="1621.454468" calcext:value-type="float">
            <text:p>1621.454468</text:p>
          </table:table-cell>
          <table:table-cell office:value-type="float" office:value="1588.630249" calcext:value-type="float">
            <text:p>1588.630249</text:p>
          </table:table-cell>
          <table:table-cell office:value-type="float" office:value="1618.119141" calcext:value-type="float">
            <text:p>1618.119141</text:p>
          </table:table-cell>
        </table:table-row>
        <table:table-row table:style-name="ro1">
          <table:table-cell office:value-type="float" office:value="1582.24585" calcext:value-type="float">
            <text:p>1582.24585</text:p>
          </table:table-cell>
          <table:table-cell office:value-type="float" office:value="1620.545532" calcext:value-type="float">
            <text:p>1620.545532</text:p>
          </table:table-cell>
          <table:table-cell office:value-type="float" office:value="1586.655273" calcext:value-type="float">
            <text:p>1586.655273</text:p>
          </table:table-cell>
          <table:table-cell office:value-type="float" office:value="1622.155884" calcext:value-type="float">
            <text:p>1622.155884</text:p>
          </table:table-cell>
        </table:table-row>
        <table:table-row table:style-name="ro1">
          <table:table-cell office:value-type="float" office:value="1577.170532" calcext:value-type="float">
            <text:p>1577.170532</text:p>
          </table:table-cell>
          <table:table-cell office:value-type="float" office:value="1618.002441" calcext:value-type="float">
            <text:p>1618.002441</text:p>
          </table:table-cell>
          <table:table-cell office:value-type="float" office:value="1587.478882" calcext:value-type="float">
            <text:p>1587.478882</text:p>
          </table:table-cell>
          <table:table-cell office:value-type="float" office:value="1613.744019" calcext:value-type="float">
            <text:p>1613.744019</text:p>
          </table:table-cell>
        </table:table-row>
        <table:table-row table:style-name="ro1">
          <table:table-cell office:value-type="float" office:value="1579.993042" calcext:value-type="float">
            <text:p>1579.993042</text:p>
          </table:table-cell>
          <table:table-cell office:value-type="float" office:value="1612.278198" calcext:value-type="float">
            <text:p>1612.278198</text:p>
          </table:table-cell>
          <table:table-cell office:value-type="float" office:value="1580.428345" calcext:value-type="float">
            <text:p>1580.428345</text:p>
          </table:table-cell>
          <table:table-cell office:value-type="float" office:value="1613.500854" calcext:value-type="float">
            <text:p>1613.500854</text:p>
          </table:table-cell>
        </table:table-row>
        <table:table-row table:style-name="ro1">
          <table:table-cell office:value-type="float" office:value="1575.4552" calcext:value-type="float">
            <text:p>1575.4552</text:p>
          </table:table-cell>
          <table:table-cell office:value-type="float" office:value="1610.085815" calcext:value-type="float">
            <text:p>1610.085815</text:p>
          </table:table-cell>
          <table:table-cell office:value-type="float" office:value="1583.13147" calcext:value-type="float">
            <text:p>1583.13147</text:p>
          </table:table-cell>
          <table:table-cell office:value-type="float" office:value="1611.481323" calcext:value-type="float">
            <text:p>1611.481323</text:p>
          </table:table-cell>
        </table:table-row>
        <table:table-row table:style-name="ro1">
          <table:table-cell office:value-type="float" office:value="1576.279663" calcext:value-type="float">
            <text:p>1576.279663</text:p>
          </table:table-cell>
          <table:table-cell office:value-type="float" office:value="1607.965942" calcext:value-type="float">
            <text:p>1607.965942</text:p>
          </table:table-cell>
          <table:table-cell office:value-type="float" office:value="1579.247559" calcext:value-type="float">
            <text:p>1579.247559</text:p>
          </table:table-cell>
          <table:table-cell office:value-type="float" office:value="1607.927368" calcext:value-type="float">
            <text:p>1607.927368</text:p>
          </table:table-cell>
        </table:table-row>
        <table:table-row table:style-name="ro1">
          <table:table-cell office:value-type="float" office:value="1578.37146" calcext:value-type="float">
            <text:p>1578.37146</text:p>
          </table:table-cell>
          <table:table-cell office:value-type="float" office:value="1600.667114" calcext:value-type="float">
            <text:p>1600.667114</text:p>
          </table:table-cell>
          <table:table-cell office:value-type="float" office:value="1582.323486" calcext:value-type="float">
            <text:p>1582.323486</text:p>
          </table:table-cell>
          <table:table-cell office:value-type="float" office:value="1603.428589" calcext:value-type="float">
            <text:p>1603.428589</text:p>
          </table:table-cell>
        </table:table-row>
        <table:table-row table:style-name="ro1">
          <table:table-cell office:value-type="float" office:value="1573.363892" calcext:value-type="float">
            <text:p>1573.363892</text:p>
          </table:table-cell>
          <table:table-cell office:value-type="float" office:value="1599.585693" calcext:value-type="float">
            <text:p>1599.585693</text:p>
          </table:table-cell>
          <table:table-cell office:value-type="float" office:value="1575.003906" calcext:value-type="float">
            <text:p>1575.003906</text:p>
          </table:table-cell>
          <table:table-cell office:value-type="float" office:value="1600.260254" calcext:value-type="float">
            <text:p>1600.260254</text:p>
          </table:table-cell>
        </table:table-row>
        <table:table-row table:style-name="ro1">
          <table:table-cell office:value-type="float" office:value="1573.745361" calcext:value-type="float">
            <text:p>1573.745361</text:p>
          </table:table-cell>
          <table:table-cell office:value-type="float" office:value="1599.657715" calcext:value-type="float">
            <text:p>1599.657715</text:p>
          </table:table-cell>
          <table:table-cell office:value-type="float" office:value="1579.875" calcext:value-type="float">
            <text:p>1579.875</text:p>
          </table:table-cell>
          <table:table-cell office:value-type="float" office:value="1597.588013" calcext:value-type="float">
            <text:p>1597.588013</text:p>
          </table:table-cell>
        </table:table-row>
        <table:table-row table:style-name="ro1">
          <table:table-cell office:value-type="float" office:value="1570.347534" calcext:value-type="float">
            <text:p>1570.347534</text:p>
          </table:table-cell>
          <table:table-cell office:value-type="float" office:value="1599.177002" calcext:value-type="float">
            <text:p>1599.177002</text:p>
          </table:table-cell>
          <table:table-cell office:value-type="float" office:value="1574.330078" calcext:value-type="float">
            <text:p>1574.330078</text:p>
          </table:table-cell>
          <table:table-cell office:value-type="float" office:value="1600.060791" calcext:value-type="float">
            <text:p>1600.060791</text:p>
          </table:table-cell>
        </table:table-row>
        <table:table-row table:style-name="ro1">
          <table:table-cell office:value-type="float" office:value="1567.661011" calcext:value-type="float">
            <text:p>1567.661011</text:p>
          </table:table-cell>
          <table:table-cell office:value-type="float" office:value="1593.206909" calcext:value-type="float">
            <text:p>1593.206909</text:p>
          </table:table-cell>
          <table:table-cell office:value-type="float" office:value="1576.571045" calcext:value-type="float">
            <text:p>1576.571045</text:p>
          </table:table-cell>
          <table:table-cell office:value-type="float" office:value="1592.082764" calcext:value-type="float">
            <text:p>1592.082764</text:p>
          </table:table-cell>
        </table:table-row>
        <table:table-row table:style-name="ro1">
          <table:table-cell office:value-type="float" office:value="1568.04248" calcext:value-type="float">
            <text:p>1568.04248</text:p>
          </table:table-cell>
          <table:table-cell office:value-type="float" office:value="1592.065186" calcext:value-type="float">
            <text:p>1592.065186</text:p>
          </table:table-cell>
          <table:table-cell office:value-type="float" office:value="1572.459473" calcext:value-type="float">
            <text:p>1572.459473</text:p>
          </table:table-cell>
          <table:table-cell office:value-type="float" office:value="1594.040039" calcext:value-type="float">
            <text:p>1594.040039</text:p>
          </table:table-cell>
        </table:table-row>
        <table:table-row table:style-name="ro1">
          <table:table-cell office:value-type="float" office:value="1570.154419" calcext:value-type="float">
            <text:p>1570.154419</text:p>
          </table:table-cell>
          <table:table-cell office:value-type="float" office:value="1588.177124" calcext:value-type="float">
            <text:p>1588.177124</text:p>
          </table:table-cell>
          <table:table-cell office:value-type="float" office:value="1573.060547" calcext:value-type="float">
            <text:p>1573.060547</text:p>
          </table:table-cell>
          <table:table-cell office:value-type="float" office:value="1591.475342" calcext:value-type="float">
            <text:p>1591.475342</text:p>
          </table:table-cell>
        </table:table-row>
        <table:table-row table:style-name="ro1">
          <table:table-cell office:value-type="float" office:value="1571.302246" calcext:value-type="float">
            <text:p>1571.302246</text:p>
          </table:table-cell>
          <table:table-cell office:value-type="float" office:value="1584.281372" calcext:value-type="float">
            <text:p>1584.281372</text:p>
          </table:table-cell>
          <table:table-cell office:value-type="float" office:value="1575.272217" calcext:value-type="float">
            <text:p>1575.272217</text:p>
          </table:table-cell>
          <table:table-cell office:value-type="float" office:value="1589.318604" calcext:value-type="float">
            <text:p>1589.318604</text:p>
          </table:table-cell>
        </table:table-row>
        <table:table-row table:style-name="ro1">
          <table:table-cell office:value-type="float" office:value="1562.425049" calcext:value-type="float">
            <text:p>1562.425049</text:p>
          </table:table-cell>
          <table:table-cell office:value-type="float" office:value="1587.475708" calcext:value-type="float">
            <text:p>1587.475708</text:p>
          </table:table-cell>
          <table:table-cell office:value-type="float" office:value="1569.288818" calcext:value-type="float">
            <text:p>1569.288818</text:p>
          </table:table-cell>
          <table:table-cell office:value-type="float" office:value="1588.003174" calcext:value-type="float">
            <text:p>1588.003174</text:p>
          </table:table-cell>
        </table:table-row>
        <table:table-row table:style-name="ro1">
          <table:table-cell office:value-type="float" office:value="1566.290283" calcext:value-type="float">
            <text:p>1566.290283</text:p>
          </table:table-cell>
          <table:table-cell office:value-type="float" office:value="1583.484253" calcext:value-type="float">
            <text:p>1583.484253</text:p>
          </table:table-cell>
          <table:table-cell office:value-type="float" office:value="1571.331543" calcext:value-type="float">
            <text:p>1571.331543</text:p>
          </table:table-cell>
          <table:table-cell office:value-type="float" office:value="1588.94873" calcext:value-type="float">
            <text:p>1588.94873</text:p>
          </table:table-cell>
        </table:table-row>
        <table:table-row table:style-name="ro1">
          <table:table-cell office:value-type="float" office:value="1565.284424" calcext:value-type="float">
            <text:p>1565.284424</text:p>
          </table:table-cell>
          <table:table-cell office:value-type="float" office:value="1578.580811" calcext:value-type="float">
            <text:p>1578.580811</text:p>
          </table:table-cell>
          <table:table-cell office:value-type="float" office:value="1570.535034" calcext:value-type="float">
            <text:p>1570.535034</text:p>
          </table:table-cell>
          <table:table-cell office:value-type="float" office:value="1582.018433" calcext:value-type="float">
            <text:p>1582.018433</text:p>
          </table:table-cell>
        </table:table-row>
        <table:table-row table:style-name="ro1">
          <table:table-cell office:value-type="float" office:value="1562.967407" calcext:value-type="float">
            <text:p>1562.967407</text:p>
          </table:table-cell>
          <table:table-cell office:value-type="float" office:value="1579.554443" calcext:value-type="float">
            <text:p>1579.554443</text:p>
          </table:table-cell>
          <table:table-cell office:value-type="float" office:value="1570.720459" calcext:value-type="float">
            <text:p>1570.720459</text:p>
          </table:table-cell>
          <table:table-cell office:value-type="float" office:value="1580.123413" calcext:value-type="float">
            <text:p>1580.123413</text:p>
          </table:table-cell>
        </table:table-row>
        <table:table-row table:style-name="ro1">
          <table:table-cell office:value-type="float" office:value="1564.208008" calcext:value-type="float">
            <text:p>1564.208008</text:p>
          </table:table-cell>
          <table:table-cell office:value-type="float" office:value="1579.419312" calcext:value-type="float">
            <text:p>1579.419312</text:p>
          </table:table-cell>
          <table:table-cell office:value-type="float" office:value="1570.030518" calcext:value-type="float">
            <text:p>1570.030518</text:p>
          </table:table-cell>
          <table:table-cell office:value-type="float" office:value="1583.810303" calcext:value-type="float">
            <text:p>1583.810303</text:p>
          </table:table-cell>
        </table:table-row>
        <table:table-row table:style-name="ro1">
          <table:table-cell office:value-type="float" office:value="1565.247681" calcext:value-type="float">
            <text:p>1565.247681</text:p>
          </table:table-cell>
          <table:table-cell office:value-type="float" office:value="1572.204834" calcext:value-type="float">
            <text:p>1572.204834</text:p>
          </table:table-cell>
          <table:table-cell office:value-type="float" office:value="1567.113647" calcext:value-type="float">
            <text:p>1567.113647</text:p>
          </table:table-cell>
          <table:table-cell office:value-type="float" office:value="1586.601807" calcext:value-type="float">
            <text:p>1586.601807</text:p>
          </table:table-cell>
        </table:table-row>
        <table:table-row table:style-name="ro1">
          <table:table-cell office:value-type="float" office:value="1519.335205" calcext:value-type="float">
            <text:p>1519.335205</text:p>
          </table:table-cell>
          <table:table-cell office:value-type="float" office:value="1533.74585" calcext:value-type="float">
            <text:p>1533.74585</text:p>
          </table:table-cell>
          <table:table-cell office:value-type="float" office:value="1593.569336" calcext:value-type="float">
            <text:p>1593.569336</text:p>
          </table:table-cell>
          <table:table-cell office:value-type="float" office:value="1642.977173" calcext:value-type="float">
            <text:p>1642.977173</text:p>
          </table:table-cell>
        </table:table-row>
        <table:table-row table:style-name="ro1">
          <table:table-cell office:value-type="float" office:value="1525.529785" calcext:value-type="float">
            <text:p>1525.529785</text:p>
          </table:table-cell>
          <table:table-cell office:value-type="float" office:value="1550.250977" calcext:value-type="float">
            <text:p>1550.250977</text:p>
          </table:table-cell>
          <table:table-cell office:value-type="float" office:value="1619.386475" calcext:value-type="float">
            <text:p>1619.386475</text:p>
          </table:table-cell>
          <table:table-cell office:value-type="float" office:value="1636.180542" calcext:value-type="float">
            <text:p>1636.180542</text:p>
          </table:table-cell>
        </table:table-row>
        <table:table-row table:style-name="ro1">
          <table:table-cell office:value-type="float" office:value="1561.765503" calcext:value-type="float">
            <text:p>1561.765503</text:p>
          </table:table-cell>
          <table:table-cell office:value-type="float" office:value="1565.247314" calcext:value-type="float">
            <text:p>1565.247314</text:p>
          </table:table-cell>
          <table:table-cell office:value-type="float" office:value="1623.744507" calcext:value-type="float">
            <text:p>1623.744507</text:p>
          </table:table-cell>
          <table:table-cell office:value-type="float" office:value="1642.172974" calcext:value-type="float">
            <text:p>1642.172974</text:p>
          </table:table-cell>
        </table:table-row>
        <table:table-row table:style-name="ro1">
          <table:table-cell office:value-type="float" office:value="1591.980347" calcext:value-type="float">
            <text:p>1591.980347</text:p>
          </table:table-cell>
          <table:table-cell office:value-type="float" office:value="1589.896362" calcext:value-type="float">
            <text:p>1589.896362</text:p>
          </table:table-cell>
          <table:table-cell office:value-type="float" office:value="1633.570801" calcext:value-type="float">
            <text:p>1633.570801</text:p>
          </table:table-cell>
          <table:table-cell office:value-type="float" office:value="1662.229614" calcext:value-type="float">
            <text:p>1662.229614</text:p>
          </table:table-cell>
        </table:table-row>
        <table:table-row table:style-name="ro1">
          <table:table-cell office:value-type="float" office:value="1624.711426" calcext:value-type="float">
            <text:p>1624.711426</text:p>
          </table:table-cell>
          <table:table-cell office:value-type="float" office:value="1615.783325" calcext:value-type="float">
            <text:p>1615.783325</text:p>
          </table:table-cell>
          <table:table-cell office:value-type="float" office:value="1635.973999" calcext:value-type="float">
            <text:p>1635.973999</text:p>
          </table:table-cell>
          <table:table-cell office:value-type="float" office:value="1646.688232" calcext:value-type="float">
            <text:p>1646.688232</text:p>
          </table:table-cell>
        </table:table-row>
        <table:table-row table:style-name="ro1">
          <table:table-cell office:value-type="float" office:value="1632.38501" calcext:value-type="float">
            <text:p>1632.38501</text:p>
          </table:table-cell>
          <table:table-cell office:value-type="float" office:value="1667.702271" calcext:value-type="float">
            <text:p>1667.702271</text:p>
          </table:table-cell>
          <table:table-cell office:value-type="float" office:value="1625.259888" calcext:value-type="float">
            <text:p>1625.259888</text:p>
          </table:table-cell>
          <table:table-cell office:value-type="float" office:value="1660.50415" calcext:value-type="float">
            <text:p>1660.50415</text:p>
          </table:table-cell>
        </table:table-row>
        <table:table-row table:style-name="ro1">
          <table:table-cell office:value-type="float" office:value="1635.678711" calcext:value-type="float">
            <text:p>1635.678711</text:p>
          </table:table-cell>
          <table:table-cell office:value-type="float" office:value="1661.883667" calcext:value-type="float">
            <text:p>1661.883667</text:p>
          </table:table-cell>
          <table:table-cell office:value-type="float" office:value="1633.620483" calcext:value-type="float">
            <text:p>1633.620483</text:p>
          </table:table-cell>
          <table:table-cell office:value-type="float" office:value="1653.816528" calcext:value-type="float">
            <text:p>1653.816528</text:p>
          </table:table-cell>
        </table:table-row>
        <table:table-row table:style-name="ro1">
          <table:table-cell office:value-type="float" office:value="1607.02124" calcext:value-type="float">
            <text:p>1607.02124</text:p>
          </table:table-cell>
          <table:table-cell office:value-type="float" office:value="1684.935425" calcext:value-type="float">
            <text:p>1684.935425</text:p>
          </table:table-cell>
          <table:table-cell office:value-type="float" office:value="1608.384888" calcext:value-type="float">
            <text:p>1608.384888</text:p>
          </table:table-cell>
          <table:table-cell office:value-type="float" office:value="1677.661743" calcext:value-type="float">
            <text:p>1677.661743</text:p>
          </table:table-cell>
        </table:table-row>
        <table:table-row table:style-name="ro1">
          <table:table-cell office:value-type="float" office:value="1614.856934" calcext:value-type="float">
            <text:p>1614.856934</text:p>
          </table:table-cell>
          <table:table-cell office:value-type="float" office:value="1668.219604" calcext:value-type="float">
            <text:p>1668.219604</text:p>
          </table:table-cell>
          <table:table-cell office:value-type="float" office:value="1616.494629" calcext:value-type="float">
            <text:p>1616.494629</text:p>
          </table:table-cell>
          <table:table-cell office:value-type="float" office:value="1662.947388" calcext:value-type="float">
            <text:p>1662.947388</text:p>
          </table:table-cell>
        </table:table-row>
        <table:table-row table:style-name="ro1">
          <table:table-cell office:value-type="float" office:value="1613.093506" calcext:value-type="float">
            <text:p>1613.093506</text:p>
          </table:table-cell>
          <table:table-cell office:value-type="float" office:value="1675.002808" calcext:value-type="float">
            <text:p>1675.002808</text:p>
          </table:table-cell>
          <table:table-cell office:value-type="float" office:value="1618.274414" calcext:value-type="float">
            <text:p>1618.274414</text:p>
          </table:table-cell>
          <table:table-cell office:value-type="float" office:value="1668.300659" calcext:value-type="float">
            <text:p>1668.300659</text:p>
          </table:table-cell>
        </table:table-row>
        <table:table-row table:style-name="ro1">
          <table:table-cell office:value-type="float" office:value="1612.037354" calcext:value-type="float">
            <text:p>1612.037354</text:p>
          </table:table-cell>
          <table:table-cell office:value-type="float" office:value="1675.9729" calcext:value-type="float">
            <text:p>1675.9729</text:p>
          </table:table-cell>
          <table:table-cell office:value-type="float" office:value="1620.011108" calcext:value-type="float">
            <text:p>1620.011108</text:p>
          </table:table-cell>
          <table:table-cell office:value-type="float" office:value="1667.665649" calcext:value-type="float">
            <text:p>1667.665649</text:p>
          </table:table-cell>
        </table:table-row>
        <table:table-row table:style-name="ro1">
          <table:table-cell office:value-type="float" office:value="1616.951294" calcext:value-type="float">
            <text:p>1616.951294</text:p>
          </table:table-cell>
          <table:table-cell office:value-type="float" office:value="1671.080322" calcext:value-type="float">
            <text:p>1671.080322</text:p>
          </table:table-cell>
          <table:table-cell office:value-type="float" office:value="1618.961548" calcext:value-type="float">
            <text:p>1618.961548</text:p>
          </table:table-cell>
          <table:table-cell office:value-type="float" office:value="1670.620117" calcext:value-type="float">
            <text:p>1670.620117</text:p>
          </table:table-cell>
        </table:table-row>
        <table:table-row table:style-name="ro1">
          <table:table-cell office:value-type="float" office:value="1617.439941" calcext:value-type="float">
            <text:p>1617.439941</text:p>
          </table:table-cell>
          <table:table-cell office:value-type="float" office:value="1670.959595" calcext:value-type="float">
            <text:p>1670.959595</text:p>
          </table:table-cell>
          <table:table-cell office:value-type="float" office:value="1621.393677" calcext:value-type="float">
            <text:p>1621.393677</text:p>
          </table:table-cell>
          <table:table-cell office:value-type="float" office:value="1674.784424" calcext:value-type="float">
            <text:p>1674.784424</text:p>
          </table:table-cell>
        </table:table-row>
        <table:table-row table:style-name="ro1">
          <table:table-cell office:value-type="float" office:value="1614.180786" calcext:value-type="float">
            <text:p>1614.180786</text:p>
          </table:table-cell>
          <table:table-cell office:value-type="float" office:value="1676.163452" calcext:value-type="float">
            <text:p>1676.163452</text:p>
          </table:table-cell>
          <table:table-cell office:value-type="float" office:value="1622.588013" calcext:value-type="float">
            <text:p>1622.588013</text:p>
          </table:table-cell>
          <table:table-cell office:value-type="float" office:value="1670.162598" calcext:value-type="float">
            <text:p>1670.162598</text:p>
          </table:table-cell>
        </table:table-row>
        <table:table-row table:style-name="ro1">
          <table:table-cell office:value-type="float" office:value="1617.576294" calcext:value-type="float">
            <text:p>1617.576294</text:p>
          </table:table-cell>
          <table:table-cell office:value-type="float" office:value="1674.931396" calcext:value-type="float">
            <text:p>1674.931396</text:p>
          </table:table-cell>
          <table:table-cell office:value-type="float" office:value="1621.858398" calcext:value-type="float">
            <text:p>1621.858398</text:p>
          </table:table-cell>
          <table:table-cell office:value-type="float" office:value="1672.269043" calcext:value-type="float">
            <text:p>1672.269043</text:p>
          </table:table-cell>
        </table:table-row>
        <table:table-row table:style-name="ro1">
          <table:table-cell office:value-type="float" office:value="1615.365601" calcext:value-type="float">
            <text:p>1615.365601</text:p>
          </table:table-cell>
          <table:table-cell office:value-type="float" office:value="1675.484009" calcext:value-type="float">
            <text:p>1675.484009</text:p>
          </table:table-cell>
          <table:table-cell office:value-type="float" office:value="1620.992676" calcext:value-type="float">
            <text:p>1620.992676</text:p>
          </table:table-cell>
          <table:table-cell office:value-type="float" office:value="1672.485962" calcext:value-type="float">
            <text:p>1672.485962</text:p>
          </table:table-cell>
        </table:table-row>
        <table:table-row table:style-name="ro1">
          <table:table-cell office:value-type="float" office:value="1618.488892" calcext:value-type="float">
            <text:p>1618.488892</text:p>
          </table:table-cell>
          <table:table-cell office:value-type="float" office:value="1677.038086" calcext:value-type="float">
            <text:p>1677.038086</text:p>
          </table:table-cell>
          <table:table-cell office:value-type="float" office:value="1621.508179" calcext:value-type="float">
            <text:p>1621.508179</text:p>
          </table:table-cell>
          <table:table-cell office:value-type="float" office:value="1674.746094" calcext:value-type="float">
            <text:p>1674.746094</text:p>
          </table:table-cell>
        </table:table-row>
        <table:table-row table:style-name="ro1">
          <table:table-cell office:value-type="float" office:value="1616.741089" calcext:value-type="float">
            <text:p>1616.741089</text:p>
          </table:table-cell>
          <table:table-cell office:value-type="float" office:value="1674.437744" calcext:value-type="float">
            <text:p>1674.437744</text:p>
          </table:table-cell>
          <table:table-cell office:value-type="float" office:value="1621.517212" calcext:value-type="float">
            <text:p>1621.517212</text:p>
          </table:table-cell>
          <table:table-cell office:value-type="float" office:value="1676.667847" calcext:value-type="float">
            <text:p>1676.667847</text:p>
          </table:table-cell>
        </table:table-row>
        <table:table-row table:style-name="ro1">
          <table:table-cell office:value-type="float" office:value="1618.843018" calcext:value-type="float">
            <text:p>1618.843018</text:p>
          </table:table-cell>
          <table:table-cell office:value-type="float" office:value="1676.543091" calcext:value-type="float">
            <text:p>1676.543091</text:p>
          </table:table-cell>
          <table:table-cell office:value-type="float" office:value="1622.112427" calcext:value-type="float">
            <text:p>1622.112427</text:p>
          </table:table-cell>
          <table:table-cell office:value-type="float" office:value="1676.77832" calcext:value-type="float">
            <text:p>1676.77832</text:p>
          </table:table-cell>
        </table:table-row>
        <table:table-row table:style-name="ro1">
          <table:table-cell office:value-type="float" office:value="1618.913086" calcext:value-type="float">
            <text:p>1618.913086</text:p>
          </table:table-cell>
          <table:table-cell office:value-type="float" office:value="1677.971313" calcext:value-type="float">
            <text:p>1677.971313</text:p>
          </table:table-cell>
          <table:table-cell office:value-type="float" office:value="1625.710327" calcext:value-type="float">
            <text:p>1625.710327</text:p>
          </table:table-cell>
          <table:table-cell office:value-type="float" office:value="1676.780273" calcext:value-type="float">
            <text:p>1676.780273</text:p>
          </table:table-cell>
        </table:table-row>
        <table:table-row table:style-name="ro1">
          <table:table-cell office:value-type="float" office:value="1620.832275" calcext:value-type="float">
            <text:p>1620.832275</text:p>
          </table:table-cell>
          <table:table-cell office:value-type="float" office:value="1678.479492" calcext:value-type="float">
            <text:p>1678.479492</text:p>
          </table:table-cell>
          <table:table-cell office:value-type="float" office:value="1625.394043" calcext:value-type="float">
            <text:p>1625.394043</text:p>
          </table:table-cell>
          <table:table-cell office:value-type="float" office:value="1676.107422" calcext:value-type="float">
            <text:p>1676.107422</text:p>
          </table:table-cell>
        </table:table-row>
        <table:table-row table:style-name="ro1">
          <table:table-cell office:value-type="float" office:value="1617.090698" calcext:value-type="float">
            <text:p>1617.090698</text:p>
          </table:table-cell>
          <table:table-cell office:value-type="float" office:value="1677.971191" calcext:value-type="float">
            <text:p>1677.971191</text:p>
          </table:table-cell>
          <table:table-cell office:value-type="float" office:value="1621.4375" calcext:value-type="float">
            <text:p>1621.4375</text:p>
          </table:table-cell>
          <table:table-cell office:value-type="float" office:value="1679.800903" calcext:value-type="float">
            <text:p>1679.800903</text:p>
          </table:table-cell>
        </table:table-row>
        <table:table-row table:style-name="ro1">
          <table:table-cell office:value-type="float" office:value="1622.119751" calcext:value-type="float">
            <text:p>1622.119751</text:p>
          </table:table-cell>
          <table:table-cell office:value-type="float" office:value="1676.196045" calcext:value-type="float">
            <text:p>1676.196045</text:p>
          </table:table-cell>
          <table:table-cell office:value-type="float" office:value="1622.935181" calcext:value-type="float">
            <text:p>1622.935181</text:p>
          </table:table-cell>
          <table:table-cell office:value-type="float" office:value="1678.46582" calcext:value-type="float">
            <text:p>1678.46582</text:p>
          </table:table-cell>
        </table:table-row>
        <table:table-row table:style-name="ro1">
          <table:table-cell office:value-type="float" office:value="1620.380005" calcext:value-type="float">
            <text:p>1620.380005</text:p>
          </table:table-cell>
          <table:table-cell office:value-type="float" office:value="1678.745483" calcext:value-type="float">
            <text:p>1678.745483</text:p>
          </table:table-cell>
          <table:table-cell office:value-type="float" office:value="1626.570801" calcext:value-type="float">
            <text:p>1626.570801</text:p>
          </table:table-cell>
          <table:table-cell office:value-type="float" office:value="1679.347046" calcext:value-type="float">
            <text:p>1679.347046</text:p>
          </table:table-cell>
        </table:table-row>
        <table:table-row table:style-name="ro1">
          <table:table-cell office:value-type="float" office:value="1620.150757" calcext:value-type="float">
            <text:p>1620.150757</text:p>
          </table:table-cell>
          <table:table-cell office:value-type="float" office:value="1683.090088" calcext:value-type="float">
            <text:p>1683.090088</text:p>
          </table:table-cell>
          <table:table-cell office:value-type="float" office:value="1623.370483" calcext:value-type="float">
            <text:p>1623.370483</text:p>
          </table:table-cell>
          <table:table-cell office:value-type="float" office:value="1680.232056" calcext:value-type="float">
            <text:p>1680.232056</text:p>
          </table:table-cell>
        </table:table-row>
        <table:table-row table:style-name="ro1">
          <table:table-cell office:value-type="float" office:value="1622.139648" calcext:value-type="float">
            <text:p>1622.139648</text:p>
          </table:table-cell>
          <table:table-cell office:value-type="float" office:value="1677.299805" calcext:value-type="float">
            <text:p>1677.299805</text:p>
          </table:table-cell>
          <table:table-cell office:value-type="float" office:value="1625.300659" calcext:value-type="float">
            <text:p>1625.300659</text:p>
          </table:table-cell>
          <table:table-cell office:value-type="float" office:value="1679.747192" calcext:value-type="float">
            <text:p>1679.747192</text:p>
          </table:table-cell>
        </table:table-row>
        <table:table-row table:style-name="ro1">
          <table:table-cell office:value-type="float" office:value="1620.583862" calcext:value-type="float">
            <text:p>1620.583862</text:p>
          </table:table-cell>
          <table:table-cell office:value-type="float" office:value="1679.716919" calcext:value-type="float">
            <text:p>1679.716919</text:p>
          </table:table-cell>
          <table:table-cell office:value-type="float" office:value="1627.823242" calcext:value-type="float">
            <text:p>1627.823242</text:p>
          </table:table-cell>
          <table:table-cell office:value-type="float" office:value="1678.1604" calcext:value-type="float">
            <text:p>1678.1604</text:p>
          </table:table-cell>
        </table:table-row>
        <table:table-row table:style-name="ro1">
          <table:table-cell office:value-type="float" office:value="1621.861206" calcext:value-type="float">
            <text:p>1621.861206</text:p>
          </table:table-cell>
          <table:table-cell office:value-type="float" office:value="1681.466064" calcext:value-type="float">
            <text:p>1681.466064</text:p>
          </table:table-cell>
          <table:table-cell office:value-type="float" office:value="1621.921265" calcext:value-type="float">
            <text:p>1621.921265</text:p>
          </table:table-cell>
          <table:table-cell office:value-type="float" office:value="1681.568237" calcext:value-type="float">
            <text:p>1681.568237</text:p>
          </table:table-cell>
        </table:table-row>
        <table:table-row table:style-name="ro1">
          <table:table-cell office:value-type="float" office:value="1623.168335" calcext:value-type="float">
            <text:p>1623.168335</text:p>
          </table:table-cell>
          <table:table-cell office:value-type="float" office:value="1680.959595" calcext:value-type="float">
            <text:p>1680.959595</text:p>
          </table:table-cell>
          <table:table-cell office:value-type="float" office:value="1622.210693" calcext:value-type="float">
            <text:p>1622.210693</text:p>
          </table:table-cell>
          <table:table-cell office:value-type="float" office:value="1682.375977" calcext:value-type="float">
            <text:p>1682.375977</text:p>
          </table:table-cell>
        </table:table-row>
        <table:table-row table:style-name="ro1">
          <table:table-cell office:value-type="float" office:value="1619.598633" calcext:value-type="float">
            <text:p>1619.598633</text:p>
          </table:table-cell>
          <table:table-cell office:value-type="float" office:value="1681.878418" calcext:value-type="float">
            <text:p>1681.878418</text:p>
          </table:table-cell>
          <table:table-cell office:value-type="float" office:value="1626.642822" calcext:value-type="float">
            <text:p>1626.642822</text:p>
          </table:table-cell>
          <table:table-cell office:value-type="float" office:value="1678.368652" calcext:value-type="float">
            <text:p>1678.368652</text:p>
          </table:table-cell>
        </table:table-row>
        <table:table-row table:style-name="ro1">
          <table:table-cell office:value-type="float" office:value="1624.460938" calcext:value-type="float">
            <text:p>1624.460938</text:p>
          </table:table-cell>
          <table:table-cell office:value-type="float" office:value="1678.771118" calcext:value-type="float">
            <text:p>1678.771118</text:p>
          </table:table-cell>
          <table:table-cell office:value-type="float" office:value="1627.817627" calcext:value-type="float">
            <text:p>1627.817627</text:p>
          </table:table-cell>
          <table:table-cell office:value-type="float" office:value="1680.077271" calcext:value-type="float">
            <text:p>1680.077271</text:p>
          </table:table-cell>
        </table:table-row>
        <table:table-row table:style-name="ro1">
          <table:table-cell office:value-type="float" office:value="1622.205933" calcext:value-type="float">
            <text:p>1622.205933</text:p>
          </table:table-cell>
          <table:table-cell office:value-type="float" office:value="1681.750977" calcext:value-type="float">
            <text:p>1681.750977</text:p>
          </table:table-cell>
          <table:table-cell office:value-type="float" office:value="1624.077026" calcext:value-type="float">
            <text:p>1624.077026</text:p>
          </table:table-cell>
          <table:table-cell office:value-type="float" office:value="1683.545654" calcext:value-type="float">
            <text:p>1683.545654</text:p>
          </table:table-cell>
        </table:table-row>
        <table:table-row table:style-name="ro1">
          <table:table-cell office:value-type="float" office:value="1624.59668" calcext:value-type="float">
            <text:p>1624.59668</text:p>
          </table:table-cell>
          <table:table-cell office:value-type="float" office:value="1680.541138" calcext:value-type="float">
            <text:p>1680.541138</text:p>
          </table:table-cell>
          <table:table-cell office:value-type="float" office:value="1626.869263" calcext:value-type="float">
            <text:p>1626.869263</text:p>
          </table:table-cell>
          <table:table-cell office:value-type="float" office:value="1680.839355" calcext:value-type="float">
            <text:p>1680.839355</text:p>
          </table:table-cell>
        </table:table-row>
        <table:table-row table:style-name="ro1">
          <table:table-cell office:value-type="float" office:value="1624.843872" calcext:value-type="float">
            <text:p>1624.843872</text:p>
          </table:table-cell>
          <table:table-cell office:value-type="float" office:value="1681.744141" calcext:value-type="float">
            <text:p>1681.744141</text:p>
          </table:table-cell>
          <table:table-cell office:value-type="float" office:value="1627.848389" calcext:value-type="float">
            <text:p>1627.848389</text:p>
          </table:table-cell>
          <table:table-cell office:value-type="float" office:value="1684.43103" calcext:value-type="float">
            <text:p>1684.43103</text:p>
          </table:table-cell>
        </table:table-row>
        <table:table-row table:style-name="ro1">
          <table:table-cell office:value-type="float" office:value="1628.911011" calcext:value-type="float">
            <text:p>1628.911011</text:p>
          </table:table-cell>
          <table:table-cell office:value-type="float" office:value="1684.08313" calcext:value-type="float">
            <text:p>1684.08313</text:p>
          </table:table-cell>
          <table:table-cell office:value-type="float" office:value="1629.239258" calcext:value-type="float">
            <text:p>1629.239258</text:p>
          </table:table-cell>
          <table:table-cell office:value-type="float" office:value="1685.308838" calcext:value-type="float">
            <text:p>1685.308838</text:p>
          </table:table-cell>
        </table:table-row>
        <table:table-row table:style-name="ro1">
          <table:table-cell office:value-type="float" office:value="1623.658691" calcext:value-type="float">
            <text:p>1623.658691</text:p>
          </table:table-cell>
          <table:table-cell office:value-type="float" office:value="1685.362061" calcext:value-type="float">
            <text:p>1685.362061</text:p>
          </table:table-cell>
          <table:table-cell office:value-type="float" office:value="1627.681396" calcext:value-type="float">
            <text:p>1627.681396</text:p>
          </table:table-cell>
          <table:table-cell office:value-type="float" office:value="1684.780151" calcext:value-type="float">
            <text:p>1684.780151</text:p>
          </table:table-cell>
        </table:table-row>
        <table:table-row table:style-name="ro1">
          <table:table-cell office:value-type="float" office:value="1621.696777" calcext:value-type="float">
            <text:p>1621.696777</text:p>
          </table:table-cell>
          <table:table-cell office:value-type="float" office:value="1685.590576" calcext:value-type="float">
            <text:p>1685.590576</text:p>
          </table:table-cell>
          <table:table-cell office:value-type="float" office:value="1628.965576" calcext:value-type="float">
            <text:p>1628.965576</text:p>
          </table:table-cell>
          <table:table-cell office:value-type="float" office:value="1683.254883" calcext:value-type="float">
            <text:p>1683.254883</text:p>
          </table:table-cell>
        </table:table-row>
        <table:table-row table:style-name="ro1">
          <table:table-cell office:value-type="float" office:value="1625.327271" calcext:value-type="float">
            <text:p>1625.327271</text:p>
          </table:table-cell>
          <table:table-cell office:value-type="float" office:value="1686.084961" calcext:value-type="float">
            <text:p>1686.084961</text:p>
          </table:table-cell>
          <table:table-cell office:value-type="float" office:value="1628.806519" calcext:value-type="float">
            <text:p>1628.806519</text:p>
          </table:table-cell>
          <table:table-cell office:value-type="float" office:value="1683.230225" calcext:value-type="float">
            <text:p>1683.230225</text:p>
          </table:table-cell>
        </table:table-row>
        <table:table-row table:style-name="ro1">
          <table:table-cell office:value-type="float" office:value="1624.256592" calcext:value-type="float">
            <text:p>1624.256592</text:p>
          </table:table-cell>
          <table:table-cell office:value-type="float" office:value="1680.988281" calcext:value-type="float">
            <text:p>1680.988281</text:p>
          </table:table-cell>
          <table:table-cell office:value-type="float" office:value="1627.262451" calcext:value-type="float">
            <text:p>1627.262451</text:p>
          </table:table-cell>
          <table:table-cell office:value-type="float" office:value="1685.05127" calcext:value-type="float">
            <text:p>1685.05127</text:p>
          </table:table-cell>
        </table:table-row>
        <table:table-row table:style-name="ro1">
          <table:table-cell office:value-type="float" office:value="1625.570801" calcext:value-type="float">
            <text:p>1625.570801</text:p>
          </table:table-cell>
          <table:table-cell office:value-type="float" office:value="1683.507324" calcext:value-type="float">
            <text:p>1683.507324</text:p>
          </table:table-cell>
          <table:table-cell office:value-type="float" office:value="1630.391724" calcext:value-type="float">
            <text:p>1630.391724</text:p>
          </table:table-cell>
          <table:table-cell office:value-type="float" office:value="1684.038696" calcext:value-type="float">
            <text:p>1684.038696</text:p>
          </table:table-cell>
        </table:table-row>
        <table:table-row table:style-name="ro1">
          <table:table-cell office:value-type="float" office:value="1621.368896" calcext:value-type="float">
            <text:p>1621.368896</text:p>
          </table:table-cell>
          <table:table-cell office:value-type="float" office:value="1689.638916" calcext:value-type="float">
            <text:p>1689.638916</text:p>
          </table:table-cell>
          <table:table-cell office:value-type="float" office:value="1627.180542" calcext:value-type="float">
            <text:p>1627.180542</text:p>
          </table:table-cell>
          <table:table-cell office:value-type="float" office:value="1682.546997" calcext:value-type="float">
            <text:p>1682.546997</text:p>
          </table:table-cell>
        </table:table-row>
        <table:table-row table:style-name="ro1">
          <table:table-cell office:value-type="float" office:value="1622.428467" calcext:value-type="float">
            <text:p>1622.428467</text:p>
          </table:table-cell>
          <table:table-cell office:value-type="float" office:value="1684.556274" calcext:value-type="float">
            <text:p>1684.556274</text:p>
          </table:table-cell>
          <table:table-cell office:value-type="float" office:value="1627.652222" calcext:value-type="float">
            <text:p>1627.652222</text:p>
          </table:table-cell>
          <table:table-cell office:value-type="float" office:value="1687.01355" calcext:value-type="float">
            <text:p>1687.01355</text:p>
          </table:table-cell>
        </table:table-row>
        <table:table-row table:style-name="ro1">
          <table:table-cell office:value-type="float" office:value="1621.999512" calcext:value-type="float">
            <text:p>1621.999512</text:p>
          </table:table-cell>
          <table:table-cell office:value-type="float" office:value="1687.289673" calcext:value-type="float">
            <text:p>1687.289673</text:p>
          </table:table-cell>
          <table:table-cell office:value-type="float" office:value="1629.00769" calcext:value-type="float">
            <text:p>1629.00769</text:p>
          </table:table-cell>
          <table:table-cell office:value-type="float" office:value="1685.901123" calcext:value-type="float">
            <text:p>1685.901123</text:p>
          </table:table-cell>
        </table:table-row>
        <table:table-row table:style-name="ro1">
          <table:table-cell office:value-type="float" office:value="1623.397217" calcext:value-type="float">
            <text:p>1623.397217</text:p>
          </table:table-cell>
          <table:table-cell office:value-type="float" office:value="1684.351196" calcext:value-type="float">
            <text:p>1684.351196</text:p>
          </table:table-cell>
          <table:table-cell office:value-type="float" office:value="1629.346802" calcext:value-type="float">
            <text:p>1629.346802</text:p>
          </table:table-cell>
          <table:table-cell office:value-type="float" office:value="1684.74939" calcext:value-type="float">
            <text:p>1684.74939</text:p>
          </table:table-cell>
        </table:table-row>
        <table:table-row table:style-name="ro1">
          <table:table-cell office:value-type="float" office:value="1623.626587" calcext:value-type="float">
            <text:p>1623.626587</text:p>
          </table:table-cell>
          <table:table-cell office:value-type="float" office:value="1684.222046" calcext:value-type="float">
            <text:p>1684.222046</text:p>
          </table:table-cell>
          <table:table-cell office:value-type="float" office:value="1627.308716" calcext:value-type="float">
            <text:p>1627.308716</text:p>
          </table:table-cell>
          <table:table-cell office:value-type="float" office:value="1686.091919" calcext:value-type="float">
            <text:p>1686.091919</text:p>
          </table:table-cell>
        </table:table-row>
        <table:table-row table:style-name="ro1">
          <table:table-cell office:value-type="float" office:value="1625.06958" calcext:value-type="float">
            <text:p>1625.06958</text:p>
          </table:table-cell>
          <table:table-cell office:value-type="float" office:value="1686.405029" calcext:value-type="float">
            <text:p>1686.405029</text:p>
          </table:table-cell>
          <table:table-cell office:value-type="float" office:value="1628.846802" calcext:value-type="float">
            <text:p>1628.846802</text:p>
          </table:table-cell>
          <table:table-cell office:value-type="float" office:value="1686.778076" calcext:value-type="float">
            <text:p>1686.778076</text:p>
          </table:table-cell>
        </table:table-row>
        <table:table-row table:style-name="ro1">
          <table:table-cell office:value-type="float" office:value="1625.19043" calcext:value-type="float">
            <text:p>1625.19043</text:p>
          </table:table-cell>
          <table:table-cell office:value-type="float" office:value="1683.544556" calcext:value-type="float">
            <text:p>1683.544556</text:p>
          </table:table-cell>
          <table:table-cell office:value-type="float" office:value="1630.23938" calcext:value-type="float">
            <text:p>1630.23938</text:p>
          </table:table-cell>
          <table:table-cell office:value-type="float" office:value="1683.321411" calcext:value-type="float">
            <text:p>1683.321411</text:p>
          </table:table-cell>
        </table:table-row>
        <table:table-row table:style-name="ro1">
          <table:table-cell office:value-type="float" office:value="1625.362427" calcext:value-type="float">
            <text:p>1625.362427</text:p>
          </table:table-cell>
          <table:table-cell office:value-type="float" office:value="1686.90686" calcext:value-type="float">
            <text:p>1686.90686</text:p>
          </table:table-cell>
          <table:table-cell office:value-type="float" office:value="1629.228638" calcext:value-type="float">
            <text:p>1629.228638</text:p>
          </table:table-cell>
          <table:table-cell office:value-type="float" office:value="1685.957886" calcext:value-type="float">
            <text:p>1685.957886</text:p>
          </table:table-cell>
        </table:table-row>
        <table:table-row table:style-name="ro1">
          <table:table-cell office:value-type="float" office:value="1625.611084" calcext:value-type="float">
            <text:p>1625.611084</text:p>
          </table:table-cell>
          <table:table-cell office:value-type="float" office:value="1685.757812" calcext:value-type="float">
            <text:p>1685.757812</text:p>
          </table:table-cell>
          <table:table-cell office:value-type="float" office:value="1629.709717" calcext:value-type="float">
            <text:p>1629.709717</text:p>
          </table:table-cell>
          <table:table-cell office:value-type="float" office:value="1686.85437" calcext:value-type="float">
            <text:p>1686.85437</text:p>
          </table:table-cell>
        </table:table-row>
        <table:table-row table:style-name="ro1">
          <table:table-cell office:value-type="float" office:value="1625.795898" calcext:value-type="float">
            <text:p>1625.795898</text:p>
          </table:table-cell>
          <table:table-cell office:value-type="float" office:value="1686.401367" calcext:value-type="float">
            <text:p>1686.401367</text:p>
          </table:table-cell>
          <table:table-cell office:value-type="float" office:value="1629.780273" calcext:value-type="float">
            <text:p>1629.780273</text:p>
          </table:table-cell>
          <table:table-cell office:value-type="float" office:value="1686.263428" calcext:value-type="float">
            <text:p>1686.263428</text:p>
          </table:table-cell>
        </table:table-row>
        <table:table-row table:style-name="ro1">
          <table:table-cell office:value-type="float" office:value="1626.239014" calcext:value-type="float">
            <text:p>1626.239014</text:p>
          </table:table-cell>
          <table:table-cell office:value-type="float" office:value="1685.996704" calcext:value-type="float">
            <text:p>1685.996704</text:p>
          </table:table-cell>
          <table:table-cell office:value-type="float" office:value="1628.668457" calcext:value-type="float">
            <text:p>1628.668457</text:p>
          </table:table-cell>
          <table:table-cell office:value-type="float" office:value="1685.509399" calcext:value-type="float">
            <text:p>1685.509399</text:p>
          </table:table-cell>
        </table:table-row>
        <table:table-row table:style-name="ro1">
          <table:table-cell office:value-type="float" office:value="1625.60791" calcext:value-type="float">
            <text:p>1625.60791</text:p>
          </table:table-cell>
          <table:table-cell office:value-type="float" office:value="1686.311401" calcext:value-type="float">
            <text:p>1686.311401</text:p>
          </table:table-cell>
          <table:table-cell office:value-type="float" office:value="1630.625854" calcext:value-type="float">
            <text:p>1630.625854</text:p>
          </table:table-cell>
          <table:table-cell office:value-type="float" office:value="1687.838989" calcext:value-type="float">
            <text:p>1687.838989</text:p>
          </table:table-cell>
        </table:table-row>
        <table:table-row table:style-name="ro1">
          <table:table-cell office:value-type="float" office:value="1623.703125" calcext:value-type="float">
            <text:p>1623.703125</text:p>
          </table:table-cell>
          <table:table-cell office:value-type="float" office:value="1688.697266" calcext:value-type="float">
            <text:p>1688.697266</text:p>
          </table:table-cell>
          <table:table-cell office:value-type="float" office:value="1629.500732" calcext:value-type="float">
            <text:p>1629.500732</text:p>
          </table:table-cell>
          <table:table-cell office:value-type="float" office:value="1685.563232" calcext:value-type="float">
            <text:p>1685.563232</text:p>
          </table:table-cell>
        </table:table-row>
        <table:table-row table:style-name="ro1">
          <table:table-cell office:value-type="float" office:value="1626.03418" calcext:value-type="float">
            <text:p>1626.03418</text:p>
          </table:table-cell>
          <table:table-cell office:value-type="float" office:value="1686.215332" calcext:value-type="float">
            <text:p>1686.215332</text:p>
          </table:table-cell>
          <table:table-cell office:value-type="float" office:value="1627.52832" calcext:value-type="float">
            <text:p>1627.52832</text:p>
          </table:table-cell>
          <table:table-cell office:value-type="float" office:value="1687.657471" calcext:value-type="float">
            <text:p>1687.657471</text:p>
          </table:table-cell>
        </table:table-row>
        <table:table-row table:style-name="ro1">
          <table:table-cell office:value-type="float" office:value="1628.223999" calcext:value-type="float">
            <text:p>1628.223999</text:p>
          </table:table-cell>
          <table:table-cell office:value-type="float" office:value="1687.205322" calcext:value-type="float">
            <text:p>1687.205322</text:p>
          </table:table-cell>
          <table:table-cell office:value-type="float" office:value="1628.034302" calcext:value-type="float">
            <text:p>1628.034302</text:p>
          </table:table-cell>
          <table:table-cell office:value-type="float" office:value="1688.099487" calcext:value-type="float">
            <text:p>1688.099487</text:p>
          </table:table-cell>
        </table:table-row>
        <table:table-row table:style-name="ro1">
          <table:table-cell office:value-type="float" office:value="1626.342773" calcext:value-type="float">
            <text:p>1626.342773</text:p>
          </table:table-cell>
          <table:table-cell office:value-type="float" office:value="1686.876343" calcext:value-type="float">
            <text:p>1686.876343</text:p>
          </table:table-cell>
          <table:table-cell office:value-type="float" office:value="1629.018066" calcext:value-type="float">
            <text:p>1629.018066</text:p>
          </table:table-cell>
          <table:table-cell office:value-type="float" office:value="1688.470215" calcext:value-type="float">
            <text:p>1688.470215</text:p>
          </table:table-cell>
        </table:table-row>
        <table:table-row table:style-name="ro1">
          <table:table-cell office:value-type="float" office:value="1628.813599" calcext:value-type="float">
            <text:p>1628.813599</text:p>
          </table:table-cell>
          <table:table-cell office:value-type="float" office:value="1687.344482" calcext:value-type="float">
            <text:p>1687.344482</text:p>
          </table:table-cell>
          <table:table-cell office:value-type="float" office:value="1629.08667" calcext:value-type="float">
            <text:p>1629.08667</text:p>
          </table:table-cell>
          <table:table-cell office:value-type="float" office:value="1689.609497" calcext:value-type="float">
            <text:p>1689.609497</text:p>
          </table:table-cell>
        </table:table-row>
        <table:table-row table:style-name="ro1">
          <table:table-cell office:value-type="float" office:value="1625.337402" calcext:value-type="float">
            <text:p>1625.337402</text:p>
          </table:table-cell>
          <table:table-cell office:value-type="float" office:value="1689.791504" calcext:value-type="float">
            <text:p>1689.791504</text:p>
          </table:table-cell>
          <table:table-cell office:value-type="float" office:value="1628.322998" calcext:value-type="float">
            <text:p>1628.322998</text:p>
          </table:table-cell>
          <table:table-cell office:value-type="float" office:value="1691.075562" calcext:value-type="float">
            <text:p>1691.075562</text:p>
          </table:table-cell>
        </table:table-row>
        <table:table-row table:style-name="ro1">
          <table:table-cell office:value-type="float" office:value="1628.280273" calcext:value-type="float">
            <text:p>1628.280273</text:p>
          </table:table-cell>
          <table:table-cell office:value-type="float" office:value="1689.367188" calcext:value-type="float">
            <text:p>1689.367188</text:p>
          </table:table-cell>
          <table:table-cell office:value-type="float" office:value="1634.461426" calcext:value-type="float">
            <text:p>1634.461426</text:p>
          </table:table-cell>
          <table:table-cell office:value-type="float" office:value="1686.676025" calcext:value-type="float">
            <text:p>1686.676025</text:p>
          </table:table-cell>
        </table:table-row>
        <table:table-row table:style-name="ro1">
          <table:table-cell office:value-type="float" office:value="1629.830322" calcext:value-type="float">
            <text:p>1629.830322</text:p>
          </table:table-cell>
          <table:table-cell office:value-type="float" office:value="1686.904541" calcext:value-type="float">
            <text:p>1686.904541</text:p>
          </table:table-cell>
          <table:table-cell office:value-type="float" office:value="1632.702759" calcext:value-type="float">
            <text:p>1632.702759</text:p>
          </table:table-cell>
          <table:table-cell office:value-type="float" office:value="1691.92627" calcext:value-type="float">
            <text:p>1691.92627</text:p>
          </table:table-cell>
        </table:table-row>
        <table:table-row table:style-name="ro1">
          <table:table-cell office:value-type="float" office:value="1630.235962" calcext:value-type="float">
            <text:p>1630.235962</text:p>
          </table:table-cell>
          <table:table-cell office:value-type="float" office:value="1691.843994" calcext:value-type="float">
            <text:p>1691.843994</text:p>
          </table:table-cell>
          <table:table-cell office:value-type="float" office:value="1633.211914" calcext:value-type="float">
            <text:p>1633.211914</text:p>
          </table:table-cell>
          <table:table-cell office:value-type="float" office:value="1693.814453" calcext:value-type="float">
            <text:p>1693.814453</text:p>
          </table:table-cell>
        </table:table-row>
        <table:table-row table:style-name="ro1">
          <table:table-cell office:value-type="float" office:value="1629.954834" calcext:value-type="float">
            <text:p>1629.954834</text:p>
          </table:table-cell>
          <table:table-cell office:value-type="float" office:value="1689.034302" calcext:value-type="float">
            <text:p>1689.034302</text:p>
          </table:table-cell>
          <table:table-cell office:value-type="float" office:value="1629.45874" calcext:value-type="float">
            <text:p>1629.45874</text:p>
          </table:table-cell>
          <table:table-cell office:value-type="float" office:value="1691.322998" calcext:value-type="float">
            <text:p>1691.322998</text:p>
          </table:table-cell>
        </table:table-row>
        <table:table-row table:style-name="ro1">
          <table:table-cell office:value-type="float" office:value="1626.822876" calcext:value-type="float">
            <text:p>1626.822876</text:p>
          </table:table-cell>
          <table:table-cell office:value-type="float" office:value="1693.500122" calcext:value-type="float">
            <text:p>1693.500122</text:p>
          </table:table-cell>
          <table:table-cell office:value-type="float" office:value="1630.889282" calcext:value-type="float">
            <text:p>1630.889282</text:p>
          </table:table-cell>
          <table:table-cell office:value-type="float" office:value="1693.147339" calcext:value-type="float">
            <text:p>1693.147339</text:p>
          </table:table-cell>
        </table:table-row>
        <table:table-row table:style-name="ro1">
          <table:table-cell office:value-type="float" office:value="1630.434082" calcext:value-type="float">
            <text:p>1630.434082</text:p>
          </table:table-cell>
          <table:table-cell office:value-type="float" office:value="1693.169922" calcext:value-type="float">
            <text:p>1693.169922</text:p>
          </table:table-cell>
          <table:table-cell office:value-type="float" office:value="1632.699829" calcext:value-type="float">
            <text:p>1632.699829</text:p>
          </table:table-cell>
          <table:table-cell office:value-type="float" office:value="1696.174438" calcext:value-type="float">
            <text:p>1696.174438</text:p>
          </table:table-cell>
        </table:table-row>
        <table:table-row table:style-name="ro1">
          <table:table-cell office:value-type="float" office:value="1630.188721" calcext:value-type="float">
            <text:p>1630.188721</text:p>
          </table:table-cell>
          <table:table-cell office:value-type="float" office:value="1690.893677" calcext:value-type="float">
            <text:p>1690.893677</text:p>
          </table:table-cell>
          <table:table-cell office:value-type="float" office:value="1634.194336" calcext:value-type="float">
            <text:p>1634.194336</text:p>
          </table:table-cell>
          <table:table-cell office:value-type="float" office:value="1689.593506" calcext:value-type="float">
            <text:p>1689.593506</text:p>
          </table:table-cell>
        </table:table-row>
        <table:table-row table:style-name="ro1">
          <table:table-cell office:value-type="float" office:value="1625.62207" calcext:value-type="float">
            <text:p>1625.62207</text:p>
          </table:table-cell>
          <table:table-cell office:value-type="float" office:value="1695.687012" calcext:value-type="float">
            <text:p>1695.687012</text:p>
          </table:table-cell>
          <table:table-cell office:value-type="float" office:value="1630.153809" calcext:value-type="float">
            <text:p>1630.153809</text:p>
          </table:table-cell>
          <table:table-cell office:value-type="float" office:value="1696.523438" calcext:value-type="float">
            <text:p>1696.523438</text:p>
          </table:table-cell>
        </table:table-row>
        <table:table-row table:style-name="ro1">
          <table:table-cell office:value-type="float" office:value="1630.720337" calcext:value-type="float">
            <text:p>1630.720337</text:p>
          </table:table-cell>
          <table:table-cell office:value-type="float" office:value="1692.371948" calcext:value-type="float">
            <text:p>1692.371948</text:p>
          </table:table-cell>
          <table:table-cell office:value-type="float" office:value="1633.633545" calcext:value-type="float">
            <text:p>1633.633545</text:p>
          </table:table-cell>
          <table:table-cell office:value-type="float" office:value="1693.792969" calcext:value-type="float">
            <text:p>1693.792969</text:p>
          </table:table-cell>
        </table:table-row>
        <table:table-row table:style-name="ro1">
          <table:table-cell office:value-type="float" office:value="1631.244873" calcext:value-type="float">
            <text:p>1631.244873</text:p>
          </table:table-cell>
          <table:table-cell office:value-type="float" office:value="1691.588013" calcext:value-type="float">
            <text:p>1691.588013</text:p>
          </table:table-cell>
          <table:table-cell office:value-type="float" office:value="1631.13208" calcext:value-type="float">
            <text:p>1631.13208</text:p>
          </table:table-cell>
          <table:table-cell office:value-type="float" office:value="1694.464233" calcext:value-type="float">
            <text:p>1694.464233</text:p>
          </table:table-cell>
        </table:table-row>
        <table:table-row table:style-name="ro1">
          <table:table-cell office:value-type="float" office:value="1629.90332" calcext:value-type="float">
            <text:p>1629.90332</text:p>
          </table:table-cell>
          <table:table-cell office:value-type="float" office:value="1694.869873" calcext:value-type="float">
            <text:p>1694.869873</text:p>
          </table:table-cell>
          <table:table-cell office:value-type="float" office:value="1635.465088" calcext:value-type="float">
            <text:p>1635.465088</text:p>
          </table:table-cell>
          <table:table-cell office:value-type="float" office:value="1693.795776" calcext:value-type="float">
            <text:p>1693.795776</text:p>
          </table:table-cell>
        </table:table-row>
        <table:table-row table:style-name="ro1">
          <table:table-cell office:value-type="float" office:value="1629.344971" calcext:value-type="float">
            <text:p>1629.344971</text:p>
          </table:table-cell>
          <table:table-cell office:value-type="float" office:value="1691.535522" calcext:value-type="float">
            <text:p>1691.535522</text:p>
          </table:table-cell>
          <table:table-cell office:value-type="float" office:value="1634.795776" calcext:value-type="float">
            <text:p>1634.795776</text:p>
          </table:table-cell>
          <table:table-cell office:value-type="float" office:value="1692.615601" calcext:value-type="float">
            <text:p>1692.615601</text:p>
          </table:table-cell>
        </table:table-row>
        <table:table-row table:style-name="ro1">
          <table:table-cell office:value-type="float" office:value="1630.162842" calcext:value-type="float">
            <text:p>1630.162842</text:p>
          </table:table-cell>
          <table:table-cell office:value-type="float" office:value="1693.984131" calcext:value-type="float">
            <text:p>1693.984131</text:p>
          </table:table-cell>
          <table:table-cell office:value-type="float" office:value="1632.216431" calcext:value-type="float">
            <text:p>1632.216431</text:p>
          </table:table-cell>
          <table:table-cell office:value-type="float" office:value="1694.969849" calcext:value-type="float">
            <text:p>1694.969849</text:p>
          </table:table-cell>
        </table:table-row>
        <table:table-row table:style-name="ro1">
          <table:table-cell office:value-type="float" office:value="1626.602051" calcext:value-type="float">
            <text:p>1626.602051</text:p>
          </table:table-cell>
          <table:table-cell office:value-type="float" office:value="1692.861572" calcext:value-type="float">
            <text:p>1692.861572</text:p>
          </table:table-cell>
          <table:table-cell office:value-type="float" office:value="1630.543945" calcext:value-type="float">
            <text:p>1630.543945</text:p>
          </table:table-cell>
          <table:table-cell office:value-type="float" office:value="1694.872803" calcext:value-type="float">
            <text:p>1694.872803</text:p>
          </table:table-cell>
        </table:table-row>
        <table:table-row table:style-name="ro1">
          <table:table-cell office:value-type="float" office:value="1631.165527" calcext:value-type="float">
            <text:p>1631.165527</text:p>
          </table:table-cell>
          <table:table-cell office:value-type="float" office:value="1693.689697" calcext:value-type="float">
            <text:p>1693.689697</text:p>
          </table:table-cell>
          <table:table-cell office:value-type="float" office:value="1635.002808" calcext:value-type="float">
            <text:p>1635.002808</text:p>
          </table:table-cell>
          <table:table-cell office:value-type="float" office:value="1691.913574" calcext:value-type="float">
            <text:p>1691.913574</text:p>
          </table:table-cell>
        </table:table-row>
        <table:table-row table:style-name="ro1">
          <table:table-cell office:value-type="float" office:value="1631.721924" calcext:value-type="float">
            <text:p>1631.721924</text:p>
          </table:table-cell>
          <table:table-cell office:value-type="float" office:value="1692.750977" calcext:value-type="float">
            <text:p>1692.750977</text:p>
          </table:table-cell>
          <table:table-cell office:value-type="float" office:value="1631.60498" calcext:value-type="float">
            <text:p>1631.60498</text:p>
          </table:table-cell>
          <table:table-cell office:value-type="float" office:value="1695.830566" calcext:value-type="float">
            <text:p>1695.830566</text:p>
          </table:table-cell>
        </table:table-row>
        <table:table-row table:style-name="ro1">
          <table:table-cell office:value-type="float" office:value="1631.24585" calcext:value-type="float">
            <text:p>1631.24585</text:p>
          </table:table-cell>
          <table:table-cell office:value-type="float" office:value="1692.951294" calcext:value-type="float">
            <text:p>1692.951294</text:p>
          </table:table-cell>
          <table:table-cell office:value-type="float" office:value="1635.388184" calcext:value-type="float">
            <text:p>1635.388184</text:p>
          </table:table-cell>
          <table:table-cell office:value-type="float" office:value="1694.777832" calcext:value-type="float">
            <text:p>1694.777832</text:p>
          </table:table-cell>
        </table:table-row>
        <table:table-row table:style-name="ro1">
          <table:table-cell office:value-type="float" office:value="1629.375732" calcext:value-type="float">
            <text:p>1629.375732</text:p>
          </table:table-cell>
          <table:table-cell office:value-type="float" office:value="1696.386963" calcext:value-type="float">
            <text:p>1696.386963</text:p>
          </table:table-cell>
          <table:table-cell office:value-type="float" office:value="1633.230835" calcext:value-type="float">
            <text:p>1633.230835</text:p>
          </table:table-cell>
          <table:table-cell office:value-type="float" office:value="1696.520752" calcext:value-type="float">
            <text:p>1696.520752</text:p>
          </table:table-cell>
        </table:table-row>
        <table:table-row table:style-name="ro1">
          <table:table-cell office:value-type="float" office:value="1631.44397" calcext:value-type="float">
            <text:p>1631.44397</text:p>
          </table:table-cell>
          <table:table-cell office:value-type="float" office:value="1692.794922" calcext:value-type="float">
            <text:p>1692.794922</text:p>
          </table:table-cell>
          <table:table-cell office:value-type="float" office:value="1637.510742" calcext:value-type="float">
            <text:p>1637.510742</text:p>
          </table:table-cell>
          <table:table-cell office:value-type="float" office:value="1693.817627" calcext:value-type="float">
            <text:p>1693.817627</text:p>
          </table:table-cell>
        </table:table-row>
        <table:table-row table:style-name="ro1">
          <table:table-cell office:value-type="float" office:value="1634.244141" calcext:value-type="float">
            <text:p>1634.244141</text:p>
          </table:table-cell>
          <table:table-cell office:value-type="float" office:value="1692.026123" calcext:value-type="float">
            <text:p>1692.026123</text:p>
          </table:table-cell>
          <table:table-cell office:value-type="float" office:value="1637.071167" calcext:value-type="float">
            <text:p>1637.071167</text:p>
          </table:table-cell>
          <table:table-cell office:value-type="float" office:value="1690.585327" calcext:value-type="float">
            <text:p>1690.585327</text:p>
          </table:table-cell>
        </table:table-row>
        <table:table-row table:style-name="ro1">
          <table:table-cell office:value-type="float" office:value="1626.604736" calcext:value-type="float">
            <text:p>1626.604736</text:p>
          </table:table-cell>
          <table:table-cell office:value-type="float" office:value="1687.566162" calcext:value-type="float">
            <text:p>1687.566162</text:p>
          </table:table-cell>
          <table:table-cell office:value-type="float" office:value="1628.624634" calcext:value-type="float">
            <text:p>1628.624634</text:p>
          </table:table-cell>
          <table:table-cell office:value-type="float" office:value="1685.033936" calcext:value-type="float">
            <text:p>1685.033936</text:p>
          </table:table-cell>
        </table:table-row>
        <table:table-row table:style-name="ro1">
          <table:table-cell office:value-type="float" office:value="1611.920166" calcext:value-type="float">
            <text:p>1611.920166</text:p>
          </table:table-cell>
          <table:table-cell office:value-type="float" office:value="1684.04248" calcext:value-type="float">
            <text:p>1684.04248</text:p>
          </table:table-cell>
          <table:table-cell office:value-type="float" office:value="1616.144531" calcext:value-type="float">
            <text:p>1616.144531</text:p>
          </table:table-cell>
          <table:table-cell office:value-type="float" office:value="1681.626465" calcext:value-type="float">
            <text:p>1681.626465</text:p>
          </table:table-cell>
        </table:table-row>
        <table:table-row table:style-name="ro1">
          <table:table-cell office:value-type="float" office:value="1609.623535" calcext:value-type="float">
            <text:p>1609.623535</text:p>
          </table:table-cell>
          <table:table-cell office:value-type="float" office:value="1669.381104" calcext:value-type="float">
            <text:p>1669.381104</text:p>
          </table:table-cell>
          <table:table-cell office:value-type="float" office:value="1609.391602" calcext:value-type="float">
            <text:p>1609.391602</text:p>
          </table:table-cell>
          <table:table-cell office:value-type="float" office:value="1666.144409" calcext:value-type="float">
            <text:p>1666.144409</text:p>
          </table:table-cell>
        </table:table-row>
        <table:table-row table:style-name="ro1">
          <table:table-cell office:value-type="float" office:value="1601.541992" calcext:value-type="float">
            <text:p>1601.541992</text:p>
          </table:table-cell>
          <table:table-cell office:value-type="float" office:value="1658.659424" calcext:value-type="float">
            <text:p>1658.659424</text:p>
          </table:table-cell>
          <table:table-cell office:value-type="float" office:value="1609.719971" calcext:value-type="float">
            <text:p>1609.719971</text:p>
          </table:table-cell>
          <table:table-cell office:value-type="float" office:value="1662.160156" calcext:value-type="float">
            <text:p>1662.160156</text:p>
          </table:table-cell>
        </table:table-row>
        <table:table-row table:style-name="ro1">
          <table:table-cell office:value-type="float" office:value="1601.649536" calcext:value-type="float">
            <text:p>1601.649536</text:p>
          </table:table-cell>
          <table:table-cell office:value-type="float" office:value="1660.612427" calcext:value-type="float">
            <text:p>1660.612427</text:p>
          </table:table-cell>
          <table:table-cell office:value-type="float" office:value="1604.897583" calcext:value-type="float">
            <text:p>1604.897583</text:p>
          </table:table-cell>
          <table:table-cell office:value-type="float" office:value="1653.028564" calcext:value-type="float">
            <text:p>1653.028564</text:p>
          </table:table-cell>
        </table:table-row>
        <table:table-row table:style-name="ro1">
          <table:table-cell office:value-type="float" office:value="1600.480713" calcext:value-type="float">
            <text:p>1600.480713</text:p>
          </table:table-cell>
          <table:table-cell office:value-type="float" office:value="1653.974243" calcext:value-type="float">
            <text:p>1653.974243</text:p>
          </table:table-cell>
          <table:table-cell office:value-type="float" office:value="1593.695068" calcext:value-type="float">
            <text:p>1593.695068</text:p>
          </table:table-cell>
          <table:table-cell office:value-type="float" office:value="1656.814941" calcext:value-type="float">
            <text:p>1656.814941</text:p>
          </table:table-cell>
        </table:table-row>
        <table:table-row table:style-name="ro1">
          <table:table-cell office:value-type="float" office:value="1592.366821" calcext:value-type="float">
            <text:p>1592.366821</text:p>
          </table:table-cell>
          <table:table-cell office:value-type="float" office:value="1643.143555" calcext:value-type="float">
            <text:p>1643.143555</text:p>
          </table:table-cell>
          <table:table-cell office:value-type="float" office:value="1604.082642" calcext:value-type="float">
            <text:p>1604.082642</text:p>
          </table:table-cell>
          <table:table-cell office:value-type="float" office:value="1635.439331" calcext:value-type="float">
            <text:p>1635.439331</text:p>
          </table:table-cell>
        </table:table-row>
        <table:table-row table:style-name="ro1">
          <table:table-cell office:value-type="float" office:value="1594.398926" calcext:value-type="float">
            <text:p>1594.398926</text:p>
          </table:table-cell>
          <table:table-cell office:value-type="float" office:value="1640.634766" calcext:value-type="float">
            <text:p>1640.634766</text:p>
          </table:table-cell>
          <table:table-cell office:value-type="float" office:value="1592.787964" calcext:value-type="float">
            <text:p>1592.787964</text:p>
          </table:table-cell>
          <table:table-cell office:value-type="float" office:value="1642.678833" calcext:value-type="float">
            <text:p>1642.678833</text:p>
          </table:table-cell>
        </table:table-row>
        <table:table-row table:style-name="ro1">
          <table:table-cell office:value-type="float" office:value="1586.621216" calcext:value-type="float">
            <text:p>1586.621216</text:p>
          </table:table-cell>
          <table:table-cell office:value-type="float" office:value="1633.511963" calcext:value-type="float">
            <text:p>1633.511963</text:p>
          </table:table-cell>
          <table:table-cell office:value-type="float" office:value="1592.943604" calcext:value-type="float">
            <text:p>1592.943604</text:p>
          </table:table-cell>
          <table:table-cell office:value-type="float" office:value="1630.143311" calcext:value-type="float">
            <text:p>1630.143311</text:p>
          </table:table-cell>
        </table:table-row>
        <table:table-row table:style-name="ro1">
          <table:table-cell office:value-type="float" office:value="1590.834961" calcext:value-type="float">
            <text:p>1590.834961</text:p>
          </table:table-cell>
          <table:table-cell office:value-type="float" office:value="1628.732422" calcext:value-type="float">
            <text:p>1628.732422</text:p>
          </table:table-cell>
          <table:table-cell office:value-type="float" office:value="1589.276978" calcext:value-type="float">
            <text:p>1589.276978</text:p>
          </table:table-cell>
          <table:table-cell office:value-type="float" office:value="1626.977661" calcext:value-type="float">
            <text:p>1626.977661</text:p>
          </table:table-cell>
        </table:table-row>
        <table:table-row table:style-name="ro1">
          <table:table-cell office:value-type="float" office:value="1582.320801" calcext:value-type="float">
            <text:p>1582.320801</text:p>
          </table:table-cell>
          <table:table-cell office:value-type="float" office:value="1620.933716" calcext:value-type="float">
            <text:p>1620.933716</text:p>
          </table:table-cell>
          <table:table-cell office:value-type="float" office:value="1590.226196" calcext:value-type="float">
            <text:p>1590.226196</text:p>
          </table:table-cell>
          <table:table-cell office:value-type="float" office:value="1618.536377" calcext:value-type="float">
            <text:p>1618.536377</text:p>
          </table:table-cell>
        </table:table-row>
        <table:table-row table:style-name="ro1">
          <table:table-cell office:value-type="float" office:value="1585.046875" calcext:value-type="float">
            <text:p>1585.046875</text:p>
          </table:table-cell>
          <table:table-cell office:value-type="float" office:value="1619.94458" calcext:value-type="float">
            <text:p>1619.94458</text:p>
          </table:table-cell>
          <table:table-cell office:value-type="float" office:value="1587.244629" calcext:value-type="float">
            <text:p>1587.244629</text:p>
          </table:table-cell>
          <table:table-cell office:value-type="float" office:value="1617.401245" calcext:value-type="float">
            <text:p>1617.401245</text:p>
          </table:table-cell>
        </table:table-row>
        <table:table-row table:style-name="ro1">
          <table:table-cell office:value-type="float" office:value="1580.97998" calcext:value-type="float">
            <text:p>1580.97998</text:p>
          </table:table-cell>
          <table:table-cell office:value-type="float" office:value="1614.603394" calcext:value-type="float">
            <text:p>1614.603394</text:p>
          </table:table-cell>
          <table:table-cell office:value-type="float" office:value="1582.175415" calcext:value-type="float">
            <text:p>1582.175415</text:p>
          </table:table-cell>
          <table:table-cell office:value-type="float" office:value="1613.870239" calcext:value-type="float">
            <text:p>1613.870239</text:p>
          </table:table-cell>
        </table:table-row>
        <table:table-row table:style-name="ro1">
          <table:table-cell office:value-type="float" office:value="1578.466064" calcext:value-type="float">
            <text:p>1578.466064</text:p>
          </table:table-cell>
          <table:table-cell office:value-type="float" office:value="1611.764404" calcext:value-type="float">
            <text:p>1611.764404</text:p>
          </table:table-cell>
          <table:table-cell office:value-type="float" office:value="1583.953979" calcext:value-type="float">
            <text:p>1583.953979</text:p>
          </table:table-cell>
          <table:table-cell office:value-type="float" office:value="1609.750244" calcext:value-type="float">
            <text:p>1609.750244</text:p>
          </table:table-cell>
        </table:table-row>
        <table:table-row table:style-name="ro1">
          <table:table-cell office:value-type="float" office:value="1580.526611" calcext:value-type="float">
            <text:p>1580.526611</text:p>
          </table:table-cell>
          <table:table-cell office:value-type="float" office:value="1608.270264" calcext:value-type="float">
            <text:p>1608.270264</text:p>
          </table:table-cell>
          <table:table-cell office:value-type="float" office:value="1582.409058" calcext:value-type="float">
            <text:p>1582.409058</text:p>
          </table:table-cell>
          <table:table-cell office:value-type="float" office:value="1605.946533" calcext:value-type="float">
            <text:p>1605.946533</text:p>
          </table:table-cell>
        </table:table-row>
        <table:table-row table:style-name="ro1">
          <table:table-cell office:value-type="float" office:value="1580.453369" calcext:value-type="float">
            <text:p>1580.453369</text:p>
          </table:table-cell>
          <table:table-cell office:value-type="float" office:value="1601.474121" calcext:value-type="float">
            <text:p>1601.474121</text:p>
          </table:table-cell>
          <table:table-cell office:value-type="float" office:value="1578.659546" calcext:value-type="float">
            <text:p>1578.659546</text:p>
          </table:table-cell>
          <table:table-cell office:value-type="float" office:value="1603.051758" calcext:value-type="float">
            <text:p>1603.051758</text:p>
          </table:table-cell>
        </table:table-row>
        <table:table-row table:style-name="ro1">
          <table:table-cell office:value-type="float" office:value="1576.313721" calcext:value-type="float">
            <text:p>1576.313721</text:p>
          </table:table-cell>
          <table:table-cell office:value-type="float" office:value="1599.676392" calcext:value-type="float">
            <text:p>1599.676392</text:p>
          </table:table-cell>
          <table:table-cell office:value-type="float" office:value="1577.980225" calcext:value-type="float">
            <text:p>1577.980225</text:p>
          </table:table-cell>
          <table:table-cell office:value-type="float" office:value="1598.567261" calcext:value-type="float">
            <text:p>1598.567261</text:p>
          </table:table-cell>
        </table:table-row>
        <table:table-row table:style-name="ro1">
          <table:table-cell office:value-type="float" office:value="1575.078247" calcext:value-type="float">
            <text:p>1575.078247</text:p>
          </table:table-cell>
          <table:table-cell office:value-type="float" office:value="1597.893311" calcext:value-type="float">
            <text:p>1597.893311</text:p>
          </table:table-cell>
          <table:table-cell office:value-type="float" office:value="1569.535522" calcext:value-type="float">
            <text:p>1569.535522</text:p>
          </table:table-cell>
          <table:table-cell office:value-type="float" office:value="1600.934326" calcext:value-type="float">
            <text:p>1600.934326</text:p>
          </table:table-cell>
        </table:table-row>
        <table:table-row table:style-name="ro1">
          <table:table-cell office:value-type="float" office:value="1571.873291" calcext:value-type="float">
            <text:p>1571.873291</text:p>
          </table:table-cell>
          <table:table-cell office:value-type="float" office:value="1599.555054" calcext:value-type="float">
            <text:p>1599.555054</text:p>
          </table:table-cell>
          <table:table-cell office:value-type="float" office:value="1573.790894" calcext:value-type="float">
            <text:p>1573.790894</text:p>
          </table:table-cell>
          <table:table-cell office:value-type="float" office:value="1595.046631" calcext:value-type="float">
            <text:p>1595.046631</text:p>
          </table:table-cell>
        </table:table-row>
        <table:table-row table:style-name="ro1">
          <table:table-cell office:value-type="float" office:value="1573.200317" calcext:value-type="float">
            <text:p>1573.200317</text:p>
          </table:table-cell>
          <table:table-cell office:value-type="float" office:value="1593.23645" calcext:value-type="float">
            <text:p>1593.23645</text:p>
          </table:table-cell>
          <table:table-cell office:value-type="float" office:value="1576.437744" calcext:value-type="float">
            <text:p>1576.437744</text:p>
          </table:table-cell>
          <table:table-cell office:value-type="float" office:value="1592.135498" calcext:value-type="float">
            <text:p>1592.135498</text:p>
          </table:table-cell>
        </table:table-row>
        <table:table-row table:style-name="ro1">
          <table:table-cell office:value-type="float" office:value="1573.428101" calcext:value-type="float">
            <text:p>1573.428101</text:p>
          </table:table-cell>
          <table:table-cell office:value-type="float" office:value="1592.483765" calcext:value-type="float">
            <text:p>1592.483765</text:p>
          </table:table-cell>
          <table:table-cell office:value-type="float" office:value="1571.7229" calcext:value-type="float">
            <text:p>1571.7229</text:p>
          </table:table-cell>
          <table:table-cell office:value-type="float" office:value="1593.700928" calcext:value-type="float">
            <text:p>1593.700928</text:p>
          </table:table-cell>
        </table:table-row>
        <table:table-row table:style-name="ro1">
          <table:table-cell office:value-type="float" office:value="1571.047485" calcext:value-type="float">
            <text:p>1571.047485</text:p>
          </table:table-cell>
          <table:table-cell office:value-type="float" office:value="1590.824463" calcext:value-type="float">
            <text:p>1590.824463</text:p>
          </table:table-cell>
          <table:table-cell office:value-type="float" office:value="1575.485352" calcext:value-type="float">
            <text:p>1575.485352</text:p>
          </table:table-cell>
          <table:table-cell office:value-type="float" office:value="1588.249878" calcext:value-type="float">
            <text:p>1588.249878</text:p>
          </table:table-cell>
        </table:table-row>
        <table:table-row table:style-name="ro1">
          <table:table-cell office:value-type="float" office:value="1571.228271" calcext:value-type="float">
            <text:p>1571.228271</text:p>
          </table:table-cell>
          <table:table-cell office:value-type="float" office:value="1585.4646" calcext:value-type="float">
            <text:p>1585.4646</text:p>
          </table:table-cell>
          <table:table-cell office:value-type="float" office:value="1570.740479" calcext:value-type="float">
            <text:p>1570.740479</text:p>
          </table:table-cell>
          <table:table-cell office:value-type="float" office:value="1587.038574" calcext:value-type="float">
            <text:p>1587.038574</text:p>
          </table:table-cell>
        </table:table-row>
        <table:table-row table:style-name="ro1">
          <table:table-cell office:value-type="float" office:value="1569.871826" calcext:value-type="float">
            <text:p>1569.871826</text:p>
          </table:table-cell>
          <table:table-cell office:value-type="float" office:value="1586.835449" calcext:value-type="float">
            <text:p>1586.835449</text:p>
          </table:table-cell>
          <table:table-cell office:value-type="float" office:value="1569.095703" calcext:value-type="float">
            <text:p>1569.095703</text:p>
          </table:table-cell>
          <table:table-cell office:value-type="float" office:value="1585.96167" calcext:value-type="float">
            <text:p>1585.96167</text:p>
          </table:table-cell>
        </table:table-row>
        <table:table-row table:style-name="ro1">
          <table:table-cell office:value-type="float" office:value="1612.609375" calcext:value-type="float">
            <text:p>1612.609375</text:p>
          </table:table-cell>
          <table:table-cell office:value-type="float" office:value="1608.567139" calcext:value-type="float">
            <text:p>1608.567139</text:p>
          </table:table-cell>
          <table:table-cell office:value-type="float" office:value="1550.87915" calcext:value-type="float">
            <text:p>1550.87915</text:p>
          </table:table-cell>
          <table:table-cell office:value-type="float" office:value="1526.378418" calcext:value-type="float">
            <text:p>1526.378418</text:p>
          </table:table-cell>
        </table:table-row>
        <table:table-row table:style-name="ro1">
          <table:table-cell office:value-type="float" office:value="1614.362061" calcext:value-type="float">
            <text:p>1614.362061</text:p>
          </table:table-cell>
          <table:table-cell office:value-type="float" office:value="1629.987671" calcext:value-type="float">
            <text:p>1629.987671</text:p>
          </table:table-cell>
          <table:table-cell office:value-type="float" office:value="1550.240601" calcext:value-type="float">
            <text:p>1550.240601</text:p>
          </table:table-cell>
          <table:table-cell office:value-type="float" office:value="1499.105957" calcext:value-type="float">
            <text:p>1499.105957</text:p>
          </table:table-cell>
        </table:table-row>
        <table:table-row table:style-name="ro1">
          <table:table-cell office:value-type="float" office:value="1596.584106" calcext:value-type="float">
            <text:p>1596.584106</text:p>
          </table:table-cell>
          <table:table-cell office:value-type="float" office:value="1628.098267" calcext:value-type="float">
            <text:p>1628.098267</text:p>
          </table:table-cell>
          <table:table-cell office:value-type="float" office:value="1509.639771" calcext:value-type="float">
            <text:p>1509.639771</text:p>
          </table:table-cell>
          <table:table-cell office:value-type="float" office:value="1558.250977" calcext:value-type="float">
            <text:p>1558.250977</text:p>
          </table:table-cell>
        </table:table-row>
        <table:table-row table:style-name="ro1">
          <table:table-cell office:value-type="float" office:value="1608.832886" calcext:value-type="float">
            <text:p>1608.832886</text:p>
          </table:table-cell>
          <table:table-cell office:value-type="float" office:value="1620.397949" calcext:value-type="float">
            <text:p>1620.397949</text:p>
          </table:table-cell>
          <table:table-cell office:value-type="float" office:value="1527.831909" calcext:value-type="float">
            <text:p>1527.831909</text:p>
          </table:table-cell>
          <table:table-cell office:value-type="float" office:value="1537.158203" calcext:value-type="float">
            <text:p>1537.158203</text:p>
          </table:table-cell>
        </table:table-row>
        <table:table-row table:style-name="ro1">
          <table:table-cell office:value-type="float" office:value="1616.894653" calcext:value-type="float">
            <text:p>1616.894653</text:p>
          </table:table-cell>
          <table:table-cell office:value-type="float" office:value="1611.336182" calcext:value-type="float">
            <text:p>1611.336182</text:p>
          </table:table-cell>
          <table:table-cell office:value-type="float" office:value="1537.538696" calcext:value-type="float">
            <text:p>1537.538696</text:p>
          </table:table-cell>
          <table:table-cell office:value-type="float" office:value="1543.308472" calcext:value-type="float">
            <text:p>1543.308472</text:p>
          </table:table-cell>
        </table:table-row>
        <table:table-row table:style-name="ro1">
          <table:table-cell office:value-type="float" office:value="1618.736816" calcext:value-type="float">
            <text:p>1618.736816</text:p>
          </table:table-cell>
          <table:table-cell office:value-type="float" office:value="1631.297119" calcext:value-type="float">
            <text:p>1631.297119</text:p>
          </table:table-cell>
          <table:table-cell office:value-type="float" office:value="1561.960449" calcext:value-type="float">
            <text:p>1561.960449</text:p>
          </table:table-cell>
          <table:table-cell office:value-type="float" office:value="1532.294556" calcext:value-type="float">
            <text:p>1532.294556</text:p>
          </table:table-cell>
        </table:table-row>
        <table:table-row table:style-name="ro1">
          <table:table-cell office:value-type="float" office:value="1628.983032" calcext:value-type="float">
            <text:p>1628.983032</text:p>
          </table:table-cell>
          <table:table-cell office:value-type="float" office:value="1649.681885" calcext:value-type="float">
            <text:p>1649.681885</text:p>
          </table:table-cell>
          <table:table-cell office:value-type="float" office:value="1571.66748" calcext:value-type="float">
            <text:p>1571.66748</text:p>
          </table:table-cell>
          <table:table-cell office:value-type="float" office:value="1536.837891" calcext:value-type="float">
            <text:p>1536.837891</text:p>
          </table:table-cell>
        </table:table-row>
        <table:table-row table:style-name="ro1">
          <table:table-cell office:value-type="float" office:value="1640.251221" calcext:value-type="float">
            <text:p>1640.251221</text:p>
          </table:table-cell>
          <table:table-cell office:value-type="float" office:value="1653.307373" calcext:value-type="float">
            <text:p>1653.307373</text:p>
          </table:table-cell>
          <table:table-cell office:value-type="float" office:value="1574.969727" calcext:value-type="float">
            <text:p>1574.969727</text:p>
          </table:table-cell>
          <table:table-cell office:value-type="float" office:value="1544.873291" calcext:value-type="float">
            <text:p>1544.873291</text:p>
          </table:table-cell>
        </table:table-row>
        <table:table-row table:style-name="ro1">
          <table:table-cell office:value-type="float" office:value="1640.697266" calcext:value-type="float">
            <text:p>1640.697266</text:p>
          </table:table-cell>
          <table:table-cell office:value-type="float" office:value="1653.093384" calcext:value-type="float">
            <text:p>1653.093384</text:p>
          </table:table-cell>
          <table:table-cell office:value-type="float" office:value="1587.990845" calcext:value-type="float">
            <text:p>1587.990845</text:p>
          </table:table-cell>
          <table:table-cell office:value-type="float" office:value="1560.331421" calcext:value-type="float">
            <text:p>1560.331421</text:p>
          </table:table-cell>
        </table:table-row>
        <table:table-row table:style-name="ro1">
          <table:table-cell office:value-type="float" office:value="1644.301392" calcext:value-type="float">
            <text:p>1644.301392</text:p>
          </table:table-cell>
          <table:table-cell office:value-type="float" office:value="1677.661133" calcext:value-type="float">
            <text:p>1677.661133</text:p>
          </table:table-cell>
          <table:table-cell office:value-type="float" office:value="1594.072144" calcext:value-type="float">
            <text:p>1594.072144</text:p>
          </table:table-cell>
          <table:table-cell office:value-type="float" office:value="1567.812988" calcext:value-type="float">
            <text:p>1567.812988</text:p>
          </table:table-cell>
        </table:table-row>
        <table:table-row table:style-name="ro1">
          <table:table-cell office:value-type="float" office:value="1654.629883" calcext:value-type="float">
            <text:p>1654.629883</text:p>
          </table:table-cell>
          <table:table-cell office:value-type="float" office:value="1669.929077" calcext:value-type="float">
            <text:p>1669.929077</text:p>
          </table:table-cell>
          <table:table-cell office:value-type="float" office:value="1597.519653" calcext:value-type="float">
            <text:p>1597.519653</text:p>
          </table:table-cell>
          <table:table-cell office:value-type="float" office:value="1571.307495" calcext:value-type="float">
            <text:p>1571.307495</text:p>
          </table:table-cell>
        </table:table-row>
        <table:table-row table:style-name="ro1">
          <table:table-cell office:value-type="float" office:value="1632.407715" calcext:value-type="float">
            <text:p>1632.407715</text:p>
          </table:table-cell>
          <table:table-cell office:value-type="float" office:value="1679.447632" calcext:value-type="float">
            <text:p>1679.447632</text:p>
          </table:table-cell>
          <table:table-cell office:value-type="float" office:value="1603.751709" calcext:value-type="float">
            <text:p>1603.751709</text:p>
          </table:table-cell>
          <table:table-cell office:value-type="float" office:value="1593.494751" calcext:value-type="float">
            <text:p>1593.494751</text:p>
          </table:table-cell>
        </table:table-row>
        <table:table-row table:style-name="ro1">
          <table:table-cell office:value-type="float" office:value="1629.322266" calcext:value-type="float">
            <text:p>1629.322266</text:p>
          </table:table-cell>
          <table:table-cell office:value-type="float" office:value="1689.829468" calcext:value-type="float">
            <text:p>1689.829468</text:p>
          </table:table-cell>
          <table:table-cell office:value-type="float" office:value="1588.090942" calcext:value-type="float">
            <text:p>1588.090942</text:p>
          </table:table-cell>
          <table:table-cell office:value-type="float" office:value="1589.497803" calcext:value-type="float">
            <text:p>1589.497803</text:p>
          </table:table-cell>
        </table:table-row>
        <table:table-row table:style-name="ro1">
          <table:table-cell office:value-type="float" office:value="1632.897339" calcext:value-type="float">
            <text:p>1632.897339</text:p>
          </table:table-cell>
          <table:table-cell office:value-type="float" office:value="1684.488403" calcext:value-type="float">
            <text:p>1684.488403</text:p>
          </table:table-cell>
          <table:table-cell office:value-type="float" office:value="1586.045776" calcext:value-type="float">
            <text:p>1586.045776</text:p>
          </table:table-cell>
          <table:table-cell office:value-type="float" office:value="1587.248047" calcext:value-type="float">
            <text:p>1587.248047</text:p>
          </table:table-cell>
        </table:table-row>
        <table:table-row table:style-name="ro1">
          <table:table-cell office:value-type="float" office:value="1627.151001" calcext:value-type="float">
            <text:p>1627.151001</text:p>
          </table:table-cell>
          <table:table-cell office:value-type="float" office:value="1683.006104" calcext:value-type="float">
            <text:p>1683.006104</text:p>
          </table:table-cell>
          <table:table-cell office:value-type="float" office:value="1588.243896" calcext:value-type="float">
            <text:p>1588.243896</text:p>
          </table:table-cell>
          <table:table-cell office:value-type="float" office:value="1598.569702" calcext:value-type="float">
            <text:p>1598.569702</text:p>
          </table:table-cell>
        </table:table-row>
        <table:table-row table:style-name="ro1">
          <table:table-cell office:value-type="float" office:value="1626.667236" calcext:value-type="float">
            <text:p>1626.667236</text:p>
          </table:table-cell>
          <table:table-cell office:value-type="float" office:value="1681.766479" calcext:value-type="float">
            <text:p>1681.766479</text:p>
          </table:table-cell>
          <table:table-cell office:value-type="float" office:value="1587.410156" calcext:value-type="float">
            <text:p>1587.410156</text:p>
          </table:table-cell>
          <table:table-cell office:value-type="float" office:value="1602.310791" calcext:value-type="float">
            <text:p>1602.310791</text:p>
          </table:table-cell>
        </table:table-row>
        <table:table-row table:style-name="ro1">
          <table:table-cell office:value-type="float" office:value="1626.907471" calcext:value-type="float">
            <text:p>1626.907471</text:p>
          </table:table-cell>
          <table:table-cell office:value-type="float" office:value="1690.484253" calcext:value-type="float">
            <text:p>1690.484253</text:p>
          </table:table-cell>
          <table:table-cell office:value-type="float" office:value="1583" calcext:value-type="float">
            <text:p>1583</text:p>
          </table:table-cell>
          <table:table-cell office:value-type="float" office:value="1604.281616" calcext:value-type="float">
            <text:p>1604.281616</text:p>
          </table:table-cell>
        </table:table-row>
        <table:table-row table:style-name="ro1">
          <table:table-cell office:value-type="float" office:value="1588.483765" calcext:value-type="float">
            <text:p>1588.483765</text:p>
          </table:table-cell>
          <table:table-cell office:value-type="float" office:value="1653.997925" calcext:value-type="float">
            <text:p>1653.997925</text:p>
          </table:table-cell>
          <table:table-cell office:value-type="float" office:value="1616.075928" calcext:value-type="float">
            <text:p>1616.075928</text:p>
          </table:table-cell>
          <table:table-cell office:value-type="float" office:value="1645.014404" calcext:value-type="float">
            <text:p>1645.014404</text:p>
          </table:table-cell>
        </table:table-row>
        <table:table-row table:style-name="ro1">
          <table:table-cell office:value-type="float" office:value="1595.896606" calcext:value-type="float">
            <text:p>1595.896606</text:p>
          </table:table-cell>
          <table:table-cell office:value-type="float" office:value="1645.862061" calcext:value-type="float">
            <text:p>1645.862061</text:p>
          </table:table-cell>
          <table:table-cell office:value-type="float" office:value="1611.406128" calcext:value-type="float">
            <text:p>1611.406128</text:p>
          </table:table-cell>
          <table:table-cell office:value-type="float" office:value="1652.572998" calcext:value-type="float">
            <text:p>1652.572998</text:p>
          </table:table-cell>
        </table:table-row>
        <table:table-row table:style-name="ro1">
          <table:table-cell office:value-type="float" office:value="1600.688965" calcext:value-type="float">
            <text:p>1600.688965</text:p>
          </table:table-cell>
          <table:table-cell office:value-type="float" office:value="1644.915283" calcext:value-type="float">
            <text:p>1644.915283</text:p>
          </table:table-cell>
          <table:table-cell office:value-type="float" office:value="1609.765015" calcext:value-type="float">
            <text:p>1609.765015</text:p>
          </table:table-cell>
          <table:table-cell office:value-type="float" office:value="1651.562134" calcext:value-type="float">
            <text:p>1651.562134</text:p>
          </table:table-cell>
        </table:table-row>
        <table:table-row table:style-name="ro1">
          <table:table-cell office:value-type="float" office:value="1601.297363" calcext:value-type="float">
            <text:p>1601.297363</text:p>
          </table:table-cell>
          <table:table-cell office:value-type="float" office:value="1649.038696" calcext:value-type="float">
            <text:p>1649.038696</text:p>
          </table:table-cell>
          <table:table-cell office:value-type="float" office:value="1604.174316" calcext:value-type="float">
            <text:p>1604.174316</text:p>
          </table:table-cell>
          <table:table-cell office:value-type="float" office:value="1654.820679" calcext:value-type="float">
            <text:p>1654.820679</text:p>
          </table:table-cell>
        </table:table-row>
        <table:table-row table:style-name="ro1">
          <table:table-cell office:value-type="float" office:value="1603.439453" calcext:value-type="float">
            <text:p>1603.439453</text:p>
          </table:table-cell>
          <table:table-cell office:value-type="float" office:value="1649.66748" calcext:value-type="float">
            <text:p>1649.66748</text:p>
          </table:table-cell>
          <table:table-cell office:value-type="float" office:value="1606.776123" calcext:value-type="float">
            <text:p>1606.776123</text:p>
          </table:table-cell>
          <table:table-cell office:value-type="float" office:value="1653.189087" calcext:value-type="float">
            <text:p>1653.189087</text:p>
          </table:table-cell>
        </table:table-row>
        <table:table-row table:style-name="ro1">
          <table:table-cell office:value-type="float" office:value="1604.817627" calcext:value-type="float">
            <text:p>1604.817627</text:p>
          </table:table-cell>
          <table:table-cell office:value-type="float" office:value="1652.610718" calcext:value-type="float">
            <text:p>1652.610718</text:p>
          </table:table-cell>
          <table:table-cell office:value-type="float" office:value="1608.662231" calcext:value-type="float">
            <text:p>1608.662231</text:p>
          </table:table-cell>
          <table:table-cell office:value-type="float" office:value="1653.155029" calcext:value-type="float">
            <text:p>1653.155029</text:p>
          </table:table-cell>
        </table:table-row>
        <table:table-row table:style-name="ro1">
          <table:table-cell office:value-type="float" office:value="1605.094727" calcext:value-type="float">
            <text:p>1605.094727</text:p>
          </table:table-cell>
          <table:table-cell office:value-type="float" office:value="1652.900024" calcext:value-type="float">
            <text:p>1652.900024</text:p>
          </table:table-cell>
          <table:table-cell office:value-type="float" office:value="1606.847778" calcext:value-type="float">
            <text:p>1606.847778</text:p>
          </table:table-cell>
          <table:table-cell office:value-type="float" office:value="1655.897461" calcext:value-type="float">
            <text:p>1655.897461</text:p>
          </table:table-cell>
        </table:table-row>
        <table:table-row table:style-name="ro1">
          <table:table-cell office:value-type="float" office:value="1605.442505" calcext:value-type="float">
            <text:p>1605.442505</text:p>
          </table:table-cell>
          <table:table-cell office:value-type="float" office:value="1654.252808" calcext:value-type="float">
            <text:p>1654.252808</text:p>
          </table:table-cell>
          <table:table-cell office:value-type="float" office:value="1606.460449" calcext:value-type="float">
            <text:p>1606.460449</text:p>
          </table:table-cell>
          <table:table-cell office:value-type="float" office:value="1656.195557" calcext:value-type="float">
            <text:p>1656.195557</text:p>
          </table:table-cell>
        </table:table-row>
        <table:table-row table:style-name="ro1">
          <table:table-cell office:value-type="float" office:value="1607.296875" calcext:value-type="float">
            <text:p>1607.296875</text:p>
          </table:table-cell>
          <table:table-cell office:value-type="float" office:value="1654.156128" calcext:value-type="float">
            <text:p>1654.156128</text:p>
          </table:table-cell>
          <table:table-cell office:value-type="float" office:value="1608.42334" calcext:value-type="float">
            <text:p>1608.42334</text:p>
          </table:table-cell>
          <table:table-cell office:value-type="float" office:value="1653.700684" calcext:value-type="float">
            <text:p>1653.700684</text:p>
          </table:table-cell>
        </table:table-row>
        <table:table-row table:style-name="ro1">
          <table:table-cell office:value-type="float" office:value="1605.699951" calcext:value-type="float">
            <text:p>1605.699951</text:p>
          </table:table-cell>
          <table:table-cell office:value-type="float" office:value="1653.421875" calcext:value-type="float">
            <text:p>1653.421875</text:p>
          </table:table-cell>
          <table:table-cell office:value-type="float" office:value="1607.375366" calcext:value-type="float">
            <text:p>1607.375366</text:p>
          </table:table-cell>
          <table:table-cell office:value-type="float" office:value="1656.998291" calcext:value-type="float">
            <text:p>1656.998291</text:p>
          </table:table-cell>
        </table:table-row>
        <table:table-row table:style-name="ro1">
          <table:table-cell office:value-type="float" office:value="1607.6073" calcext:value-type="float">
            <text:p>1607.6073</text:p>
          </table:table-cell>
          <table:table-cell office:value-type="float" office:value="1656.855103" calcext:value-type="float">
            <text:p>1656.855103</text:p>
          </table:table-cell>
          <table:table-cell office:value-type="float" office:value="1604.93689" calcext:value-type="float">
            <text:p>1604.93689</text:p>
          </table:table-cell>
          <table:table-cell office:value-type="float" office:value="1654.923462" calcext:value-type="float">
            <text:p>1654.923462</text:p>
          </table:table-cell>
        </table:table-row>
        <table:table-row table:style-name="ro1">
          <table:table-cell office:value-type="float" office:value="1609.328003" calcext:value-type="float">
            <text:p>1609.328003</text:p>
          </table:table-cell>
          <table:table-cell office:value-type="float" office:value="1654.671143" calcext:value-type="float">
            <text:p>1654.671143</text:p>
          </table:table-cell>
          <table:table-cell office:value-type="float" office:value="1608.085083" calcext:value-type="float">
            <text:p>1608.085083</text:p>
          </table:table-cell>
          <table:table-cell office:value-type="float" office:value="1657.557495" calcext:value-type="float">
            <text:p>1657.557495</text:p>
          </table:table-cell>
        </table:table-row>
        <table:table-row table:style-name="ro1">
          <table:table-cell office:value-type="float" office:value="1608.027832" calcext:value-type="float">
            <text:p>1608.027832</text:p>
          </table:table-cell>
          <table:table-cell office:value-type="float" office:value="1659.032959" calcext:value-type="float">
            <text:p>1659.032959</text:p>
          </table:table-cell>
          <table:table-cell office:value-type="float" office:value="1608.626953" calcext:value-type="float">
            <text:p>1608.626953</text:p>
          </table:table-cell>
          <table:table-cell office:value-type="float" office:value="1658.539551" calcext:value-type="float">
            <text:p>1658.539551</text:p>
          </table:table-cell>
        </table:table-row>
        <table:table-row table:style-name="ro1">
          <table:table-cell office:value-type="float" office:value="1608.600708" calcext:value-type="float">
            <text:p>1608.600708</text:p>
          </table:table-cell>
          <table:table-cell office:value-type="float" office:value="1656.470337" calcext:value-type="float">
            <text:p>1656.470337</text:p>
          </table:table-cell>
          <table:table-cell office:value-type="float" office:value="1613.932983" calcext:value-type="float">
            <text:p>1613.932983</text:p>
          </table:table-cell>
          <table:table-cell office:value-type="float" office:value="1658.092285" calcext:value-type="float">
            <text:p>1658.092285</text:p>
          </table:table-cell>
        </table:table-row>
        <table:table-row table:style-name="ro1">
          <table:table-cell office:value-type="float" office:value="1608.533203" calcext:value-type="float">
            <text:p>1608.533203</text:p>
          </table:table-cell>
          <table:table-cell office:value-type="float" office:value="1658.007568" calcext:value-type="float">
            <text:p>1658.007568</text:p>
          </table:table-cell>
          <table:table-cell office:value-type="float" office:value="1614.125977" calcext:value-type="float">
            <text:p>1614.125977</text:p>
          </table:table-cell>
          <table:table-cell office:value-type="float" office:value="1656.081299" calcext:value-type="float">
            <text:p>1656.081299</text:p>
          </table:table-cell>
        </table:table-row>
        <table:table-row table:style-name="ro1">
          <table:table-cell office:value-type="float" office:value="1607.275513" calcext:value-type="float">
            <text:p>1607.275513</text:p>
          </table:table-cell>
          <table:table-cell office:value-type="float" office:value="1657.549927" calcext:value-type="float">
            <text:p>1657.549927</text:p>
          </table:table-cell>
          <table:table-cell office:value-type="float" office:value="1611.833008" calcext:value-type="float">
            <text:p>1611.833008</text:p>
          </table:table-cell>
          <table:table-cell office:value-type="float" office:value="1656.207275" calcext:value-type="float">
            <text:p>1656.207275</text:p>
          </table:table-cell>
        </table:table-row>
        <table:table-row table:style-name="ro1">
          <table:table-cell office:value-type="float" office:value="1608.263428" calcext:value-type="float">
            <text:p>1608.263428</text:p>
          </table:table-cell>
          <table:table-cell office:value-type="float" office:value="1663.448608" calcext:value-type="float">
            <text:p>1663.448608</text:p>
          </table:table-cell>
          <table:table-cell office:value-type="float" office:value="1611.969604" calcext:value-type="float">
            <text:p>1611.969604</text:p>
          </table:table-cell>
          <table:table-cell office:value-type="float" office:value="1662.053345" calcext:value-type="float">
            <text:p>1662.053345</text:p>
          </table:table-cell>
        </table:table-row>
        <table:table-row table:style-name="ro1">
          <table:table-cell office:value-type="float" office:value="1609.066406" calcext:value-type="float">
            <text:p>1609.066406</text:p>
          </table:table-cell>
          <table:table-cell office:value-type="float" office:value="1662.848999" calcext:value-type="float">
            <text:p>1662.848999</text:p>
          </table:table-cell>
          <table:table-cell office:value-type="float" office:value="1613.108398" calcext:value-type="float">
            <text:p>1613.108398</text:p>
          </table:table-cell>
          <table:table-cell office:value-type="float" office:value="1659.547852" calcext:value-type="float">
            <text:p>1659.547852</text:p>
          </table:table-cell>
        </table:table-row>
        <table:table-row table:style-name="ro1">
          <table:table-cell office:value-type="float" office:value="1612.685181" calcext:value-type="float">
            <text:p>1612.685181</text:p>
          </table:table-cell>
          <table:table-cell office:value-type="float" office:value="1662.197144" calcext:value-type="float">
            <text:p>1662.197144</text:p>
          </table:table-cell>
          <table:table-cell office:value-type="float" office:value="1613.654785" calcext:value-type="float">
            <text:p>1613.654785</text:p>
          </table:table-cell>
          <table:table-cell office:value-type="float" office:value="1658.901489" calcext:value-type="float">
            <text:p>1658.901489</text:p>
          </table:table-cell>
        </table:table-row>
        <table:table-row table:style-name="ro1">
          <table:table-cell office:value-type="float" office:value="1614.824829" calcext:value-type="float">
            <text:p>1614.824829</text:p>
          </table:table-cell>
          <table:table-cell office:value-type="float" office:value="1658.063843" calcext:value-type="float">
            <text:p>1658.063843</text:p>
          </table:table-cell>
          <table:table-cell office:value-type="float" office:value="1612.186035" calcext:value-type="float">
            <text:p>1612.186035</text:p>
          </table:table-cell>
          <table:table-cell office:value-type="float" office:value="1658.145264" calcext:value-type="float">
            <text:p>1658.145264</text:p>
          </table:table-cell>
        </table:table-row>
        <table:table-row table:style-name="ro1">
          <table:table-cell office:value-type="float" office:value="1608.540771" calcext:value-type="float">
            <text:p>1608.540771</text:p>
          </table:table-cell>
          <table:table-cell office:value-type="float" office:value="1662.759155" calcext:value-type="float">
            <text:p>1662.759155</text:p>
          </table:table-cell>
          <table:table-cell office:value-type="float" office:value="1613.822388" calcext:value-type="float">
            <text:p>1613.822388</text:p>
          </table:table-cell>
          <table:table-cell office:value-type="float" office:value="1661.439697" calcext:value-type="float">
            <text:p>1661.439697</text:p>
          </table:table-cell>
        </table:table-row>
        <table:table-row table:style-name="ro1">
          <table:table-cell office:value-type="float" office:value="1612.129517" calcext:value-type="float">
            <text:p>1612.129517</text:p>
          </table:table-cell>
          <table:table-cell office:value-type="float" office:value="1661.404785" calcext:value-type="float">
            <text:p>1661.404785</text:p>
          </table:table-cell>
          <table:table-cell office:value-type="float" office:value="1611.847046" calcext:value-type="float">
            <text:p>1611.847046</text:p>
          </table:table-cell>
          <table:table-cell office:value-type="float" office:value="1660.812256" calcext:value-type="float">
            <text:p>1660.812256</text:p>
          </table:table-cell>
        </table:table-row>
        <table:table-row table:style-name="ro1">
          <table:table-cell office:value-type="float" office:value="1612.25415" calcext:value-type="float">
            <text:p>1612.25415</text:p>
          </table:table-cell>
          <table:table-cell office:value-type="float" office:value="1661.475464" calcext:value-type="float">
            <text:p>1661.475464</text:p>
          </table:table-cell>
          <table:table-cell office:value-type="float" office:value="1613.969116" calcext:value-type="float">
            <text:p>1613.969116</text:p>
          </table:table-cell>
          <table:table-cell office:value-type="float" office:value="1661.964355" calcext:value-type="float">
            <text:p>1661.964355</text:p>
          </table:table-cell>
        </table:table-row>
        <table:table-row table:style-name="ro1">
          <table:table-cell office:value-type="float" office:value="1611.718018" calcext:value-type="float">
            <text:p>1611.718018</text:p>
          </table:table-cell>
          <table:table-cell office:value-type="float" office:value="1667.074585" calcext:value-type="float">
            <text:p>1667.074585</text:p>
          </table:table-cell>
          <table:table-cell office:value-type="float" office:value="1616.956665" calcext:value-type="float">
            <text:p>1616.956665</text:p>
          </table:table-cell>
          <table:table-cell office:value-type="float" office:value="1661.999512" calcext:value-type="float">
            <text:p>1661.999512</text:p>
          </table:table-cell>
        </table:table-row>
        <table:table-row table:style-name="ro1">
          <table:table-cell office:value-type="float" office:value="1609.27124" calcext:value-type="float">
            <text:p>1609.27124</text:p>
          </table:table-cell>
          <table:table-cell office:value-type="float" office:value="1665.987549" calcext:value-type="float">
            <text:p>1665.987549</text:p>
          </table:table-cell>
          <table:table-cell office:value-type="float" office:value="1615.220703" calcext:value-type="float">
            <text:p>1615.220703</text:p>
          </table:table-cell>
          <table:table-cell office:value-type="float" office:value="1661.677734" calcext:value-type="float">
            <text:p>1661.677734</text:p>
          </table:table-cell>
        </table:table-row>
        <table:table-row table:style-name="ro1">
          <table:table-cell office:value-type="float" office:value="1610.245972" calcext:value-type="float">
            <text:p>1610.245972</text:p>
          </table:table-cell>
          <table:table-cell office:value-type="float" office:value="1665.024292" calcext:value-type="float">
            <text:p>1665.024292</text:p>
          </table:table-cell>
          <table:table-cell office:value-type="float" office:value="1616.435669" calcext:value-type="float">
            <text:p>1616.435669</text:p>
          </table:table-cell>
          <table:table-cell office:value-type="float" office:value="1662.618652" calcext:value-type="float">
            <text:p>1662.618652</text:p>
          </table:table-cell>
        </table:table-row>
        <table:table-row table:style-name="ro1">
          <table:table-cell office:value-type="float" office:value="1615.250854" calcext:value-type="float">
            <text:p>1615.250854</text:p>
          </table:table-cell>
          <table:table-cell office:value-type="float" office:value="1665.481934" calcext:value-type="float">
            <text:p>1665.481934</text:p>
          </table:table-cell>
          <table:table-cell office:value-type="float" office:value="1616.607544" calcext:value-type="float">
            <text:p>1616.607544</text:p>
          </table:table-cell>
          <table:table-cell office:value-type="float" office:value="1664.908325" calcext:value-type="float">
            <text:p>1664.908325</text:p>
          </table:table-cell>
        </table:table-row>
        <table:table-row table:style-name="ro1">
          <table:table-cell office:value-type="float" office:value="1614.168579" calcext:value-type="float">
            <text:p>1614.168579</text:p>
          </table:table-cell>
          <table:table-cell office:value-type="float" office:value="1662.505005" calcext:value-type="float">
            <text:p>1662.505005</text:p>
          </table:table-cell>
          <table:table-cell office:value-type="float" office:value="1614.525879" calcext:value-type="float">
            <text:p>1614.525879</text:p>
          </table:table-cell>
          <table:table-cell office:value-type="float" office:value="1662.521973" calcext:value-type="float">
            <text:p>1662.521973</text:p>
          </table:table-cell>
        </table:table-row>
        <table:table-row table:style-name="ro1">
          <table:table-cell office:value-type="float" office:value="1610.539062" calcext:value-type="float">
            <text:p>1610.539062</text:p>
          </table:table-cell>
          <table:table-cell office:value-type="float" office:value="1666.932739" calcext:value-type="float">
            <text:p>1666.932739</text:p>
          </table:table-cell>
          <table:table-cell office:value-type="float" office:value="1615.736572" calcext:value-type="float">
            <text:p>1615.736572</text:p>
          </table:table-cell>
          <table:table-cell office:value-type="float" office:value="1664.010864" calcext:value-type="float">
            <text:p>1664.010864</text:p>
          </table:table-cell>
        </table:table-row>
        <table:table-row table:style-name="ro1">
          <table:table-cell office:value-type="float" office:value="1612.639404" calcext:value-type="float">
            <text:p>1612.639404</text:p>
          </table:table-cell>
          <table:table-cell office:value-type="float" office:value="1666.192993" calcext:value-type="float">
            <text:p>1666.192993</text:p>
          </table:table-cell>
          <table:table-cell office:value-type="float" office:value="1618.82373" calcext:value-type="float">
            <text:p>1618.82373</text:p>
          </table:table-cell>
          <table:table-cell office:value-type="float" office:value="1663.94104" calcext:value-type="float">
            <text:p>1663.94104</text:p>
          </table:table-cell>
        </table:table-row>
        <table:table-row table:style-name="ro1">
          <table:table-cell office:value-type="float" office:value="1611.786865" calcext:value-type="float">
            <text:p>1611.786865</text:p>
          </table:table-cell>
          <table:table-cell office:value-type="float" office:value="1664.71228" calcext:value-type="float">
            <text:p>1664.71228</text:p>
          </table:table-cell>
          <table:table-cell office:value-type="float" office:value="1616.063843" calcext:value-type="float">
            <text:p>1616.063843</text:p>
          </table:table-cell>
          <table:table-cell office:value-type="float" office:value="1661.890137" calcext:value-type="float">
            <text:p>1661.890137</text:p>
          </table:table-cell>
        </table:table-row>
        <table:table-row table:style-name="ro1">
          <table:table-cell office:value-type="float" office:value="1615.54126" calcext:value-type="float">
            <text:p>1615.54126</text:p>
          </table:table-cell>
          <table:table-cell office:value-type="float" office:value="1662.320923" calcext:value-type="float">
            <text:p>1662.320923</text:p>
          </table:table-cell>
          <table:table-cell office:value-type="float" office:value="1617.016113" calcext:value-type="float">
            <text:p>1617.016113</text:p>
          </table:table-cell>
          <table:table-cell office:value-type="float" office:value="1664.630127" calcext:value-type="float">
            <text:p>1664.630127</text:p>
          </table:table-cell>
        </table:table-row>
        <table:table-row table:style-name="ro1">
          <table:table-cell office:value-type="float" office:value="1611.265869" calcext:value-type="float">
            <text:p>1611.265869</text:p>
          </table:table-cell>
          <table:table-cell office:value-type="float" office:value="1667.962402" calcext:value-type="float">
            <text:p>1667.962402</text:p>
          </table:table-cell>
          <table:table-cell office:value-type="float" office:value="1617.148682" calcext:value-type="float">
            <text:p>1617.148682</text:p>
          </table:table-cell>
          <table:table-cell office:value-type="float" office:value="1664.132568" calcext:value-type="float">
            <text:p>1664.132568</text:p>
          </table:table-cell>
        </table:table-row>
        <table:table-row table:style-name="ro1">
          <table:table-cell office:value-type="float" office:value="1609.787354" calcext:value-type="float">
            <text:p>1609.787354</text:p>
          </table:table-cell>
          <table:table-cell office:value-type="float" office:value="1671.798828" calcext:value-type="float">
            <text:p>1671.798828</text:p>
          </table:table-cell>
          <table:table-cell office:value-type="float" office:value="1616.263794" calcext:value-type="float">
            <text:p>1616.263794</text:p>
          </table:table-cell>
          <table:table-cell office:value-type="float" office:value="1666.802002" calcext:value-type="float">
            <text:p>1666.802002</text:p>
          </table:table-cell>
        </table:table-row>
        <table:table-row table:style-name="ro1">
          <table:table-cell office:value-type="float" office:value="1616.166626" calcext:value-type="float">
            <text:p>1616.166626</text:p>
          </table:table-cell>
          <table:table-cell office:value-type="float" office:value="1666.609985" calcext:value-type="float">
            <text:p>1666.609985</text:p>
          </table:table-cell>
          <table:table-cell office:value-type="float" office:value="1616.096802" calcext:value-type="float">
            <text:p>1616.096802</text:p>
          </table:table-cell>
          <table:table-cell office:value-type="float" office:value="1669.174561" calcext:value-type="float">
            <text:p>1669.174561</text:p>
          </table:table-cell>
        </table:table-row>
        <table:table-row table:style-name="ro1">
          <table:table-cell office:value-type="float" office:value="1612.57959" calcext:value-type="float">
            <text:p>1612.57959</text:p>
          </table:table-cell>
          <table:table-cell office:value-type="float" office:value="1669.000977" calcext:value-type="float">
            <text:p>1669.000977</text:p>
          </table:table-cell>
          <table:table-cell office:value-type="float" office:value="1617.997559" calcext:value-type="float">
            <text:p>1617.997559</text:p>
          </table:table-cell>
          <table:table-cell office:value-type="float" office:value="1666.903442" calcext:value-type="float">
            <text:p>1666.903442</text:p>
          </table:table-cell>
        </table:table-row>
        <table:table-row table:style-name="ro1">
          <table:table-cell office:value-type="float" office:value="1614.388916" calcext:value-type="float">
            <text:p>1614.388916</text:p>
          </table:table-cell>
          <table:table-cell office:value-type="float" office:value="1668.314331" calcext:value-type="float">
            <text:p>1668.314331</text:p>
          </table:table-cell>
          <table:table-cell office:value-type="float" office:value="1618.028198" calcext:value-type="float">
            <text:p>1618.028198</text:p>
          </table:table-cell>
          <table:table-cell office:value-type="float" office:value="1664.481201" calcext:value-type="float">
            <text:p>1664.481201</text:p>
          </table:table-cell>
        </table:table-row>
        <table:table-row table:style-name="ro1">
          <table:table-cell office:value-type="float" office:value="1613.486206" calcext:value-type="float">
            <text:p>1613.486206</text:p>
          </table:table-cell>
          <table:table-cell office:value-type="float" office:value="1670.168213" calcext:value-type="float">
            <text:p>1670.168213</text:p>
          </table:table-cell>
          <table:table-cell office:value-type="float" office:value="1618.386719" calcext:value-type="float">
            <text:p>1618.386719</text:p>
          </table:table-cell>
          <table:table-cell office:value-type="float" office:value="1670.035522" calcext:value-type="float">
            <text:p>1670.035522</text:p>
          </table:table-cell>
        </table:table-row>
        <table:table-row table:style-name="ro1">
          <table:table-cell office:value-type="float" office:value="1614.362793" calcext:value-type="float">
            <text:p>1614.362793</text:p>
          </table:table-cell>
          <table:table-cell office:value-type="float" office:value="1668.057129" calcext:value-type="float">
            <text:p>1668.057129</text:p>
          </table:table-cell>
          <table:table-cell office:value-type="float" office:value="1614.381104" calcext:value-type="float">
            <text:p>1614.381104</text:p>
          </table:table-cell>
          <table:table-cell office:value-type="float" office:value="1671.074219" calcext:value-type="float">
            <text:p>1671.074219</text:p>
          </table:table-cell>
        </table:table-row>
        <table:table-row table:style-name="ro1">
          <table:table-cell office:value-type="float" office:value="1615.03064" calcext:value-type="float">
            <text:p>1615.03064</text:p>
          </table:table-cell>
          <table:table-cell office:value-type="float" office:value="1668.102295" calcext:value-type="float">
            <text:p>1668.102295</text:p>
          </table:table-cell>
          <table:table-cell office:value-type="float" office:value="1619.088135" calcext:value-type="float">
            <text:p>1619.088135</text:p>
          </table:table-cell>
          <table:table-cell office:value-type="float" office:value="1667.525757" calcext:value-type="float">
            <text:p>1667.525757</text:p>
          </table:table-cell>
        </table:table-row>
        <table:table-row table:style-name="ro1">
          <table:table-cell office:value-type="float" office:value="1618.057129" calcext:value-type="float">
            <text:p>1618.057129</text:p>
          </table:table-cell>
          <table:table-cell office:value-type="float" office:value="1671.689697" calcext:value-type="float">
            <text:p>1671.689697</text:p>
          </table:table-cell>
          <table:table-cell office:value-type="float" office:value="1621.629028" calcext:value-type="float">
            <text:p>1621.629028</text:p>
          </table:table-cell>
          <table:table-cell office:value-type="float" office:value="1669.946167" calcext:value-type="float">
            <text:p>1669.946167</text:p>
          </table:table-cell>
        </table:table-row>
        <table:table-row table:style-name="ro1">
          <table:table-cell office:value-type="float" office:value="1617.086914" calcext:value-type="float">
            <text:p>1617.086914</text:p>
          </table:table-cell>
          <table:table-cell office:value-type="float" office:value="1670.187378" calcext:value-type="float">
            <text:p>1670.187378</text:p>
          </table:table-cell>
          <table:table-cell office:value-type="float" office:value="1620.204102" calcext:value-type="float">
            <text:p>1620.204102</text:p>
          </table:table-cell>
          <table:table-cell office:value-type="float" office:value="1668.98999" calcext:value-type="float">
            <text:p>1668.98999</text:p>
          </table:table-cell>
        </table:table-row>
        <table:table-row table:style-name="ro1">
          <table:table-cell office:value-type="float" office:value="1616.227417" calcext:value-type="float">
            <text:p>1616.227417</text:p>
          </table:table-cell>
          <table:table-cell office:value-type="float" office:value="1670.428589" calcext:value-type="float">
            <text:p>1670.428589</text:p>
          </table:table-cell>
          <table:table-cell office:value-type="float" office:value="1616.764526" calcext:value-type="float">
            <text:p>1616.764526</text:p>
          </table:table-cell>
          <table:table-cell office:value-type="float" office:value="1672.411987" calcext:value-type="float">
            <text:p>1672.411987</text:p>
          </table:table-cell>
        </table:table-row>
        <table:table-row table:style-name="ro1">
          <table:table-cell office:value-type="float" office:value="1615.798828" calcext:value-type="float">
            <text:p>1615.798828</text:p>
          </table:table-cell>
          <table:table-cell office:value-type="float" office:value="1672.504272" calcext:value-type="float">
            <text:p>1672.504272</text:p>
          </table:table-cell>
          <table:table-cell office:value-type="float" office:value="1622.115601" calcext:value-type="float">
            <text:p>1622.115601</text:p>
          </table:table-cell>
          <table:table-cell office:value-type="float" office:value="1670.859741" calcext:value-type="float">
            <text:p>1670.859741</text:p>
          </table:table-cell>
        </table:table-row>
        <table:table-row table:style-name="ro1">
          <table:table-cell office:value-type="float" office:value="1617.43457" calcext:value-type="float">
            <text:p>1617.43457</text:p>
          </table:table-cell>
          <table:table-cell office:value-type="float" office:value="1675.596313" calcext:value-type="float">
            <text:p>1675.596313</text:p>
          </table:table-cell>
          <table:table-cell office:value-type="float" office:value="1617.099365" calcext:value-type="float">
            <text:p>1617.099365</text:p>
          </table:table-cell>
          <table:table-cell office:value-type="float" office:value="1674" calcext:value-type="float">
            <text:p>1674</text:p>
          </table:table-cell>
        </table:table-row>
        <table:table-row table:style-name="ro1">
          <table:table-cell office:value-type="float" office:value="1616.664062" calcext:value-type="float">
            <text:p>1616.664062</text:p>
          </table:table-cell>
          <table:table-cell office:value-type="float" office:value="1669.796143" calcext:value-type="float">
            <text:p>1669.796143</text:p>
          </table:table-cell>
          <table:table-cell office:value-type="float" office:value="1622.866211" calcext:value-type="float">
            <text:p>1622.866211</text:p>
          </table:table-cell>
          <table:table-cell office:value-type="float" office:value="1668.406006" calcext:value-type="float">
            <text:p>1668.406006</text:p>
          </table:table-cell>
        </table:table-row>
        <table:table-row table:style-name="ro1">
          <table:table-cell office:value-type="float" office:value="1618.826416" calcext:value-type="float">
            <text:p>1618.826416</text:p>
          </table:table-cell>
          <table:table-cell office:value-type="float" office:value="1673.054688" calcext:value-type="float">
            <text:p>1673.054688</text:p>
          </table:table-cell>
          <table:table-cell office:value-type="float" office:value="1621.093018" calcext:value-type="float">
            <text:p>1621.093018</text:p>
          </table:table-cell>
          <table:table-cell office:value-type="float" office:value="1670.868774" calcext:value-type="float">
            <text:p>1670.868774</text:p>
          </table:table-cell>
        </table:table-row>
        <table:table-row table:style-name="ro1">
          <table:table-cell office:value-type="float" office:value="1618.982178" calcext:value-type="float">
            <text:p>1618.982178</text:p>
          </table:table-cell>
          <table:table-cell office:value-type="float" office:value="1671.625122" calcext:value-type="float">
            <text:p>1671.625122</text:p>
          </table:table-cell>
          <table:table-cell office:value-type="float" office:value="1621.268433" calcext:value-type="float">
            <text:p>1621.268433</text:p>
          </table:table-cell>
          <table:table-cell office:value-type="float" office:value="1671.734131" calcext:value-type="float">
            <text:p>1671.734131</text:p>
          </table:table-cell>
        </table:table-row>
        <table:table-row table:style-name="ro1">
          <table:table-cell office:value-type="float" office:value="1615.408691" calcext:value-type="float">
            <text:p>1615.408691</text:p>
          </table:table-cell>
          <table:table-cell office:value-type="float" office:value="1676.496094" calcext:value-type="float">
            <text:p>1676.496094</text:p>
          </table:table-cell>
          <table:table-cell office:value-type="float" office:value="1621.055664" calcext:value-type="float">
            <text:p>1621.055664</text:p>
          </table:table-cell>
          <table:table-cell office:value-type="float" office:value="1675.317505" calcext:value-type="float">
            <text:p>1675.317505</text:p>
          </table:table-cell>
        </table:table-row>
        <table:table-row table:style-name="ro1">
          <table:table-cell office:value-type="float" office:value="1619.23938" calcext:value-type="float">
            <text:p>1619.23938</text:p>
          </table:table-cell>
          <table:table-cell office:value-type="float" office:value="1672.280029" calcext:value-type="float">
            <text:p>1672.280029</text:p>
          </table:table-cell>
          <table:table-cell office:value-type="float" office:value="1623.002197" calcext:value-type="float">
            <text:p>1623.002197</text:p>
          </table:table-cell>
          <table:table-cell office:value-type="float" office:value="1673.038574" calcext:value-type="float">
            <text:p>1673.038574</text:p>
          </table:table-cell>
        </table:table-row>
        <table:table-row table:style-name="ro1">
          <table:table-cell office:value-type="float" office:value="1622.179321" calcext:value-type="float">
            <text:p>1622.179321</text:p>
          </table:table-cell>
          <table:table-cell office:value-type="float" office:value="1669.743286" calcext:value-type="float">
            <text:p>1669.743286</text:p>
          </table:table-cell>
          <table:table-cell office:value-type="float" office:value="1625.756714" calcext:value-type="float">
            <text:p>1625.756714</text:p>
          </table:table-cell>
          <table:table-cell office:value-type="float" office:value="1666.764282" calcext:value-type="float">
            <text:p>1666.764282</text:p>
          </table:table-cell>
        </table:table-row>
        <table:table-row table:style-name="ro1">
          <table:table-cell office:value-type="float" office:value="1614.227295" calcext:value-type="float">
            <text:p>1614.227295</text:p>
          </table:table-cell>
          <table:table-cell office:value-type="float" office:value="1666.284058" calcext:value-type="float">
            <text:p>1666.284058</text:p>
          </table:table-cell>
          <table:table-cell office:value-type="float" office:value="1617.872314" calcext:value-type="float">
            <text:p>1617.872314</text:p>
          </table:table-cell>
          <table:table-cell office:value-type="float" office:value="1666.840332" calcext:value-type="float">
            <text:p>1666.840332</text:p>
          </table:table-cell>
        </table:table-row>
        <table:table-row table:style-name="ro1">
          <table:table-cell office:value-type="float" office:value="1605.037964" calcext:value-type="float">
            <text:p>1605.037964</text:p>
          </table:table-cell>
          <table:table-cell office:value-type="float" office:value="1668.167603" calcext:value-type="float">
            <text:p>1668.167603</text:p>
          </table:table-cell>
          <table:table-cell office:value-type="float" office:value="1604.00769" calcext:value-type="float">
            <text:p>1604.00769</text:p>
          </table:table-cell>
          <table:table-cell office:value-type="float" office:value="1666.865967" calcext:value-type="float">
            <text:p>1666.865967</text:p>
          </table:table-cell>
        </table:table-row>
        <table:table-row table:style-name="ro1">
          <table:table-cell office:value-type="float" office:value="1605.651611" calcext:value-type="float">
            <text:p>1605.651611</text:p>
          </table:table-cell>
          <table:table-cell office:value-type="float" office:value="1654.338989" calcext:value-type="float">
            <text:p>1654.338989</text:p>
          </table:table-cell>
          <table:table-cell office:value-type="float" office:value="1607.700806" calcext:value-type="float">
            <text:p>1607.700806</text:p>
          </table:table-cell>
          <table:table-cell office:value-type="float" office:value="1653.399658" calcext:value-type="float">
            <text:p>1653.399658</text:p>
          </table:table-cell>
        </table:table-row>
        <table:table-row table:style-name="ro1">
          <table:table-cell office:value-type="float" office:value="1601.032349" calcext:value-type="float">
            <text:p>1601.032349</text:p>
          </table:table-cell>
          <table:table-cell office:value-type="float" office:value="1651.407104" calcext:value-type="float">
            <text:p>1651.407104</text:p>
          </table:table-cell>
          <table:table-cell office:value-type="float" office:value="1603.018921" calcext:value-type="float">
            <text:p>1603.018921</text:p>
          </table:table-cell>
          <table:table-cell office:value-type="float" office:value="1650.579102" calcext:value-type="float">
            <text:p>1650.579102</text:p>
          </table:table-cell>
        </table:table-row>
        <table:table-row table:style-name="ro1">
          <table:table-cell office:value-type="float" office:value="1596.496948" calcext:value-type="float">
            <text:p>1596.496948</text:p>
          </table:table-cell>
          <table:table-cell office:value-type="float" office:value="1645.066528" calcext:value-type="float">
            <text:p>1645.066528</text:p>
          </table:table-cell>
          <table:table-cell office:value-type="float" office:value="1598.354614" calcext:value-type="float">
            <text:p>1598.354614</text:p>
          </table:table-cell>
          <table:table-cell office:value-type="float" office:value="1646.560791" calcext:value-type="float">
            <text:p>1646.560791</text:p>
          </table:table-cell>
        </table:table-row>
        <table:table-row table:style-name="ro1">
          <table:table-cell office:value-type="float" office:value="1592.255737" calcext:value-type="float">
            <text:p>1592.255737</text:p>
          </table:table-cell>
          <table:table-cell office:value-type="float" office:value="1642.068115" calcext:value-type="float">
            <text:p>1642.068115</text:p>
          </table:table-cell>
          <table:table-cell office:value-type="float" office:value="1596.904907" calcext:value-type="float">
            <text:p>1596.904907</text:p>
          </table:table-cell>
          <table:table-cell office:value-type="float" office:value="1637.193726" calcext:value-type="float">
            <text:p>1637.193726</text:p>
          </table:table-cell>
        </table:table-row>
        <table:table-row table:style-name="ro1">
          <table:table-cell office:value-type="float" office:value="1593.816895" calcext:value-type="float">
            <text:p>1593.816895</text:p>
          </table:table-cell>
          <table:table-cell office:value-type="float" office:value="1634.908813" calcext:value-type="float">
            <text:p>1634.908813</text:p>
          </table:table-cell>
          <table:table-cell office:value-type="float" office:value="1591.350952" calcext:value-type="float">
            <text:p>1591.350952</text:p>
          </table:table-cell>
          <table:table-cell office:value-type="float" office:value="1636.604248" calcext:value-type="float">
            <text:p>1636.604248</text:p>
          </table:table-cell>
        </table:table-row>
        <table:table-row table:style-name="ro1">
          <table:table-cell office:value-type="float" office:value="1588.999023" calcext:value-type="float">
            <text:p>1588.999023</text:p>
          </table:table-cell>
          <table:table-cell office:value-type="float" office:value="1631.912109" calcext:value-type="float">
            <text:p>1631.912109</text:p>
          </table:table-cell>
          <table:table-cell office:value-type="float" office:value="1592.713501" calcext:value-type="float">
            <text:p>1592.713501</text:p>
          </table:table-cell>
          <table:table-cell office:value-type="float" office:value="1630.7948" calcext:value-type="float">
            <text:p>1630.7948</text:p>
          </table:table-cell>
        </table:table-row>
        <table:table-row table:style-name="ro1">
          <table:table-cell office:value-type="float" office:value="1587.26062" calcext:value-type="float">
            <text:p>1587.26062</text:p>
          </table:table-cell>
          <table:table-cell office:value-type="float" office:value="1624.016235" calcext:value-type="float">
            <text:p>1624.016235</text:p>
          </table:table-cell>
          <table:table-cell office:value-type="float" office:value="1584.444824" calcext:value-type="float">
            <text:p>1584.444824</text:p>
          </table:table-cell>
          <table:table-cell office:value-type="float" office:value="1623.509644" calcext:value-type="float">
            <text:p>1623.509644</text:p>
          </table:table-cell>
        </table:table-row>
        <table:table-row table:style-name="ro1">
          <table:table-cell office:value-type="float" office:value="1589.889771" calcext:value-type="float">
            <text:p>1589.889771</text:p>
          </table:table-cell>
          <table:table-cell office:value-type="float" office:value="1619.89563" calcext:value-type="float">
            <text:p>1619.89563</text:p>
          </table:table-cell>
          <table:table-cell office:value-type="float" office:value="1587.003174" calcext:value-type="float">
            <text:p>1587.003174</text:p>
          </table:table-cell>
          <table:table-cell office:value-type="float" office:value="1619.774048" calcext:value-type="float">
            <text:p>1619.774048</text:p>
          </table:table-cell>
        </table:table-row>
        <table:table-row table:style-name="ro1">
          <table:table-cell office:value-type="float" office:value="1581.572632" calcext:value-type="float">
            <text:p>1581.572632</text:p>
          </table:table-cell>
          <table:table-cell office:value-type="float" office:value="1620.575928" calcext:value-type="float">
            <text:p>1620.575928</text:p>
          </table:table-cell>
          <table:table-cell office:value-type="float" office:value="1585.915405" calcext:value-type="float">
            <text:p>1585.915405</text:p>
          </table:table-cell>
          <table:table-cell office:value-type="float" office:value="1613.986816" calcext:value-type="float">
            <text:p>1613.986816</text:p>
          </table:table-cell>
        </table:table-row>
        <table:table-row table:style-name="ro1">
          <table:table-cell office:value-type="float" office:value="1585.784058" calcext:value-type="float">
            <text:p>1585.784058</text:p>
          </table:table-cell>
          <table:table-cell office:value-type="float" office:value="1612.83313" calcext:value-type="float">
            <text:p>1612.83313</text:p>
          </table:table-cell>
          <table:table-cell office:value-type="float" office:value="1581.850098" calcext:value-type="float">
            <text:p>1581.850098</text:p>
          </table:table-cell>
          <table:table-cell office:value-type="float" office:value="1616.903809" calcext:value-type="float">
            <text:p>1616.903809</text:p>
          </table:table-cell>
        </table:table-row>
        <table:table-row table:style-name="ro1">
          <table:table-cell office:value-type="float" office:value="1577.958862" calcext:value-type="float">
            <text:p>1577.958862</text:p>
          </table:table-cell>
          <table:table-cell office:value-type="float" office:value="1613.631592" calcext:value-type="float">
            <text:p>1613.631592</text:p>
          </table:table-cell>
          <table:table-cell office:value-type="float" office:value="1579.519287" calcext:value-type="float">
            <text:p>1579.519287</text:p>
          </table:table-cell>
          <table:table-cell office:value-type="float" office:value="1612.529419" calcext:value-type="float">
            <text:p>1612.529419</text:p>
          </table:table-cell>
        </table:table-row>
        <table:table-row table:style-name="ro1">
          <table:table-cell office:value-type="float" office:value="1576.137695" calcext:value-type="float">
            <text:p>1576.137695</text:p>
          </table:table-cell>
          <table:table-cell office:value-type="float" office:value="1610.266968" calcext:value-type="float">
            <text:p>1610.266968</text:p>
          </table:table-cell>
          <table:table-cell office:value-type="float" office:value="1579.727539" calcext:value-type="float">
            <text:p>1579.727539</text:p>
          </table:table-cell>
          <table:table-cell office:value-type="float" office:value="1608.704956" calcext:value-type="float">
            <text:p>1608.704956</text:p>
          </table:table-cell>
        </table:table-row>
        <table:table-row table:style-name="ro1">
          <table:table-cell office:value-type="float" office:value="1573.668457" calcext:value-type="float">
            <text:p>1573.668457</text:p>
          </table:table-cell>
          <table:table-cell office:value-type="float" office:value="1612.02417" calcext:value-type="float">
            <text:p>1612.02417</text:p>
          </table:table-cell>
          <table:table-cell office:value-type="float" office:value="1572.399658" calcext:value-type="float">
            <text:p>1572.399658</text:p>
          </table:table-cell>
          <table:table-cell office:value-type="float" office:value="1606.031982" calcext:value-type="float">
            <text:p>1606.031982</text:p>
          </table:table-cell>
        </table:table-row>
        <table:table-row table:style-name="ro1">
          <table:table-cell office:value-type="float" office:value="1576.958984" calcext:value-type="float">
            <text:p>1576.958984</text:p>
          </table:table-cell>
          <table:table-cell office:value-type="float" office:value="1601.852539" calcext:value-type="float">
            <text:p>1601.852539</text:p>
          </table:table-cell>
          <table:table-cell office:value-type="float" office:value="1579.114136" calcext:value-type="float">
            <text:p>1579.114136</text:p>
          </table:table-cell>
          <table:table-cell office:value-type="float" office:value="1602.457153" calcext:value-type="float">
            <text:p>1602.457153</text:p>
          </table:table-cell>
        </table:table-row>
        <table:table-row table:style-name="ro1">
          <table:table-cell office:value-type="float" office:value="1575.081665" calcext:value-type="float">
            <text:p>1575.081665</text:p>
          </table:table-cell>
          <table:table-cell office:value-type="float" office:value="1600.519043" calcext:value-type="float">
            <text:p>1600.519043</text:p>
          </table:table-cell>
          <table:table-cell office:value-type="float" office:value="1573.419067" calcext:value-type="float">
            <text:p>1573.419067</text:p>
          </table:table-cell>
          <table:table-cell office:value-type="float" office:value="1600.695312" calcext:value-type="float">
            <text:p>1600.695312</text:p>
          </table:table-cell>
        </table:table-row>
        <table:table-row table:style-name="ro1">
          <table:table-cell office:value-type="float" office:value="1569.125854" calcext:value-type="float">
            <text:p>1569.125854</text:p>
          </table:table-cell>
          <table:table-cell office:value-type="float" office:value="1600.802002" calcext:value-type="float">
            <text:p>1600.802002</text:p>
          </table:table-cell>
          <table:table-cell office:value-type="float" office:value="1575.503174" calcext:value-type="float">
            <text:p>1575.503174</text:p>
          </table:table-cell>
          <table:table-cell office:value-type="float" office:value="1598.061157" calcext:value-type="float">
            <text:p>1598.061157</text:p>
          </table:table-cell>
        </table:table-row>
        <table:table-row table:style-name="ro1">
          <table:table-cell office:value-type="float" office:value="1575.114258" calcext:value-type="float">
            <text:p>1575.114258</text:p>
          </table:table-cell>
          <table:table-cell office:value-type="float" office:value="1593.287109" calcext:value-type="float">
            <text:p>1593.287109</text:p>
          </table:table-cell>
          <table:table-cell office:value-type="float" office:value="1573.775391" calcext:value-type="float">
            <text:p>1573.775391</text:p>
          </table:table-cell>
          <table:table-cell office:value-type="float" office:value="1594.762573" calcext:value-type="float">
            <text:p>1594.762573</text:p>
          </table:table-cell>
        </table:table-row>
        <table:table-row table:style-name="ro1">
          <table:table-cell office:value-type="float" office:value="1572.651489" calcext:value-type="float">
            <text:p>1572.651489</text:p>
          </table:table-cell>
          <table:table-cell office:value-type="float" office:value="1593.015137" calcext:value-type="float">
            <text:p>1593.015137</text:p>
          </table:table-cell>
          <table:table-cell office:value-type="float" office:value="1569.225098" calcext:value-type="float">
            <text:p>1569.225098</text:p>
          </table:table-cell>
          <table:table-cell office:value-type="float" office:value="1595.820923" calcext:value-type="float">
            <text:p>1595.820923</text:p>
          </table:table-cell>
        </table:table-row>
        <table:table-row table:style-name="ro1">
          <table:table-cell office:value-type="float" office:value="1571.901001" calcext:value-type="float">
            <text:p>1571.901001</text:p>
          </table:table-cell>
          <table:table-cell office:value-type="float" office:value="1592.39502" calcext:value-type="float">
            <text:p>1592.39502</text:p>
          </table:table-cell>
          <table:table-cell office:value-type="float" office:value="1570.565063" calcext:value-type="float">
            <text:p>1570.565063</text:p>
          </table:table-cell>
          <table:table-cell office:value-type="float" office:value="1589.430664" calcext:value-type="float">
            <text:p>1589.430664</text:p>
          </table:table-cell>
        </table:table-row>
        <table:table-row table:style-name="ro1">
          <table:table-cell office:value-type="float" office:value="1567.874878" calcext:value-type="float">
            <text:p>1567.874878</text:p>
          </table:table-cell>
          <table:table-cell office:value-type="float" office:value="1591.962402" calcext:value-type="float">
            <text:p>1591.962402</text:p>
          </table:table-cell>
          <table:table-cell office:value-type="float" office:value="1571.512451" calcext:value-type="float">
            <text:p>1571.512451</text:p>
          </table:table-cell>
          <table:table-cell office:value-type="float" office:value="1587.862793" calcext:value-type="float">
            <text:p>1587.862793</text:p>
          </table:table-cell>
        </table:table-row>
        <table:table-row table:style-name="ro1">
          <table:table-cell office:value-type="float" office:value="1568.523682" calcext:value-type="float">
            <text:p>1568.523682</text:p>
          </table:table-cell>
          <table:table-cell office:value-type="float" office:value="1590.312744" calcext:value-type="float">
            <text:p>1590.312744</text:p>
          </table:table-cell>
          <table:table-cell office:value-type="float" office:value="1572.534302" calcext:value-type="float">
            <text:p>1572.534302</text:p>
          </table:table-cell>
          <table:table-cell office:value-type="float" office:value="1583.847656" calcext:value-type="float">
            <text:p>1583.847656</text:p>
          </table:table-cell>
        </table:table-row>
        <table:table-row table:style-name="ro1">
          <table:table-cell office:value-type="float" office:value="1571.565063" calcext:value-type="float">
            <text:p>1571.565063</text:p>
          </table:table-cell>
          <table:table-cell office:value-type="float" office:value="1587.952759" calcext:value-type="float">
            <text:p>1587.952759</text:p>
          </table:table-cell>
          <table:table-cell office:value-type="float" office:value="1569.31189" calcext:value-type="float">
            <text:p>1569.31189</text:p>
          </table:table-cell>
          <table:table-cell office:value-type="float" office:value="1587.347534" calcext:value-type="float">
            <text:p>1587.347534</text:p>
          </table:table-cell>
        </table:table-row>
        <table:table-row table:style-name="ro1">
          <table:table-cell office:value-type="float" office:value="1573.094238" calcext:value-type="float">
            <text:p>1573.094238</text:p>
          </table:table-cell>
          <table:table-cell office:value-type="float" office:value="1586.450073" calcext:value-type="float">
            <text:p>1586.450073</text:p>
          </table:table-cell>
          <table:table-cell office:value-type="float" office:value="1570.887329" calcext:value-type="float">
            <text:p>1570.887329</text:p>
          </table:table-cell>
          <table:table-cell office:value-type="float" office:value="1580.935181" calcext:value-type="float">
            <text:p>1580.935181</text:p>
          </table:table-cell>
        </table:table-row>
        <table:table-row table:style-name="ro1">
          <table:table-cell office:value-type="float" office:value="1571.249634" calcext:value-type="float">
            <text:p>1571.249634</text:p>
          </table:table-cell>
          <table:table-cell office:value-type="float" office:value="1583.183105" calcext:value-type="float">
            <text:p>1583.183105</text:p>
          </table:table-cell>
          <table:table-cell office:value-type="float" office:value="1567.883057" calcext:value-type="float">
            <text:p>1567.883057</text:p>
          </table:table-cell>
          <table:table-cell office:value-type="float" office:value="1582.84314" calcext:value-type="float">
            <text:p>1582.84314</text:p>
          </table:table-cell>
        </table:table-row>
        <table:table-row table:style-name="ro1">
          <table:table-cell office:value-type="float" office:value="1567.795532" calcext:value-type="float">
            <text:p>1567.795532</text:p>
          </table:table-cell>
          <table:table-cell office:value-type="float" office:value="1585.259644" calcext:value-type="float">
            <text:p>1585.259644</text:p>
          </table:table-cell>
          <table:table-cell office:value-type="float" office:value="1565.049561" calcext:value-type="float">
            <text:p>1565.049561</text:p>
          </table:table-cell>
          <table:table-cell office:value-type="float" office:value="1582.373535" calcext:value-type="float">
            <text:p>1582.373535</text:p>
          </table:table-cell>
        </table:table-row>
        <table:table-row table:style-name="ro1">
          <table:table-cell office:value-type="float" office:value="1561.164185" calcext:value-type="float">
            <text:p>1561.164185</text:p>
          </table:table-cell>
          <table:table-cell office:value-type="float" office:value="1578.090332" calcext:value-type="float">
            <text:p>1578.090332</text:p>
          </table:table-cell>
          <table:table-cell office:value-type="float" office:value="1573.446899" calcext:value-type="float">
            <text:p>1573.446899</text:p>
          </table:table-cell>
          <table:table-cell office:value-type="float" office:value="1590.002686" calcext:value-type="float">
            <text:p>1590.002686</text:p>
          </table:table-cell>
        </table:table-row>
        <table:table-row table:style-name="ro1">
          <table:table-cell office:value-type="float" office:value="1598.664062" calcext:value-type="float">
            <text:p>1598.664062</text:p>
          </table:table-cell>
          <table:table-cell office:value-type="float" office:value="1611.024048" calcext:value-type="float">
            <text:p>1611.024048</text:p>
          </table:table-cell>
          <table:table-cell office:value-type="float" office:value="1544.793213" calcext:value-type="float">
            <text:p>1544.793213</text:p>
          </table:table-cell>
          <table:table-cell office:value-type="float" office:value="1529.716553" calcext:value-type="float">
            <text:p>1529.716553</text:p>
          </table:table-cell>
        </table:table-row>
        <table:table-row table:style-name="ro1">
          <table:table-cell office:value-type="float" office:value="1609.704712" calcext:value-type="float">
            <text:p>1609.704712</text:p>
          </table:table-cell>
          <table:table-cell office:value-type="float" office:value="1630.495728" calcext:value-type="float">
            <text:p>1630.495728</text:p>
          </table:table-cell>
          <table:table-cell office:value-type="float" office:value="1546.21106" calcext:value-type="float">
            <text:p>1546.21106</text:p>
          </table:table-cell>
          <table:table-cell office:value-type="float" office:value="1509.151367" calcext:value-type="float">
            <text:p>1509.151367</text:p>
          </table:table-cell>
        </table:table-row>
        <table:table-row table:style-name="ro1">
          <table:table-cell office:value-type="float" office:value="1613.125488" calcext:value-type="float">
            <text:p>1613.125488</text:p>
          </table:table-cell>
          <table:table-cell office:value-type="float" office:value="1622.045654" calcext:value-type="float">
            <text:p>1622.045654</text:p>
          </table:table-cell>
          <table:table-cell office:value-type="float" office:value="1557.134155" calcext:value-type="float">
            <text:p>1557.134155</text:p>
          </table:table-cell>
          <table:table-cell office:value-type="float" office:value="1512.009033" calcext:value-type="float">
            <text:p>1512.009033</text:p>
          </table:table-cell>
        </table:table-row>
        <table:table-row table:style-name="ro1">
          <table:table-cell office:value-type="float" office:value="1607.25647" calcext:value-type="float">
            <text:p>1607.25647</text:p>
          </table:table-cell>
          <table:table-cell office:value-type="float" office:value="1624.504517" calcext:value-type="float">
            <text:p>1624.504517</text:p>
          </table:table-cell>
          <table:table-cell office:value-type="float" office:value="1525.429688" calcext:value-type="float">
            <text:p>1525.429688</text:p>
          </table:table-cell>
          <table:table-cell office:value-type="float" office:value="1564.168579" calcext:value-type="float">
            <text:p>1564.168579</text:p>
          </table:table-cell>
        </table:table-row>
        <table:table-row table:style-name="ro1">
          <table:table-cell office:value-type="float" office:value="1627.141846" calcext:value-type="float">
            <text:p>1627.141846</text:p>
          </table:table-cell>
          <table:table-cell office:value-type="float" office:value="1630.749756" calcext:value-type="float">
            <text:p>1630.749756</text:p>
          </table:table-cell>
          <table:table-cell office:value-type="float" office:value="1546.817261" calcext:value-type="float">
            <text:p>1546.817261</text:p>
          </table:table-cell>
          <table:table-cell office:value-type="float" office:value="1568.504639" calcext:value-type="float">
            <text:p>1568.504639</text:p>
          </table:table-cell>
        </table:table-row>
        <table:table-row table:style-name="ro1">
          <table:table-cell office:value-type="float" office:value="1645.547974" calcext:value-type="float">
            <text:p>1645.547974</text:p>
          </table:table-cell>
          <table:table-cell office:value-type="float" office:value="1654.67627" calcext:value-type="float">
            <text:p>1654.67627</text:p>
          </table:table-cell>
          <table:table-cell office:value-type="float" office:value="1572.081299" calcext:value-type="float">
            <text:p>1572.081299</text:p>
          </table:table-cell>
          <table:table-cell office:value-type="float" office:value="1564.553345" calcext:value-type="float">
            <text:p>1564.553345</text:p>
          </table:table-cell>
        </table:table-row>
        <table:table-row table:style-name="ro1">
          <table:table-cell office:value-type="float" office:value="1650.066284" calcext:value-type="float">
            <text:p>1650.066284</text:p>
          </table:table-cell>
          <table:table-cell office:value-type="float" office:value="1658.821533" calcext:value-type="float">
            <text:p>1658.821533</text:p>
          </table:table-cell>
          <table:table-cell office:value-type="float" office:value="1584.881958" calcext:value-type="float">
            <text:p>1584.881958</text:p>
          </table:table-cell>
          <table:table-cell office:value-type="float" office:value="1578.471313" calcext:value-type="float">
            <text:p>1578.471313</text:p>
          </table:table-cell>
        </table:table-row>
        <table:table-row table:style-name="ro1">
          <table:table-cell office:value-type="float" office:value="1658.988647" calcext:value-type="float">
            <text:p>1658.988647</text:p>
          </table:table-cell>
          <table:table-cell office:value-type="float" office:value="1675.740479" calcext:value-type="float">
            <text:p>1675.740479</text:p>
          </table:table-cell>
          <table:table-cell office:value-type="float" office:value="1602.719482" calcext:value-type="float">
            <text:p>1602.719482</text:p>
          </table:table-cell>
          <table:table-cell office:value-type="float" office:value="1584.438965" calcext:value-type="float">
            <text:p>1584.438965</text:p>
          </table:table-cell>
        </table:table-row>
        <table:table-row table:style-name="ro1">
          <table:table-cell office:value-type="float" office:value="1652.9646" calcext:value-type="float">
            <text:p>1652.9646</text:p>
          </table:table-cell>
          <table:table-cell office:value-type="float" office:value="1684.968994" calcext:value-type="float">
            <text:p>1684.968994</text:p>
          </table:table-cell>
          <table:table-cell office:value-type="float" office:value="1613.730103" calcext:value-type="float">
            <text:p>1613.730103</text:p>
          </table:table-cell>
          <table:table-cell office:value-type="float" office:value="1582.323975" calcext:value-type="float">
            <text:p>1582.323975</text:p>
          </table:table-cell>
        </table:table-row>
        <table:table-row table:style-name="ro1">
          <table:table-cell office:value-type="float" office:value="1640.477783" calcext:value-type="float">
            <text:p>1640.477783</text:p>
          </table:table-cell>
          <table:table-cell office:value-type="float" office:value="1697.688477" calcext:value-type="float">
            <text:p>1697.688477</text:p>
          </table:table-cell>
          <table:table-cell office:value-type="float" office:value="1599.077881" calcext:value-type="float">
            <text:p>1599.077881</text:p>
          </table:table-cell>
          <table:table-cell office:value-type="float" office:value="1578.687012" calcext:value-type="float">
            <text:p>1578.687012</text:p>
          </table:table-cell>
        </table:table-row>
        <table:table-row table:style-name="ro1">
          <table:table-cell office:value-type="float" office:value="1637.957031" calcext:value-type="float">
            <text:p>1637.957031</text:p>
          </table:table-cell>
          <table:table-cell office:value-type="float" office:value="1685.390503" calcext:value-type="float">
            <text:p>1685.390503</text:p>
          </table:table-cell>
          <table:table-cell office:value-type="float" office:value="1606.735962" calcext:value-type="float">
            <text:p>1606.735962</text:p>
          </table:table-cell>
          <table:table-cell office:value-type="float" office:value="1591.7229" calcext:value-type="float">
            <text:p>1591.7229</text:p>
          </table:table-cell>
        </table:table-row>
        <table:table-row table:style-name="ro1">
          <table:table-cell office:value-type="float" office:value="1634.07251" calcext:value-type="float">
            <text:p>1634.07251</text:p>
          </table:table-cell>
          <table:table-cell office:value-type="float" office:value="1689.777832" calcext:value-type="float">
            <text:p>1689.777832</text:p>
          </table:table-cell>
          <table:table-cell office:value-type="float" office:value="1600.590576" calcext:value-type="float">
            <text:p>1600.590576</text:p>
          </table:table-cell>
          <table:table-cell office:value-type="float" office:value="1592.688721" calcext:value-type="float">
            <text:p>1592.688721</text:p>
          </table:table-cell>
        </table:table-row>
        <table:table-row table:style-name="ro1">
          <table:table-cell office:value-type="float" office:value="1630.927124" calcext:value-type="float">
            <text:p>1630.927124</text:p>
          </table:table-cell>
          <table:table-cell office:value-type="float" office:value="1697.249756" calcext:value-type="float">
            <text:p>1697.249756</text:p>
          </table:table-cell>
          <table:table-cell office:value-type="float" office:value="1591.388306" calcext:value-type="float">
            <text:p>1591.388306</text:p>
          </table:table-cell>
          <table:table-cell office:value-type="float" office:value="1601.182495" calcext:value-type="float">
            <text:p>1601.182495</text:p>
          </table:table-cell>
        </table:table-row>
        <table:table-row table:style-name="ro1">
          <table:table-cell office:value-type="float" office:value="1626.149658" calcext:value-type="float">
            <text:p>1626.149658</text:p>
          </table:table-cell>
          <table:table-cell office:value-type="float" office:value="1691.187256" calcext:value-type="float">
            <text:p>1691.187256</text:p>
          </table:table-cell>
          <table:table-cell office:value-type="float" office:value="1593.155396" calcext:value-type="float">
            <text:p>1593.155396</text:p>
          </table:table-cell>
          <table:table-cell office:value-type="float" office:value="1614.320312" calcext:value-type="float">
            <text:p>1614.320312</text:p>
          </table:table-cell>
        </table:table-row>
        <table:table-row table:style-name="ro1">
          <table:table-cell office:value-type="float" office:value="1630.747681" calcext:value-type="float">
            <text:p>1630.747681</text:p>
          </table:table-cell>
          <table:table-cell office:value-type="float" office:value="1689.075195" calcext:value-type="float">
            <text:p>1689.075195</text:p>
          </table:table-cell>
          <table:table-cell office:value-type="float" office:value="1592.050049" calcext:value-type="float">
            <text:p>1592.050049</text:p>
          </table:table-cell>
          <table:table-cell office:value-type="float" office:value="1613.791992" calcext:value-type="float">
            <text:p>1613.791992</text:p>
          </table:table-cell>
        </table:table-row>
        <table:table-row table:style-name="ro1">
          <table:table-cell office:value-type="float" office:value="1597.505737" calcext:value-type="float">
            <text:p>1597.505737</text:p>
          </table:table-cell>
          <table:table-cell office:value-type="float" office:value="1656.54248" calcext:value-type="float">
            <text:p>1656.54248</text:p>
          </table:table-cell>
          <table:table-cell office:value-type="float" office:value="1620.337646" calcext:value-type="float">
            <text:p>1620.337646</text:p>
          </table:table-cell>
          <table:table-cell office:value-type="float" office:value="1650.484619" calcext:value-type="float">
            <text:p>1650.484619</text:p>
          </table:table-cell>
        </table:table-row>
        <table:table-row table:style-name="ro1">
          <table:table-cell office:value-type="float" office:value="1599.319946" calcext:value-type="float">
            <text:p>1599.319946</text:p>
          </table:table-cell>
          <table:table-cell office:value-type="float" office:value="1656.227417" calcext:value-type="float">
            <text:p>1656.227417</text:p>
          </table:table-cell>
          <table:table-cell office:value-type="float" office:value="1616.10022" calcext:value-type="float">
            <text:p>1616.10022</text:p>
          </table:table-cell>
          <table:table-cell office:value-type="float" office:value="1659.788086" calcext:value-type="float">
            <text:p>1659.788086</text:p>
          </table:table-cell>
        </table:table-row>
        <table:table-row table:style-name="ro1">
          <table:table-cell office:value-type="float" office:value="1604.630249" calcext:value-type="float">
            <text:p>1604.630249</text:p>
          </table:table-cell>
          <table:table-cell office:value-type="float" office:value="1654.289551" calcext:value-type="float">
            <text:p>1654.289551</text:p>
          </table:table-cell>
          <table:table-cell office:value-type="float" office:value="1614.989746" calcext:value-type="float">
            <text:p>1614.989746</text:p>
          </table:table-cell>
          <table:table-cell office:value-type="float" office:value="1658.776001" calcext:value-type="float">
            <text:p>1658.776001</text:p>
          </table:table-cell>
        </table:table-row>
        <table:table-row table:style-name="ro1">
          <table:table-cell office:value-type="float" office:value="1610.481445" calcext:value-type="float">
            <text:p>1610.481445</text:p>
          </table:table-cell>
          <table:table-cell office:value-type="float" office:value="1655.051758" calcext:value-type="float">
            <text:p>1655.051758</text:p>
          </table:table-cell>
          <table:table-cell office:value-type="float" office:value="1614.625244" calcext:value-type="float">
            <text:p>1614.625244</text:p>
          </table:table-cell>
          <table:table-cell office:value-type="float" office:value="1662.331543" calcext:value-type="float">
            <text:p>1662.331543</text:p>
          </table:table-cell>
        </table:table-row>
        <table:table-row table:style-name="ro1">
          <table:table-cell office:value-type="float" office:value="1608.637207" calcext:value-type="float">
            <text:p>1608.637207</text:p>
          </table:table-cell>
          <table:table-cell office:value-type="float" office:value="1660.259766" calcext:value-type="float">
            <text:p>1660.259766</text:p>
          </table:table-cell>
          <table:table-cell office:value-type="float" office:value="1611.442749" calcext:value-type="float">
            <text:p>1611.442749</text:p>
          </table:table-cell>
          <table:table-cell office:value-type="float" office:value="1662.347534" calcext:value-type="float">
            <text:p>1662.347534</text:p>
          </table:table-cell>
        </table:table-row>
        <table:table-row table:style-name="ro1">
          <table:table-cell office:value-type="float" office:value="1610.048828" calcext:value-type="float">
            <text:p>1610.048828</text:p>
          </table:table-cell>
          <table:table-cell office:value-type="float" office:value="1656.434326" calcext:value-type="float">
            <text:p>1656.434326</text:p>
          </table:table-cell>
          <table:table-cell office:value-type="float" office:value="1610.153198" calcext:value-type="float">
            <text:p>1610.153198</text:p>
          </table:table-cell>
          <table:table-cell office:value-type="float" office:value="1660.318481" calcext:value-type="float">
            <text:p>1660.318481</text:p>
          </table:table-cell>
        </table:table-row>
        <table:table-row table:style-name="ro1">
          <table:table-cell office:value-type="float" office:value="1613.11084" calcext:value-type="float">
            <text:p>1613.11084</text:p>
          </table:table-cell>
          <table:table-cell office:value-type="float" office:value="1655.079224" calcext:value-type="float">
            <text:p>1655.079224</text:p>
          </table:table-cell>
          <table:table-cell office:value-type="float" office:value="1612.50061" calcext:value-type="float">
            <text:p>1612.50061</text:p>
          </table:table-cell>
          <table:table-cell office:value-type="float" office:value="1662.676758" calcext:value-type="float">
            <text:p>1662.676758</text:p>
          </table:table-cell>
        </table:table-row>
        <table:table-row table:style-name="ro1">
          <table:table-cell office:value-type="float" office:value="1612.708374" calcext:value-type="float">
            <text:p>1612.708374</text:p>
          </table:table-cell>
          <table:table-cell office:value-type="float" office:value="1657.079346" calcext:value-type="float">
            <text:p>1657.079346</text:p>
          </table:table-cell>
          <table:table-cell office:value-type="float" office:value="1613.286499" calcext:value-type="float">
            <text:p>1613.286499</text:p>
          </table:table-cell>
          <table:table-cell office:value-type="float" office:value="1659.712402" calcext:value-type="float">
            <text:p>1659.712402</text:p>
          </table:table-cell>
        </table:table-row>
        <table:table-row table:style-name="ro1">
          <table:table-cell office:value-type="float" office:value="1610.671997" calcext:value-type="float">
            <text:p>1610.671997</text:p>
          </table:table-cell>
          <table:table-cell office:value-type="float" office:value="1660.60022" calcext:value-type="float">
            <text:p>1660.60022</text:p>
          </table:table-cell>
          <table:table-cell office:value-type="float" office:value="1611.798096" calcext:value-type="float">
            <text:p>1611.798096</text:p>
          </table:table-cell>
          <table:table-cell office:value-type="float" office:value="1663.953735" calcext:value-type="float">
            <text:p>1663.953735</text:p>
          </table:table-cell>
        </table:table-row>
        <table:table-row table:style-name="ro1">
          <table:table-cell office:value-type="float" office:value="1611.758179" calcext:value-type="float">
            <text:p>1611.758179</text:p>
          </table:table-cell>
          <table:table-cell office:value-type="float" office:value="1661.476929" calcext:value-type="float">
            <text:p>1661.476929</text:p>
          </table:table-cell>
          <table:table-cell office:value-type="float" office:value="1611.395386" calcext:value-type="float">
            <text:p>1611.395386</text:p>
          </table:table-cell>
          <table:table-cell office:value-type="float" office:value="1665.586182" calcext:value-type="float">
            <text:p>1665.586182</text:p>
          </table:table-cell>
        </table:table-row>
        <table:table-row table:style-name="ro1">
          <table:table-cell office:value-type="float" office:value="1613.552124" calcext:value-type="float">
            <text:p>1613.552124</text:p>
          </table:table-cell>
          <table:table-cell office:value-type="float" office:value="1660.243042" calcext:value-type="float">
            <text:p>1660.243042</text:p>
          </table:table-cell>
          <table:table-cell office:value-type="float" office:value="1615.027588" calcext:value-type="float">
            <text:p>1615.027588</text:p>
          </table:table-cell>
          <table:table-cell office:value-type="float" office:value="1658.736084" calcext:value-type="float">
            <text:p>1658.736084</text:p>
          </table:table-cell>
        </table:table-row>
        <table:table-row table:style-name="ro1">
          <table:table-cell office:value-type="float" office:value="1611.782715" calcext:value-type="float">
            <text:p>1611.782715</text:p>
          </table:table-cell>
          <table:table-cell office:value-type="float" office:value="1661.601929" calcext:value-type="float">
            <text:p>1661.601929</text:p>
          </table:table-cell>
          <table:table-cell office:value-type="float" office:value="1612.851929" calcext:value-type="float">
            <text:p>1612.851929</text:p>
          </table:table-cell>
          <table:table-cell office:value-type="float" office:value="1664.980713" calcext:value-type="float">
            <text:p>1664.980713</text:p>
          </table:table-cell>
        </table:table-row>
        <table:table-row table:style-name="ro1">
          <table:table-cell office:value-type="float" office:value="1610.679688" calcext:value-type="float">
            <text:p>1610.679688</text:p>
          </table:table-cell>
          <table:table-cell office:value-type="float" office:value="1662.626587" calcext:value-type="float">
            <text:p>1662.626587</text:p>
          </table:table-cell>
          <table:table-cell office:value-type="float" office:value="1612.26001" calcext:value-type="float">
            <text:p>1612.26001</text:p>
          </table:table-cell>
          <table:table-cell office:value-type="float" office:value="1661.498291" calcext:value-type="float">
            <text:p>1661.498291</text:p>
          </table:table-cell>
        </table:table-row>
        <table:table-row table:style-name="ro1">
          <table:table-cell office:value-type="float" office:value="1613.658569" calcext:value-type="float">
            <text:p>1613.658569</text:p>
          </table:table-cell>
          <table:table-cell office:value-type="float" office:value="1663.19458" calcext:value-type="float">
            <text:p>1663.19458</text:p>
          </table:table-cell>
          <table:table-cell office:value-type="float" office:value="1612.330688" calcext:value-type="float">
            <text:p>1612.330688</text:p>
          </table:table-cell>
          <table:table-cell office:value-type="float" office:value="1665.510742" calcext:value-type="float">
            <text:p>1665.510742</text:p>
          </table:table-cell>
        </table:table-row>
        <table:table-row table:style-name="ro1">
          <table:table-cell office:value-type="float" office:value="1613.506836" calcext:value-type="float">
            <text:p>1613.506836</text:p>
          </table:table-cell>
          <table:table-cell office:value-type="float" office:value="1664.159668" calcext:value-type="float">
            <text:p>1664.159668</text:p>
          </table:table-cell>
          <table:table-cell office:value-type="float" office:value="1614.792236" calcext:value-type="float">
            <text:p>1614.792236</text:p>
          </table:table-cell>
          <table:table-cell office:value-type="float" office:value="1664.76416" calcext:value-type="float">
            <text:p>1664.76416</text:p>
          </table:table-cell>
        </table:table-row>
        <table:table-row table:style-name="ro1">
          <table:table-cell office:value-type="float" office:value="1612.070923" calcext:value-type="float">
            <text:p>1612.070923</text:p>
          </table:table-cell>
          <table:table-cell office:value-type="float" office:value="1666.095337" calcext:value-type="float">
            <text:p>1666.095337</text:p>
          </table:table-cell>
          <table:table-cell office:value-type="float" office:value="1616.178589" calcext:value-type="float">
            <text:p>1616.178589</text:p>
          </table:table-cell>
          <table:table-cell office:value-type="float" office:value="1666.003662" calcext:value-type="float">
            <text:p>1666.003662</text:p>
          </table:table-cell>
        </table:table-row>
        <table:table-row table:style-name="ro1">
          <table:table-cell office:value-type="float" office:value="1615.782715" calcext:value-type="float">
            <text:p>1615.782715</text:p>
          </table:table-cell>
          <table:table-cell office:value-type="float" office:value="1663.232422" calcext:value-type="float">
            <text:p>1663.232422</text:p>
          </table:table-cell>
          <table:table-cell office:value-type="float" office:value="1616.241455" calcext:value-type="float">
            <text:p>1616.241455</text:p>
          </table:table-cell>
          <table:table-cell office:value-type="float" office:value="1664.88147" calcext:value-type="float">
            <text:p>1664.88147</text:p>
          </table:table-cell>
        </table:table-row>
        <table:table-row table:style-name="ro1">
          <table:table-cell office:value-type="float" office:value="1614.252563" calcext:value-type="float">
            <text:p>1614.252563</text:p>
          </table:table-cell>
          <table:table-cell office:value-type="float" office:value="1664.143433" calcext:value-type="float">
            <text:p>1664.143433</text:p>
          </table:table-cell>
          <table:table-cell office:value-type="float" office:value="1615.384521" calcext:value-type="float">
            <text:p>1615.384521</text:p>
          </table:table-cell>
          <table:table-cell office:value-type="float" office:value="1665.311035" calcext:value-type="float">
            <text:p>1665.311035</text:p>
          </table:table-cell>
        </table:table-row>
        <table:table-row table:style-name="ro1">
          <table:table-cell office:value-type="float" office:value="1612.824707" calcext:value-type="float">
            <text:p>1612.824707</text:p>
          </table:table-cell>
          <table:table-cell office:value-type="float" office:value="1667.402588" calcext:value-type="float">
            <text:p>1667.402588</text:p>
          </table:table-cell>
          <table:table-cell office:value-type="float" office:value="1614.23291" calcext:value-type="float">
            <text:p>1614.23291</text:p>
          </table:table-cell>
          <table:table-cell office:value-type="float" office:value="1667.05896" calcext:value-type="float">
            <text:p>1667.05896</text:p>
          </table:table-cell>
        </table:table-row>
        <table:table-row table:style-name="ro1">
          <table:table-cell office:value-type="float" office:value="1613.422729" calcext:value-type="float">
            <text:p>1613.422729</text:p>
          </table:table-cell>
          <table:table-cell office:value-type="float" office:value="1662.865845" calcext:value-type="float">
            <text:p>1662.865845</text:p>
          </table:table-cell>
          <table:table-cell office:value-type="float" office:value="1615.483765" calcext:value-type="float">
            <text:p>1615.483765</text:p>
          </table:table-cell>
          <table:table-cell office:value-type="float" office:value="1666.639038" calcext:value-type="float">
            <text:p>1666.639038</text:p>
          </table:table-cell>
        </table:table-row>
        <table:table-row table:style-name="ro1">
          <table:table-cell office:value-type="float" office:value="1614.482422" calcext:value-type="float">
            <text:p>1614.482422</text:p>
          </table:table-cell>
          <table:table-cell office:value-type="float" office:value="1669.210083" calcext:value-type="float">
            <text:p>1669.210083</text:p>
          </table:table-cell>
          <table:table-cell office:value-type="float" office:value="1618.122803" calcext:value-type="float">
            <text:p>1618.122803</text:p>
          </table:table-cell>
          <table:table-cell office:value-type="float" office:value="1666.939941" calcext:value-type="float">
            <text:p>1666.939941</text:p>
          </table:table-cell>
        </table:table-row>
        <table:table-row table:style-name="ro1">
          <table:table-cell office:value-type="float" office:value="1617.317383" calcext:value-type="float">
            <text:p>1617.317383</text:p>
          </table:table-cell>
          <table:table-cell office:value-type="float" office:value="1664.113525" calcext:value-type="float">
            <text:p>1664.113525</text:p>
          </table:table-cell>
          <table:table-cell office:value-type="float" office:value="1615.07666" calcext:value-type="float">
            <text:p>1615.07666</text:p>
          </table:table-cell>
          <table:table-cell office:value-type="float" office:value="1669.177856" calcext:value-type="float">
            <text:p>1669.177856</text:p>
          </table:table-cell>
        </table:table-row>
        <table:table-row table:style-name="ro1">
          <table:table-cell office:value-type="float" office:value="1615.682007" calcext:value-type="float">
            <text:p>1615.682007</text:p>
          </table:table-cell>
          <table:table-cell office:value-type="float" office:value="1667.098877" calcext:value-type="float">
            <text:p>1667.098877</text:p>
          </table:table-cell>
          <table:table-cell office:value-type="float" office:value="1618.40564" calcext:value-type="float">
            <text:p>1618.40564</text:p>
          </table:table-cell>
          <table:table-cell office:value-type="float" office:value="1668.362549" calcext:value-type="float">
            <text:p>1668.362549</text:p>
          </table:table-cell>
        </table:table-row>
        <table:table-row table:style-name="ro1">
          <table:table-cell office:value-type="float" office:value="1615.395142" calcext:value-type="float">
            <text:p>1615.395142</text:p>
          </table:table-cell>
          <table:table-cell office:value-type="float" office:value="1666.98291" calcext:value-type="float">
            <text:p>1666.98291</text:p>
          </table:table-cell>
          <table:table-cell office:value-type="float" office:value="1616.486084" calcext:value-type="float">
            <text:p>1616.486084</text:p>
          </table:table-cell>
          <table:table-cell office:value-type="float" office:value="1669.190918" calcext:value-type="float">
            <text:p>1669.190918</text:p>
          </table:table-cell>
        </table:table-row>
        <table:table-row table:style-name="ro1">
          <table:table-cell office:value-type="float" office:value="1618.667358" calcext:value-type="float">
            <text:p>1618.667358</text:p>
          </table:table-cell>
          <table:table-cell office:value-type="float" office:value="1669.169189" calcext:value-type="float">
            <text:p>1669.169189</text:p>
          </table:table-cell>
          <table:table-cell office:value-type="float" office:value="1619.066284" calcext:value-type="float">
            <text:p>1619.066284</text:p>
          </table:table-cell>
          <table:table-cell office:value-type="float" office:value="1670.015503" calcext:value-type="float">
            <text:p>1670.015503</text:p>
          </table:table-cell>
        </table:table-row>
        <table:table-row table:style-name="ro1">
          <table:table-cell office:value-type="float" office:value="1615.49939" calcext:value-type="float">
            <text:p>1615.49939</text:p>
          </table:table-cell>
          <table:table-cell office:value-type="float" office:value="1669.182495" calcext:value-type="float">
            <text:p>1669.182495</text:p>
          </table:table-cell>
          <table:table-cell office:value-type="float" office:value="1619.249268" calcext:value-type="float">
            <text:p>1619.249268</text:p>
          </table:table-cell>
          <table:table-cell office:value-type="float" office:value="1669.979126" calcext:value-type="float">
            <text:p>1669.979126</text:p>
          </table:table-cell>
        </table:table-row>
        <table:table-row table:style-name="ro1">
          <table:table-cell office:value-type="float" office:value="1616.691528" calcext:value-type="float">
            <text:p>1616.691528</text:p>
          </table:table-cell>
          <table:table-cell office:value-type="float" office:value="1668.516235" calcext:value-type="float">
            <text:p>1668.516235</text:p>
          </table:table-cell>
          <table:table-cell office:value-type="float" office:value="1618.791992" calcext:value-type="float">
            <text:p>1618.791992</text:p>
          </table:table-cell>
          <table:table-cell office:value-type="float" office:value="1670.580322" calcext:value-type="float">
            <text:p>1670.580322</text:p>
          </table:table-cell>
        </table:table-row>
        <table:table-row table:style-name="ro1">
          <table:table-cell office:value-type="float" office:value="1618.372559" calcext:value-type="float">
            <text:p>1618.372559</text:p>
          </table:table-cell>
          <table:table-cell office:value-type="float" office:value="1667.080322" calcext:value-type="float">
            <text:p>1667.080322</text:p>
          </table:table-cell>
          <table:table-cell office:value-type="float" office:value="1619.978394" calcext:value-type="float">
            <text:p>1619.978394</text:p>
          </table:table-cell>
          <table:table-cell office:value-type="float" office:value="1667.3125" calcext:value-type="float">
            <text:p>1667.3125</text:p>
          </table:table-cell>
        </table:table-row>
        <table:table-row table:style-name="ro1">
          <table:table-cell office:value-type="float" office:value="1615.814209" calcext:value-type="float">
            <text:p>1615.814209</text:p>
          </table:table-cell>
          <table:table-cell office:value-type="float" office:value="1668.057007" calcext:value-type="float">
            <text:p>1668.057007</text:p>
          </table:table-cell>
          <table:table-cell office:value-type="float" office:value="1620.520142" calcext:value-type="float">
            <text:p>1620.520142</text:p>
          </table:table-cell>
          <table:table-cell office:value-type="float" office:value="1669.223389" calcext:value-type="float">
            <text:p>1669.223389</text:p>
          </table:table-cell>
        </table:table-row>
        <table:table-row table:style-name="ro1">
          <table:table-cell office:value-type="float" office:value="1616.610962" calcext:value-type="float">
            <text:p>1616.610962</text:p>
          </table:table-cell>
          <table:table-cell office:value-type="float" office:value="1670.704224" calcext:value-type="float">
            <text:p>1670.704224</text:p>
          </table:table-cell>
          <table:table-cell office:value-type="float" office:value="1617.295288" calcext:value-type="float">
            <text:p>1617.295288</text:p>
          </table:table-cell>
          <table:table-cell office:value-type="float" office:value="1671.682495" calcext:value-type="float">
            <text:p>1671.682495</text:p>
          </table:table-cell>
        </table:table-row>
        <table:table-row table:style-name="ro1">
          <table:table-cell office:value-type="float" office:value="1618.245605" calcext:value-type="float">
            <text:p>1618.245605</text:p>
          </table:table-cell>
          <table:table-cell office:value-type="float" office:value="1671.212402" calcext:value-type="float">
            <text:p>1671.212402</text:p>
          </table:table-cell>
          <table:table-cell office:value-type="float" office:value="1621.250366" calcext:value-type="float">
            <text:p>1621.250366</text:p>
          </table:table-cell>
          <table:table-cell office:value-type="float" office:value="1670.37207" calcext:value-type="float">
            <text:p>1670.37207</text:p>
          </table:table-cell>
        </table:table-row>
        <table:table-row table:style-name="ro1">
          <table:table-cell office:value-type="float" office:value="1615.870483" calcext:value-type="float">
            <text:p>1615.870483</text:p>
          </table:table-cell>
          <table:table-cell office:value-type="float" office:value="1672.815552" calcext:value-type="float">
            <text:p>1672.815552</text:p>
          </table:table-cell>
          <table:table-cell office:value-type="float" office:value="1617.234009" calcext:value-type="float">
            <text:p>1617.234009</text:p>
          </table:table-cell>
          <table:table-cell office:value-type="float" office:value="1672.523315" calcext:value-type="float">
            <text:p>1672.523315</text:p>
          </table:table-cell>
        </table:table-row>
        <table:table-row table:style-name="ro1">
          <table:table-cell office:value-type="float" office:value="1616.048096" calcext:value-type="float">
            <text:p>1616.048096</text:p>
          </table:table-cell>
          <table:table-cell office:value-type="float" office:value="1671.143799" calcext:value-type="float">
            <text:p>1671.143799</text:p>
          </table:table-cell>
          <table:table-cell office:value-type="float" office:value="1619.774048" calcext:value-type="float">
            <text:p>1619.774048</text:p>
          </table:table-cell>
          <table:table-cell office:value-type="float" office:value="1670.269531" calcext:value-type="float">
            <text:p>1670.269531</text:p>
          </table:table-cell>
        </table:table-row>
        <table:table-row table:style-name="ro1">
          <table:table-cell office:value-type="float" office:value="1619.245239" calcext:value-type="float">
            <text:p>1619.245239</text:p>
          </table:table-cell>
          <table:table-cell office:value-type="float" office:value="1670.980347" calcext:value-type="float">
            <text:p>1670.980347</text:p>
          </table:table-cell>
          <table:table-cell office:value-type="float" office:value="1620.130737" calcext:value-type="float">
            <text:p>1620.130737</text:p>
          </table:table-cell>
          <table:table-cell office:value-type="float" office:value="1674.044678" calcext:value-type="float">
            <text:p>1674.044678</text:p>
          </table:table-cell>
        </table:table-row>
        <table:table-row table:style-name="ro1">
          <table:table-cell office:value-type="float" office:value="1617.86377" calcext:value-type="float">
            <text:p>1617.86377</text:p>
          </table:table-cell>
          <table:table-cell office:value-type="float" office:value="1674.53833" calcext:value-type="float">
            <text:p>1674.53833</text:p>
          </table:table-cell>
          <table:table-cell office:value-type="float" office:value="1619.396118" calcext:value-type="float">
            <text:p>1619.396118</text:p>
          </table:table-cell>
          <table:table-cell office:value-type="float" office:value="1672.931885" calcext:value-type="float">
            <text:p>1672.931885</text:p>
          </table:table-cell>
        </table:table-row>
        <table:table-row table:style-name="ro1">
          <table:table-cell office:value-type="float" office:value="1619.460449" calcext:value-type="float">
            <text:p>1619.460449</text:p>
          </table:table-cell>
          <table:table-cell office:value-type="float" office:value="1672.263306" calcext:value-type="float">
            <text:p>1672.263306</text:p>
          </table:table-cell>
          <table:table-cell office:value-type="float" office:value="1620.253906" calcext:value-type="float">
            <text:p>1620.253906</text:p>
          </table:table-cell>
          <table:table-cell office:value-type="float" office:value="1673.63855" calcext:value-type="float">
            <text:p>1673.63855</text:p>
          </table:table-cell>
        </table:table-row>
        <table:table-row table:style-name="ro1">
          <table:table-cell office:value-type="float" office:value="1620.76062" calcext:value-type="float">
            <text:p>1620.76062</text:p>
          </table:table-cell>
          <table:table-cell office:value-type="float" office:value="1675.471558" calcext:value-type="float">
            <text:p>1675.471558</text:p>
          </table:table-cell>
          <table:table-cell office:value-type="float" office:value="1622.305786" calcext:value-type="float">
            <text:p>1622.305786</text:p>
          </table:table-cell>
          <table:table-cell office:value-type="float" office:value="1676.613037" calcext:value-type="float">
            <text:p>1676.613037</text:p>
          </table:table-cell>
        </table:table-row>
        <table:table-row table:style-name="ro1">
          <table:table-cell office:value-type="float" office:value="1621.545532" calcext:value-type="float">
            <text:p>1621.545532</text:p>
          </table:table-cell>
          <table:table-cell office:value-type="float" office:value="1672.772705" calcext:value-type="float">
            <text:p>1672.772705</text:p>
          </table:table-cell>
          <table:table-cell office:value-type="float" office:value="1624.314819" calcext:value-type="float">
            <text:p>1624.314819</text:p>
          </table:table-cell>
          <table:table-cell office:value-type="float" office:value="1674.197021" calcext:value-type="float">
            <text:p>1674.197021</text:p>
          </table:table-cell>
        </table:table-row>
        <table:table-row table:style-name="ro1">
          <table:table-cell office:value-type="float" office:value="1616.809937" calcext:value-type="float">
            <text:p>1616.809937</text:p>
          </table:table-cell>
          <table:table-cell office:value-type="float" office:value="1676.325684" calcext:value-type="float">
            <text:p>1676.325684</text:p>
          </table:table-cell>
          <table:table-cell office:value-type="float" office:value="1620.087158" calcext:value-type="float">
            <text:p>1620.087158</text:p>
          </table:table-cell>
          <table:table-cell office:value-type="float" office:value="1674.921143" calcext:value-type="float">
            <text:p>1674.921143</text:p>
          </table:table-cell>
        </table:table-row>
        <table:table-row table:style-name="ro1">
          <table:table-cell office:value-type="float" office:value="1621.349976" calcext:value-type="float">
            <text:p>1621.349976</text:p>
          </table:table-cell>
          <table:table-cell office:value-type="float" office:value="1675.6521" calcext:value-type="float">
            <text:p>1675.6521</text:p>
          </table:table-cell>
          <table:table-cell office:value-type="float" office:value="1623.824951" calcext:value-type="float">
            <text:p>1623.824951</text:p>
          </table:table-cell>
          <table:table-cell office:value-type="float" office:value="1670.989868" calcext:value-type="float">
            <text:p>1670.989868</text:p>
          </table:table-cell>
        </table:table-row>
        <table:table-row table:style-name="ro1">
          <table:table-cell office:value-type="float" office:value="1619.189453" calcext:value-type="float">
            <text:p>1619.189453</text:p>
          </table:table-cell>
          <table:table-cell office:value-type="float" office:value="1673.817261" calcext:value-type="float">
            <text:p>1673.817261</text:p>
          </table:table-cell>
          <table:table-cell office:value-type="float" office:value="1621.906372" calcext:value-type="float">
            <text:p>1621.906372</text:p>
          </table:table-cell>
          <table:table-cell office:value-type="float" office:value="1674.650879" calcext:value-type="float">
            <text:p>1674.650879</text:p>
          </table:table-cell>
        </table:table-row>
        <table:table-row table:style-name="ro1">
          <table:table-cell office:value-type="float" office:value="1618.139526" calcext:value-type="float">
            <text:p>1618.139526</text:p>
          </table:table-cell>
          <table:table-cell office:value-type="float" office:value="1677.583008" calcext:value-type="float">
            <text:p>1677.583008</text:p>
          </table:table-cell>
          <table:table-cell office:value-type="float" office:value="1619.541992" calcext:value-type="float">
            <text:p>1619.541992</text:p>
          </table:table-cell>
          <table:table-cell office:value-type="float" office:value="1676.056519" calcext:value-type="float">
            <text:p>1676.056519</text:p>
          </table:table-cell>
        </table:table-row>
        <table:table-row table:style-name="ro1">
          <table:table-cell office:value-type="float" office:value="1619.114746" calcext:value-type="float">
            <text:p>1619.114746</text:p>
          </table:table-cell>
          <table:table-cell office:value-type="float" office:value="1678.439819" calcext:value-type="float">
            <text:p>1678.439819</text:p>
          </table:table-cell>
          <table:table-cell office:value-type="float" office:value="1623.719727" calcext:value-type="float">
            <text:p>1623.719727</text:p>
          </table:table-cell>
          <table:table-cell office:value-type="float" office:value="1674.978149" calcext:value-type="float">
            <text:p>1674.978149</text:p>
          </table:table-cell>
        </table:table-row>
        <table:table-row table:style-name="ro1">
          <table:table-cell office:value-type="float" office:value="1623.935547" calcext:value-type="float">
            <text:p>1623.935547</text:p>
          </table:table-cell>
          <table:table-cell office:value-type="float" office:value="1676.538574" calcext:value-type="float">
            <text:p>1676.538574</text:p>
          </table:table-cell>
          <table:table-cell office:value-type="float" office:value="1623.01001" calcext:value-type="float">
            <text:p>1623.01001</text:p>
          </table:table-cell>
          <table:table-cell office:value-type="float" office:value="1675.802246" calcext:value-type="float">
            <text:p>1675.802246</text:p>
          </table:table-cell>
        </table:table-row>
        <table:table-row table:style-name="ro1">
          <table:table-cell office:value-type="float" office:value="1620.026611" calcext:value-type="float">
            <text:p>1620.026611</text:p>
          </table:table-cell>
          <table:table-cell office:value-type="float" office:value="1674.636597" calcext:value-type="float">
            <text:p>1674.636597</text:p>
          </table:table-cell>
          <table:table-cell office:value-type="float" office:value="1623.367432" calcext:value-type="float">
            <text:p>1623.367432</text:p>
          </table:table-cell>
          <table:table-cell office:value-type="float" office:value="1676.53064" calcext:value-type="float">
            <text:p>1676.53064</text:p>
          </table:table-cell>
        </table:table-row>
        <table:table-row table:style-name="ro1">
          <table:table-cell office:value-type="float" office:value="1620.052368" calcext:value-type="float">
            <text:p>1620.052368</text:p>
          </table:table-cell>
          <table:table-cell office:value-type="float" office:value="1679.5896" calcext:value-type="float">
            <text:p>1679.5896</text:p>
          </table:table-cell>
          <table:table-cell office:value-type="float" office:value="1621.570801" calcext:value-type="float">
            <text:p>1621.570801</text:p>
          </table:table-cell>
          <table:table-cell office:value-type="float" office:value="1682.778442" calcext:value-type="float">
            <text:p>1682.778442</text:p>
          </table:table-cell>
        </table:table-row>
        <table:table-row table:style-name="ro1">
          <table:table-cell office:value-type="float" office:value="1621.080811" calcext:value-type="float">
            <text:p>1621.080811</text:p>
          </table:table-cell>
          <table:table-cell office:value-type="float" office:value="1678.871338" calcext:value-type="float">
            <text:p>1678.871338</text:p>
          </table:table-cell>
          <table:table-cell office:value-type="float" office:value="1623.606079" calcext:value-type="float">
            <text:p>1623.606079</text:p>
          </table:table-cell>
          <table:table-cell office:value-type="float" office:value="1676.74292" calcext:value-type="float">
            <text:p>1676.74292</text:p>
          </table:table-cell>
        </table:table-row>
        <table:table-row table:style-name="ro1">
          <table:table-cell office:value-type="float" office:value="1621.502197" calcext:value-type="float">
            <text:p>1621.502197</text:p>
          </table:table-cell>
          <table:table-cell office:value-type="float" office:value="1676.156616" calcext:value-type="float">
            <text:p>1676.156616</text:p>
          </table:table-cell>
          <table:table-cell office:value-type="float" office:value="1624.82605" calcext:value-type="float">
            <text:p>1624.82605</text:p>
          </table:table-cell>
          <table:table-cell office:value-type="float" office:value="1675.823486" calcext:value-type="float">
            <text:p>1675.823486</text:p>
          </table:table-cell>
        </table:table-row>
        <table:table-row table:style-name="ro1">
          <table:table-cell office:value-type="float" office:value="1618.793335" calcext:value-type="float">
            <text:p>1618.793335</text:p>
          </table:table-cell>
          <table:table-cell office:value-type="float" office:value="1678.003418" calcext:value-type="float">
            <text:p>1678.003418</text:p>
          </table:table-cell>
          <table:table-cell office:value-type="float" office:value="1623.721436" calcext:value-type="float">
            <text:p>1623.721436</text:p>
          </table:table-cell>
          <table:table-cell office:value-type="float" office:value="1674.785522" calcext:value-type="float">
            <text:p>1674.785522</text:p>
          </table:table-cell>
        </table:table-row>
        <table:table-row table:style-name="ro1">
          <table:table-cell office:value-type="float" office:value="1624.580566" calcext:value-type="float">
            <text:p>1624.580566</text:p>
          </table:table-cell>
          <table:table-cell office:value-type="float" office:value="1673.556885" calcext:value-type="float">
            <text:p>1673.556885</text:p>
          </table:table-cell>
          <table:table-cell office:value-type="float" office:value="1625.221191" calcext:value-type="float">
            <text:p>1625.221191</text:p>
          </table:table-cell>
          <table:table-cell office:value-type="float" office:value="1676.62793" calcext:value-type="float">
            <text:p>1676.62793</text:p>
          </table:table-cell>
        </table:table-row>
        <table:table-row table:style-name="ro1">
          <table:table-cell office:value-type="float" office:value="1620.654907" calcext:value-type="float">
            <text:p>1620.654907</text:p>
          </table:table-cell>
          <table:table-cell office:value-type="float" office:value="1682.043579" calcext:value-type="float">
            <text:p>1682.043579</text:p>
          </table:table-cell>
          <table:table-cell office:value-type="float" office:value="1624.122559" calcext:value-type="float">
            <text:p>1624.122559</text:p>
          </table:table-cell>
          <table:table-cell office:value-type="float" office:value="1679.156738" calcext:value-type="float">
            <text:p>1679.156738</text:p>
          </table:table-cell>
        </table:table-row>
        <table:table-row table:style-name="ro1">
          <table:table-cell office:value-type="float" office:value="1619.370483" calcext:value-type="float">
            <text:p>1619.370483</text:p>
          </table:table-cell>
          <table:table-cell office:value-type="float" office:value="1677.221191" calcext:value-type="float">
            <text:p>1677.221191</text:p>
          </table:table-cell>
          <table:table-cell office:value-type="float" office:value="1621.356201" calcext:value-type="float">
            <text:p>1621.356201</text:p>
          </table:table-cell>
          <table:table-cell office:value-type="float" office:value="1675.360229" calcext:value-type="float">
            <text:p>1675.360229</text:p>
          </table:table-cell>
        </table:table-row>
        <table:table-row table:style-name="ro1">
          <table:table-cell office:value-type="float" office:value="1621.437256" calcext:value-type="float">
            <text:p>1621.437256</text:p>
          </table:table-cell>
          <table:table-cell office:value-type="float" office:value="1678.422363" calcext:value-type="float">
            <text:p>1678.422363</text:p>
          </table:table-cell>
          <table:table-cell office:value-type="float" office:value="1621.559692" calcext:value-type="float">
            <text:p>1621.559692</text:p>
          </table:table-cell>
          <table:table-cell office:value-type="float" office:value="1681.451904" calcext:value-type="float">
            <text:p>1681.451904</text:p>
          </table:table-cell>
        </table:table-row>
        <table:table-row table:style-name="ro1">
          <table:table-cell office:value-type="float" office:value="1622.01355" calcext:value-type="float">
            <text:p>1622.01355</text:p>
          </table:table-cell>
          <table:table-cell office:value-type="float" office:value="1681.827271" calcext:value-type="float">
            <text:p>1681.827271</text:p>
          </table:table-cell>
          <table:table-cell office:value-type="float" office:value="1622.355713" calcext:value-type="float">
            <text:p>1622.355713</text:p>
          </table:table-cell>
          <table:table-cell office:value-type="float" office:value="1683.325439" calcext:value-type="float">
            <text:p>1683.325439</text:p>
          </table:table-cell>
        </table:table-row>
        <table:table-row table:style-name="ro1">
          <table:table-cell office:value-type="float" office:value="1624.013306" calcext:value-type="float">
            <text:p>1624.013306</text:p>
          </table:table-cell>
          <table:table-cell office:value-type="float" office:value="1677.73999" calcext:value-type="float">
            <text:p>1677.73999</text:p>
          </table:table-cell>
          <table:table-cell office:value-type="float" office:value="1627.619629" calcext:value-type="float">
            <text:p>1627.619629</text:p>
          </table:table-cell>
          <table:table-cell office:value-type="float" office:value="1680.373169" calcext:value-type="float">
            <text:p>1680.373169</text:p>
          </table:table-cell>
        </table:table-row>
        <table:table-row table:style-name="ro1">
          <table:table-cell office:value-type="float" office:value="1621.075806" calcext:value-type="float">
            <text:p>1621.075806</text:p>
          </table:table-cell>
          <table:table-cell office:value-type="float" office:value="1678.639893" calcext:value-type="float">
            <text:p>1678.639893</text:p>
          </table:table-cell>
          <table:table-cell office:value-type="float" office:value="1624.192017" calcext:value-type="float">
            <text:p>1624.192017</text:p>
          </table:table-cell>
          <table:table-cell office:value-type="float" office:value="1676.705811" calcext:value-type="float">
            <text:p>1676.705811</text:p>
          </table:table-cell>
        </table:table-row>
        <table:table-row table:style-name="ro1">
          <table:table-cell office:value-type="float" office:value="1621.963745" calcext:value-type="float">
            <text:p>1621.963745</text:p>
          </table:table-cell>
          <table:table-cell office:value-type="float" office:value="1681.765015" calcext:value-type="float">
            <text:p>1681.765015</text:p>
          </table:table-cell>
          <table:table-cell office:value-type="float" office:value="1626.332153" calcext:value-type="float">
            <text:p>1626.332153</text:p>
          </table:table-cell>
          <table:table-cell office:value-type="float" office:value="1682.358887" calcext:value-type="float">
            <text:p>1682.358887</text:p>
          </table:table-cell>
        </table:table-row>
        <table:table-row table:style-name="ro1">
          <table:table-cell office:value-type="float" office:value="1620.933594" calcext:value-type="float">
            <text:p>1620.933594</text:p>
          </table:table-cell>
          <table:table-cell office:value-type="float" office:value="1680.190918" calcext:value-type="float">
            <text:p>1680.190918</text:p>
          </table:table-cell>
          <table:table-cell office:value-type="float" office:value="1623.701172" calcext:value-type="float">
            <text:p>1623.701172</text:p>
          </table:table-cell>
          <table:table-cell office:value-type="float" office:value="1679.994507" calcext:value-type="float">
            <text:p>1679.994507</text:p>
          </table:table-cell>
        </table:table-row>
        <table:table-row table:style-name="ro1">
          <table:table-cell office:value-type="float" office:value="1622.228394" calcext:value-type="float">
            <text:p>1622.228394</text:p>
          </table:table-cell>
          <table:table-cell office:value-type="float" office:value="1679.793091" calcext:value-type="float">
            <text:p>1679.793091</text:p>
          </table:table-cell>
          <table:table-cell office:value-type="float" office:value="1625.455566" calcext:value-type="float">
            <text:p>1625.455566</text:p>
          </table:table-cell>
          <table:table-cell office:value-type="float" office:value="1678.321533" calcext:value-type="float">
            <text:p>1678.321533</text:p>
          </table:table-cell>
        </table:table-row>
        <table:table-row table:style-name="ro1">
          <table:table-cell office:value-type="float" office:value="1619.852173" calcext:value-type="float">
            <text:p>1619.852173</text:p>
          </table:table-cell>
          <table:table-cell office:value-type="float" office:value="1682.093384" calcext:value-type="float">
            <text:p>1682.093384</text:p>
          </table:table-cell>
          <table:table-cell office:value-type="float" office:value="1622.94751" calcext:value-type="float">
            <text:p>1622.94751</text:p>
          </table:table-cell>
          <table:table-cell office:value-type="float" office:value="1682.718506" calcext:value-type="float">
            <text:p>1682.718506</text:p>
          </table:table-cell>
        </table:table-row>
        <table:table-row table:style-name="ro1">
          <table:table-cell office:value-type="float" office:value="1624.061157" calcext:value-type="float">
            <text:p>1624.061157</text:p>
          </table:table-cell>
          <table:table-cell office:value-type="float" office:value="1679.086548" calcext:value-type="float">
            <text:p>1679.086548</text:p>
          </table:table-cell>
          <table:table-cell office:value-type="float" office:value="1628.051147" calcext:value-type="float">
            <text:p>1628.051147</text:p>
          </table:table-cell>
          <table:table-cell office:value-type="float" office:value="1676.382324" calcext:value-type="float">
            <text:p>1676.382324</text:p>
          </table:table-cell>
        </table:table-row>
        <table:table-row table:style-name="ro1">
          <table:table-cell office:value-type="float" office:value="1618.875732" calcext:value-type="float">
            <text:p>1618.875732</text:p>
          </table:table-cell>
          <table:table-cell office:value-type="float" office:value="1680.359375" calcext:value-type="float">
            <text:p>1680.359375</text:p>
          </table:table-cell>
          <table:table-cell office:value-type="float" office:value="1622.612305" calcext:value-type="float">
            <text:p>1622.612305</text:p>
          </table:table-cell>
          <table:table-cell office:value-type="float" office:value="1678.549805" calcext:value-type="float">
            <text:p>1678.549805</text:p>
          </table:table-cell>
        </table:table-row>
        <table:table-row table:style-name="ro1">
          <table:table-cell office:value-type="float" office:value="1621.988525" calcext:value-type="float">
            <text:p>1621.988525</text:p>
          </table:table-cell>
          <table:table-cell office:value-type="float" office:value="1679.008179" calcext:value-type="float">
            <text:p>1679.008179</text:p>
          </table:table-cell>
          <table:table-cell office:value-type="float" office:value="1625.658447" calcext:value-type="float">
            <text:p>1625.658447</text:p>
          </table:table-cell>
          <table:table-cell office:value-type="float" office:value="1678.988281" calcext:value-type="float">
            <text:p>1678.988281</text:p>
          </table:table-cell>
        </table:table-row>
        <table:table-row table:style-name="ro1">
          <table:table-cell office:value-type="float" office:value="1623.270752" calcext:value-type="float">
            <text:p>1623.270752</text:p>
          </table:table-cell>
          <table:table-cell office:value-type="float" office:value="1681.620117" calcext:value-type="float">
            <text:p>1681.620117</text:p>
          </table:table-cell>
          <table:table-cell office:value-type="float" office:value="1624.747192" calcext:value-type="float">
            <text:p>1624.747192</text:p>
          </table:table-cell>
          <table:table-cell office:value-type="float" office:value="1677.864868" calcext:value-type="float">
            <text:p>1677.864868</text:p>
          </table:table-cell>
        </table:table-row>
        <table:table-row table:style-name="ro1">
          <table:table-cell office:value-type="float" office:value="1620.030273" calcext:value-type="float">
            <text:p>1620.030273</text:p>
          </table:table-cell>
          <table:table-cell office:value-type="float" office:value="1683.129272" calcext:value-type="float">
            <text:p>1683.129272</text:p>
          </table:table-cell>
          <table:table-cell office:value-type="float" office:value="1621.759888" calcext:value-type="float">
            <text:p>1621.759888</text:p>
          </table:table-cell>
          <table:table-cell office:value-type="float" office:value="1683.050293" calcext:value-type="float">
            <text:p>1683.050293</text:p>
          </table:table-cell>
        </table:table-row>
        <table:table-row table:style-name="ro1">
          <table:table-cell office:value-type="float" office:value="1625.469238" calcext:value-type="float">
            <text:p>1625.469238</text:p>
          </table:table-cell>
          <table:table-cell office:value-type="float" office:value="1676.494629" calcext:value-type="float">
            <text:p>1676.494629</text:p>
          </table:table-cell>
          <table:table-cell office:value-type="float" office:value="1624.610352" calcext:value-type="float">
            <text:p>1624.610352</text:p>
          </table:table-cell>
          <table:table-cell office:value-type="float" office:value="1679.83374" calcext:value-type="float">
            <text:p>1679.83374</text:p>
          </table:table-cell>
        </table:table-row>
        <table:table-row table:style-name="ro1">
          <table:table-cell office:value-type="float" office:value="1623.903198" calcext:value-type="float">
            <text:p>1623.903198</text:p>
          </table:table-cell>
          <table:table-cell office:value-type="float" office:value="1681.535278" calcext:value-type="float">
            <text:p>1681.535278</text:p>
          </table:table-cell>
          <table:table-cell office:value-type="float" office:value="1625.036865" calcext:value-type="float">
            <text:p>1625.036865</text:p>
          </table:table-cell>
          <table:table-cell office:value-type="float" office:value="1682.031494" calcext:value-type="float">
            <text:p>1682.031494</text:p>
          </table:table-cell>
        </table:table-row>
        <table:table-row table:style-name="ro1">
          <table:table-cell office:value-type="float" office:value="1631.991455" calcext:value-type="float">
            <text:p>1631.991455</text:p>
          </table:table-cell>
          <table:table-cell office:value-type="float" office:value="1663.73938" calcext:value-type="float">
            <text:p>1663.73938</text:p>
          </table:table-cell>
          <table:table-cell office:value-type="float" office:value="1637.296997" calcext:value-type="float">
            <text:p>1637.296997</text:p>
          </table:table-cell>
          <table:table-cell office:value-type="float" office:value="1662.659302" calcext:value-type="float">
            <text:p>1662.659302</text:p>
          </table:table-cell>
        </table:table-row>
        <table:table-row table:style-name="ro1">
          <table:table-cell office:value-type="float" office:value="1616.196411" calcext:value-type="float">
            <text:p>1616.196411</text:p>
          </table:table-cell>
          <table:table-cell office:value-type="float" office:value="1675.405029" calcext:value-type="float">
            <text:p>1675.405029</text:p>
          </table:table-cell>
          <table:table-cell office:value-type="float" office:value="1618.785278" calcext:value-type="float">
            <text:p>1618.785278</text:p>
          </table:table-cell>
          <table:table-cell office:value-type="float" office:value="1675.806641" calcext:value-type="float">
            <text:p>1675.806641</text:p>
          </table:table-cell>
        </table:table-row>
        <table:table-row table:style-name="ro1">
          <table:table-cell office:value-type="float" office:value="1599.548828" calcext:value-type="float">
            <text:p>1599.548828</text:p>
          </table:table-cell>
          <table:table-cell office:value-type="float" office:value="1676.693237" calcext:value-type="float">
            <text:p>1676.693237</text:p>
          </table:table-cell>
          <table:table-cell office:value-type="float" office:value="1602.341675" calcext:value-type="float">
            <text:p>1602.341675</text:p>
          </table:table-cell>
          <table:table-cell office:value-type="float" office:value="1676.175537" calcext:value-type="float">
            <text:p>1676.175537</text:p>
          </table:table-cell>
        </table:table-row>
        <table:table-row table:style-name="ro1">
          <table:table-cell office:value-type="float" office:value="1604.43689" calcext:value-type="float">
            <text:p>1604.43689</text:p>
          </table:table-cell>
          <table:table-cell office:value-type="float" office:value="1659.124023" calcext:value-type="float">
            <text:p>1659.124023</text:p>
          </table:table-cell>
          <table:table-cell office:value-type="float" office:value="1606.099243" calcext:value-type="float">
            <text:p>1606.099243</text:p>
          </table:table-cell>
          <table:table-cell office:value-type="float" office:value="1659.542969" calcext:value-type="float">
            <text:p>1659.542969</text:p>
          </table:table-cell>
        </table:table-row>
        <table:table-row table:style-name="ro1">
          <table:table-cell office:value-type="float" office:value="1598.547241" calcext:value-type="float">
            <text:p>1598.547241</text:p>
          </table:table-cell>
          <table:table-cell office:value-type="float" office:value="1654.04541" calcext:value-type="float">
            <text:p>1654.04541</text:p>
          </table:table-cell>
          <table:table-cell office:value-type="float" office:value="1601.429932" calcext:value-type="float">
            <text:p>1601.429932</text:p>
          </table:table-cell>
          <table:table-cell office:value-type="float" office:value="1657.12561" calcext:value-type="float">
            <text:p>1657.12561</text:p>
          </table:table-cell>
        </table:table-row>
        <table:table-row table:style-name="ro1">
          <table:table-cell office:value-type="float" office:value="1597.339233" calcext:value-type="float">
            <text:p>1597.339233</text:p>
          </table:table-cell>
          <table:table-cell office:value-type="float" office:value="1647.088989" calcext:value-type="float">
            <text:p>1647.088989</text:p>
          </table:table-cell>
          <table:table-cell office:value-type="float" office:value="1600.06897" calcext:value-type="float">
            <text:p>1600.06897</text:p>
          </table:table-cell>
          <table:table-cell office:value-type="float" office:value="1647.725586" calcext:value-type="float">
            <text:p>1647.725586</text:p>
          </table:table-cell>
        </table:table-row>
        <table:table-row table:style-name="ro1">
          <table:table-cell office:value-type="float" office:value="1595.577271" calcext:value-type="float">
            <text:p>1595.577271</text:p>
          </table:table-cell>
          <table:table-cell office:value-type="float" office:value="1642.513672" calcext:value-type="float">
            <text:p>1642.513672</text:p>
          </table:table-cell>
          <table:table-cell office:value-type="float" office:value="1595.818481" calcext:value-type="float">
            <text:p>1595.818481</text:p>
          </table:table-cell>
          <table:table-cell office:value-type="float" office:value="1639.684448" calcext:value-type="float">
            <text:p>1639.684448</text:p>
          </table:table-cell>
        </table:table-row>
        <table:table-row table:style-name="ro1">
          <table:table-cell office:value-type="float" office:value="1590.576172" calcext:value-type="float">
            <text:p>1590.576172</text:p>
          </table:table-cell>
          <table:table-cell office:value-type="float" office:value="1641.266357" calcext:value-type="float">
            <text:p>1641.266357</text:p>
          </table:table-cell>
          <table:table-cell office:value-type="float" office:value="1595.088379" calcext:value-type="float">
            <text:p>1595.088379</text:p>
          </table:table-cell>
          <table:table-cell office:value-type="float" office:value="1637.773071" calcext:value-type="float">
            <text:p>1637.773071</text:p>
          </table:table-cell>
        </table:table-row>
        <table:table-row table:style-name="ro1">
          <table:table-cell office:value-type="float" office:value="1589.796753" calcext:value-type="float">
            <text:p>1589.796753</text:p>
          </table:table-cell>
          <table:table-cell office:value-type="float" office:value="1630.427612" calcext:value-type="float">
            <text:p>1630.427612</text:p>
          </table:table-cell>
          <table:table-cell office:value-type="float" office:value="1590.430176" calcext:value-type="float">
            <text:p>1590.430176</text:p>
          </table:table-cell>
          <table:table-cell office:value-type="float" office:value="1629.2677" calcext:value-type="float">
            <text:p>1629.2677</text:p>
          </table:table-cell>
        </table:table-row>
        <table:table-row table:style-name="ro1">
          <table:table-cell office:value-type="float" office:value="1584.629883" calcext:value-type="float">
            <text:p>1584.629883</text:p>
          </table:table-cell>
          <table:table-cell office:value-type="float" office:value="1627.382324" calcext:value-type="float">
            <text:p>1627.382324</text:p>
          </table:table-cell>
          <table:table-cell office:value-type="float" office:value="1585.223755" calcext:value-type="float">
            <text:p>1585.223755</text:p>
          </table:table-cell>
          <table:table-cell office:value-type="float" office:value="1628.293091" calcext:value-type="float">
            <text:p>1628.293091</text:p>
          </table:table-cell>
        </table:table-row>
        <table:table-row table:style-name="ro1">
          <table:table-cell office:value-type="float" office:value="1583.34729" calcext:value-type="float">
            <text:p>1583.34729</text:p>
          </table:table-cell>
          <table:table-cell office:value-type="float" office:value="1624.269653" calcext:value-type="float">
            <text:p>1624.269653</text:p>
          </table:table-cell>
          <table:table-cell office:value-type="float" office:value="1583.710205" calcext:value-type="float">
            <text:p>1583.710205</text:p>
          </table:table-cell>
          <table:table-cell office:value-type="float" office:value="1623.388672" calcext:value-type="float">
            <text:p>1623.388672</text:p>
          </table:table-cell>
        </table:table-row>
        <table:table-row table:style-name="ro1">
          <table:table-cell office:value-type="float" office:value="1577.543091" calcext:value-type="float">
            <text:p>1577.543091</text:p>
          </table:table-cell>
          <table:table-cell office:value-type="float" office:value="1620.776978" calcext:value-type="float">
            <text:p>1620.776978</text:p>
          </table:table-cell>
          <table:table-cell office:value-type="float" office:value="1580.306396" calcext:value-type="float">
            <text:p>1580.306396</text:p>
          </table:table-cell>
          <table:table-cell office:value-type="float" office:value="1620.712891" calcext:value-type="float">
            <text:p>1620.712891</text:p>
          </table:table-cell>
        </table:table-row>
        <table:table-row table:style-name="ro1">
          <table:table-cell office:value-type="float" office:value="1582.591675" calcext:value-type="float">
            <text:p>1582.591675</text:p>
          </table:table-cell>
          <table:table-cell office:value-type="float" office:value="1611.589844" calcext:value-type="float">
            <text:p>1611.589844</text:p>
          </table:table-cell>
          <table:table-cell office:value-type="float" office:value="1585.489624" calcext:value-type="float">
            <text:p>1585.489624</text:p>
          </table:table-cell>
          <table:table-cell office:value-type="float" office:value="1612.191895" calcext:value-type="float">
            <text:p>1612.191895</text:p>
          </table:table-cell>
        </table:table-row>
        <table:table-row table:style-name="ro1">
          <table:table-cell office:value-type="float" office:value="1577.124023" calcext:value-type="float">
            <text:p>1577.124023</text:p>
          </table:table-cell>
          <table:table-cell office:value-type="float" office:value="1614.201172" calcext:value-type="float">
            <text:p>1614.201172</text:p>
          </table:table-cell>
          <table:table-cell office:value-type="float" office:value="1582.863403" calcext:value-type="float">
            <text:p>1582.863403</text:p>
          </table:table-cell>
          <table:table-cell office:value-type="float" office:value="1608.434326" calcext:value-type="float">
            <text:p>1608.434326</text:p>
          </table:table-cell>
        </table:table-row>
        <table:table-row table:style-name="ro1">
          <table:table-cell office:value-type="float" office:value="1579.65271" calcext:value-type="float">
            <text:p>1579.65271</text:p>
          </table:table-cell>
          <table:table-cell office:value-type="float" office:value="1610.41748" calcext:value-type="float">
            <text:p>1610.41748</text:p>
          </table:table-cell>
          <table:table-cell office:value-type="float" office:value="1574.098755" calcext:value-type="float">
            <text:p>1574.098755</text:p>
          </table:table-cell>
          <table:table-cell office:value-type="float" office:value="1611.37561" calcext:value-type="float">
            <text:p>1611.37561</text:p>
          </table:table-cell>
        </table:table-row>
        <table:table-row table:style-name="ro1">
          <table:table-cell office:value-type="float" office:value="1576.188354" calcext:value-type="float">
            <text:p>1576.188354</text:p>
          </table:table-cell>
          <table:table-cell office:value-type="float" office:value="1604.725586" calcext:value-type="float">
            <text:p>1604.725586</text:p>
          </table:table-cell>
          <table:table-cell office:value-type="float" office:value="1571.761353" calcext:value-type="float">
            <text:p>1571.761353</text:p>
          </table:table-cell>
          <table:table-cell office:value-type="float" office:value="1609.422974" calcext:value-type="float">
            <text:p>1609.422974</text:p>
          </table:table-cell>
        </table:table-row>
        <table:table-row table:style-name="ro1">
          <table:table-cell office:value-type="float" office:value="1573.310913" calcext:value-type="float">
            <text:p>1573.310913</text:p>
          </table:table-cell>
          <table:table-cell office:value-type="float" office:value="1604.68689" calcext:value-type="float">
            <text:p>1604.68689</text:p>
          </table:table-cell>
          <table:table-cell office:value-type="float" office:value="1580.100342" calcext:value-type="float">
            <text:p>1580.100342</text:p>
          </table:table-cell>
          <table:table-cell office:value-type="float" office:value="1600.055298" calcext:value-type="float">
            <text:p>1600.055298</text:p>
          </table:table-cell>
        </table:table-row>
        <table:table-row table:style-name="ro1">
          <table:table-cell office:value-type="float" office:value="1575.512573" calcext:value-type="float">
            <text:p>1575.512573</text:p>
          </table:table-cell>
          <table:table-cell office:value-type="float" office:value="1597.115479" calcext:value-type="float">
            <text:p>1597.115479</text:p>
          </table:table-cell>
          <table:table-cell office:value-type="float" office:value="1576.429443" calcext:value-type="float">
            <text:p>1576.429443</text:p>
          </table:table-cell>
          <table:table-cell office:value-type="float" office:value="1596.678467" calcext:value-type="float">
            <text:p>1596.678467</text:p>
          </table:table-cell>
        </table:table-row>
        <table:table-row table:style-name="ro1">
          <table:table-cell office:value-type="float" office:value="1574.166626" calcext:value-type="float">
            <text:p>1574.166626</text:p>
          </table:table-cell>
          <table:table-cell office:value-type="float" office:value="1595.862671" calcext:value-type="float">
            <text:p>1595.862671</text:p>
          </table:table-cell>
          <table:table-cell office:value-type="float" office:value="1573.924927" calcext:value-type="float">
            <text:p>1573.924927</text:p>
          </table:table-cell>
          <table:table-cell office:value-type="float" office:value="1598.540283" calcext:value-type="float">
            <text:p>1598.540283</text:p>
          </table:table-cell>
        </table:table-row>
        <table:table-row table:style-name="ro1">
          <table:table-cell office:value-type="float" office:value="1575.103516" calcext:value-type="float">
            <text:p>1575.103516</text:p>
          </table:table-cell>
          <table:table-cell office:value-type="float" office:value="1592.593506" calcext:value-type="float">
            <text:p>1592.593506</text:p>
          </table:table-cell>
          <table:table-cell office:value-type="float" office:value="1575.169678" calcext:value-type="float">
            <text:p>1575.169678</text:p>
          </table:table-cell>
          <table:table-cell office:value-type="float" office:value="1592.28125" calcext:value-type="float">
            <text:p>1592.28125</text:p>
          </table:table-cell>
        </table:table-row>
        <table:table-row table:style-name="ro1">
          <table:table-cell office:value-type="float" office:value="1574.467163" calcext:value-type="float">
            <text:p>1574.467163</text:p>
          </table:table-cell>
          <table:table-cell office:value-type="float" office:value="1592.584473" calcext:value-type="float">
            <text:p>1592.584473</text:p>
          </table:table-cell>
          <table:table-cell office:value-type="float" office:value="1573.197388" calcext:value-type="float">
            <text:p>1573.197388</text:p>
          </table:table-cell>
          <table:table-cell office:value-type="float" office:value="1593.55249" calcext:value-type="float">
            <text:p>1593.55249</text:p>
          </table:table-cell>
        </table:table-row>
        <table:table-row table:style-name="ro1">
          <table:table-cell office:value-type="float" office:value="1574.74353" calcext:value-type="float">
            <text:p>1574.74353</text:p>
          </table:table-cell>
          <table:table-cell office:value-type="float" office:value="1590.118286" calcext:value-type="float">
            <text:p>1590.118286</text:p>
          </table:table-cell>
          <table:table-cell office:value-type="float" office:value="1572.770996" calcext:value-type="float">
            <text:p>1572.770996</text:p>
          </table:table-cell>
          <table:table-cell office:value-type="float" office:value="1591.910522" calcext:value-type="float">
            <text:p>1591.910522</text:p>
          </table:table-cell>
        </table:table-row>
        <table:table-row table:style-name="ro1">
          <table:table-cell office:value-type="float" office:value="1571.670044" calcext:value-type="float">
            <text:p>1571.670044</text:p>
          </table:table-cell>
          <table:table-cell office:value-type="float" office:value="1587.757568" calcext:value-type="float">
            <text:p>1587.757568</text:p>
          </table:table-cell>
          <table:table-cell office:value-type="float" office:value="1571.62146" calcext:value-type="float">
            <text:p>1571.62146</text:p>
          </table:table-cell>
          <table:table-cell office:value-type="float" office:value="1587.197632" calcext:value-type="float">
            <text:p>1587.197632</text:p>
          </table:table-cell>
        </table:table-row>
        <table:table-row table:style-name="ro1">
          <table:table-cell office:value-type="float" office:value="1568.205811" calcext:value-type="float">
            <text:p>1568.205811</text:p>
          </table:table-cell>
          <table:table-cell office:value-type="float" office:value="1587.281738" calcext:value-type="float">
            <text:p>1587.281738</text:p>
          </table:table-cell>
          <table:table-cell office:value-type="float" office:value="1569.49585" calcext:value-type="float">
            <text:p>1569.49585</text:p>
          </table:table-cell>
          <table:table-cell office:value-type="float" office:value="1587.734253" calcext:value-type="float">
            <text:p>1587.734253</text:p>
          </table:table-cell>
        </table:table-row>
        <table:table-row table:style-name="ro1">
          <table:table-cell office:value-type="float" office:value="1567.331909" calcext:value-type="float">
            <text:p>1567.331909</text:p>
          </table:table-cell>
          <table:table-cell office:value-type="float" office:value="1584.581787" calcext:value-type="float">
            <text:p>1584.581787</text:p>
          </table:table-cell>
          <table:table-cell office:value-type="float" office:value="1566.848633" calcext:value-type="float">
            <text:p>1566.848633</text:p>
          </table:table-cell>
          <table:table-cell office:value-type="float" office:value="1587.236572" calcext:value-type="float">
            <text:p>1587.236572</text:p>
          </table:table-cell>
        </table:table-row>
        <table:table-row table:style-name="ro1">
          <table:table-cell office:value-type="float" office:value="1571.52063" calcext:value-type="float">
            <text:p>1571.52063</text:p>
          </table:table-cell>
          <table:table-cell office:value-type="float" office:value="1578.558472" calcext:value-type="float">
            <text:p>1578.558472</text:p>
          </table:table-cell>
          <table:table-cell office:value-type="float" office:value="1570.925415" calcext:value-type="float">
            <text:p>1570.925415</text:p>
          </table:table-cell>
          <table:table-cell office:value-type="float" office:value="1583.098633" calcext:value-type="float">
            <text:p>1583.098633</text:p>
          </table:table-cell>
        </table:table-row>
        <table:table-row table:style-name="ro1">
          <table:table-cell office:value-type="float" office:value="1480.45874" calcext:value-type="float">
            <text:p>1480.45874</text:p>
          </table:table-cell>
          <table:table-cell office:value-type="float" office:value="1496.375732" calcext:value-type="float">
            <text:p>1496.375732</text:p>
          </table:table-cell>
          <table:table-cell office:value-type="float" office:value="1566.96875" calcext:value-type="float">
            <text:p>1566.96875</text:p>
          </table:table-cell>
          <table:table-cell office:value-type="float" office:value="1591.818604" calcext:value-type="float">
            <text:p>1591.818604</text:p>
          </table:table-cell>
        </table:table-row>
        <table:table-row table:style-name="ro1">
          <table:table-cell office:value-type="float" office:value="1426.216553" calcext:value-type="float">
            <text:p>1426.216553</text:p>
          </table:table-cell>
          <table:table-cell office:value-type="float" office:value="1428.243164" calcext:value-type="float">
            <text:p>1428.243164</text:p>
          </table:table-cell>
          <table:table-cell office:value-type="float" office:value="1508.023071" calcext:value-type="float">
            <text:p>1508.023071</text:p>
          </table:table-cell>
          <table:table-cell office:value-type="float" office:value="1524.542847" calcext:value-type="float">
            <text:p>1524.542847</text:p>
          </table:table-cell>
        </table:table-row>
        <table:table-row table:style-name="ro1">
          <table:table-cell office:value-type="float" office:value="1412.448364" calcext:value-type="float">
            <text:p>1412.448364</text:p>
          </table:table-cell>
          <table:table-cell office:value-type="float" office:value="1403.203125" calcext:value-type="float">
            <text:p>1403.203125</text:p>
          </table:table-cell>
          <table:table-cell office:value-type="float" office:value="1490.421021" calcext:value-type="float">
            <text:p>1490.421021</text:p>
          </table:table-cell>
          <table:table-cell office:value-type="float" office:value="1499.619141" calcext:value-type="float">
            <text:p>1499.619141</text:p>
          </table:table-cell>
        </table:table-row>
        <table:table-row table:style-name="ro1">
          <table:table-cell office:value-type="float" office:value="1478.914062" calcext:value-type="float">
            <text:p>1478.914062</text:p>
          </table:table-cell>
          <table:table-cell office:value-type="float" office:value="1494.927734" calcext:value-type="float">
            <text:p>1494.927734</text:p>
          </table:table-cell>
          <table:table-cell office:value-type="float" office:value="1559.410522" calcext:value-type="float">
            <text:p>1559.410522</text:p>
          </table:table-cell>
          <table:table-cell office:value-type="float" office:value="1578.683716" calcext:value-type="float">
            <text:p>1578.683716</text:p>
          </table:table-cell>
        </table:table-row>
        <table:table-row table:style-name="ro1">
          <table:table-cell office:value-type="float" office:value="1539.619385" calcext:value-type="float">
            <text:p>1539.619385</text:p>
          </table:table-cell>
          <table:table-cell office:value-type="float" office:value="1554.399292" calcext:value-type="float">
            <text:p>1554.399292</text:p>
          </table:table-cell>
          <table:table-cell office:value-type="float" office:value="1616.951172" calcext:value-type="float">
            <text:p>1616.951172</text:p>
          </table:table-cell>
          <table:table-cell office:value-type="float" office:value="1633.03833" calcext:value-type="float">
            <text:p>1633.03833</text:p>
          </table:table-cell>
        </table:table-row>
        <table:table-row table:style-name="ro1">
          <table:table-cell office:value-type="float" office:value="1570.096924" calcext:value-type="float">
            <text:p>1570.096924</text:p>
          </table:table-cell>
          <table:table-cell office:value-type="float" office:value="1577.138916" calcext:value-type="float">
            <text:p>1577.138916</text:p>
          </table:table-cell>
          <table:table-cell office:value-type="float" office:value="1599.307861" calcext:value-type="float">
            <text:p>1599.307861</text:p>
          </table:table-cell>
          <table:table-cell office:value-type="float" office:value="1598.963257" calcext:value-type="float">
            <text:p>1598.963257</text:p>
          </table:table-cell>
        </table:table-row>
        <table:table-row table:style-name="ro1">
          <table:table-cell office:value-type="float" office:value="1590.262817" calcext:value-type="float">
            <text:p>1590.262817</text:p>
          </table:table-cell>
          <table:table-cell office:value-type="float" office:value="1598.935181" calcext:value-type="float">
            <text:p>1598.935181</text:p>
          </table:table-cell>
          <table:table-cell office:value-type="float" office:value="1580.45459" calcext:value-type="float">
            <text:p>1580.45459</text:p>
          </table:table-cell>
          <table:table-cell office:value-type="float" office:value="1581.71814" calcext:value-type="float">
            <text:p>1581.71814</text:p>
          </table:table-cell>
        </table:table-row>
        <table:table-row table:style-name="ro1">
          <table:table-cell office:value-type="float" office:value="1583.219116" calcext:value-type="float">
            <text:p>1583.219116</text:p>
          </table:table-cell>
          <table:table-cell office:value-type="float" office:value="1597.874634" calcext:value-type="float">
            <text:p>1597.874634</text:p>
          </table:table-cell>
          <table:table-cell office:value-type="float" office:value="1581.824585" calcext:value-type="float">
            <text:p>1581.824585</text:p>
          </table:table-cell>
          <table:table-cell office:value-type="float" office:value="1585.528564" calcext:value-type="float">
            <text:p>1585.528564</text:p>
          </table:table-cell>
        </table:table-row>
        <table:table-row table:style-name="ro1">
          <table:table-cell office:value-type="float" office:value="1586.444092" calcext:value-type="float">
            <text:p>1586.444092</text:p>
          </table:table-cell>
          <table:table-cell office:value-type="float" office:value="1589.271729" calcext:value-type="float">
            <text:p>1589.271729</text:p>
          </table:table-cell>
          <table:table-cell office:value-type="float" office:value="1584.469482" calcext:value-type="float">
            <text:p>1584.469482</text:p>
          </table:table-cell>
          <table:table-cell office:value-type="float" office:value="1583.712646" calcext:value-type="float">
            <text:p>1583.712646</text:p>
          </table:table-cell>
        </table:table-row>
        <table:table-row table:style-name="ro1">
          <table:table-cell office:value-type="float" office:value="1584.45813" calcext:value-type="float">
            <text:p>1584.45813</text:p>
          </table:table-cell>
          <table:table-cell office:value-type="float" office:value="1590.347046" calcext:value-type="float">
            <text:p>1590.347046</text:p>
          </table:table-cell>
          <table:table-cell office:value-type="float" office:value="1583.944214" calcext:value-type="float">
            <text:p>1583.944214</text:p>
          </table:table-cell>
          <table:table-cell office:value-type="float" office:value="1584.397095" calcext:value-type="float">
            <text:p>1584.397095</text:p>
          </table:table-cell>
        </table:table-row>
        <table:table-row table:style-name="ro1">
          <table:table-cell office:value-type="float" office:value="1586.558228" calcext:value-type="float">
            <text:p>1586.558228</text:p>
          </table:table-cell>
          <table:table-cell office:value-type="float" office:value="1587.671387" calcext:value-type="float">
            <text:p>1587.671387</text:p>
          </table:table-cell>
          <table:table-cell office:value-type="float" office:value="1587.34082" calcext:value-type="float">
            <text:p>1587.34082</text:p>
          </table:table-cell>
          <table:table-cell office:value-type="float" office:value="1583.021362" calcext:value-type="float">
            <text:p>1583.021362</text:p>
          </table:table-cell>
        </table:table-row>
        <table:table-row table:style-name="ro1">
          <table:table-cell office:value-type="float" office:value="1581.787109" calcext:value-type="float">
            <text:p>1581.787109</text:p>
          </table:table-cell>
          <table:table-cell office:value-type="float" office:value="1585.137329" calcext:value-type="float">
            <text:p>1585.137329</text:p>
          </table:table-cell>
          <table:table-cell office:value-type="float" office:value="1586.184204" calcext:value-type="float">
            <text:p>1586.184204</text:p>
          </table:table-cell>
          <table:table-cell office:value-type="float" office:value="1580.068481" calcext:value-type="float">
            <text:p>1580.068481</text:p>
          </table:table-cell>
        </table:table-row>
        <table:table-row table:style-name="ro1">
          <table:table-cell office:value-type="float" office:value="1587.8125" calcext:value-type="float">
            <text:p>1587.8125</text:p>
          </table:table-cell>
          <table:table-cell office:value-type="float" office:value="1589.296753" calcext:value-type="float">
            <text:p>1589.296753</text:p>
          </table:table-cell>
          <table:table-cell office:value-type="float" office:value="1588.005127" calcext:value-type="float">
            <text:p>1588.005127</text:p>
          </table:table-cell>
          <table:table-cell office:value-type="float" office:value="1584.951294" calcext:value-type="float">
            <text:p>1584.951294</text:p>
          </table:table-cell>
        </table:table-row>
        <table:table-row table:style-name="ro1">
          <table:table-cell office:value-type="float" office:value="1584.331055" calcext:value-type="float">
            <text:p>1584.331055</text:p>
          </table:table-cell>
          <table:table-cell office:value-type="float" office:value="1588.458252" calcext:value-type="float">
            <text:p>1588.458252</text:p>
          </table:table-cell>
          <table:table-cell office:value-type="float" office:value="1585.814209" calcext:value-type="float">
            <text:p>1585.814209</text:p>
          </table:table-cell>
          <table:table-cell office:value-type="float" office:value="1585.332642" calcext:value-type="float">
            <text:p>1585.332642</text:p>
          </table:table-cell>
        </table:table-row>
        <table:table-row table:style-name="ro1">
          <table:table-cell office:value-type="float" office:value="1582.692383" calcext:value-type="float">
            <text:p>1582.692383</text:p>
          </table:table-cell>
          <table:table-cell office:value-type="float" office:value="1590.253174" calcext:value-type="float">
            <text:p>1590.253174</text:p>
          </table:table-cell>
          <table:table-cell office:value-type="float" office:value="1582.516357" calcext:value-type="float">
            <text:p>1582.516357</text:p>
          </table:table-cell>
          <table:table-cell office:value-type="float" office:value="1590.017334" calcext:value-type="float">
            <text:p>1590.017334</text:p>
          </table:table-cell>
        </table:table-row>
        <table:table-row table:style-name="ro1">
          <table:table-cell office:value-type="float" office:value="1577.392578" calcext:value-type="float">
            <text:p>1577.392578</text:p>
          </table:table-cell>
          <table:table-cell office:value-type="float" office:value="1584.11145" calcext:value-type="float">
            <text:p>1584.11145</text:p>
          </table:table-cell>
          <table:table-cell office:value-type="float" office:value="1583.082886" calcext:value-type="float">
            <text:p>1583.082886</text:p>
          </table:table-cell>
          <table:table-cell office:value-type="float" office:value="1582.331299" calcext:value-type="float">
            <text:p>1582.331299</text:p>
          </table:table-cell>
        </table:table-row>
        <table:table-row table:style-name="ro1">
          <table:table-cell office:value-type="float" office:value="1583.455811" calcext:value-type="float">
            <text:p>1583.455811</text:p>
          </table:table-cell>
          <table:table-cell office:value-type="float" office:value="1592.168213" calcext:value-type="float">
            <text:p>1592.168213</text:p>
          </table:table-cell>
          <table:table-cell office:value-type="float" office:value="1585.273926" calcext:value-type="float">
            <text:p>1585.273926</text:p>
          </table:table-cell>
          <table:table-cell office:value-type="float" office:value="1587.767212" calcext:value-type="float">
            <text:p>1587.767212</text:p>
          </table:table-cell>
        </table:table-row>
        <table:table-row table:style-name="ro1">
          <table:table-cell office:value-type="float" office:value="1580.878784" calcext:value-type="float">
            <text:p>1580.878784</text:p>
          </table:table-cell>
          <table:table-cell office:value-type="float" office:value="1580.89502" calcext:value-type="float">
            <text:p>1580.89502</text:p>
          </table:table-cell>
          <table:table-cell office:value-type="float" office:value="1583.204102" calcext:value-type="float">
            <text:p>1583.204102</text:p>
          </table:table-cell>
          <table:table-cell office:value-type="float" office:value="1577.813477" calcext:value-type="float">
            <text:p>1577.813477</text:p>
          </table:table-cell>
        </table:table-row>
        <table:table-row table:style-name="ro1">
          <table:table-cell office:value-type="float" office:value="1581.267578" calcext:value-type="float">
            <text:p>1581.267578</text:p>
          </table:table-cell>
          <table:table-cell office:value-type="float" office:value="1585.342041" calcext:value-type="float">
            <text:p>1585.342041</text:p>
          </table:table-cell>
          <table:table-cell office:value-type="float" office:value="1582.640381" calcext:value-type="float">
            <text:p>1582.640381</text:p>
          </table:table-cell>
          <table:table-cell office:value-type="float" office:value="1580.675537" calcext:value-type="float">
            <text:p>1580.675537</text:p>
          </table:table-cell>
        </table:table-row>
        <table:table-row table:style-name="ro1">
          <table:table-cell office:value-type="float" office:value="1582.175415" calcext:value-type="float">
            <text:p>1582.175415</text:p>
          </table:table-cell>
          <table:table-cell office:value-type="float" office:value="1585.893188" calcext:value-type="float">
            <text:p>1585.893188</text:p>
          </table:table-cell>
          <table:table-cell office:value-type="float" office:value="1584.026123" calcext:value-type="float">
            <text:p>1584.026123</text:p>
          </table:table-cell>
          <table:table-cell office:value-type="float" office:value="1582.734619" calcext:value-type="float">
            <text:p>1582.734619</text:p>
          </table:table-cell>
        </table:table-row>
        <table:table-row table:style-name="ro1">
          <table:table-cell office:value-type="float" office:value="1581.050537" calcext:value-type="float">
            <text:p>1581.050537</text:p>
          </table:table-cell>
          <table:table-cell office:value-type="float" office:value="1586.362305" calcext:value-type="float">
            <text:p>1586.362305</text:p>
          </table:table-cell>
          <table:table-cell office:value-type="float" office:value="1583.769531" calcext:value-type="float">
            <text:p>1583.769531</text:p>
          </table:table-cell>
          <table:table-cell office:value-type="float" office:value="1583.514648" calcext:value-type="float">
            <text:p>1583.514648</text:p>
          </table:table-cell>
        </table:table-row>
        <table:table-row table:style-name="ro1">
          <table:table-cell office:value-type="float" office:value="1582.179443" calcext:value-type="float">
            <text:p>1582.179443</text:p>
          </table:table-cell>
          <table:table-cell office:value-type="float" office:value="1586.320923" calcext:value-type="float">
            <text:p>1586.320923</text:p>
          </table:table-cell>
          <table:table-cell office:value-type="float" office:value="1585.493896" calcext:value-type="float">
            <text:p>1585.493896</text:p>
          </table:table-cell>
          <table:table-cell office:value-type="float" office:value="1580.608765" calcext:value-type="float">
            <text:p>1580.608765</text:p>
          </table:table-cell>
        </table:table-row>
        <table:table-row table:style-name="ro1">
          <table:table-cell office:value-type="float" office:value="1581.693237" calcext:value-type="float">
            <text:p>1581.693237</text:p>
          </table:table-cell>
          <table:table-cell office:value-type="float" office:value="1585.812256" calcext:value-type="float">
            <text:p>1585.812256</text:p>
          </table:table-cell>
          <table:table-cell office:value-type="float" office:value="1585.174683" calcext:value-type="float">
            <text:p>1585.174683</text:p>
          </table:table-cell>
          <table:table-cell office:value-type="float" office:value="1582.213135" calcext:value-type="float">
            <text:p>1582.213135</text:p>
          </table:table-cell>
        </table:table-row>
        <table:table-row table:style-name="ro1">
          <table:table-cell office:value-type="float" office:value="1581.891968" calcext:value-type="float">
            <text:p>1581.891968</text:p>
          </table:table-cell>
          <table:table-cell office:value-type="float" office:value="1588.204102" calcext:value-type="float">
            <text:p>1588.204102</text:p>
          </table:table-cell>
          <table:table-cell office:value-type="float" office:value="1581.763428" calcext:value-type="float">
            <text:p>1581.763428</text:p>
          </table:table-cell>
          <table:table-cell office:value-type="float" office:value="1582.598999" calcext:value-type="float">
            <text:p>1582.598999</text:p>
          </table:table-cell>
        </table:table-row>
        <table:table-row table:style-name="ro1">
          <table:table-cell office:value-type="float" office:value="1582.337036" calcext:value-type="float">
            <text:p>1582.337036</text:p>
          </table:table-cell>
          <table:table-cell office:value-type="float" office:value="1582.00647" calcext:value-type="float">
            <text:p>1582.00647</text:p>
          </table:table-cell>
          <table:table-cell office:value-type="float" office:value="1580.744263" calcext:value-type="float">
            <text:p>1580.744263</text:p>
          </table:table-cell>
          <table:table-cell office:value-type="float" office:value="1580.099365" calcext:value-type="float">
            <text:p>1580.099365</text:p>
          </table:table-cell>
        </table:table-row>
        <table:table-row table:style-name="ro1">
          <table:table-cell office:value-type="float" office:value="1573.034424" calcext:value-type="float">
            <text:p>1573.034424</text:p>
          </table:table-cell>
          <table:table-cell office:value-type="float" office:value="1595.467407" calcext:value-type="float">
            <text:p>1595.467407</text:p>
          </table:table-cell>
          <table:table-cell office:value-type="float" office:value="1581.780518" calcext:value-type="float">
            <text:p>1581.780518</text:p>
          </table:table-cell>
          <table:table-cell office:value-type="float" office:value="1587.507446" calcext:value-type="float">
            <text:p>1587.507446</text:p>
          </table:table-cell>
        </table:table-row>
        <table:table-row table:style-name="ro1">
          <table:table-cell office:value-type="float" office:value="1601.914062" calcext:value-type="float">
            <text:p>1601.914062</text:p>
          </table:table-cell>
          <table:table-cell office:value-type="float" office:value="1563.232666" calcext:value-type="float">
            <text:p>1563.232666</text:p>
          </table:table-cell>
          <table:table-cell office:value-type="float" office:value="1585.442993" calcext:value-type="float">
            <text:p>1585.442993</text:p>
          </table:table-cell>
          <table:table-cell office:value-type="float" office:value="1583.662109" calcext:value-type="float">
            <text:p>1583.662109</text:p>
          </table:table-cell>
        </table:table-row>
        <table:table-row table:style-name="ro1">
          <table:table-cell office:value-type="float" office:value="1576.69812" calcext:value-type="float">
            <text:p>1576.69812</text:p>
          </table:table-cell>
          <table:table-cell office:value-type="float" office:value="1589.999023" calcext:value-type="float">
            <text:p>1589.999023</text:p>
          </table:table-cell>
          <table:table-cell office:value-type="float" office:value="1584.187378" calcext:value-type="float">
            <text:p>1584.187378</text:p>
          </table:table-cell>
          <table:table-cell office:value-type="float" office:value="1583.370239" calcext:value-type="float">
            <text:p>1583.370239</text:p>
          </table:table-cell>
        </table:table-row>
        <table:table-row table:style-name="ro1">
          <table:table-cell office:value-type="float" office:value="1578.500122" calcext:value-type="float">
            <text:p>1578.500122</text:p>
          </table:table-cell>
          <table:table-cell office:value-type="float" office:value="1590.230225" calcext:value-type="float">
            <text:p>1590.230225</text:p>
          </table:table-cell>
          <table:table-cell office:value-type="float" office:value="1585.781128" calcext:value-type="float">
            <text:p>1585.781128</text:p>
          </table:table-cell>
          <table:table-cell office:value-type="float" office:value="1581.615112" calcext:value-type="float">
            <text:p>1581.615112</text:p>
          </table:table-cell>
        </table:table-row>
        <table:table-row table:style-name="ro1">
          <table:table-cell office:value-type="float" office:value="1580.985596" calcext:value-type="float">
            <text:p>1580.985596</text:p>
          </table:table-cell>
          <table:table-cell office:value-type="float" office:value="1583.252686" calcext:value-type="float">
            <text:p>1583.252686</text:p>
          </table:table-cell>
          <table:table-cell office:value-type="float" office:value="1584.766968" calcext:value-type="float">
            <text:p>1584.766968</text:p>
          </table:table-cell>
          <table:table-cell office:value-type="float" office:value="1578.749023" calcext:value-type="float">
            <text:p>1578.749023</text:p>
          </table:table-cell>
        </table:table-row>
        <table:table-row table:style-name="ro1">
          <table:table-cell office:value-type="float" office:value="1582.237427" calcext:value-type="float">
            <text:p>1582.237427</text:p>
          </table:table-cell>
          <table:table-cell office:value-type="float" office:value="1583.515015" calcext:value-type="float">
            <text:p>1583.515015</text:p>
          </table:table-cell>
          <table:table-cell office:value-type="float" office:value="1584.548584" calcext:value-type="float">
            <text:p>1584.548584</text:p>
          </table:table-cell>
          <table:table-cell office:value-type="float" office:value="1581.260254" calcext:value-type="float">
            <text:p>1581.260254</text:p>
          </table:table-cell>
        </table:table-row>
        <table:table-row table:style-name="ro1">
          <table:table-cell office:value-type="float" office:value="1579.581909" calcext:value-type="float">
            <text:p>1579.581909</text:p>
          </table:table-cell>
          <table:table-cell office:value-type="float" office:value="1584.355713" calcext:value-type="float">
            <text:p>1584.355713</text:p>
          </table:table-cell>
          <table:table-cell office:value-type="float" office:value="1582.155273" calcext:value-type="float">
            <text:p>1582.155273</text:p>
          </table:table-cell>
          <table:table-cell office:value-type="float" office:value="1579.68689" calcext:value-type="float">
            <text:p>1579.68689</text:p>
          </table:table-cell>
        </table:table-row>
        <table:table-row table:style-name="ro1">
          <table:table-cell office:value-type="float" office:value="1582.937134" calcext:value-type="float">
            <text:p>1582.937134</text:p>
          </table:table-cell>
          <table:table-cell office:value-type="float" office:value="1584.376953" calcext:value-type="float">
            <text:p>1584.376953</text:p>
          </table:table-cell>
          <table:table-cell office:value-type="float" office:value="1584.018311" calcext:value-type="float">
            <text:p>1584.018311</text:p>
          </table:table-cell>
          <table:table-cell office:value-type="float" office:value="1581.124512" calcext:value-type="float">
            <text:p>1581.124512</text:p>
          </table:table-cell>
        </table:table-row>
        <table:table-row table:style-name="ro1">
          <table:table-cell office:value-type="float" office:value="1580.385498" calcext:value-type="float">
            <text:p>1580.385498</text:p>
          </table:table-cell>
          <table:table-cell office:value-type="float" office:value="1585.7854" calcext:value-type="float">
            <text:p>1585.7854</text:p>
          </table:table-cell>
          <table:table-cell office:value-type="float" office:value="1583.502686" calcext:value-type="float">
            <text:p>1583.502686</text:p>
          </table:table-cell>
          <table:table-cell office:value-type="float" office:value="1582.216797" calcext:value-type="float">
            <text:p>1582.216797</text:p>
          </table:table-cell>
        </table:table-row>
        <table:table-row table:style-name="ro1">
          <table:table-cell office:value-type="float" office:value="1581.281616" calcext:value-type="float">
            <text:p>1581.281616</text:p>
          </table:table-cell>
          <table:table-cell office:value-type="float" office:value="1583.679077" calcext:value-type="float">
            <text:p>1583.679077</text:p>
          </table:table-cell>
          <table:table-cell office:value-type="float" office:value="1578.711548" calcext:value-type="float">
            <text:p>1578.711548</text:p>
          </table:table-cell>
          <table:table-cell office:value-type="float" office:value="1586.980225" calcext:value-type="float">
            <text:p>1586.980225</text:p>
          </table:table-cell>
        </table:table-row>
        <table:table-row table:style-name="ro1">
          <table:table-cell office:value-type="float" office:value="1581.833496" calcext:value-type="float">
            <text:p>1581.833496</text:p>
          </table:table-cell>
          <table:table-cell office:value-type="float" office:value="1584.065063" calcext:value-type="float">
            <text:p>1584.065063</text:p>
          </table:table-cell>
          <table:table-cell office:value-type="float" office:value="1582.405884" calcext:value-type="float">
            <text:p>1582.405884</text:p>
          </table:table-cell>
          <table:table-cell office:value-type="float" office:value="1580.90979" calcext:value-type="float">
            <text:p>1580.90979</text:p>
          </table:table-cell>
        </table:table-row>
        <table:table-row table:style-name="ro1">
          <table:table-cell office:value-type="float" office:value="1583.318237" calcext:value-type="float">
            <text:p>1583.318237</text:p>
          </table:table-cell>
          <table:table-cell office:value-type="float" office:value="1584.860474" calcext:value-type="float">
            <text:p>1584.860474</text:p>
          </table:table-cell>
          <table:table-cell office:value-type="float" office:value="1582.864136" calcext:value-type="float">
            <text:p>1582.864136</text:p>
          </table:table-cell>
          <table:table-cell office:value-type="float" office:value="1584.232056" calcext:value-type="float">
            <text:p>1584.232056</text:p>
          </table:table-cell>
        </table:table-row>
        <table:table-row table:style-name="ro1">
          <table:table-cell office:value-type="float" office:value="1584.351929" calcext:value-type="float">
            <text:p>1584.351929</text:p>
          </table:table-cell>
          <table:table-cell office:value-type="float" office:value="1581.300903" calcext:value-type="float">
            <text:p>1581.300903</text:p>
          </table:table-cell>
          <table:table-cell office:value-type="float" office:value="1581.918579" calcext:value-type="float">
            <text:p>1581.918579</text:p>
          </table:table-cell>
          <table:table-cell office:value-type="float" office:value="1584.254883" calcext:value-type="float">
            <text:p>1584.254883</text:p>
          </table:table-cell>
        </table:table-row>
        <table:table-row table:style-name="ro1">
          <table:table-cell office:value-type="float" office:value="1582.487061" calcext:value-type="float">
            <text:p>1582.487061</text:p>
          </table:table-cell>
          <table:table-cell office:value-type="float" office:value="1584.298828" calcext:value-type="float">
            <text:p>1584.298828</text:p>
          </table:table-cell>
          <table:table-cell office:value-type="float" office:value="1583.60437" calcext:value-type="float">
            <text:p>1583.60437</text:p>
          </table:table-cell>
          <table:table-cell office:value-type="float" office:value="1581.764404" calcext:value-type="float">
            <text:p>1581.764404</text:p>
          </table:table-cell>
        </table:table-row>
        <table:table-row table:style-name="ro1">
          <table:table-cell office:value-type="float" office:value="1585.952881" calcext:value-type="float">
            <text:p>1585.952881</text:p>
          </table:table-cell>
          <table:table-cell office:value-type="float" office:value="1586.675049" calcext:value-type="float">
            <text:p>1586.675049</text:p>
          </table:table-cell>
          <table:table-cell office:value-type="float" office:value="1585.618652" calcext:value-type="float">
            <text:p>1585.618652</text:p>
          </table:table-cell>
          <table:table-cell office:value-type="float" office:value="1586.571289" calcext:value-type="float">
            <text:p>1586.571289</text:p>
          </table:table-cell>
        </table:table-row>
        <table:table-row table:style-name="ro1">
          <table:table-cell office:value-type="float" office:value="1582.475098" calcext:value-type="float">
            <text:p>1582.475098</text:p>
          </table:table-cell>
          <table:table-cell office:value-type="float" office:value="1586.650635" calcext:value-type="float">
            <text:p>1586.650635</text:p>
          </table:table-cell>
          <table:table-cell office:value-type="float" office:value="1585.446289" calcext:value-type="float">
            <text:p>1585.446289</text:p>
          </table:table-cell>
          <table:table-cell office:value-type="float" office:value="1584.040527" calcext:value-type="float">
            <text:p>1584.040527</text:p>
          </table:table-cell>
        </table:table-row>
        <table:table-row table:style-name="ro1">
          <table:table-cell office:value-type="float" office:value="1583.171143" calcext:value-type="float">
            <text:p>1583.171143</text:p>
          </table:table-cell>
          <table:table-cell office:value-type="float" office:value="1584.644043" calcext:value-type="float">
            <text:p>1584.644043</text:p>
          </table:table-cell>
          <table:table-cell office:value-type="float" office:value="1583.524536" calcext:value-type="float">
            <text:p>1583.524536</text:p>
          </table:table-cell>
          <table:table-cell office:value-type="float" office:value="1580.778442" calcext:value-type="float">
            <text:p>1580.778442</text:p>
          </table:table-cell>
        </table:table-row>
        <table:table-row table:style-name="ro1">
          <table:table-cell office:value-type="float" office:value="1583.249634" calcext:value-type="float">
            <text:p>1583.249634</text:p>
          </table:table-cell>
          <table:table-cell office:value-type="float" office:value="1581.477295" calcext:value-type="float">
            <text:p>1581.477295</text:p>
          </table:table-cell>
          <table:table-cell office:value-type="float" office:value="1580.647949" calcext:value-type="float">
            <text:p>1580.647949</text:p>
          </table:table-cell>
          <table:table-cell office:value-type="float" office:value="1584.710083" calcext:value-type="float">
            <text:p>1584.710083</text:p>
          </table:table-cell>
        </table:table-row>
        <table:table-row table:style-name="ro1">
          <table:table-cell office:value-type="float" office:value="1586.380981" calcext:value-type="float">
            <text:p>1586.380981</text:p>
          </table:table-cell>
          <table:table-cell office:value-type="float" office:value="1581.408691" calcext:value-type="float">
            <text:p>1581.408691</text:p>
          </table:table-cell>
          <table:table-cell office:value-type="float" office:value="1586.078003" calcext:value-type="float">
            <text:p>1586.078003</text:p>
          </table:table-cell>
          <table:table-cell office:value-type="float" office:value="1583.125854" calcext:value-type="float">
            <text:p>1583.125854</text:p>
          </table:table-cell>
        </table:table-row>
        <table:table-row table:style-name="ro1">
          <table:table-cell office:value-type="float" office:value="1584.68396" calcext:value-type="float">
            <text:p>1584.68396</text:p>
          </table:table-cell>
          <table:table-cell office:value-type="float" office:value="1581.313599" calcext:value-type="float">
            <text:p>1581.313599</text:p>
          </table:table-cell>
          <table:table-cell office:value-type="float" office:value="1583.206543" calcext:value-type="float">
            <text:p>1583.206543</text:p>
          </table:table-cell>
          <table:table-cell office:value-type="float" office:value="1582.916504" calcext:value-type="float">
            <text:p>1582.916504</text:p>
          </table:table-cell>
        </table:table-row>
        <table:table-row table:style-name="ro1">
          <table:table-cell office:value-type="float" office:value="1585.781982" calcext:value-type="float">
            <text:p>1585.781982</text:p>
          </table:table-cell>
          <table:table-cell office:value-type="float" office:value="1582.941284" calcext:value-type="float">
            <text:p>1582.941284</text:p>
          </table:table-cell>
          <table:table-cell office:value-type="float" office:value="1585.828003" calcext:value-type="float">
            <text:p>1585.828003</text:p>
          </table:table-cell>
          <table:table-cell office:value-type="float" office:value="1584.159058" calcext:value-type="float">
            <text:p>1584.159058</text:p>
          </table:table-cell>
        </table:table-row>
        <table:table-row table:style-name="ro1">
          <table:table-cell office:value-type="float" office:value="1584.973267" calcext:value-type="float">
            <text:p>1584.973267</text:p>
          </table:table-cell>
          <table:table-cell office:value-type="float" office:value="1586.430054" calcext:value-type="float">
            <text:p>1586.430054</text:p>
          </table:table-cell>
          <table:table-cell office:value-type="float" office:value="1584.457764" calcext:value-type="float">
            <text:p>1584.457764</text:p>
          </table:table-cell>
          <table:table-cell office:value-type="float" office:value="1587.593262" calcext:value-type="float">
            <text:p>1587.593262</text:p>
          </table:table-cell>
        </table:table-row>
        <table:table-row table:style-name="ro1">
          <table:table-cell office:value-type="float" office:value="1582.917358" calcext:value-type="float">
            <text:p>1582.917358</text:p>
          </table:table-cell>
          <table:table-cell office:value-type="float" office:value="1584.24939" calcext:value-type="float">
            <text:p>1584.24939</text:p>
          </table:table-cell>
          <table:table-cell office:value-type="float" office:value="1583.098511" calcext:value-type="float">
            <text:p>1583.098511</text:p>
          </table:table-cell>
          <table:table-cell office:value-type="float" office:value="1584.452881" calcext:value-type="float">
            <text:p>1584.452881</text:p>
          </table:table-cell>
        </table:table-row>
        <table:table-row table:style-name="ro1">
          <table:table-cell office:value-type="float" office:value="1582.037842" calcext:value-type="float">
            <text:p>1582.037842</text:p>
          </table:table-cell>
          <table:table-cell office:value-type="float" office:value="1584.780518" calcext:value-type="float">
            <text:p>1584.780518</text:p>
          </table:table-cell>
          <table:table-cell office:value-type="float" office:value="1583.73584" calcext:value-type="float">
            <text:p>1583.73584</text:p>
          </table:table-cell>
          <table:table-cell office:value-type="float" office:value="1583.557617" calcext:value-type="float">
            <text:p>1583.557617</text:p>
          </table:table-cell>
        </table:table-row>
        <table:table-row table:style-name="ro1">
          <table:table-cell office:value-type="float" office:value="1585.531494" calcext:value-type="float">
            <text:p>1585.531494</text:p>
          </table:table-cell>
          <table:table-cell office:value-type="float" office:value="1584.363281" calcext:value-type="float">
            <text:p>1584.363281</text:p>
          </table:table-cell>
          <table:table-cell office:value-type="float" office:value="1581.830933" calcext:value-type="float">
            <text:p>1581.830933</text:p>
          </table:table-cell>
          <table:table-cell office:value-type="float" office:value="1585.109375" calcext:value-type="float">
            <text:p>1585.109375</text:p>
          </table:table-cell>
        </table:table-row>
        <table:table-row table:style-name="ro1">
          <table:table-cell office:value-type="float" office:value="1580.606445" calcext:value-type="float">
            <text:p>1580.606445</text:p>
          </table:table-cell>
          <table:table-cell office:value-type="float" office:value="1586.155151" calcext:value-type="float">
            <text:p>1586.155151</text:p>
          </table:table-cell>
          <table:table-cell office:value-type="float" office:value="1582.490112" calcext:value-type="float">
            <text:p>1582.490112</text:p>
          </table:table-cell>
          <table:table-cell office:value-type="float" office:value="1585.081909" calcext:value-type="float">
            <text:p>1585.081909</text:p>
          </table:table-cell>
        </table:table-row>
        <table:table-row table:style-name="ro1">
          <table:table-cell office:value-type="float" office:value="1585.649414" calcext:value-type="float">
            <text:p>1585.649414</text:p>
          </table:table-cell>
          <table:table-cell office:value-type="float" office:value="1584.633179" calcext:value-type="float">
            <text:p>1584.633179</text:p>
          </table:table-cell>
          <table:table-cell office:value-type="float" office:value="1583.712646" calcext:value-type="float">
            <text:p>1583.712646</text:p>
          </table:table-cell>
          <table:table-cell office:value-type="float" office:value="1585.799683" calcext:value-type="float">
            <text:p>1585.799683</text:p>
          </table:table-cell>
        </table:table-row>
        <table:table-row table:style-name="ro1">
          <table:table-cell office:value-type="float" office:value="1582.913818" calcext:value-type="float">
            <text:p>1582.913818</text:p>
          </table:table-cell>
          <table:table-cell office:value-type="float" office:value="1583.519043" calcext:value-type="float">
            <text:p>1583.519043</text:p>
          </table:table-cell>
          <table:table-cell office:value-type="float" office:value="1580.189209" calcext:value-type="float">
            <text:p>1580.189209</text:p>
          </table:table-cell>
          <table:table-cell office:value-type="float" office:value="1586.256714" calcext:value-type="float">
            <text:p>1586.256714</text:p>
          </table:table-cell>
        </table:table-row>
        <table:table-row table:style-name="ro1">
          <table:table-cell office:value-type="float" office:value="1583.701904" calcext:value-type="float">
            <text:p>1583.701904</text:p>
          </table:table-cell>
          <table:table-cell office:value-type="float" office:value="1592.383423" calcext:value-type="float">
            <text:p>1592.383423</text:p>
          </table:table-cell>
          <table:table-cell office:value-type="float" office:value="1586.890259" calcext:value-type="float">
            <text:p>1586.890259</text:p>
          </table:table-cell>
          <table:table-cell office:value-type="float" office:value="1590.21936" calcext:value-type="float">
            <text:p>1590.21936</text:p>
          </table:table-cell>
        </table:table-row>
        <table:table-row table:style-name="ro1">
          <table:table-cell office:value-type="float" office:value="1583.06897" calcext:value-type="float">
            <text:p>1583.06897</text:p>
          </table:table-cell>
          <table:table-cell office:value-type="float" office:value="1580.870483" calcext:value-type="float">
            <text:p>1580.870483</text:p>
          </table:table-cell>
          <table:table-cell office:value-type="float" office:value="1581.779541" calcext:value-type="float">
            <text:p>1581.779541</text:p>
          </table:table-cell>
          <table:table-cell office:value-type="float" office:value="1580.970703" calcext:value-type="float">
            <text:p>1580.970703</text:p>
          </table:table-cell>
        </table:table-row>
        <table:table-row table:style-name="ro1">
          <table:table-cell office:value-type="float" office:value="1588.445068" calcext:value-type="float">
            <text:p>1588.445068</text:p>
          </table:table-cell>
          <table:table-cell office:value-type="float" office:value="1585.537842" calcext:value-type="float">
            <text:p>1585.537842</text:p>
          </table:table-cell>
          <table:table-cell office:value-type="float" office:value="1589.00354" calcext:value-type="float">
            <text:p>1589.00354</text:p>
          </table:table-cell>
          <table:table-cell office:value-type="float" office:value="1584.007568" calcext:value-type="float">
            <text:p>1584.007568</text:p>
          </table:table-cell>
        </table:table-row>
        <table:table-row table:style-name="ro1">
          <table:table-cell office:value-type="float" office:value="1580.409668" calcext:value-type="float">
            <text:p>1580.409668</text:p>
          </table:table-cell>
          <table:table-cell office:value-type="float" office:value="1578.53418" calcext:value-type="float">
            <text:p>1578.53418</text:p>
          </table:table-cell>
          <table:table-cell office:value-type="float" office:value="1580.081299" calcext:value-type="float">
            <text:p>1580.081299</text:p>
          </table:table-cell>
          <table:table-cell office:value-type="float" office:value="1581.642822" calcext:value-type="float">
            <text:p>1581.642822</text:p>
          </table:table-cell>
        </table:table-row>
        <table:table-row table:style-name="ro1">
          <table:table-cell office:value-type="float" office:value="1586.073364" calcext:value-type="float">
            <text:p>1586.073364</text:p>
          </table:table-cell>
          <table:table-cell office:value-type="float" office:value="1583.087036" calcext:value-type="float">
            <text:p>1583.087036</text:p>
          </table:table-cell>
          <table:table-cell office:value-type="float" office:value="1583.385986" calcext:value-type="float">
            <text:p>1583.385986</text:p>
          </table:table-cell>
          <table:table-cell office:value-type="float" office:value="1585.114258" calcext:value-type="float">
            <text:p>1585.114258</text:p>
          </table:table-cell>
        </table:table-row>
        <table:table-row table:style-name="ro1">
          <table:table-cell office:value-type="float" office:value="1587.160522" calcext:value-type="float">
            <text:p>1587.160522</text:p>
          </table:table-cell>
          <table:table-cell office:value-type="float" office:value="1593.296143" calcext:value-type="float">
            <text:p>1593.296143</text:p>
          </table:table-cell>
          <table:table-cell office:value-type="float" office:value="1591.730957" calcext:value-type="float">
            <text:p>1591.730957</text:p>
          </table:table-cell>
          <table:table-cell office:value-type="float" office:value="1587.897461" calcext:value-type="float">
            <text:p>1587.897461</text:p>
          </table:table-cell>
        </table:table-row>
        <table:table-row table:style-name="ro1">
          <table:table-cell office:value-type="float" office:value="1579.09436" calcext:value-type="float">
            <text:p>1579.09436</text:p>
          </table:table-cell>
          <table:table-cell office:value-type="float" office:value="1583.353638" calcext:value-type="float">
            <text:p>1583.353638</text:p>
          </table:table-cell>
          <table:table-cell office:value-type="float" office:value="1579.276245" calcext:value-type="float">
            <text:p>1579.276245</text:p>
          </table:table-cell>
          <table:table-cell office:value-type="float" office:value="1581.858643" calcext:value-type="float">
            <text:p>1581.858643</text:p>
          </table:table-cell>
        </table:table-row>
        <table:table-row table:style-name="ro1">
          <table:table-cell office:value-type="float" office:value="1585.049805" calcext:value-type="float">
            <text:p>1585.049805</text:p>
          </table:table-cell>
          <table:table-cell office:value-type="float" office:value="1582.35083" calcext:value-type="float">
            <text:p>1582.35083</text:p>
          </table:table-cell>
          <table:table-cell office:value-type="float" office:value="1585.840088" calcext:value-type="float">
            <text:p>1585.840088</text:p>
          </table:table-cell>
          <table:table-cell office:value-type="float" office:value="1580.681152" calcext:value-type="float">
            <text:p>1580.681152</text:p>
          </table:table-cell>
        </table:table-row>
        <table:table-row table:style-name="ro1">
          <table:table-cell office:value-type="float" office:value="1580.404907" calcext:value-type="float">
            <text:p>1580.404907</text:p>
          </table:table-cell>
          <table:table-cell office:value-type="float" office:value="1578.710205" calcext:value-type="float">
            <text:p>1578.710205</text:p>
          </table:table-cell>
          <table:table-cell office:value-type="float" office:value="1581.529175" calcext:value-type="float">
            <text:p>1581.529175</text:p>
          </table:table-cell>
          <table:table-cell office:value-type="float" office:value="1579.48291" calcext:value-type="float">
            <text:p>1579.48291</text:p>
          </table:table-cell>
        </table:table-row>
        <table:table-row table:style-name="ro1">
          <table:table-cell office:value-type="float" office:value="1587.876343" calcext:value-type="float">
            <text:p>1587.876343</text:p>
          </table:table-cell>
          <table:table-cell office:value-type="float" office:value="1583.116943" calcext:value-type="float">
            <text:p>1583.116943</text:p>
          </table:table-cell>
          <table:table-cell office:value-type="float" office:value="1586.483398" calcext:value-type="float">
            <text:p>1586.483398</text:p>
          </table:table-cell>
          <table:table-cell office:value-type="float" office:value="1585.583496" calcext:value-type="float">
            <text:p>1585.583496</text:p>
          </table:table-cell>
        </table:table-row>
        <table:table-row table:style-name="ro1">
          <table:table-cell office:value-type="float" office:value="1589.513428" calcext:value-type="float">
            <text:p>1589.513428</text:p>
          </table:table-cell>
          <table:table-cell office:value-type="float" office:value="1588.274658" calcext:value-type="float">
            <text:p>1588.274658</text:p>
          </table:table-cell>
          <table:table-cell office:value-type="float" office:value="1589.552124" calcext:value-type="float">
            <text:p>1589.552124</text:p>
          </table:table-cell>
          <table:table-cell office:value-type="float" office:value="1589.442871" calcext:value-type="float">
            <text:p>1589.442871</text:p>
          </table:table-cell>
        </table:table-row>
        <table:table-row table:style-name="ro1">
          <table:table-cell office:value-type="float" office:value="1583.74707" calcext:value-type="float">
            <text:p>1583.74707</text:p>
          </table:table-cell>
          <table:table-cell office:value-type="float" office:value="1582.675293" calcext:value-type="float">
            <text:p>1582.675293</text:p>
          </table:table-cell>
          <table:table-cell office:value-type="float" office:value="1582.576294" calcext:value-type="float">
            <text:p>1582.576294</text:p>
          </table:table-cell>
          <table:table-cell office:value-type="float" office:value="1582.530396" calcext:value-type="float">
            <text:p>1582.530396</text:p>
          </table:table-cell>
        </table:table-row>
        <table:table-row table:style-name="ro1">
          <table:table-cell office:value-type="float" office:value="1588.785278" calcext:value-type="float">
            <text:p>1588.785278</text:p>
          </table:table-cell>
          <table:table-cell office:value-type="float" office:value="1587.751465" calcext:value-type="float">
            <text:p>1587.751465</text:p>
          </table:table-cell>
          <table:table-cell office:value-type="float" office:value="1586.396484" calcext:value-type="float">
            <text:p>1586.396484</text:p>
          </table:table-cell>
          <table:table-cell office:value-type="float" office:value="1590.771973" calcext:value-type="float">
            <text:p>1590.771973</text:p>
          </table:table-cell>
        </table:table-row>
        <table:table-row table:style-name="ro1">
          <table:table-cell office:value-type="float" office:value="1575.114746" calcext:value-type="float">
            <text:p>1575.114746</text:p>
          </table:table-cell>
          <table:table-cell office:value-type="float" office:value="1581.910156" calcext:value-type="float">
            <text:p>1581.910156</text:p>
          </table:table-cell>
          <table:table-cell office:value-type="float" office:value="1576.688965" calcext:value-type="float">
            <text:p>1576.688965</text:p>
          </table:table-cell>
          <table:table-cell office:value-type="float" office:value="1580.884766" calcext:value-type="float">
            <text:p>1580.884766</text:p>
          </table:table-cell>
        </table:table-row>
        <table:table-row table:style-name="ro1">
          <table:table-cell office:value-type="float" office:value="1582.155029" calcext:value-type="float">
            <text:p>1582.155029</text:p>
          </table:table-cell>
          <table:table-cell office:value-type="float" office:value="1585.278809" calcext:value-type="float">
            <text:p>1585.278809</text:p>
          </table:table-cell>
          <table:table-cell office:value-type="float" office:value="1581.217041" calcext:value-type="float">
            <text:p>1581.217041</text:p>
          </table:table-cell>
          <table:table-cell office:value-type="float" office:value="1585.293213" calcext:value-type="float">
            <text:p>1585.293213</text:p>
          </table:table-cell>
        </table:table-row>
        <table:table-row table:style-name="ro1">
          <table:table-cell office:value-type="float" office:value="1577.228271" calcext:value-type="float">
            <text:p>1577.228271</text:p>
          </table:table-cell>
          <table:table-cell office:value-type="float" office:value="1578.843262" calcext:value-type="float">
            <text:p>1578.843262</text:p>
          </table:table-cell>
          <table:table-cell office:value-type="float" office:value="1580.622314" calcext:value-type="float">
            <text:p>1580.622314</text:p>
          </table:table-cell>
          <table:table-cell office:value-type="float" office:value="1577.496338" calcext:value-type="float">
            <text:p>1577.496338</text:p>
          </table:table-cell>
        </table:table-row>
        <table:table-row table:style-name="ro1">
          <table:table-cell office:value-type="float" office:value="1629.376465" calcext:value-type="float">
            <text:p>1629.376465</text:p>
          </table:table-cell>
          <table:table-cell office:value-type="float" office:value="1630.477051" calcext:value-type="float">
            <text:p>1630.477051</text:p>
          </table:table-cell>
          <table:table-cell office:value-type="float" office:value="1630.597412" calcext:value-type="float">
            <text:p>1630.597412</text:p>
          </table:table-cell>
          <table:table-cell office:value-type="float" office:value="1631.204468" calcext:value-type="float">
            <text:p>1631.204468</text:p>
          </table:table-cell>
        </table:table-row>
        <table:table-row table:style-name="ro1">
          <table:table-cell office:value-type="float" office:value="1659.148682" calcext:value-type="float">
            <text:p>1659.148682</text:p>
          </table:table-cell>
          <table:table-cell office:value-type="float" office:value="1658.992188" calcext:value-type="float">
            <text:p>1658.992188</text:p>
          </table:table-cell>
          <table:table-cell office:value-type="float" office:value="1656.736938" calcext:value-type="float">
            <text:p>1656.736938</text:p>
          </table:table-cell>
          <table:table-cell office:value-type="float" office:value="1659.176147" calcext:value-type="float">
            <text:p>1659.176147</text:p>
          </table:table-cell>
        </table:table-row>
        <table:table-row table:style-name="ro1">
          <table:table-cell office:value-type="float" office:value="1585.993652" calcext:value-type="float">
            <text:p>1585.993652</text:p>
          </table:table-cell>
          <table:table-cell office:value-type="float" office:value="1586.03894" calcext:value-type="float">
            <text:p>1586.03894</text:p>
          </table:table-cell>
          <table:table-cell office:value-type="float" office:value="1586.251953" calcext:value-type="float">
            <text:p>1586.251953</text:p>
          </table:table-cell>
          <table:table-cell office:value-type="float" office:value="1587.140503" calcext:value-type="float">
            <text:p>1587.140503</text:p>
          </table:table-cell>
        </table:table-row>
        <table:table-row table:style-name="ro1">
          <table:table-cell office:value-type="float" office:value="1573.781982" calcext:value-type="float">
            <text:p>1573.781982</text:p>
          </table:table-cell>
          <table:table-cell office:value-type="float" office:value="1565.467529" calcext:value-type="float">
            <text:p>1565.467529</text:p>
          </table:table-cell>
          <table:table-cell office:value-type="float" office:value="1571.939331" calcext:value-type="float">
            <text:p>1571.939331</text:p>
          </table:table-cell>
          <table:table-cell office:value-type="float" office:value="1566.305908" calcext:value-type="float">
            <text:p>1566.305908</text:p>
          </table:table-cell>
        </table:table-row>
        <table:table-row table:style-name="ro1">
          <table:table-cell office:value-type="float" office:value="1569.115601" calcext:value-type="float">
            <text:p>1569.115601</text:p>
          </table:table-cell>
          <table:table-cell office:value-type="float" office:value="1569.778931" calcext:value-type="float">
            <text:p>1569.778931</text:p>
          </table:table-cell>
          <table:table-cell office:value-type="float" office:value="1567.940308" calcext:value-type="float">
            <text:p>1567.940308</text:p>
          </table:table-cell>
          <table:table-cell office:value-type="float" office:value="1569.320801" calcext:value-type="float">
            <text:p>1569.320801</text:p>
          </table:table-cell>
        </table:table-row>
        <table:table-row table:style-name="ro1">
          <table:table-cell office:value-type="float" office:value="1570.146973" calcext:value-type="float">
            <text:p>1570.146973</text:p>
          </table:table-cell>
          <table:table-cell office:value-type="float" office:value="1568.007202" calcext:value-type="float">
            <text:p>1568.007202</text:p>
          </table:table-cell>
          <table:table-cell office:value-type="float" office:value="1571.069824" calcext:value-type="float">
            <text:p>1571.069824</text:p>
          </table:table-cell>
          <table:table-cell office:value-type="float" office:value="1570.524292" calcext:value-type="float">
            <text:p>1570.524292</text:p>
          </table:table-cell>
        </table:table-row>
        <table:table-row table:style-name="ro1">
          <table:table-cell office:value-type="float" office:value="1569.315918" calcext:value-type="float">
            <text:p>1569.315918</text:p>
          </table:table-cell>
          <table:table-cell office:value-type="float" office:value="1565.421631" calcext:value-type="float">
            <text:p>1565.421631</text:p>
          </table:table-cell>
          <table:table-cell office:value-type="float" office:value="1569.454468" calcext:value-type="float">
            <text:p>1569.454468</text:p>
          </table:table-cell>
          <table:table-cell office:value-type="float" office:value="1566.079468" calcext:value-type="float">
            <text:p>1566.079468</text:p>
          </table:table-cell>
        </table:table-row>
        <table:table-row table:style-name="ro1">
          <table:table-cell office:value-type="float" office:value="1569.225708" calcext:value-type="float">
            <text:p>1569.225708</text:p>
          </table:table-cell>
          <table:table-cell office:value-type="float" office:value="1569.467896" calcext:value-type="float">
            <text:p>1569.467896</text:p>
          </table:table-cell>
          <table:table-cell office:value-type="float" office:value="1568.254517" calcext:value-type="float">
            <text:p>1568.254517</text:p>
          </table:table-cell>
          <table:table-cell office:value-type="float" office:value="1569.755981" calcext:value-type="float">
            <text:p>1569.755981</text:p>
          </table:table-cell>
        </table:table-row>
        <table:table-row table:style-name="ro1">
          <table:table-cell office:value-type="float" office:value="1570.052856" calcext:value-type="float">
            <text:p>1570.052856</text:p>
          </table:table-cell>
          <table:table-cell office:value-type="float" office:value="1568.87854" calcext:value-type="float">
            <text:p>1568.87854</text:p>
          </table:table-cell>
          <table:table-cell office:value-type="float" office:value="1568.884888" calcext:value-type="float">
            <text:p>1568.884888</text:p>
          </table:table-cell>
          <table:table-cell office:value-type="float" office:value="1568.188965" calcext:value-type="float">
            <text:p>1568.188965</text:p>
          </table:table-cell>
        </table:table-row>
        <table:table-row table:style-name="ro1">
          <table:table-cell office:value-type="float" office:value="1570.172607" calcext:value-type="float">
            <text:p>1570.172607</text:p>
          </table:table-cell>
          <table:table-cell office:value-type="float" office:value="1571.442749" calcext:value-type="float">
            <text:p>1571.442749</text:p>
          </table:table-cell>
          <table:table-cell office:value-type="float" office:value="1570.131226" calcext:value-type="float">
            <text:p>1570.131226</text:p>
          </table:table-cell>
          <table:table-cell office:value-type="float" office:value="1568.017334" calcext:value-type="float">
            <text:p>1568.017334</text:p>
          </table:table-cell>
        </table:table-row>
        <table:table-row table:style-name="ro1">
          <table:table-cell office:value-type="float" office:value="1571.651367" calcext:value-type="float">
            <text:p>1571.651367</text:p>
          </table:table-cell>
          <table:table-cell office:value-type="float" office:value="1574.535278" calcext:value-type="float">
            <text:p>1574.535278</text:p>
          </table:table-cell>
          <table:table-cell office:value-type="float" office:value="1571.418335" calcext:value-type="float">
            <text:p>1571.418335</text:p>
          </table:table-cell>
          <table:table-cell office:value-type="float" office:value="1574.256348" calcext:value-type="float">
            <text:p>1574.256348</text:p>
          </table:table-cell>
        </table:table-row>
        <table:table-row table:style-name="ro1">
          <table:table-cell office:value-type="float" office:value="1571.905396" calcext:value-type="float">
            <text:p>1571.905396</text:p>
          </table:table-cell>
          <table:table-cell office:value-type="float" office:value="1571.977417" calcext:value-type="float">
            <text:p>1571.977417</text:p>
          </table:table-cell>
          <table:table-cell office:value-type="float" office:value="1568.532471" calcext:value-type="float">
            <text:p>1568.532471</text:p>
          </table:table-cell>
          <table:table-cell office:value-type="float" office:value="1571.827637" calcext:value-type="float">
            <text:p>1571.827637</text:p>
          </table:table-cell>
        </table:table-row>
        <table:table-row table:style-name="ro1">
          <table:table-cell office:value-type="float" office:value="1571.119751" calcext:value-type="float">
            <text:p>1571.119751</text:p>
          </table:table-cell>
          <table:table-cell office:value-type="float" office:value="1572.449463" calcext:value-type="float">
            <text:p>1572.449463</text:p>
          </table:table-cell>
          <table:table-cell office:value-type="float" office:value="1570.880981" calcext:value-type="float">
            <text:p>1570.880981</text:p>
          </table:table-cell>
          <table:table-cell office:value-type="float" office:value="1570.932373" calcext:value-type="float">
            <text:p>1570.932373</text:p>
          </table:table-cell>
        </table:table-row>
        <table:table-row table:style-name="ro1">
          <table:table-cell office:value-type="float" office:value="1572.322632" calcext:value-type="float">
            <text:p>1572.322632</text:p>
          </table:table-cell>
          <table:table-cell office:value-type="float" office:value="1574.510742" calcext:value-type="float">
            <text:p>1574.510742</text:p>
          </table:table-cell>
          <table:table-cell office:value-type="float" office:value="1573.559326" calcext:value-type="float">
            <text:p>1573.559326</text:p>
          </table:table-cell>
          <table:table-cell office:value-type="float" office:value="1577.086426" calcext:value-type="float">
            <text:p>1577.086426</text:p>
          </table:table-cell>
        </table:table-row>
        <table:table-row table:style-name="ro1">
          <table:table-cell office:value-type="float" office:value="1574.579834" calcext:value-type="float">
            <text:p>1574.579834</text:p>
          </table:table-cell>
          <table:table-cell office:value-type="float" office:value="1571.833008" calcext:value-type="float">
            <text:p>1571.833008</text:p>
          </table:table-cell>
          <table:table-cell office:value-type="float" office:value="1571.830933" calcext:value-type="float">
            <text:p>1571.830933</text:p>
          </table:table-cell>
          <table:table-cell office:value-type="float" office:value="1573.000244" calcext:value-type="float">
            <text:p>1573.000244</text:p>
          </table:table-cell>
        </table:table-row>
        <table:table-row table:style-name="ro1">
          <table:table-cell office:value-type="float" office:value="1570.874756" calcext:value-type="float">
            <text:p>1570.874756</text:p>
          </table:table-cell>
          <table:table-cell office:value-type="float" office:value="1568.938843" calcext:value-type="float">
            <text:p>1568.938843</text:p>
          </table:table-cell>
          <table:table-cell office:value-type="float" office:value="1568.015869" calcext:value-type="float">
            <text:p>1568.015869</text:p>
          </table:table-cell>
          <table:table-cell office:value-type="float" office:value="1570.101685" calcext:value-type="float">
            <text:p>1570.101685</text:p>
          </table:table-cell>
        </table:table-row>
        <table:table-row table:style-name="ro1">
          <table:table-cell office:value-type="float" office:value="1571.887817" calcext:value-type="float">
            <text:p>1571.887817</text:p>
          </table:table-cell>
          <table:table-cell office:value-type="float" office:value="1575.430786" calcext:value-type="float">
            <text:p>1575.430786</text:p>
          </table:table-cell>
          <table:table-cell office:value-type="float" office:value="1572.826294" calcext:value-type="float">
            <text:p>1572.826294</text:p>
          </table:table-cell>
          <table:table-cell office:value-type="float" office:value="1573.438965" calcext:value-type="float">
            <text:p>1573.438965</text:p>
          </table:table-cell>
        </table:table-row>
        <table:table-row table:style-name="ro1">
          <table:table-cell office:value-type="float" office:value="1574.0177" calcext:value-type="float">
            <text:p>1574.0177</text:p>
          </table:table-cell>
          <table:table-cell office:value-type="float" office:value="1572.988892" calcext:value-type="float">
            <text:p>1572.988892</text:p>
          </table:table-cell>
          <table:table-cell office:value-type="float" office:value="1574.309448" calcext:value-type="float">
            <text:p>1574.309448</text:p>
          </table:table-cell>
          <table:table-cell office:value-type="float" office:value="1573.192505" calcext:value-type="float">
            <text:p>1573.192505</text:p>
          </table:table-cell>
        </table:table-row>
        <table:table-row table:style-name="ro1">
          <table:table-cell office:value-type="float" office:value="1573.407104" calcext:value-type="float">
            <text:p>1573.407104</text:p>
          </table:table-cell>
          <table:table-cell office:value-type="float" office:value="1574.880737" calcext:value-type="float">
            <text:p>1574.880737</text:p>
          </table:table-cell>
          <table:table-cell office:value-type="float" office:value="1573.03772" calcext:value-type="float">
            <text:p>1573.03772</text:p>
          </table:table-cell>
          <table:table-cell office:value-type="float" office:value="1574.573853" calcext:value-type="float">
            <text:p>1574.573853</text:p>
          </table:table-cell>
        </table:table-row>
        <table:table-row table:style-name="ro1">
          <table:table-cell office:value-type="float" office:value="1571.704468" calcext:value-type="float">
            <text:p>1571.704468</text:p>
          </table:table-cell>
          <table:table-cell office:value-type="float" office:value="1568.463013" calcext:value-type="float">
            <text:p>1568.463013</text:p>
          </table:table-cell>
          <table:table-cell office:value-type="float" office:value="1569.628296" calcext:value-type="float">
            <text:p>1569.628296</text:p>
          </table:table-cell>
          <table:table-cell office:value-type="float" office:value="1570.308716" calcext:value-type="float">
            <text:p>1570.308716</text:p>
          </table:table-cell>
        </table:table-row>
        <table:table-row table:style-name="ro1">
          <table:table-cell office:value-type="float" office:value="1571.435791" calcext:value-type="float">
            <text:p>1571.435791</text:p>
          </table:table-cell>
          <table:table-cell office:value-type="float" office:value="1576.62793" calcext:value-type="float">
            <text:p>1576.62793</text:p>
          </table:table-cell>
          <table:table-cell office:value-type="float" office:value="1571.860962" calcext:value-type="float">
            <text:p>1571.860962</text:p>
          </table:table-cell>
          <table:table-cell office:value-type="float" office:value="1574.803101" calcext:value-type="float">
            <text:p>1574.803101</text:p>
          </table:table-cell>
        </table:table-row>
        <table:table-row table:style-name="ro1">
          <table:table-cell office:value-type="float" office:value="1571.685181" calcext:value-type="float">
            <text:p>1571.685181</text:p>
          </table:table-cell>
          <table:table-cell office:value-type="float" office:value="1570.391357" calcext:value-type="float">
            <text:p>1570.391357</text:p>
          </table:table-cell>
          <table:table-cell office:value-type="float" office:value="1572.835205" calcext:value-type="float">
            <text:p>1572.835205</text:p>
          </table:table-cell>
          <table:table-cell office:value-type="float" office:value="1568.174805" calcext:value-type="float">
            <text:p>1568.174805</text:p>
          </table:table-cell>
        </table:table-row>
        <table:table-row table:style-name="ro1">
          <table:table-cell office:value-type="float" office:value="1571.230347" calcext:value-type="float">
            <text:p>1571.230347</text:p>
          </table:table-cell>
          <table:table-cell office:value-type="float" office:value="1569.568237" calcext:value-type="float">
            <text:p>1569.568237</text:p>
          </table:table-cell>
          <table:table-cell office:value-type="float" office:value="1570.408447" calcext:value-type="float">
            <text:p>1570.408447</text:p>
          </table:table-cell>
          <table:table-cell office:value-type="float" office:value="1573.871094" calcext:value-type="float">
            <text:p>1573.871094</text:p>
          </table:table-cell>
        </table:table-row>
        <table:table-row table:style-name="ro1">
          <table:table-cell office:value-type="float" office:value="1575.087769" calcext:value-type="float">
            <text:p>1575.087769</text:p>
          </table:table-cell>
          <table:table-cell office:value-type="float" office:value="1573.175293" calcext:value-type="float">
            <text:p>1573.175293</text:p>
          </table:table-cell>
          <table:table-cell office:value-type="float" office:value="1573.589844" calcext:value-type="float">
            <text:p>1573.589844</text:p>
          </table:table-cell>
          <table:table-cell office:value-type="float" office:value="1573.281494" calcext:value-type="float">
            <text:p>1573.281494</text:p>
          </table:table-cell>
        </table:table-row>
        <table:table-row table:style-name="ro1">
          <table:table-cell office:value-type="float" office:value="1574.587769" calcext:value-type="float">
            <text:p>1574.587769</text:p>
          </table:table-cell>
          <table:table-cell office:value-type="float" office:value="1574.633301" calcext:value-type="float">
            <text:p>1574.633301</text:p>
          </table:table-cell>
          <table:table-cell office:value-type="float" office:value="1576.731567" calcext:value-type="float">
            <text:p>1576.731567</text:p>
          </table:table-cell>
          <table:table-cell office:value-type="float" office:value="1572.013062" calcext:value-type="float">
            <text:p>1572.013062</text:p>
          </table:table-cell>
        </table:table-row>
        <table:table-row table:style-name="ro1">
          <table:table-cell office:value-type="float" office:value="1572.675293" calcext:value-type="float">
            <text:p>1572.675293</text:p>
          </table:table-cell>
          <table:table-cell office:value-type="float" office:value="1573.860718" calcext:value-type="float">
            <text:p>1573.860718</text:p>
          </table:table-cell>
          <table:table-cell office:value-type="float" office:value="1573.802612" calcext:value-type="float">
            <text:p>1573.802612</text:p>
          </table:table-cell>
          <table:table-cell office:value-type="float" office:value="1572.940674" calcext:value-type="float">
            <text:p>1572.940674</text:p>
          </table:table-cell>
        </table:table-row>
        <table:table-row table:style-name="ro1">
          <table:table-cell office:value-type="float" office:value="1573.026123" calcext:value-type="float">
            <text:p>1573.026123</text:p>
          </table:table-cell>
          <table:table-cell office:value-type="float" office:value="1569.838135" calcext:value-type="float">
            <text:p>1569.838135</text:p>
          </table:table-cell>
          <table:table-cell office:value-type="float" office:value="1572.760864" calcext:value-type="float">
            <text:p>1572.760864</text:p>
          </table:table-cell>
          <table:table-cell office:value-type="float" office:value="1569.212524" calcext:value-type="float">
            <text:p>1569.212524</text:p>
          </table:table-cell>
        </table:table-row>
        <table:table-row table:style-name="ro1">
          <table:table-cell office:value-type="float" office:value="1571.169678" calcext:value-type="float">
            <text:p>1571.169678</text:p>
          </table:table-cell>
          <table:table-cell office:value-type="float" office:value="1577.105469" calcext:value-type="float">
            <text:p>1577.105469</text:p>
          </table:table-cell>
          <table:table-cell office:value-type="float" office:value="1575.766113" calcext:value-type="float">
            <text:p>1575.766113</text:p>
          </table:table-cell>
          <table:table-cell office:value-type="float" office:value="1572.64209" calcext:value-type="float">
            <text:p>1572.64209</text:p>
          </table:table-cell>
        </table:table-row>
        <table:table-row table:style-name="ro1">
          <table:table-cell office:value-type="float" office:value="1569.096313" calcext:value-type="float">
            <text:p>1569.096313</text:p>
          </table:table-cell>
          <table:table-cell office:value-type="float" office:value="1573.460938" calcext:value-type="float">
            <text:p>1573.460938</text:p>
          </table:table-cell>
          <table:table-cell office:value-type="float" office:value="1572.597168" calcext:value-type="float">
            <text:p>1572.597168</text:p>
          </table:table-cell>
          <table:table-cell office:value-type="float" office:value="1571.891235" calcext:value-type="float">
            <text:p>1571.891235</text:p>
          </table:table-cell>
        </table:table-row>
        <table:table-row table:style-name="ro1">
          <table:table-cell office:value-type="float" office:value="1570.625854" calcext:value-type="float">
            <text:p>1570.625854</text:p>
          </table:table-cell>
          <table:table-cell office:value-type="float" office:value="1571.728882" calcext:value-type="float">
            <text:p>1571.728882</text:p>
          </table:table-cell>
          <table:table-cell office:value-type="float" office:value="1570.650879" calcext:value-type="float">
            <text:p>1570.650879</text:p>
          </table:table-cell>
          <table:table-cell office:value-type="float" office:value="1571.207275" calcext:value-type="float">
            <text:p>1571.207275</text:p>
          </table:table-cell>
        </table:table-row>
        <table:table-row table:style-name="ro1">
          <table:table-cell office:value-type="float" office:value="1572.306519" calcext:value-type="float">
            <text:p>1572.306519</text:p>
          </table:table-cell>
          <table:table-cell office:value-type="float" office:value="1572.317383" calcext:value-type="float">
            <text:p>1572.317383</text:p>
          </table:table-cell>
          <table:table-cell office:value-type="float" office:value="1574.100952" calcext:value-type="float">
            <text:p>1574.100952</text:p>
          </table:table-cell>
          <table:table-cell office:value-type="float" office:value="1570.823242" calcext:value-type="float">
            <text:p>1570.823242</text:p>
          </table:table-cell>
        </table:table-row>
        <table:table-row table:style-name="ro1">
          <table:table-cell office:value-type="float" office:value="1570.425049" calcext:value-type="float">
            <text:p>1570.425049</text:p>
          </table:table-cell>
          <table:table-cell office:value-type="float" office:value="1570.921875" calcext:value-type="float">
            <text:p>1570.921875</text:p>
          </table:table-cell>
          <table:table-cell office:value-type="float" office:value="1571.240967" calcext:value-type="float">
            <text:p>1571.240967</text:p>
          </table:table-cell>
          <table:table-cell office:value-type="float" office:value="1571.56311" calcext:value-type="float">
            <text:p>1571.56311</text:p>
          </table:table-cell>
        </table:table-row>
        <table:table-row table:style-name="ro1">
          <table:table-cell office:value-type="float" office:value="1575.515503" calcext:value-type="float">
            <text:p>1575.515503</text:p>
          </table:table-cell>
          <table:table-cell office:value-type="float" office:value="1574.282471" calcext:value-type="float">
            <text:p>1574.282471</text:p>
          </table:table-cell>
          <table:table-cell office:value-type="float" office:value="1573.681274" calcext:value-type="float">
            <text:p>1573.681274</text:p>
          </table:table-cell>
          <table:table-cell office:value-type="float" office:value="1576.21106" calcext:value-type="float">
            <text:p>1576.21106</text:p>
          </table:table-cell>
        </table:table-row>
        <table:table-row table:style-name="ro1">
          <table:table-cell office:value-type="float" office:value="1573.038452" calcext:value-type="float">
            <text:p>1573.038452</text:p>
          </table:table-cell>
          <table:table-cell office:value-type="float" office:value="1574.175049" calcext:value-type="float">
            <text:p>1574.175049</text:p>
          </table:table-cell>
          <table:table-cell office:value-type="float" office:value="1574.470703" calcext:value-type="float">
            <text:p>1574.470703</text:p>
          </table:table-cell>
          <table:table-cell office:value-type="float" office:value="1573.208374" calcext:value-type="float">
            <text:p>1573.208374</text:p>
          </table:table-cell>
        </table:table-row>
        <table:table-row table:style-name="ro1">
          <table:table-cell office:value-type="float" office:value="1576.118408" calcext:value-type="float">
            <text:p>1576.118408</text:p>
          </table:table-cell>
          <table:table-cell office:value-type="float" office:value="1574.713745" calcext:value-type="float">
            <text:p>1574.713745</text:p>
          </table:table-cell>
          <table:table-cell office:value-type="float" office:value="1574.489502" calcext:value-type="float">
            <text:p>1574.489502</text:p>
          </table:table-cell>
          <table:table-cell office:value-type="float" office:value="1575.081177" calcext:value-type="float">
            <text:p>1575.081177</text:p>
          </table:table-cell>
        </table:table-row>
        <table:table-row table:style-name="ro1">
          <table:table-cell office:value-type="float" office:value="1574.591797" calcext:value-type="float">
            <text:p>1574.591797</text:p>
          </table:table-cell>
          <table:table-cell office:value-type="float" office:value="1572.041626" calcext:value-type="float">
            <text:p>1572.041626</text:p>
          </table:table-cell>
          <table:table-cell office:value-type="float" office:value="1574.760742" calcext:value-type="float">
            <text:p>1574.760742</text:p>
          </table:table-cell>
          <table:table-cell office:value-type="float" office:value="1574.236084" calcext:value-type="float">
            <text:p>1574.236084</text:p>
          </table:table-cell>
        </table:table-row>
        <table:table-row table:style-name="ro1">
          <table:table-cell office:value-type="float" office:value="1572.646362" calcext:value-type="float">
            <text:p>1572.646362</text:p>
          </table:table-cell>
          <table:table-cell office:value-type="float" office:value="1570.72168" calcext:value-type="float">
            <text:p>1570.72168</text:p>
          </table:table-cell>
          <table:table-cell office:value-type="float" office:value="1570.988037" calcext:value-type="float">
            <text:p>1570.988037</text:p>
          </table:table-cell>
          <table:table-cell office:value-type="float" office:value="1570.387695" calcext:value-type="float">
            <text:p>1570.387695</text:p>
          </table:table-cell>
        </table:table-row>
        <table:table-row table:style-name="ro1">
          <table:table-cell office:value-type="float" office:value="1574.742676" calcext:value-type="float">
            <text:p>1574.742676</text:p>
          </table:table-cell>
          <table:table-cell office:value-type="float" office:value="1575.411865" calcext:value-type="float">
            <text:p>1575.411865</text:p>
          </table:table-cell>
          <table:table-cell office:value-type="float" office:value="1576.203491" calcext:value-type="float">
            <text:p>1576.203491</text:p>
          </table:table-cell>
          <table:table-cell office:value-type="float" office:value="1575.423462" calcext:value-type="float">
            <text:p>1575.423462</text:p>
          </table:table-cell>
        </table:table-row>
        <table:table-row table:style-name="ro1">
          <table:table-cell office:value-type="float" office:value="1570.79126" calcext:value-type="float">
            <text:p>1570.79126</text:p>
          </table:table-cell>
          <table:table-cell office:value-type="float" office:value="1566.673096" calcext:value-type="float">
            <text:p>1566.673096</text:p>
          </table:table-cell>
          <table:table-cell office:value-type="float" office:value="1571.963745" calcext:value-type="float">
            <text:p>1571.963745</text:p>
          </table:table-cell>
          <table:table-cell office:value-type="float" office:value="1565.799805" calcext:value-type="float">
            <text:p>1565.799805</text:p>
          </table:table-cell>
        </table:table-row>
        <table:table-row table:style-name="ro1">
          <table:table-cell office:value-type="float" office:value="1571.225708" calcext:value-type="float">
            <text:p>1571.225708</text:p>
          </table:table-cell>
          <table:table-cell office:value-type="float" office:value="1570.845703" calcext:value-type="float">
            <text:p>1570.845703</text:p>
          </table:table-cell>
          <table:table-cell office:value-type="float" office:value="1571.475098" calcext:value-type="float">
            <text:p>1571.475098</text:p>
          </table:table-cell>
          <table:table-cell office:value-type="float" office:value="1572.05481" calcext:value-type="float">
            <text:p>1572.05481</text:p>
          </table:table-cell>
        </table:table-row>
        <table:table-row table:style-name="ro1">
          <table:table-cell office:value-type="float" office:value="1571.661255" calcext:value-type="float">
            <text:p>1571.661255</text:p>
          </table:table-cell>
          <table:table-cell office:value-type="float" office:value="1571.267212" calcext:value-type="float">
            <text:p>1571.267212</text:p>
          </table:table-cell>
          <table:table-cell office:value-type="float" office:value="1571.896118" calcext:value-type="float">
            <text:p>1571.896118</text:p>
          </table:table-cell>
          <table:table-cell office:value-type="float" office:value="1571.682495" calcext:value-type="float">
            <text:p>1571.682495</text:p>
          </table:table-cell>
        </table:table-row>
        <table:table-row table:style-name="ro1">
          <table:table-cell office:value-type="float" office:value="1572.359131" calcext:value-type="float">
            <text:p>1572.359131</text:p>
          </table:table-cell>
          <table:table-cell office:value-type="float" office:value="1574.362793" calcext:value-type="float">
            <text:p>1574.362793</text:p>
          </table:table-cell>
          <table:table-cell office:value-type="float" office:value="1572.868774" calcext:value-type="float">
            <text:p>1572.868774</text:p>
          </table:table-cell>
          <table:table-cell office:value-type="float" office:value="1573.637451" calcext:value-type="float">
            <text:p>1573.637451</text:p>
          </table:table-cell>
        </table:table-row>
        <table:table-row table:style-name="ro1">
          <table:table-cell office:value-type="float" office:value="1572.617798" calcext:value-type="float">
            <text:p>1572.617798</text:p>
          </table:table-cell>
          <table:table-cell office:value-type="float" office:value="1568.792969" calcext:value-type="float">
            <text:p>1568.792969</text:p>
          </table:table-cell>
          <table:table-cell office:value-type="float" office:value="1571.063354" calcext:value-type="float">
            <text:p>1571.063354</text:p>
          </table:table-cell>
          <table:table-cell office:value-type="float" office:value="1570.146973" calcext:value-type="float">
            <text:p>1570.146973</text:p>
          </table:table-cell>
        </table:table-row>
        <table:table-row table:style-name="ro1">
          <table:table-cell office:value-type="float" office:value="1573.046753" calcext:value-type="float">
            <text:p>1573.046753</text:p>
          </table:table-cell>
          <table:table-cell office:value-type="float" office:value="1572.459961" calcext:value-type="float">
            <text:p>1572.459961</text:p>
          </table:table-cell>
          <table:table-cell office:value-type="float" office:value="1574.369629" calcext:value-type="float">
            <text:p>1574.369629</text:p>
          </table:table-cell>
          <table:table-cell office:value-type="float" office:value="1573.660522" calcext:value-type="float">
            <text:p>1573.660522</text:p>
          </table:table-cell>
        </table:table-row>
        <table:table-row table:style-name="ro1">
          <table:table-cell office:value-type="float" office:value="1574.804932" calcext:value-type="float">
            <text:p>1574.804932</text:p>
          </table:table-cell>
          <table:table-cell office:value-type="float" office:value="1572.679932" calcext:value-type="float">
            <text:p>1572.679932</text:p>
          </table:table-cell>
          <table:table-cell office:value-type="float" office:value="1572.9021" calcext:value-type="float">
            <text:p>1572.9021</text:p>
          </table:table-cell>
          <table:table-cell office:value-type="float" office:value="1572.448486" calcext:value-type="float">
            <text:p>1572.448486</text:p>
          </table:table-cell>
        </table:table-row>
        <table:table-row table:style-name="ro1">
          <table:table-cell office:value-type="float" office:value="1570.991333" calcext:value-type="float">
            <text:p>1570.991333</text:p>
          </table:table-cell>
          <table:table-cell office:value-type="float" office:value="1569.680542" calcext:value-type="float">
            <text:p>1569.680542</text:p>
          </table:table-cell>
          <table:table-cell office:value-type="float" office:value="1573.754761" calcext:value-type="float">
            <text:p>1573.754761</text:p>
          </table:table-cell>
          <table:table-cell office:value-type="float" office:value="1566.871948" calcext:value-type="float">
            <text:p>1566.871948</text:p>
          </table:table-cell>
        </table:table-row>
        <table:table-row table:style-name="ro1">
          <table:table-cell office:value-type="float" office:value="1569.02771" calcext:value-type="float">
            <text:p>1569.02771</text:p>
          </table:table-cell>
          <table:table-cell office:value-type="float" office:value="1568.57312" calcext:value-type="float">
            <text:p>1568.57312</text:p>
          </table:table-cell>
          <table:table-cell office:value-type="float" office:value="1568.282104" calcext:value-type="float">
            <text:p>1568.282104</text:p>
          </table:table-cell>
          <table:table-cell office:value-type="float" office:value="1569.308472" calcext:value-type="float">
            <text:p>1569.308472</text:p>
          </table:table-cell>
        </table:table-row>
        <table:table-row table:style-name="ro1">
          <table:table-cell office:value-type="float" office:value="1573.138916" calcext:value-type="float">
            <text:p>1573.138916</text:p>
          </table:table-cell>
          <table:table-cell office:value-type="float" office:value="1571.574707" calcext:value-type="float">
            <text:p>1571.574707</text:p>
          </table:table-cell>
          <table:table-cell office:value-type="float" office:value="1571.074585" calcext:value-type="float">
            <text:p>1571.074585</text:p>
          </table:table-cell>
          <table:table-cell office:value-type="float" office:value="1573.657959" calcext:value-type="float">
            <text:p>1573.657959</text:p>
          </table:table-cell>
        </table:table-row>
        <table:table-row table:style-name="ro1">
          <table:table-cell office:value-type="float" office:value="1570.970215" calcext:value-type="float">
            <text:p>1570.970215</text:p>
          </table:table-cell>
          <table:table-cell office:value-type="float" office:value="1569.983765" calcext:value-type="float">
            <text:p>1569.983765</text:p>
          </table:table-cell>
          <table:table-cell office:value-type="float" office:value="1568.472778" calcext:value-type="float">
            <text:p>1568.472778</text:p>
          </table:table-cell>
          <table:table-cell office:value-type="float" office:value="1571.257324" calcext:value-type="float">
            <text:p>1571.257324</text:p>
          </table:table-cell>
        </table:table-row>
        <table:table-row table:style-name="ro1">
          <table:table-cell office:value-type="float" office:value="1574.256104" calcext:value-type="float">
            <text:p>1574.256104</text:p>
          </table:table-cell>
          <table:table-cell office:value-type="float" office:value="1573.417236" calcext:value-type="float">
            <text:p>1573.417236</text:p>
          </table:table-cell>
          <table:table-cell office:value-type="float" office:value="1575.01123" calcext:value-type="float">
            <text:p>1575.01123</text:p>
          </table:table-cell>
          <table:table-cell office:value-type="float" office:value="1574.05481" calcext:value-type="float">
            <text:p>1574.05481</text:p>
          </table:table-cell>
        </table:table-row>
        <table:table-row table:style-name="ro1">
          <table:table-cell office:value-type="float" office:value="1572.777344" calcext:value-type="float">
            <text:p>1572.777344</text:p>
          </table:table-cell>
          <table:table-cell office:value-type="float" office:value="1572.931274" calcext:value-type="float">
            <text:p>1572.931274</text:p>
          </table:table-cell>
          <table:table-cell office:value-type="float" office:value="1573.397095" calcext:value-type="float">
            <text:p>1573.397095</text:p>
          </table:table-cell>
          <table:table-cell office:value-type="float" office:value="1571.519165" calcext:value-type="float">
            <text:p>1571.519165</text:p>
          </table:table-cell>
        </table:table-row>
        <table:table-row table:style-name="ro1">
          <table:table-cell office:value-type="float" office:value="1571.198242" calcext:value-type="float">
            <text:p>1571.198242</text:p>
          </table:table-cell>
          <table:table-cell office:value-type="float" office:value="1572.53479" calcext:value-type="float">
            <text:p>1572.53479</text:p>
          </table:table-cell>
          <table:table-cell office:value-type="float" office:value="1570.542969" calcext:value-type="float">
            <text:p>1570.542969</text:p>
          </table:table-cell>
          <table:table-cell office:value-type="float" office:value="1571.472168" calcext:value-type="float">
            <text:p>1571.472168</text:p>
          </table:table-cell>
        </table:table-row>
        <table:table-row table:style-name="ro1">
          <table:table-cell office:value-type="float" office:value="1574.895752" calcext:value-type="float">
            <text:p>1574.895752</text:p>
          </table:table-cell>
          <table:table-cell office:value-type="float" office:value="1573.318359" calcext:value-type="float">
            <text:p>1573.318359</text:p>
          </table:table-cell>
          <table:table-cell office:value-type="float" office:value="1574.175781" calcext:value-type="float">
            <text:p>1574.175781</text:p>
          </table:table-cell>
          <table:table-cell office:value-type="float" office:value="1574.349243" calcext:value-type="float">
            <text:p>1574.349243</text:p>
          </table:table-cell>
        </table:table-row>
        <table:table-row table:style-name="ro1">
          <table:table-cell office:value-type="float" office:value="1568.650269" calcext:value-type="float">
            <text:p>1568.650269</text:p>
          </table:table-cell>
          <table:table-cell office:value-type="float" office:value="1569.366333" calcext:value-type="float">
            <text:p>1569.366333</text:p>
          </table:table-cell>
          <table:table-cell office:value-type="float" office:value="1572.339111" calcext:value-type="float">
            <text:p>1572.339111</text:p>
          </table:table-cell>
          <table:table-cell office:value-type="float" office:value="1570.562012" calcext:value-type="float">
            <text:p>1570.562012</text:p>
          </table:table-cell>
        </table:table-row>
        <table:table-row table:style-name="ro1">
          <table:table-cell office:value-type="float" office:value="1570.421021" calcext:value-type="float">
            <text:p>1570.421021</text:p>
          </table:table-cell>
          <table:table-cell office:value-type="float" office:value="1573.658569" calcext:value-type="float">
            <text:p>1573.658569</text:p>
          </table:table-cell>
          <table:table-cell office:value-type="float" office:value="1569.796021" calcext:value-type="float">
            <text:p>1569.796021</text:p>
          </table:table-cell>
          <table:table-cell office:value-type="float" office:value="1570.642212" calcext:value-type="float">
            <text:p>1570.642212</text:p>
          </table:table-cell>
        </table:table-row>
        <table:table-row table:style-name="ro1">
          <table:table-cell office:value-type="float" office:value="1575.804565" calcext:value-type="float">
            <text:p>1575.804565</text:p>
          </table:table-cell>
          <table:table-cell office:value-type="float" office:value="1573.580078" calcext:value-type="float">
            <text:p>1573.580078</text:p>
          </table:table-cell>
          <table:table-cell office:value-type="float" office:value="1574.173584" calcext:value-type="float">
            <text:p>1574.173584</text:p>
          </table:table-cell>
          <table:table-cell office:value-type="float" office:value="1573.468506" calcext:value-type="float">
            <text:p>1573.468506</text:p>
          </table:table-cell>
        </table:table-row>
        <table:table-row table:style-name="ro1">
          <table:table-cell office:value-type="float" office:value="1570.213623" calcext:value-type="float">
            <text:p>1570.213623</text:p>
          </table:table-cell>
          <table:table-cell office:value-type="float" office:value="1575.391724" calcext:value-type="float">
            <text:p>1575.391724</text:p>
          </table:table-cell>
          <table:table-cell office:value-type="float" office:value="1570.707153" calcext:value-type="float">
            <text:p>1570.707153</text:p>
          </table:table-cell>
          <table:table-cell office:value-type="float" office:value="1572.88855" calcext:value-type="float">
            <text:p>1572.88855</text:p>
          </table:table-cell>
        </table:table-row>
        <table:table-row table:style-name="ro1">
          <table:table-cell office:value-type="float" office:value="1575.143677" calcext:value-type="float">
            <text:p>1575.143677</text:p>
          </table:table-cell>
          <table:table-cell office:value-type="float" office:value="1570.774658" calcext:value-type="float">
            <text:p>1570.774658</text:p>
          </table:table-cell>
          <table:table-cell office:value-type="float" office:value="1576.115967" calcext:value-type="float">
            <text:p>1576.115967</text:p>
          </table:table-cell>
          <table:table-cell office:value-type="float" office:value="1569.134644" calcext:value-type="float">
            <text:p>1569.134644</text:p>
          </table:table-cell>
        </table:table-row>
        <table:table-row table:style-name="ro1">
          <table:table-cell office:value-type="float" office:value="1565.963379" calcext:value-type="float">
            <text:p>1565.963379</text:p>
          </table:table-cell>
          <table:table-cell office:value-type="float" office:value="1570.02063" calcext:value-type="float">
            <text:p>1570.02063</text:p>
          </table:table-cell>
          <table:table-cell office:value-type="float" office:value="1568.092529" calcext:value-type="float">
            <text:p>1568.092529</text:p>
          </table:table-cell>
          <table:table-cell office:value-type="float" office:value="1570.056396" calcext:value-type="float">
            <text:p>1570.056396</text:p>
          </table:table-cell>
        </table:table-row>
        <table:table-row table:style-name="ro1">
          <table:table-cell office:value-type="float" office:value="1575.227539" calcext:value-type="float">
            <text:p>1575.227539</text:p>
          </table:table-cell>
          <table:table-cell office:value-type="float" office:value="1573.802002" calcext:value-type="float">
            <text:p>1573.802002</text:p>
          </table:table-cell>
          <table:table-cell office:value-type="float" office:value="1576.392822" calcext:value-type="float">
            <text:p>1576.392822</text:p>
          </table:table-cell>
          <table:table-cell office:value-type="float" office:value="1571.511353" calcext:value-type="float">
            <text:p>1571.511353</text:p>
          </table:table-cell>
        </table:table-row>
        <table:table-row table:style-name="ro1">
          <table:table-cell office:value-type="float" office:value="1567.920898" calcext:value-type="float">
            <text:p>1567.920898</text:p>
          </table:table-cell>
          <table:table-cell office:value-type="float" office:value="1570.393311" calcext:value-type="float">
            <text:p>1570.393311</text:p>
          </table:table-cell>
          <table:table-cell office:value-type="float" office:value="1570.948242" calcext:value-type="float">
            <text:p>1570.948242</text:p>
          </table:table-cell>
          <table:table-cell office:value-type="float" office:value="1569.513062" calcext:value-type="float">
            <text:p>1569.513062</text:p>
          </table:table-cell>
        </table:table-row>
        <table:table-row table:style-name="ro1">
          <table:table-cell office:value-type="float" office:value="1573.379883" calcext:value-type="float">
            <text:p>1573.379883</text:p>
          </table:table-cell>
          <table:table-cell office:value-type="float" office:value="1572.015381" calcext:value-type="float">
            <text:p>1572.015381</text:p>
          </table:table-cell>
          <table:table-cell office:value-type="float" office:value="1571.685181" calcext:value-type="float">
            <text:p>1571.685181</text:p>
          </table:table-cell>
          <table:table-cell office:value-type="float" office:value="1571.969604" calcext:value-type="float">
            <text:p>1571.969604</text:p>
          </table:table-cell>
        </table:table-row>
        <table:table-row table:style-name="ro1">
          <table:table-cell office:value-type="float" office:value="1573.237305" calcext:value-type="float">
            <text:p>1573.237305</text:p>
          </table:table-cell>
          <table:table-cell office:value-type="float" office:value="1572.599487" calcext:value-type="float">
            <text:p>1572.599487</text:p>
          </table:table-cell>
          <table:table-cell office:value-type="float" office:value="1573.746338" calcext:value-type="float">
            <text:p>1573.746338</text:p>
          </table:table-cell>
          <table:table-cell office:value-type="float" office:value="1570.218506" calcext:value-type="float">
            <text:p>1570.218506</text:p>
          </table:table-cell>
        </table:table-row>
        <table:table-row table:style-name="ro1">
          <table:table-cell office:value-type="float" office:value="1569.865112" calcext:value-type="float">
            <text:p>1569.865112</text:p>
          </table:table-cell>
          <table:table-cell office:value-type="float" office:value="1570.533936" calcext:value-type="float">
            <text:p>1570.533936</text:p>
          </table:table-cell>
          <table:table-cell office:value-type="float" office:value="1570.385986" calcext:value-type="float">
            <text:p>1570.385986</text:p>
          </table:table-cell>
          <table:table-cell office:value-type="float" office:value="1568.824097" calcext:value-type="float">
            <text:p>1568.824097</text:p>
          </table:table-cell>
        </table:table-row>
        <table:table-row table:style-name="ro1">
          <table:table-cell office:value-type="float" office:value="1571.547119" calcext:value-type="float">
            <text:p>1571.547119</text:p>
          </table:table-cell>
          <table:table-cell office:value-type="float" office:value="1573.83313" calcext:value-type="float">
            <text:p>1573.83313</text:p>
          </table:table-cell>
          <table:table-cell office:value-type="float" office:value="1570.410767" calcext:value-type="float">
            <text:p>1570.410767</text:p>
          </table:table-cell>
          <table:table-cell office:value-type="float" office:value="1576.679321" calcext:value-type="float">
            <text:p>1576.679321</text:p>
          </table:table-cell>
        </table:table-row>
        <table:table-row table:style-name="ro1">
          <table:table-cell office:value-type="float" office:value="1569.920898" calcext:value-type="float">
            <text:p>1569.920898</text:p>
          </table:table-cell>
          <table:table-cell office:value-type="float" office:value="1569.609497" calcext:value-type="float">
            <text:p>1569.609497</text:p>
          </table:table-cell>
          <table:table-cell office:value-type="float" office:value="1571.430054" calcext:value-type="float">
            <text:p>1571.430054</text:p>
          </table:table-cell>
          <table:table-cell office:value-type="float" office:value="1570.692871" calcext:value-type="float">
            <text:p>1570.692871</text:p>
          </table:table-cell>
        </table:table-row>
        <table:table-row table:style-name="ro1">
          <table:table-cell office:value-type="float" office:value="1569.774414" calcext:value-type="float">
            <text:p>1569.774414</text:p>
          </table:table-cell>
          <table:table-cell office:value-type="float" office:value="1571.996094" calcext:value-type="float">
            <text:p>1571.996094</text:p>
          </table:table-cell>
          <table:table-cell office:value-type="float" office:value="1570.636475" calcext:value-type="float">
            <text:p>1570.636475</text:p>
          </table:table-cell>
          <table:table-cell office:value-type="float" office:value="1572.651367" calcext:value-type="float">
            <text:p>1572.651367</text:p>
          </table:table-cell>
        </table:table-row>
        <table:table-row table:style-name="ro1">
          <table:table-cell office:value-type="float" office:value="1572.73877" calcext:value-type="float">
            <text:p>1572.73877</text:p>
          </table:table-cell>
          <table:table-cell office:value-type="float" office:value="1569.688599" calcext:value-type="float">
            <text:p>1569.688599</text:p>
          </table:table-cell>
          <table:table-cell office:value-type="float" office:value="1569.257202" calcext:value-type="float">
            <text:p>1569.257202</text:p>
          </table:table-cell>
          <table:table-cell office:value-type="float" office:value="1571.854126" calcext:value-type="float">
            <text:p>1571.854126</text:p>
          </table:table-cell>
        </table:table-row>
        <table:table-row table:style-name="ro1">
          <table:table-cell office:value-type="float" office:value="1570.813599" calcext:value-type="float">
            <text:p>1570.813599</text:p>
          </table:table-cell>
          <table:table-cell office:value-type="float" office:value="1566.21936" calcext:value-type="float">
            <text:p>1566.21936</text:p>
          </table:table-cell>
          <table:table-cell office:value-type="float" office:value="1568.471924" calcext:value-type="float">
            <text:p>1568.471924</text:p>
          </table:table-cell>
          <table:table-cell office:value-type="float" office:value="1570.569336" calcext:value-type="float">
            <text:p>1570.569336</text:p>
          </table:table-cell>
        </table:table-row>
        <table:table-row table:style-name="ro1">
          <table:table-cell office:value-type="float" office:value="1571.53125" calcext:value-type="float">
            <text:p>1571.53125</text:p>
          </table:table-cell>
          <table:table-cell office:value-type="float" office:value="1569.556885" calcext:value-type="float">
            <text:p>1569.556885</text:p>
          </table:table-cell>
          <table:table-cell office:value-type="float" office:value="1571.963989" calcext:value-type="float">
            <text:p>1571.963989</text:p>
          </table:table-cell>
          <table:table-cell office:value-type="float" office:value="1571.453979" calcext:value-type="float">
            <text:p>1571.453979</text:p>
          </table:table-cell>
        </table:table-row>
        <table:table-row table:style-name="ro1">
          <table:table-cell office:value-type="float" office:value="1572.346558" calcext:value-type="float">
            <text:p>1572.346558</text:p>
          </table:table-cell>
          <table:table-cell office:value-type="float" office:value="1569.855225" calcext:value-type="float">
            <text:p>1569.855225</text:p>
          </table:table-cell>
          <table:table-cell office:value-type="float" office:value="1570.482056" calcext:value-type="float">
            <text:p>1570.482056</text:p>
          </table:table-cell>
          <table:table-cell office:value-type="float" office:value="1571.439209" calcext:value-type="float">
            <text:p>1571.439209</text:p>
          </table:table-cell>
        </table:table-row>
        <table:table-row table:style-name="ro1">
          <table:table-cell office:value-type="float" office:value="1187.64624" calcext:value-type="float">
            <text:p>1187.64624</text:p>
          </table:table-cell>
          <table:table-cell office:value-type="float" office:value="1058.311035" calcext:value-type="float">
            <text:p>1058.311035</text:p>
          </table:table-cell>
          <table:table-cell office:value-type="float" office:value="1132.850098" calcext:value-type="float">
            <text:p>1132.850098</text:p>
          </table:table-cell>
          <table:table-cell office:value-type="float" office:value="1112.061157" calcext:value-type="float">
            <text:p>1112.061157</text:p>
          </table:table-cell>
        </table:table-row>
        <table:table-row table:style-name="ro1">
          <table:table-cell office:value-type="float" office:value="1178.771606" calcext:value-type="float">
            <text:p>1178.771606</text:p>
          </table:table-cell>
          <table:table-cell office:value-type="float" office:value="1024.160767" calcext:value-type="float">
            <text:p>1024.160767</text:p>
          </table:table-cell>
          <table:table-cell office:value-type="float" office:value="1118.397705" calcext:value-type="float">
            <text:p>1118.397705</text:p>
          </table:table-cell>
          <table:table-cell office:value-type="float" office:value="1079.404053" calcext:value-type="float">
            <text:p>1079.404053</text:p>
          </table:table-cell>
        </table:table-row>
        <table:table-row table:style-name="ro1">
          <table:table-cell table:number-columns-repeated="4" office:value-type="float" office:value="1000" calcext:value-type="float">
            <text:p>1000</text:p>
          </table:table-cell>
        </table:table-row>
        <table:table-row table:style-name="ro1">
          <table:table-cell table:number-columns-repeated="4" office:value-type="float" office:value="1000" calcext:value-type="float">
            <text:p>1000</text:p>
          </table:table-cell>
        </table:table-row>
        <table:table-row table:style-name="ro1">
          <table:table-cell table:number-columns-repeated="4" office:value-type="float" office:value="1000" calcext:value-type="float">
            <text:p>1000</text:p>
          </table:table-cell>
        </table:table-row>
        <table:table-row table:style-name="ro1">
          <table:table-cell table:number-columns-repeated="4" office:value-type="float" office:value="900" calcext:value-type="float">
            <text:p>900</text:p>
          </table:table-cell>
        </table:table-row>
        <table:table-row table:style-name="ro1">
          <table:table-cell table:number-columns-repeated="4" office:value-type="float" office:value="900" calcext:value-type="float">
            <text:p>9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6:06:09.793979100</meta:creation-date>
    <dc:date>2019-07-30T17:10:56.274566652</dc:date>
    <meta:editing-duration>PT54M37S</meta:editing-duration>
    <meta:editing-cycles>2</meta:editing-cycles>
    <meta:generator>LibreOffice/6.0.7.3$Linux_X86_64 LibreOffice_project/00m0$Build-3</meta:generator>
    <meta:document-statistic meta:table-count="1" meta:cell-count="30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8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4.523cm" svg:height="20.193cm" xlink:href=".." xlink:type="simple" chart:class="chart:line" chart:style-name="ch1">
        <chart:title svg:x="19.757cm" svg:y="0.539cm" chart:style-name="ch2">
          <text:p>Multicopter Motor Power</text:p>
        </chart:title>
        <chart:legend chart:legend-position="end" svg:x="42.015cm" svg:y="9.05cm" style:legend-expansion="high" chart:style-name="ch3"/>
        <chart:plot-area chart:style-name="ch4" table:cell-range-address="Sheet1.A1:Sheet1.D763" chart:data-source-has-labels="row" svg:x="1.901cm" svg:y="1.721cm" svg:width="39.224cm" svg:height="17.088cm">
          <chartooo:coordinate-region svg:x="2.893cm" svg:y="1.842cm" svg:width="38.232cm" svg:height="15.965cm"/>
          <chart:axis chart:dimension="x" chart:name="primary-x" chart:style-name="ch5">
            <chart:title svg:x="21.099cm" svg:y="19.212cm" chart:style-name="ch6">
              <text:p>Time</text:p>
            </chart:title>
          </chart:axis>
          <chart:axis chart:dimension="y" chart:name="primary-y" chart:style-name="ch7">
            <chart:title svg:x="0.451cm" svg:y="10.785cm" chart:style-name="ch8">
              <text:p>Power</text:p>
            </chart:title>
            <chart:grid chart:style-name="ch9" chart:class="major"/>
          </chart:axis>
          <chart:series chart:style-name="ch10" chart:values-cell-range-address="Sheet1.A2:Sheet1.A763" chart:label-cell-address="Sheet1.A1:Sheet1.A1" chart:class="chart:line">
            <chart:data-point chart:repeated="762"/>
          </chart:series>
          <chart:series chart:style-name="ch11" chart:values-cell-range-address="Sheet1.B2:Sheet1.B763" chart:label-cell-address="Sheet1.B1:Sheet1.B1" chart:class="chart:line">
            <chart:data-point chart:repeated="762"/>
          </chart:series>
          <chart:series chart:style-name="ch12" chart:values-cell-range-address="Sheet1.C2:Sheet1.C763" chart:label-cell-address="Sheet1.C1:Sheet1.C1" chart:class="chart:line">
            <chart:data-point chart:repeated="762"/>
          </chart:series>
          <chart:series chart:style-name="ch13" chart:values-cell-range-address="Sheet1.D2:Sheet1.D763" chart:label-cell-address="Sheet1.D1:Sheet1.D1" chart:class="chart:line">
            <chart:data-point chart:repeated="76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r 1</text:p>
                <draw:g>
                  <svg:desc>Sheet1.A1:Sheet1.A1</svg:desc>
                </draw:g>
              </table:table-cell>
              <table:table-cell office:value-type="string">
                <text:p>Motor 2</text:p>
                <draw:g>
                  <svg:desc>Sheet1.B1:Sheet1.B1</svg:desc>
                </draw:g>
              </table:table-cell>
              <table:table-cell office:value-type="string">
                <text:p>Motor 3</text:p>
                <draw:g>
                  <svg:desc>Sheet1.C1:Sheet1.C1</svg:desc>
                </draw:g>
              </table:table-cell>
              <table:table-cell office:value-type="string">
                <text:p>Motor 4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Sheet1.A2:Sheet1.A763</svg:desc>
                </draw:g>
              </table:table-cell>
              <table:table-cell office:value-type="float" office:value="900">
                <text:p>900</text:p>
                <draw:g>
                  <svg:desc>Sheet1.B2:Sheet1.B763</svg:desc>
                </draw:g>
              </table:table-cell>
              <table:table-cell office:value-type="float" office:value="900">
                <text:p>900</text:p>
                <draw:g>
                  <svg:desc>Sheet1.C2:Sheet1.C763</svg:desc>
                </draw:g>
              </table:table-cell>
              <table:table-cell office:value-type="float" office:value="900">
                <text:p>900</text:p>
                <draw:g>
                  <svg:desc>Sheet1.D2:Sheet1.D7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21.719727">
                <text:p>1121.719727</text:p>
              </table:table-cell>
              <table:table-cell office:value-type="float" office:value="1225.711914">
                <text:p>1225.711914</text:p>
              </table:table-cell>
              <table:table-cell office:value-type="float" office:value="1191.087646">
                <text:p>1191.087646</text:p>
              </table:table-cell>
              <table:table-cell office:value-type="float" office:value="1156.063721">
                <text:p>1156.063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67.511108">
                <text:p>1267.511108</text:p>
              </table:table-cell>
              <table:table-cell office:value-type="float" office:value="1330.944946">
                <text:p>1330.944946</text:p>
              </table:table-cell>
              <table:table-cell office:value-type="float" office:value="1339.143066">
                <text:p>1339.143066</text:p>
              </table:table-cell>
              <table:table-cell office:value-type="float" office:value="1258.709473">
                <text:p>1258.709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4.858887">
                <text:p>1404.858887</text:p>
              </table:table-cell>
              <table:table-cell office:value-type="float" office:value="1456.813599">
                <text:p>1456.813599</text:p>
              </table:table-cell>
              <table:table-cell office:value-type="float" office:value="1474.964844">
                <text:p>1474.964844</text:p>
              </table:table-cell>
              <table:table-cell office:value-type="float" office:value="1386.186768">
                <text:p>1386.1867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82.164429">
                <text:p>1582.164429</text:p>
              </table:table-cell>
              <table:table-cell office:value-type="float" office:value="1596.850952">
                <text:p>1596.850952</text:p>
              </table:table-cell>
              <table:table-cell office:value-type="float" office:value="1624.886841">
                <text:p>1624.886841</text:p>
              </table:table-cell>
              <table:table-cell office:value-type="float" office:value="1552.644775">
                <text:p>1552.6447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03.192139">
                <text:p>1603.192139</text:p>
              </table:table-cell>
              <table:table-cell office:value-type="float" office:value="1605.793823">
                <text:p>1605.793823</text:p>
              </table:table-cell>
              <table:table-cell office:value-type="float" office:value="1594.862915">
                <text:p>1594.862915</text:p>
              </table:table-cell>
              <table:table-cell office:value-type="float" office:value="1610.468506">
                <text:p>1610.4685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8.968384">
                <text:p>1608.968384</text:p>
              </table:table-cell>
              <table:table-cell office:value-type="float" office:value="1615.255615">
                <text:p>1615.255615</text:p>
              </table:table-cell>
              <table:table-cell office:value-type="float" office:value="1610.612671">
                <text:p>1610.612671</text:p>
              </table:table-cell>
              <table:table-cell office:value-type="float" office:value="1611.849365">
                <text:p>1611.8493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15.741211">
                <text:p>1615.741211</text:p>
              </table:table-cell>
              <table:table-cell office:value-type="float" office:value="1616.937866">
                <text:p>1616.937866</text:p>
              </table:table-cell>
              <table:table-cell office:value-type="float" office:value="1620.846191">
                <text:p>1620.846191</text:p>
              </table:table-cell>
              <table:table-cell office:value-type="float" office:value="1614.896973">
                <text:p>1614.8969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18.200928">
                <text:p>1618.200928</text:p>
              </table:table-cell>
              <table:table-cell office:value-type="float" office:value="1618.390259">
                <text:p>1618.390259</text:p>
              </table:table-cell>
              <table:table-cell office:value-type="float" office:value="1620.62146">
                <text:p>1620.62146</text:p>
              </table:table-cell>
              <table:table-cell office:value-type="float" office:value="1616.32605">
                <text:p>1616.326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26.303467">
                <text:p>1626.303467</text:p>
              </table:table-cell>
              <table:table-cell office:value-type="float" office:value="1628.283203">
                <text:p>1628.283203</text:p>
              </table:table-cell>
              <table:table-cell office:value-type="float" office:value="1629.086548">
                <text:p>1629.086548</text:p>
              </table:table-cell>
              <table:table-cell office:value-type="float" office:value="1625.106201">
                <text:p>1625.1062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6.487793">
                <text:p>1606.487793</text:p>
              </table:table-cell>
              <table:table-cell office:value-type="float" office:value="1608.610962">
                <text:p>1608.610962</text:p>
              </table:table-cell>
              <table:table-cell office:value-type="float" office:value="1610.052856">
                <text:p>1610.052856</text:p>
              </table:table-cell>
              <table:table-cell office:value-type="float" office:value="1606.504272">
                <text:p>1606.5042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64.964111">
                <text:p>1564.964111</text:p>
              </table:table-cell>
              <table:table-cell office:value-type="float" office:value="1569.306641">
                <text:p>1569.306641</text:p>
              </table:table-cell>
              <table:table-cell office:value-type="float" office:value="1568.300659">
                <text:p>1568.300659</text:p>
              </table:table-cell>
              <table:table-cell office:value-type="float" office:value="1564.574341">
                <text:p>1564.5743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64.196289">
                <text:p>1564.196289</text:p>
              </table:table-cell>
              <table:table-cell office:value-type="float" office:value="1565.98645">
                <text:p>1565.98645</text:p>
              </table:table-cell>
              <table:table-cell office:value-type="float" office:value="1565.115845">
                <text:p>1565.115845</text:p>
              </table:table-cell>
              <table:table-cell office:value-type="float" office:value="1566.05188">
                <text:p>1566.051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71.730591">
                <text:p>1571.730591</text:p>
              </table:table-cell>
              <table:table-cell office:value-type="float" office:value="1568.613037">
                <text:p>1568.613037</text:p>
              </table:table-cell>
              <table:table-cell office:value-type="float" office:value="1572.887451">
                <text:p>1572.887451</text:p>
              </table:table-cell>
              <table:table-cell office:value-type="float" office:value="1569.606812">
                <text:p>1569.6068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71.669434">
                <text:p>1571.669434</text:p>
              </table:table-cell>
              <table:table-cell office:value-type="float" office:value="1568.97998">
                <text:p>1568.97998</text:p>
              </table:table-cell>
              <table:table-cell office:value-type="float" office:value="1572.285522">
                <text:p>1572.285522</text:p>
              </table:table-cell>
              <table:table-cell office:value-type="float" office:value="1571.207031">
                <text:p>1571.2070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68.109131">
                <text:p>1568.109131</text:p>
              </table:table-cell>
              <table:table-cell office:value-type="float" office:value="1568.903809">
                <text:p>1568.903809</text:p>
              </table:table-cell>
              <table:table-cell office:value-type="float" office:value="1570.900146">
                <text:p>1570.900146</text:p>
              </table:table-cell>
              <table:table-cell office:value-type="float" office:value="1566.057983">
                <text:p>1566.0579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76.199219">
                <text:p>1576.199219</text:p>
              </table:table-cell>
              <table:table-cell office:value-type="float" office:value="1572.271851">
                <text:p>1572.271851</text:p>
              </table:table-cell>
              <table:table-cell office:value-type="float" office:value="1575.702881">
                <text:p>1575.702881</text:p>
              </table:table-cell>
              <table:table-cell office:value-type="float" office:value="1572.645508">
                <text:p>1572.6455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9.686523">
                <text:p>1569.686523</text:p>
              </table:table-cell>
              <table:table-cell office:value-type="float" office:value="1571.445923">
                <text:p>1571.445923</text:p>
              </table:table-cell>
              <table:table-cell office:value-type="float" office:value="1572.103516">
                <text:p>1572.103516</text:p>
              </table:table-cell>
              <table:table-cell office:value-type="float" office:value="1573.325073">
                <text:p>1573.3250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75.804199">
                <text:p>1575.804199</text:p>
              </table:table-cell>
              <table:table-cell office:value-type="float" office:value="1575.135498">
                <text:p>1575.135498</text:p>
              </table:table-cell>
              <table:table-cell office:value-type="float" office:value="1574.202637">
                <text:p>1574.202637</text:p>
              </table:table-cell>
              <table:table-cell office:value-type="float" office:value="1575.048096">
                <text:p>1575.0480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70.401123">
                <text:p>1570.401123</text:p>
              </table:table-cell>
              <table:table-cell office:value-type="float" office:value="1570.519409">
                <text:p>1570.519409</text:p>
              </table:table-cell>
              <table:table-cell office:value-type="float" office:value="1571.650391">
                <text:p>1571.650391</text:p>
              </table:table-cell>
              <table:table-cell office:value-type="float" office:value="1574.013062">
                <text:p>1574.0130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78.927612">
                <text:p>1578.927612</text:p>
              </table:table-cell>
              <table:table-cell office:value-type="float" office:value="1575.423462">
                <text:p>1575.423462</text:p>
              </table:table-cell>
              <table:table-cell office:value-type="float" office:value="1576.84082">
                <text:p>1576.84082</text:p>
              </table:table-cell>
              <table:table-cell office:value-type="float" office:value="1576.437866">
                <text:p>1576.4378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73.939453">
                <text:p>1573.939453</text:p>
              </table:table-cell>
              <table:table-cell office:value-type="float" office:value="1573.279419">
                <text:p>1573.279419</text:p>
              </table:table-cell>
              <table:table-cell office:value-type="float" office:value="1572.468262">
                <text:p>1572.468262</text:p>
              </table:table-cell>
              <table:table-cell office:value-type="float" office:value="1575.406616">
                <text:p>1575.4066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75.546265">
                <text:p>1575.546265</text:p>
              </table:table-cell>
              <table:table-cell office:value-type="float" office:value="1580.731201">
                <text:p>1580.731201</text:p>
              </table:table-cell>
              <table:table-cell office:value-type="float" office:value="1577.736694">
                <text:p>1577.736694</text:p>
              </table:table-cell>
              <table:table-cell office:value-type="float" office:value="1579.07312">
                <text:p>1579.073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74.906128">
                <text:p>1574.906128</text:p>
              </table:table-cell>
              <table:table-cell office:value-type="float" office:value="1577.885254">
                <text:p>1577.885254</text:p>
              </table:table-cell>
              <table:table-cell office:value-type="float" office:value="1573.63855">
                <text:p>1573.63855</text:p>
              </table:table-cell>
              <table:table-cell office:value-type="float" office:value="1576.69812">
                <text:p>1576.698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74.390381">
                <text:p>1574.390381</text:p>
              </table:table-cell>
              <table:table-cell office:value-type="float" office:value="1573.075562">
                <text:p>1573.075562</text:p>
              </table:table-cell>
              <table:table-cell office:value-type="float" office:value="1574.459229">
                <text:p>1574.459229</text:p>
              </table:table-cell>
              <table:table-cell office:value-type="float" office:value="1571.214722">
                <text:p>1571.2147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79.242676">
                <text:p>1579.242676</text:p>
              </table:table-cell>
              <table:table-cell office:value-type="float" office:value="1580.455078">
                <text:p>1580.455078</text:p>
              </table:table-cell>
              <table:table-cell office:value-type="float" office:value="1579.087891">
                <text:p>1579.087891</text:p>
              </table:table-cell>
              <table:table-cell office:value-type="float" office:value="1579.612427">
                <text:p>1579.6124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75.508789">
                <text:p>1575.508789</text:p>
              </table:table-cell>
              <table:table-cell office:value-type="float" office:value="1579.157471">
                <text:p>1579.157471</text:p>
              </table:table-cell>
              <table:table-cell office:value-type="float" office:value="1575.40271">
                <text:p>1575.40271</text:p>
              </table:table-cell>
              <table:table-cell office:value-type="float" office:value="1578.778564">
                <text:p>1578.7785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76.346924">
                <text:p>1576.346924</text:p>
              </table:table-cell>
              <table:table-cell office:value-type="float" office:value="1578.668335">
                <text:p>1578.668335</text:p>
              </table:table-cell>
              <table:table-cell office:value-type="float" office:value="1577.037109">
                <text:p>1577.037109</text:p>
              </table:table-cell>
              <table:table-cell office:value-type="float" office:value="1578.815186">
                <text:p>1578.8151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79.677246">
                <text:p>1579.677246</text:p>
              </table:table-cell>
              <table:table-cell office:value-type="float" office:value="1574.453491">
                <text:p>1574.453491</text:p>
              </table:table-cell>
              <table:table-cell office:value-type="float" office:value="1576.734009">
                <text:p>1576.734009</text:p>
              </table:table-cell>
              <table:table-cell office:value-type="float" office:value="1576.43335">
                <text:p>1576.433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74.754395">
                <text:p>1574.754395</text:p>
              </table:table-cell>
              <table:table-cell office:value-type="float" office:value="1573.365723">
                <text:p>1573.365723</text:p>
              </table:table-cell>
              <table:table-cell office:value-type="float" office:value="1575.74231">
                <text:p>1575.74231</text:p>
              </table:table-cell>
              <table:table-cell office:value-type="float" office:value="1572.993408">
                <text:p>1572.9934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78.688721">
                <text:p>1578.688721</text:p>
              </table:table-cell>
              <table:table-cell office:value-type="float" office:value="1579.671021">
                <text:p>1579.671021</text:p>
              </table:table-cell>
              <table:table-cell office:value-type="float" office:value="1577.694946">
                <text:p>1577.694946</text:p>
              </table:table-cell>
              <table:table-cell office:value-type="float" office:value="1577.448608">
                <text:p>1577.4486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73.813721">
                <text:p>1573.813721</text:p>
              </table:table-cell>
              <table:table-cell office:value-type="float" office:value="1574.493408">
                <text:p>1574.493408</text:p>
              </table:table-cell>
              <table:table-cell office:value-type="float" office:value="1574.901489">
                <text:p>1574.901489</text:p>
              </table:table-cell>
              <table:table-cell office:value-type="float" office:value="1574.066528">
                <text:p>1574.0665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83.496582">
                <text:p>1583.496582</text:p>
              </table:table-cell>
              <table:table-cell office:value-type="float" office:value="1578.206665">
                <text:p>1578.206665</text:p>
              </table:table-cell>
              <table:table-cell office:value-type="float" office:value="1582.160522">
                <text:p>1582.160522</text:p>
              </table:table-cell>
              <table:table-cell office:value-type="float" office:value="1581.187744">
                <text:p>1581.1877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74.781738">
                <text:p>1574.781738</text:p>
              </table:table-cell>
              <table:table-cell office:value-type="float" office:value="1575.731934">
                <text:p>1575.731934</text:p>
              </table:table-cell>
              <table:table-cell office:value-type="float" office:value="1575.31604">
                <text:p>1575.31604</text:p>
              </table:table-cell>
              <table:table-cell office:value-type="float" office:value="1576.489014">
                <text:p>1576.4890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73.299438">
                <text:p>1573.299438</text:p>
              </table:table-cell>
              <table:table-cell office:value-type="float" office:value="1577.309937">
                <text:p>1577.309937</text:p>
              </table:table-cell>
              <table:table-cell office:value-type="float" office:value="1572.721802">
                <text:p>1572.721802</text:p>
              </table:table-cell>
              <table:table-cell office:value-type="float" office:value="1577.262817">
                <text:p>1577.2628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78.721924">
                <text:p>1578.721924</text:p>
              </table:table-cell>
              <table:table-cell office:value-type="float" office:value="1573.323608">
                <text:p>1573.323608</text:p>
              </table:table-cell>
              <table:table-cell office:value-type="float" office:value="1579.160156">
                <text:p>1579.160156</text:p>
              </table:table-cell>
              <table:table-cell office:value-type="float" office:value="1572.114258">
                <text:p>1572.1142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77.168335">
                <text:p>1577.168335</text:p>
              </table:table-cell>
              <table:table-cell office:value-type="float" office:value="1579.758667">
                <text:p>1579.758667</text:p>
              </table:table-cell>
              <table:table-cell office:value-type="float" office:value="1574.671875">
                <text:p>1574.671875</text:p>
              </table:table-cell>
              <table:table-cell office:value-type="float" office:value="1578.452271">
                <text:p>1578.4522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80.224609">
                <text:p>1580.224609</text:p>
              </table:table-cell>
              <table:table-cell office:value-type="float" office:value="1578.532104">
                <text:p>1578.532104</text:p>
              </table:table-cell>
              <table:table-cell office:value-type="float" office:value="1579.710449">
                <text:p>1579.710449</text:p>
              </table:table-cell>
              <table:table-cell office:value-type="float" office:value="1580.955078">
                <text:p>1580.9550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81.351807">
                <text:p>1581.351807</text:p>
              </table:table-cell>
              <table:table-cell office:value-type="float" office:value="1580.031982">
                <text:p>1580.031982</text:p>
              </table:table-cell>
              <table:table-cell office:value-type="float" office:value="1580.797363">
                <text:p>1580.797363</text:p>
              </table:table-cell>
              <table:table-cell office:value-type="float" office:value="1581.556274">
                <text:p>1581.5562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79.161621">
                <text:p>1579.161621</text:p>
              </table:table-cell>
              <table:table-cell office:value-type="float" office:value="1574.515381">
                <text:p>1574.515381</text:p>
              </table:table-cell>
              <table:table-cell office:value-type="float" office:value="1576.596436">
                <text:p>1576.596436</text:p>
              </table:table-cell>
              <table:table-cell office:value-type="float" office:value="1576.549927">
                <text:p>1576.5499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79.039307">
                <text:p>1579.039307</text:p>
              </table:table-cell>
              <table:table-cell office:value-type="float" office:value="1581.52063">
                <text:p>1581.52063</text:p>
              </table:table-cell>
              <table:table-cell office:value-type="float" office:value="1579.516846">
                <text:p>1579.516846</text:p>
              </table:table-cell>
              <table:table-cell office:value-type="float" office:value="1581.477173">
                <text:p>1581.4771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73.494507">
                <text:p>1573.494507</text:p>
              </table:table-cell>
              <table:table-cell office:value-type="float" office:value="1578.686523">
                <text:p>1578.686523</text:p>
              </table:table-cell>
              <table:table-cell office:value-type="float" office:value="1574.129272">
                <text:p>1574.129272</text:p>
              </table:table-cell>
              <table:table-cell office:value-type="float" office:value="1579.920044">
                <text:p>1579.9200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75.511353">
                <text:p>1575.511353</text:p>
              </table:table-cell>
              <table:table-cell office:value-type="float" office:value="1573.462646">
                <text:p>1573.462646</text:p>
              </table:table-cell>
              <table:table-cell office:value-type="float" office:value="1577.299927">
                <text:p>1577.299927</text:p>
              </table:table-cell>
              <table:table-cell office:value-type="float" office:value="1572.31604">
                <text:p>1572.316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79.427979">
                <text:p>1579.427979</text:p>
              </table:table-cell>
              <table:table-cell office:value-type="float" office:value="1581.136963">
                <text:p>1581.136963</text:p>
              </table:table-cell>
              <table:table-cell office:value-type="float" office:value="1578.210083">
                <text:p>1578.210083</text:p>
              </table:table-cell>
              <table:table-cell office:value-type="float" office:value="1580.510376">
                <text:p>1580.5103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76.553223">
                <text:p>1576.553223</text:p>
              </table:table-cell>
              <table:table-cell office:value-type="float" office:value="1576.555908">
                <text:p>1576.555908</text:p>
              </table:table-cell>
              <table:table-cell office:value-type="float" office:value="1573.9552">
                <text:p>1573.9552</text:p>
              </table:table-cell>
              <table:table-cell office:value-type="float" office:value="1575.598267">
                <text:p>1575.5982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78.519897">
                <text:p>1578.519897</text:p>
              </table:table-cell>
              <table:table-cell office:value-type="float" office:value="1572.622437">
                <text:p>1572.622437</text:p>
              </table:table-cell>
              <table:table-cell office:value-type="float" office:value="1576.182495">
                <text:p>1576.182495</text:p>
              </table:table-cell>
              <table:table-cell office:value-type="float" office:value="1575.422607">
                <text:p>1575.4226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73.047241">
                <text:p>1573.047241</text:p>
              </table:table-cell>
              <table:table-cell office:value-type="float" office:value="1572.33374">
                <text:p>1572.33374</text:p>
              </table:table-cell>
              <table:table-cell office:value-type="float" office:value="1576.216675">
                <text:p>1576.216675</text:p>
              </table:table-cell>
              <table:table-cell office:value-type="float" office:value="1571.455933">
                <text:p>1571.4559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80.849609">
                <text:p>1580.849609</text:p>
              </table:table-cell>
              <table:table-cell office:value-type="float" office:value="1577.192627">
                <text:p>1577.192627</text:p>
              </table:table-cell>
              <table:table-cell office:value-type="float" office:value="1578.967285">
                <text:p>1578.967285</text:p>
              </table:table-cell>
              <table:table-cell office:value-type="float" office:value="1580.485229">
                <text:p>1580.4852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75.681763">
                <text:p>1575.681763</text:p>
              </table:table-cell>
              <table:table-cell office:value-type="float" office:value="1580.130859">
                <text:p>1580.130859</text:p>
              </table:table-cell>
              <table:table-cell office:value-type="float" office:value="1576.927368">
                <text:p>1576.927368</text:p>
              </table:table-cell>
              <table:table-cell office:value-type="float" office:value="1579.603394">
                <text:p>1579.6033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71.266602">
                <text:p>1571.266602</text:p>
              </table:table-cell>
              <table:table-cell office:value-type="float" office:value="1576.295288">
                <text:p>1576.295288</text:p>
              </table:table-cell>
              <table:table-cell office:value-type="float" office:value="1573.49353">
                <text:p>1573.49353</text:p>
              </table:table-cell>
              <table:table-cell office:value-type="float" office:value="1575.889771">
                <text:p>1575.8897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77.534912">
                <text:p>1577.534912</text:p>
              </table:table-cell>
              <table:table-cell office:value-type="float" office:value="1578.454102">
                <text:p>1578.454102</text:p>
              </table:table-cell>
              <table:table-cell office:value-type="float" office:value="1578.814331">
                <text:p>1578.814331</text:p>
              </table:table-cell>
              <table:table-cell office:value-type="float" office:value="1575.682495">
                <text:p>1575.6824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75.00354">
                <text:p>1575.00354</text:p>
              </table:table-cell>
              <table:table-cell office:value-type="float" office:value="1577.004028">
                <text:p>1577.004028</text:p>
              </table:table-cell>
              <table:table-cell office:value-type="float" office:value="1575.893555">
                <text:p>1575.893555</text:p>
              </table:table-cell>
              <table:table-cell office:value-type="float" office:value="1575.476807">
                <text:p>1575.4768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75.69104">
                <text:p>1575.69104</text:p>
              </table:table-cell>
              <table:table-cell office:value-type="float" office:value="1578.394043">
                <text:p>1578.394043</text:p>
              </table:table-cell>
              <table:table-cell office:value-type="float" office:value="1578.893799">
                <text:p>1578.893799</text:p>
              </table:table-cell>
              <table:table-cell office:value-type="float" office:value="1576.235596">
                <text:p>1576.2355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30.722412">
                <text:p>1630.722412</text:p>
              </table:table-cell>
              <table:table-cell office:value-type="float" office:value="1622.959106">
                <text:p>1622.959106</text:p>
              </table:table-cell>
              <table:table-cell office:value-type="float" office:value="1632.131104">
                <text:p>1632.131104</text:p>
              </table:table-cell>
              <table:table-cell office:value-type="float" office:value="1623.530273">
                <text:p>1623.5302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80.954956">
                <text:p>1680.954956</text:p>
              </table:table-cell>
              <table:table-cell office:value-type="float" office:value="1681.840332">
                <text:p>1681.840332</text:p>
              </table:table-cell>
              <table:table-cell office:value-type="float" office:value="1683.775269">
                <text:p>1683.775269</text:p>
              </table:table-cell>
              <table:table-cell office:value-type="float" office:value="1679.762939">
                <text:p>1679.7629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11.030884">
                <text:p>1711.030884</text:p>
              </table:table-cell>
              <table:table-cell office:value-type="float" office:value="1712.485474">
                <text:p>1712.485474</text:p>
              </table:table-cell>
              <table:table-cell office:value-type="float" office:value="1713.502319">
                <text:p>1713.502319</text:p>
              </table:table-cell>
              <table:table-cell office:value-type="float" office:value="1713.466309">
                <text:p>1713.4663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64.297974">
                <text:p>1664.297974</text:p>
              </table:table-cell>
              <table:table-cell office:value-type="float" office:value="1660.049805">
                <text:p>1660.049805</text:p>
              </table:table-cell>
              <table:table-cell office:value-type="float" office:value="1661.609619">
                <text:p>1661.609619</text:p>
              </table:table-cell>
              <table:table-cell office:value-type="float" office:value="1663.493896">
                <text:p>1663.4938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91.136475">
                <text:p>1591.136475</text:p>
              </table:table-cell>
              <table:table-cell office:value-type="float" office:value="1591.657593">
                <text:p>1591.657593</text:p>
              </table:table-cell>
              <table:table-cell office:value-type="float" office:value="1590.567993">
                <text:p>1590.567993</text:p>
              </table:table-cell>
              <table:table-cell office:value-type="float" office:value="1592.512329">
                <text:p>1592.5123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07.063477">
                <text:p>1607.063477</text:p>
              </table:table-cell>
              <table:table-cell office:value-type="float" office:value="1610.679688">
                <text:p>1610.679688</text:p>
              </table:table-cell>
              <table:table-cell office:value-type="float" office:value="1611.46936">
                <text:p>1611.46936</text:p>
              </table:table-cell>
              <table:table-cell office:value-type="float" office:value="1605.739014">
                <text:p>1605.7390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07.582031">
                <text:p>1607.582031</text:p>
              </table:table-cell>
              <table:table-cell office:value-type="float" office:value="1606.123291">
                <text:p>1606.123291</text:p>
              </table:table-cell>
              <table:table-cell office:value-type="float" office:value="1607.028809">
                <text:p>1607.028809</text:p>
              </table:table-cell>
              <table:table-cell office:value-type="float" office:value="1607.082642">
                <text:p>1607.0826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03.27478">
                <text:p>1603.27478</text:p>
              </table:table-cell>
              <table:table-cell office:value-type="float" office:value="1603.918823">
                <text:p>1603.918823</text:p>
              </table:table-cell>
              <table:table-cell office:value-type="float" office:value="1604.32312">
                <text:p>1604.32312</text:p>
              </table:table-cell>
              <table:table-cell office:value-type="float" office:value="1606.320312">
                <text:p>1606.3203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06.567993">
                <text:p>1606.567993</text:p>
              </table:table-cell>
              <table:table-cell office:value-type="float" office:value="1602.74707">
                <text:p>1602.74707</text:p>
              </table:table-cell>
              <table:table-cell office:value-type="float" office:value="1604.334351">
                <text:p>1604.334351</text:p>
              </table:table-cell>
              <table:table-cell office:value-type="float" office:value="1606.429932">
                <text:p>1606.4299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04.504028">
                <text:p>1604.504028</text:p>
              </table:table-cell>
              <table:table-cell office:value-type="float" office:value="1605.182129">
                <text:p>1605.182129</text:p>
              </table:table-cell>
              <table:table-cell office:value-type="float" office:value="1606.115723">
                <text:p>1606.115723</text:p>
              </table:table-cell>
              <table:table-cell office:value-type="float" office:value="1607.287476">
                <text:p>1607.2874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05.098999">
                <text:p>1605.098999</text:p>
              </table:table-cell>
              <table:table-cell office:value-type="float" office:value="1603.538574">
                <text:p>1603.538574</text:p>
              </table:table-cell>
              <table:table-cell office:value-type="float" office:value="1605.216309">
                <text:p>1605.216309</text:p>
              </table:table-cell>
              <table:table-cell office:value-type="float" office:value="1603.604126">
                <text:p>1603.6041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06.03894">
                <text:p>1606.03894</text:p>
              </table:table-cell>
              <table:table-cell office:value-type="float" office:value="1604.881592">
                <text:p>1604.881592</text:p>
              </table:table-cell>
              <table:table-cell office:value-type="float" office:value="1602.545776">
                <text:p>1602.545776</text:p>
              </table:table-cell>
              <table:table-cell office:value-type="float" office:value="1609.068115">
                <text:p>1609.0681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06.690674">
                <text:p>1606.690674</text:p>
              </table:table-cell>
              <table:table-cell office:value-type="float" office:value="1604.814453">
                <text:p>1604.814453</text:p>
              </table:table-cell>
              <table:table-cell office:value-type="float" office:value="1602.143311">
                <text:p>1602.143311</text:p>
              </table:table-cell>
              <table:table-cell office:value-type="float" office:value="1607.090454">
                <text:p>1607.0904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03.708252">
                <text:p>1603.708252</text:p>
              </table:table-cell>
              <table:table-cell office:value-type="float" office:value="1608.234009">
                <text:p>1608.234009</text:p>
              </table:table-cell>
              <table:table-cell office:value-type="float" office:value="1602.561646">
                <text:p>1602.561646</text:p>
              </table:table-cell>
              <table:table-cell office:value-type="float" office:value="1607.312012">
                <text:p>1607.3120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05.471436">
                <text:p>1605.471436</text:p>
              </table:table-cell>
              <table:table-cell office:value-type="float" office:value="1605.376221">
                <text:p>1605.376221</text:p>
              </table:table-cell>
              <table:table-cell office:value-type="float" office:value="1605.166626">
                <text:p>1605.166626</text:p>
              </table:table-cell>
              <table:table-cell office:value-type="float" office:value="1607.050781">
                <text:p>1607.0507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07.673828">
                <text:p>1607.673828</text:p>
              </table:table-cell>
              <table:table-cell office:value-type="float" office:value="1603.603394">
                <text:p>1603.603394</text:p>
              </table:table-cell>
              <table:table-cell office:value-type="float" office:value="1604.593384">
                <text:p>1604.593384</text:p>
              </table:table-cell>
              <table:table-cell office:value-type="float" office:value="1603.609497">
                <text:p>1603.6094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06.487671">
                <text:p>1606.487671</text:p>
              </table:table-cell>
              <table:table-cell office:value-type="float" office:value="1608.055542">
                <text:p>1608.055542</text:p>
              </table:table-cell>
              <table:table-cell office:value-type="float" office:value="1605.166382">
                <text:p>1605.166382</text:p>
              </table:table-cell>
              <table:table-cell office:value-type="float" office:value="1609.675781">
                <text:p>1609.6757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05.121094">
                <text:p>1605.121094</text:p>
              </table:table-cell>
              <table:table-cell office:value-type="float" office:value="1605.717529">
                <text:p>1605.717529</text:p>
              </table:table-cell>
              <table:table-cell office:value-type="float" office:value="1604.504761">
                <text:p>1604.504761</text:p>
              </table:table-cell>
              <table:table-cell office:value-type="float" office:value="1607.105225">
                <text:p>1607.1052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06.603516">
                <text:p>1606.603516</text:p>
              </table:table-cell>
              <table:table-cell office:value-type="float" office:value="1602.161499">
                <text:p>1602.161499</text:p>
              </table:table-cell>
              <table:table-cell office:value-type="float" office:value="1609.600952">
                <text:p>1609.600952</text:p>
              </table:table-cell>
              <table:table-cell office:value-type="float" office:value="1602.558716">
                <text:p>1602.5587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64.480713">
                <text:p>1564.480713</text:p>
              </table:table-cell>
              <table:table-cell office:value-type="float" office:value="1566.403198">
                <text:p>1566.403198</text:p>
              </table:table-cell>
              <table:table-cell office:value-type="float" office:value="1564.160645">
                <text:p>1564.160645</text:p>
              </table:table-cell>
              <table:table-cell office:value-type="float" office:value="1567.892578">
                <text:p>1567.8925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71.275513">
                <text:p>1571.275513</text:p>
              </table:table-cell>
              <table:table-cell office:value-type="float" office:value="1570.914673">
                <text:p>1570.914673</text:p>
              </table:table-cell>
              <table:table-cell office:value-type="float" office:value="1570.858765">
                <text:p>1570.858765</text:p>
              </table:table-cell>
              <table:table-cell office:value-type="float" office:value="1570.805786">
                <text:p>1570.8057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63.772095">
                <text:p>1563.772095</text:p>
              </table:table-cell>
              <table:table-cell office:value-type="float" office:value="1566.252319">
                <text:p>1566.252319</text:p>
              </table:table-cell>
              <table:table-cell office:value-type="float" office:value="1562.10083">
                <text:p>1562.10083</text:p>
              </table:table-cell>
              <table:table-cell office:value-type="float" office:value="1566.980225">
                <text:p>1566.9802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70.413818">
                <text:p>1570.413818</text:p>
              </table:table-cell>
              <table:table-cell office:value-type="float" office:value="1568.166748">
                <text:p>1568.166748</text:p>
              </table:table-cell>
              <table:table-cell office:value-type="float" office:value="1571.382812">
                <text:p>1571.382812</text:p>
              </table:table-cell>
              <table:table-cell office:value-type="float" office:value="1569.364258">
                <text:p>1569.3642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72.063721">
                <text:p>1572.063721</text:p>
              </table:table-cell>
              <table:table-cell office:value-type="float" office:value="1572.900757">
                <text:p>1572.900757</text:p>
              </table:table-cell>
              <table:table-cell office:value-type="float" office:value="1570.900635">
                <text:p>1570.900635</text:p>
              </table:table-cell>
              <table:table-cell office:value-type="float" office:value="1572.784546">
                <text:p>1572.7845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68.589966">
                <text:p>1568.589966</text:p>
              </table:table-cell>
              <table:table-cell office:value-type="float" office:value="1567.534302">
                <text:p>1567.534302</text:p>
              </table:table-cell>
              <table:table-cell office:value-type="float" office:value="1566.9646">
                <text:p>1566.9646</text:p>
              </table:table-cell>
              <table:table-cell office:value-type="float" office:value="1570.071167">
                <text:p>1570.0711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65.884399">
                <text:p>1565.884399</text:p>
              </table:table-cell>
              <table:table-cell office:value-type="float" office:value="1566.288696">
                <text:p>1566.288696</text:p>
              </table:table-cell>
              <table:table-cell office:value-type="float" office:value="1567.579468">
                <text:p>1567.579468</text:p>
              </table:table-cell>
              <table:table-cell office:value-type="float" office:value="1565.244873">
                <text:p>1565.2448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64.232178">
                <text:p>1564.232178</text:p>
              </table:table-cell>
              <table:table-cell office:value-type="float" office:value="1564.020508">
                <text:p>1564.020508</text:p>
              </table:table-cell>
              <table:table-cell office:value-type="float" office:value="1563.200562">
                <text:p>1563.200562</text:p>
              </table:table-cell>
              <table:table-cell office:value-type="float" office:value="1567.307861">
                <text:p>1567.3078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62.420776">
                <text:p>1562.420776</text:p>
              </table:table-cell>
              <table:table-cell office:value-type="float" office:value="1563.444702">
                <text:p>1563.444702</text:p>
              </table:table-cell>
              <table:table-cell office:value-type="float" office:value="1562.983032">
                <text:p>1562.983032</text:p>
              </table:table-cell>
              <table:table-cell office:value-type="float" office:value="1562.596313">
                <text:p>1562.5963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68.708984">
                <text:p>1568.708984</text:p>
              </table:table-cell>
              <table:table-cell office:value-type="float" office:value="1570.5625">
                <text:p>1570.5625</text:p>
              </table:table-cell>
              <table:table-cell office:value-type="float" office:value="1567.423706">
                <text:p>1567.423706</text:p>
              </table:table-cell>
              <table:table-cell office:value-type="float" office:value="1569.71936">
                <text:p>1569.719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67.288208">
                <text:p>1567.288208</text:p>
              </table:table-cell>
              <table:table-cell office:value-type="float" office:value="1565.096191">
                <text:p>1565.096191</text:p>
              </table:table-cell>
              <table:table-cell office:value-type="float" office:value="1567.794067">
                <text:p>1567.794067</text:p>
              </table:table-cell>
              <table:table-cell office:value-type="float" office:value="1567.288818">
                <text:p>1567.2888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65.359619">
                <text:p>1565.359619</text:p>
              </table:table-cell>
              <table:table-cell office:value-type="float" office:value="1567.099731">
                <text:p>1567.099731</text:p>
              </table:table-cell>
              <table:table-cell office:value-type="float" office:value="1565.659912">
                <text:p>1565.659912</text:p>
              </table:table-cell>
              <table:table-cell office:value-type="float" office:value="1567.592529">
                <text:p>1567.5925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71.65625">
                <text:p>1571.65625</text:p>
              </table:table-cell>
              <table:table-cell office:value-type="float" office:value="1569.10376">
                <text:p>1569.10376</text:p>
              </table:table-cell>
              <table:table-cell office:value-type="float" office:value="1571.184326">
                <text:p>1571.184326</text:p>
              </table:table-cell>
              <table:table-cell office:value-type="float" office:value="1570.821777">
                <text:p>1570.8217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67.127075">
                <text:p>1567.127075</text:p>
              </table:table-cell>
              <table:table-cell office:value-type="float" office:value="1564.086548">
                <text:p>1564.086548</text:p>
              </table:table-cell>
              <table:table-cell office:value-type="float" office:value="1563.882568">
                <text:p>1563.882568</text:p>
              </table:table-cell>
              <table:table-cell office:value-type="float" office:value="1568.915527">
                <text:p>1568.9155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68.266479">
                <text:p>1568.266479</text:p>
              </table:table-cell>
              <table:table-cell office:value-type="float" office:value="1564.510986">
                <text:p>1564.510986</text:p>
              </table:table-cell>
              <table:table-cell office:value-type="float" office:value="1565.376709">
                <text:p>1565.376709</text:p>
              </table:table-cell>
              <table:table-cell office:value-type="float" office:value="1567.221436">
                <text:p>1567.2214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62.807251">
                <text:p>1562.807251</text:p>
              </table:table-cell>
              <table:table-cell office:value-type="float" office:value="1566.750854">
                <text:p>1566.750854</text:p>
              </table:table-cell>
              <table:table-cell office:value-type="float" office:value="1562.088135">
                <text:p>1562.088135</text:p>
              </table:table-cell>
              <table:table-cell office:value-type="float" office:value="1566.405884">
                <text:p>1566.4058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65.825439">
                <text:p>1565.825439</text:p>
              </table:table-cell>
              <table:table-cell office:value-type="float" office:value="1569.504883">
                <text:p>1569.504883</text:p>
              </table:table-cell>
              <table:table-cell office:value-type="float" office:value="1569.105591">
                <text:p>1569.105591</text:p>
              </table:table-cell>
              <table:table-cell office:value-type="float" office:value="1567.141479">
                <text:p>1567.1414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67.109741">
                <text:p>1567.109741</text:p>
              </table:table-cell>
              <table:table-cell office:value-type="float" office:value="1565.2229">
                <text:p>1565.2229</text:p>
              </table:table-cell>
              <table:table-cell office:value-type="float" office:value="1564.71167">
                <text:p>1564.71167</text:p>
              </table:table-cell>
              <table:table-cell office:value-type="float" office:value="1567.394043">
                <text:p>1567.3940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67.812744">
                <text:p>1567.812744</text:p>
              </table:table-cell>
              <table:table-cell office:value-type="float" office:value="1568.518433">
                <text:p>1568.518433</text:p>
              </table:table-cell>
              <table:table-cell office:value-type="float" office:value="1566.210938">
                <text:p>1566.210938</text:p>
              </table:table-cell>
              <table:table-cell office:value-type="float" office:value="1568.015869">
                <text:p>1568.0158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65.642334">
                <text:p>1565.642334</text:p>
              </table:table-cell>
              <table:table-cell office:value-type="float" office:value="1561.512085">
                <text:p>1561.512085</text:p>
              </table:table-cell>
              <table:table-cell office:value-type="float" office:value="1564.578125">
                <text:p>1564.578125</text:p>
              </table:table-cell>
              <table:table-cell office:value-type="float" office:value="1561.773193">
                <text:p>1561.7731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60.944458">
                <text:p>1560.944458</text:p>
              </table:table-cell>
              <table:table-cell office:value-type="float" office:value="1567.106323">
                <text:p>1567.106323</text:p>
              </table:table-cell>
              <table:table-cell office:value-type="float" office:value="1564.746094">
                <text:p>1564.746094</text:p>
              </table:table-cell>
              <table:table-cell office:value-type="float" office:value="1563.495239">
                <text:p>1563.4952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63.940674">
                <text:p>1563.940674</text:p>
              </table:table-cell>
              <table:table-cell office:value-type="float" office:value="1563.846802">
                <text:p>1563.846802</text:p>
              </table:table-cell>
              <table:table-cell office:value-type="float" office:value="1562.41626">
                <text:p>1562.41626</text:p>
              </table:table-cell>
              <table:table-cell office:value-type="float" office:value="1566.596191">
                <text:p>1566.5961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65.039062">
                <text:p>1565.039062</text:p>
              </table:table-cell>
              <table:table-cell office:value-type="float" office:value="1566.219727">
                <text:p>1566.219727</text:p>
              </table:table-cell>
              <table:table-cell office:value-type="float" office:value="1561.938599">
                <text:p>1561.938599</text:p>
              </table:table-cell>
              <table:table-cell office:value-type="float" office:value="1568.164917">
                <text:p>1568.1649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66.599121">
                <text:p>1566.599121</text:p>
              </table:table-cell>
              <table:table-cell office:value-type="float" office:value="1568.977295">
                <text:p>1568.977295</text:p>
              </table:table-cell>
              <table:table-cell office:value-type="float" office:value="1568.907104">
                <text:p>1568.907104</text:p>
              </table:table-cell>
              <table:table-cell office:value-type="float" office:value="1565.791138">
                <text:p>1565.7911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64.616577">
                <text:p>1564.616577</text:p>
              </table:table-cell>
              <table:table-cell office:value-type="float" office:value="1567.268677">
                <text:p>1567.268677</text:p>
              </table:table-cell>
              <table:table-cell office:value-type="float" office:value="1564.382446">
                <text:p>1564.382446</text:p>
              </table:table-cell>
              <table:table-cell office:value-type="float" office:value="1568.197632">
                <text:p>1568.1976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65.498291">
                <text:p>1565.498291</text:p>
              </table:table-cell>
              <table:table-cell office:value-type="float" office:value="1568.199585">
                <text:p>1568.199585</text:p>
              </table:table-cell>
              <table:table-cell office:value-type="float" office:value="1565.311646">
                <text:p>1565.311646</text:p>
              </table:table-cell>
              <table:table-cell office:value-type="float" office:value="1568.168945">
                <text:p>1568.1689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64.893311">
                <text:p>1564.893311</text:p>
              </table:table-cell>
              <table:table-cell office:value-type="float" office:value="1563.255859">
                <text:p>1563.255859</text:p>
              </table:table-cell>
              <table:table-cell office:value-type="float" office:value="1567.150879">
                <text:p>1567.150879</text:p>
              </table:table-cell>
              <table:table-cell office:value-type="float" office:value="1562.16333">
                <text:p>1562.163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68.692383">
                <text:p>1568.692383</text:p>
              </table:table-cell>
              <table:table-cell office:value-type="float" office:value="1558.674194">
                <text:p>1558.674194</text:p>
              </table:table-cell>
              <table:table-cell office:value-type="float" office:value="1563.370361">
                <text:p>1563.370361</text:p>
              </table:table-cell>
              <table:table-cell office:value-type="float" office:value="1561.769409">
                <text:p>1561.7694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67.062134">
                <text:p>1567.062134</text:p>
              </table:table-cell>
              <table:table-cell office:value-type="float" office:value="1565.592651">
                <text:p>1565.592651</text:p>
              </table:table-cell>
              <table:table-cell office:value-type="float" office:value="1567.784424">
                <text:p>1567.784424</text:p>
              </table:table-cell>
              <table:table-cell office:value-type="float" office:value="1564.809082">
                <text:p>1564.8090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69.720947">
                <text:p>1569.720947</text:p>
              </table:table-cell>
              <table:table-cell office:value-type="float" office:value="1564.518066">
                <text:p>1564.518066</text:p>
              </table:table-cell>
              <table:table-cell office:value-type="float" office:value="1569.915771">
                <text:p>1569.915771</text:p>
              </table:table-cell>
              <table:table-cell office:value-type="float" office:value="1566.354492">
                <text:p>1566.3544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63.833496">
                <text:p>1563.833496</text:p>
              </table:table-cell>
              <table:table-cell office:value-type="float" office:value="1565.335327">
                <text:p>1565.335327</text:p>
              </table:table-cell>
              <table:table-cell office:value-type="float" office:value="1562.730103">
                <text:p>1562.730103</text:p>
              </table:table-cell>
              <table:table-cell office:value-type="float" office:value="1567.494629">
                <text:p>1567.4946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65.16394">
                <text:p>1565.16394</text:p>
              </table:table-cell>
              <table:table-cell office:value-type="float" office:value="1565.817505">
                <text:p>1565.817505</text:p>
              </table:table-cell>
              <table:table-cell office:value-type="float" office:value="1567.94104">
                <text:p>1567.94104</text:p>
              </table:table-cell>
              <table:table-cell office:value-type="float" office:value="1562.978271">
                <text:p>1562.9782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64.224609">
                <text:p>1564.224609</text:p>
              </table:table-cell>
              <table:table-cell office:value-type="float" office:value="1565.786499">
                <text:p>1565.786499</text:p>
              </table:table-cell>
              <table:table-cell office:value-type="float" office:value="1565.294189">
                <text:p>1565.294189</text:p>
              </table:table-cell>
              <table:table-cell office:value-type="float" office:value="1565.694702">
                <text:p>1565.6947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66.279419">
                <text:p>1566.279419</text:p>
              </table:table-cell>
              <table:table-cell office:value-type="float" office:value="1562.619385">
                <text:p>1562.619385</text:p>
              </table:table-cell>
              <table:table-cell office:value-type="float" office:value="1564.189331">
                <text:p>1564.189331</text:p>
              </table:table-cell>
              <table:table-cell office:value-type="float" office:value="1564.167847">
                <text:p>1564.1678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66.501587">
                <text:p>1566.501587</text:p>
              </table:table-cell>
              <table:table-cell office:value-type="float" office:value="1564.903931">
                <text:p>1564.903931</text:p>
              </table:table-cell>
              <table:table-cell office:value-type="float" office:value="1569.195435">
                <text:p>1569.195435</text:p>
              </table:table-cell>
              <table:table-cell office:value-type="float" office:value="1561.505615">
                <text:p>1561.5056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64.309326">
                <text:p>1564.309326</text:p>
              </table:table-cell>
              <table:table-cell office:value-type="float" office:value="1567.878296">
                <text:p>1567.878296</text:p>
              </table:table-cell>
              <table:table-cell office:value-type="float" office:value="1565.482788">
                <text:p>1565.482788</text:p>
              </table:table-cell>
              <table:table-cell office:value-type="float" office:value="1564.492676">
                <text:p>1564.4926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64.097412">
                <text:p>1564.097412</text:p>
              </table:table-cell>
              <table:table-cell office:value-type="float" office:value="1563.758545">
                <text:p>1563.758545</text:p>
              </table:table-cell>
              <table:table-cell office:value-type="float" office:value="1562.32959">
                <text:p>1562.32959</text:p>
              </table:table-cell>
              <table:table-cell office:value-type="float" office:value="1562.620605">
                <text:p>1562.6206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65.530884">
                <text:p>1565.530884</text:p>
              </table:table-cell>
              <table:table-cell office:value-type="float" office:value="1564.557495">
                <text:p>1564.557495</text:p>
              </table:table-cell>
              <table:table-cell office:value-type="float" office:value="1564.682373">
                <text:p>1564.682373</text:p>
              </table:table-cell>
              <table:table-cell office:value-type="float" office:value="1566.617065">
                <text:p>1566.6170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64.197144">
                <text:p>1564.197144</text:p>
              </table:table-cell>
              <table:table-cell office:value-type="float" office:value="1564.025757">
                <text:p>1564.025757</text:p>
              </table:table-cell>
              <table:table-cell office:value-type="float" office:value="1563.075806">
                <text:p>1563.075806</text:p>
              </table:table-cell>
              <table:table-cell office:value-type="float" office:value="1566.612793">
                <text:p>1566.6127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63.488037">
                <text:p>1563.488037</text:p>
              </table:table-cell>
              <table:table-cell office:value-type="float" office:value="1565.014404">
                <text:p>1565.014404</text:p>
              </table:table-cell>
              <table:table-cell office:value-type="float" office:value="1564.322754">
                <text:p>1564.322754</text:p>
              </table:table-cell>
              <table:table-cell office:value-type="float" office:value="1563.543945">
                <text:p>1563.5439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67.821289">
                <text:p>1567.821289</text:p>
              </table:table-cell>
              <table:table-cell office:value-type="float" office:value="1562.404053">
                <text:p>1562.404053</text:p>
              </table:table-cell>
              <table:table-cell office:value-type="float" office:value="1565.942749">
                <text:p>1565.942749</text:p>
              </table:table-cell>
              <table:table-cell office:value-type="float" office:value="1561.363525">
                <text:p>1561.3635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65.785889">
                <text:p>1465.785889</text:p>
              </table:table-cell>
              <table:table-cell office:value-type="float" office:value="1466.004395">
                <text:p>1466.004395</text:p>
              </table:table-cell>
              <table:table-cell office:value-type="float" office:value="1527.245239">
                <text:p>1527.245239</text:p>
              </table:table-cell>
              <table:table-cell office:value-type="float" office:value="1566.720825">
                <text:p>1566.7208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91.868164">
                <text:p>1391.868164</text:p>
              </table:table-cell>
              <table:table-cell office:value-type="float" office:value="1386.690308">
                <text:p>1386.690308</text:p>
              </table:table-cell>
              <table:table-cell office:value-type="float" office:value="1475.938354">
                <text:p>1475.938354</text:p>
              </table:table-cell>
              <table:table-cell office:value-type="float" office:value="1526.17395">
                <text:p>1526.173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02.561646">
                <text:p>1402.561646</text:p>
              </table:table-cell>
              <table:table-cell office:value-type="float" office:value="1426.764648">
                <text:p>1426.764648</text:p>
              </table:table-cell>
              <table:table-cell office:value-type="float" office:value="1557.912842">
                <text:p>1557.912842</text:p>
              </table:table-cell>
              <table:table-cell office:value-type="float" office:value="1550.933105">
                <text:p>1550.9331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63.936279">
                <text:p>1563.936279</text:p>
              </table:table-cell>
              <table:table-cell office:value-type="float" office:value="1544.077881">
                <text:p>1544.077881</text:p>
              </table:table-cell>
              <table:table-cell office:value-type="float" office:value="1624.327881">
                <text:p>1624.327881</text:p>
              </table:table-cell>
              <table:table-cell office:value-type="float" office:value="1622.314209">
                <text:p>1622.3142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05.660889">
                <text:p>1605.660889</text:p>
              </table:table-cell>
              <table:table-cell office:value-type="float" office:value="1605.066895">
                <text:p>1605.066895</text:p>
              </table:table-cell>
              <table:table-cell office:value-type="float" office:value="1624.993774">
                <text:p>1624.993774</text:p>
              </table:table-cell>
              <table:table-cell office:value-type="float" office:value="1687.461914">
                <text:p>1687.4619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11.073608">
                <text:p>1611.073608</text:p>
              </table:table-cell>
              <table:table-cell office:value-type="float" office:value="1600.619141">
                <text:p>1600.619141</text:p>
              </table:table-cell>
              <table:table-cell office:value-type="float" office:value="1647.284668">
                <text:p>1647.284668</text:p>
              </table:table-cell>
              <table:table-cell office:value-type="float" office:value="1650.77124">
                <text:p>1650.771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92.446899">
                <text:p>1592.446899</text:p>
              </table:table-cell>
              <table:table-cell office:value-type="float" office:value="1644.809814">
                <text:p>1644.809814</text:p>
              </table:table-cell>
              <table:table-cell office:value-type="float" office:value="1632.479614">
                <text:p>1632.479614</text:p>
              </table:table-cell>
              <table:table-cell office:value-type="float" office:value="1719.694458">
                <text:p>1719.6944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19.767456">
                <text:p>1619.767456</text:p>
              </table:table-cell>
              <table:table-cell office:value-type="float" office:value="1674.224487">
                <text:p>1674.224487</text:p>
              </table:table-cell>
              <table:table-cell office:value-type="float" office:value="1597.097656">
                <text:p>1597.097656</text:p>
              </table:table-cell>
              <table:table-cell office:value-type="float" office:value="1678.236328">
                <text:p>1678.2363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19.978149">
                <text:p>1619.978149</text:p>
              </table:table-cell>
              <table:table-cell office:value-type="float" office:value="1659.231445">
                <text:p>1659.231445</text:p>
              </table:table-cell>
              <table:table-cell office:value-type="float" office:value="1610.323975">
                <text:p>1610.323975</text:p>
              </table:table-cell>
              <table:table-cell office:value-type="float" office:value="1656.796509">
                <text:p>1656.7965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09.348389">
                <text:p>1609.348389</text:p>
              </table:table-cell>
              <table:table-cell office:value-type="float" office:value="1668.144531">
                <text:p>1668.144531</text:p>
              </table:table-cell>
              <table:table-cell office:value-type="float" office:value="1603.350098">
                <text:p>1603.350098</text:p>
              </table:table-cell>
              <table:table-cell office:value-type="float" office:value="1664.592285">
                <text:p>1664.5922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09.944214">
                <text:p>1609.944214</text:p>
              </table:table-cell>
              <table:table-cell office:value-type="float" office:value="1662.508545">
                <text:p>1662.508545</text:p>
              </table:table-cell>
              <table:table-cell office:value-type="float" office:value="1602.84021">
                <text:p>1602.84021</text:p>
              </table:table-cell>
              <table:table-cell office:value-type="float" office:value="1662.27771">
                <text:p>1662.277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15.826172">
                <text:p>1615.826172</text:p>
              </table:table-cell>
              <table:table-cell office:value-type="float" office:value="1660.408203">
                <text:p>1660.408203</text:p>
              </table:table-cell>
              <table:table-cell office:value-type="float" office:value="1605.50415">
                <text:p>1605.50415</text:p>
              </table:table-cell>
              <table:table-cell office:value-type="float" office:value="1662.321167">
                <text:p>1662.3211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03.213745">
                <text:p>1603.213745</text:p>
              </table:table-cell>
              <table:table-cell office:value-type="float" office:value="1658.480957">
                <text:p>1658.480957</text:p>
              </table:table-cell>
              <table:table-cell office:value-type="float" office:value="1600.940186">
                <text:p>1600.940186</text:p>
              </table:table-cell>
              <table:table-cell office:value-type="float" office:value="1661.601562">
                <text:p>1661.6015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06.272827">
                <text:p>1606.272827</text:p>
              </table:table-cell>
              <table:table-cell office:value-type="float" office:value="1663.349731">
                <text:p>1663.349731</text:p>
              </table:table-cell>
              <table:table-cell office:value-type="float" office:value="1605.321655">
                <text:p>1605.321655</text:p>
              </table:table-cell>
              <table:table-cell office:value-type="float" office:value="1660.690918">
                <text:p>1660.6909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11.421265">
                <text:p>1611.421265</text:p>
              </table:table-cell>
              <table:table-cell office:value-type="float" office:value="1662.262329">
                <text:p>1662.262329</text:p>
              </table:table-cell>
              <table:table-cell office:value-type="float" office:value="1608.925049">
                <text:p>1608.925049</text:p>
              </table:table-cell>
              <table:table-cell office:value-type="float" office:value="1661.491699">
                <text:p>1661.4916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04.669556">
                <text:p>1604.669556</text:p>
              </table:table-cell>
              <table:table-cell office:value-type="float" office:value="1660.42041">
                <text:p>1660.42041</text:p>
              </table:table-cell>
              <table:table-cell office:value-type="float" office:value="1603.14978">
                <text:p>1603.14978</text:p>
              </table:table-cell>
              <table:table-cell office:value-type="float" office:value="1657.645386">
                <text:p>1657.6453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14.277832">
                <text:p>1614.277832</text:p>
              </table:table-cell>
              <table:table-cell office:value-type="float" office:value="1658.844849">
                <text:p>1658.844849</text:p>
              </table:table-cell>
              <table:table-cell office:value-type="float" office:value="1611.083252">
                <text:p>1611.083252</text:p>
              </table:table-cell>
              <table:table-cell office:value-type="float" office:value="1661.856689">
                <text:p>1661.8566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07.648071">
                <text:p>1607.648071</text:p>
              </table:table-cell>
              <table:table-cell office:value-type="float" office:value="1660.249268">
                <text:p>1660.249268</text:p>
              </table:table-cell>
              <table:table-cell office:value-type="float" office:value="1603.690552">
                <text:p>1603.690552</text:p>
              </table:table-cell>
              <table:table-cell office:value-type="float" office:value="1661.315186">
                <text:p>1661.3151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11.459106">
                <text:p>1611.459106</text:p>
              </table:table-cell>
              <table:table-cell office:value-type="float" office:value="1659.403809">
                <text:p>1659.403809</text:p>
              </table:table-cell>
              <table:table-cell office:value-type="float" office:value="1610.230835">
                <text:p>1610.230835</text:p>
              </table:table-cell>
              <table:table-cell office:value-type="float" office:value="1663.605225">
                <text:p>1663.6052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04.539429">
                <text:p>1604.539429</text:p>
              </table:table-cell>
              <table:table-cell office:value-type="float" office:value="1657.022095">
                <text:p>1657.022095</text:p>
              </table:table-cell>
              <table:table-cell office:value-type="float" office:value="1603.071289">
                <text:p>1603.071289</text:p>
              </table:table-cell>
              <table:table-cell office:value-type="float" office:value="1660.205566">
                <text:p>1660.2055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03.523926">
                <text:p>1603.523926</text:p>
              </table:table-cell>
              <table:table-cell office:value-type="float" office:value="1653.623413">
                <text:p>1653.623413</text:p>
              </table:table-cell>
              <table:table-cell office:value-type="float" office:value="1605.839844">
                <text:p>1605.839844</text:p>
              </table:table-cell>
              <table:table-cell office:value-type="float" office:value="1658.408447">
                <text:p>1658.4084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09.918335">
                <text:p>1609.918335</text:p>
              </table:table-cell>
              <table:table-cell office:value-type="float" office:value="1664.481689">
                <text:p>1664.481689</text:p>
              </table:table-cell>
              <table:table-cell office:value-type="float" office:value="1609.662476">
                <text:p>1609.662476</text:p>
              </table:table-cell>
              <table:table-cell office:value-type="float" office:value="1663.002319">
                <text:p>1663.0023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18.766479">
                <text:p>1618.766479</text:p>
              </table:table-cell>
              <table:table-cell office:value-type="float" office:value="1672.212036">
                <text:p>1672.212036</text:p>
              </table:table-cell>
              <table:table-cell office:value-type="float" office:value="1617.220947">
                <text:p>1617.220947</text:p>
              </table:table-cell>
              <table:table-cell office:value-type="float" office:value="1671.371826">
                <text:p>1671.3718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14.518799">
                <text:p>1614.518799</text:p>
              </table:table-cell>
              <table:table-cell office:value-type="float" office:value="1677.09375">
                <text:p>1677.09375</text:p>
              </table:table-cell>
              <table:table-cell office:value-type="float" office:value="1615.102661">
                <text:p>1615.102661</text:p>
              </table:table-cell>
              <table:table-cell office:value-type="float" office:value="1677.202881">
                <text:p>1677.2028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20.032959">
                <text:p>1620.032959</text:p>
              </table:table-cell>
              <table:table-cell office:value-type="float" office:value="1677.608276">
                <text:p>1677.608276</text:p>
              </table:table-cell>
              <table:table-cell office:value-type="float" office:value="1623.646973">
                <text:p>1623.646973</text:p>
              </table:table-cell>
              <table:table-cell office:value-type="float" office:value="1674.285767">
                <text:p>1674.2857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19.742554">
                <text:p>1619.742554</text:p>
              </table:table-cell>
              <table:table-cell office:value-type="float" office:value="1673.885864">
                <text:p>1673.885864</text:p>
              </table:table-cell>
              <table:table-cell office:value-type="float" office:value="1619.675537">
                <text:p>1619.675537</text:p>
              </table:table-cell>
              <table:table-cell office:value-type="float" office:value="1673.772461">
                <text:p>1673.7724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21.501343">
                <text:p>1621.501343</text:p>
              </table:table-cell>
              <table:table-cell office:value-type="float" office:value="1673.761963">
                <text:p>1673.761963</text:p>
              </table:table-cell>
              <table:table-cell office:value-type="float" office:value="1624.637817">
                <text:p>1624.637817</text:p>
              </table:table-cell>
              <table:table-cell office:value-type="float" office:value="1673.137939">
                <text:p>1673.1379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17.192627">
                <text:p>1617.192627</text:p>
              </table:table-cell>
              <table:table-cell office:value-type="float" office:value="1673.93396">
                <text:p>1673.93396</text:p>
              </table:table-cell>
              <table:table-cell office:value-type="float" office:value="1621.872925">
                <text:p>1621.872925</text:p>
              </table:table-cell>
              <table:table-cell office:value-type="float" office:value="1671.905273">
                <text:p>1671.9052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18.601685">
                <text:p>1618.601685</text:p>
              </table:table-cell>
              <table:table-cell office:value-type="float" office:value="1676.322388">
                <text:p>1676.322388</text:p>
              </table:table-cell>
              <table:table-cell office:value-type="float" office:value="1620.834717">
                <text:p>1620.834717</text:p>
              </table:table-cell>
              <table:table-cell office:value-type="float" office:value="1676.410889">
                <text:p>1676.4108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18.540894">
                <text:p>1618.540894</text:p>
              </table:table-cell>
              <table:table-cell office:value-type="float" office:value="1673.41687">
                <text:p>1673.41687</text:p>
              </table:table-cell>
              <table:table-cell office:value-type="float" office:value="1622.584473">
                <text:p>1622.584473</text:p>
              </table:table-cell>
              <table:table-cell office:value-type="float" office:value="1675.145508">
                <text:p>1675.1455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18.215088">
                <text:p>1618.215088</text:p>
              </table:table-cell>
              <table:table-cell office:value-type="float" office:value="1674.682617">
                <text:p>1674.682617</text:p>
              </table:table-cell>
              <table:table-cell office:value-type="float" office:value="1622.154297">
                <text:p>1622.154297</text:p>
              </table:table-cell>
              <table:table-cell office:value-type="float" office:value="1674.60437">
                <text:p>1674.6043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14.902954">
                <text:p>1614.902954</text:p>
              </table:table-cell>
              <table:table-cell office:value-type="float" office:value="1672.46814">
                <text:p>1672.46814</text:p>
              </table:table-cell>
              <table:table-cell office:value-type="float" office:value="1620.912964">
                <text:p>1620.912964</text:p>
              </table:table-cell>
              <table:table-cell office:value-type="float" office:value="1670.949585">
                <text:p>1670.9495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18.722656">
                <text:p>1618.722656</text:p>
              </table:table-cell>
              <table:table-cell office:value-type="float" office:value="1669.736328">
                <text:p>1669.736328</text:p>
              </table:table-cell>
              <table:table-cell office:value-type="float" office:value="1619.111572">
                <text:p>1619.111572</text:p>
              </table:table-cell>
              <table:table-cell office:value-type="float" office:value="1674.073242">
                <text:p>1674.0732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16.584473">
                <text:p>1616.584473</text:p>
              </table:table-cell>
              <table:table-cell office:value-type="float" office:value="1675.420776">
                <text:p>1675.420776</text:p>
              </table:table-cell>
              <table:table-cell office:value-type="float" office:value="1617.687378">
                <text:p>1617.687378</text:p>
              </table:table-cell>
              <table:table-cell office:value-type="float" office:value="1674.067383">
                <text:p>1674.06738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17.953125">
                <text:p>1617.953125</text:p>
              </table:table-cell>
              <table:table-cell office:value-type="float" office:value="1673.749634">
                <text:p>1673.749634</text:p>
              </table:table-cell>
              <table:table-cell office:value-type="float" office:value="1618.596558">
                <text:p>1618.596558</text:p>
              </table:table-cell>
              <table:table-cell office:value-type="float" office:value="1675.899658">
                <text:p>1675.89965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20.053467">
                <text:p>1620.053467</text:p>
              </table:table-cell>
              <table:table-cell office:value-type="float" office:value="1675.184326">
                <text:p>1675.184326</text:p>
              </table:table-cell>
              <table:table-cell office:value-type="float" office:value="1623.057007">
                <text:p>1623.057007</text:p>
              </table:table-cell>
              <table:table-cell office:value-type="float" office:value="1673.395264">
                <text:p>1673.3952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19.616455">
                <text:p>1619.616455</text:p>
              </table:table-cell>
              <table:table-cell office:value-type="float" office:value="1674.704102">
                <text:p>1674.704102</text:p>
              </table:table-cell>
              <table:table-cell office:value-type="float" office:value="1627.307617">
                <text:p>1627.307617</text:p>
              </table:table-cell>
              <table:table-cell office:value-type="float" office:value="1673.336914">
                <text:p>1673.3369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17.670898">
                <text:p>1617.670898</text:p>
              </table:table-cell>
              <table:table-cell office:value-type="float" office:value="1674.939453">
                <text:p>1674.939453</text:p>
              </table:table-cell>
              <table:table-cell office:value-type="float" office:value="1620.168457">
                <text:p>1620.168457</text:p>
              </table:table-cell>
              <table:table-cell office:value-type="float" office:value="1675.111816">
                <text:p>1675.1118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19.127563">
                <text:p>1619.127563</text:p>
              </table:table-cell>
              <table:table-cell office:value-type="float" office:value="1677.719971">
                <text:p>1677.719971</text:p>
              </table:table-cell>
              <table:table-cell office:value-type="float" office:value="1622.606934">
                <text:p>1622.606934</text:p>
              </table:table-cell>
              <table:table-cell office:value-type="float" office:value="1677.996338">
                <text:p>1677.9963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4.488647">
                <text:p>1614.488647</text:p>
              </table:table-cell>
              <table:table-cell office:value-type="float" office:value="1675.212891">
                <text:p>1675.212891</text:p>
              </table:table-cell>
              <table:table-cell office:value-type="float" office:value="1617.502563">
                <text:p>1617.502563</text:p>
              </table:table-cell>
              <table:table-cell office:value-type="float" office:value="1678.406006">
                <text:p>1678.4060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.462402">
                <text:p>1620.462402</text:p>
              </table:table-cell>
              <table:table-cell office:value-type="float" office:value="1676.534912">
                <text:p>1676.534912</text:p>
              </table:table-cell>
              <table:table-cell office:value-type="float" office:value="1624.622559">
                <text:p>1624.622559</text:p>
              </table:table-cell>
              <table:table-cell office:value-type="float" office:value="1678.458496">
                <text:p>1678.4584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19.660034">
                <text:p>1619.660034</text:p>
              </table:table-cell>
              <table:table-cell office:value-type="float" office:value="1679.009766">
                <text:p>1679.009766</text:p>
              </table:table-cell>
              <table:table-cell office:value-type="float" office:value="1622.443848">
                <text:p>1622.443848</text:p>
              </table:table-cell>
              <table:table-cell office:value-type="float" office:value="1678.556274">
                <text:p>1678.5562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19.528198">
                <text:p>1619.528198</text:p>
              </table:table-cell>
              <table:table-cell office:value-type="float" office:value="1676.874512">
                <text:p>1676.874512</text:p>
              </table:table-cell>
              <table:table-cell office:value-type="float" office:value="1621.926025">
                <text:p>1621.926025</text:p>
              </table:table-cell>
              <table:table-cell office:value-type="float" office:value="1680.808105">
                <text:p>1680.8081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22.911011">
                <text:p>1622.911011</text:p>
              </table:table-cell>
              <table:table-cell office:value-type="float" office:value="1678.019653">
                <text:p>1678.019653</text:p>
              </table:table-cell>
              <table:table-cell office:value-type="float" office:value="1623.564697">
                <text:p>1623.564697</text:p>
              </table:table-cell>
              <table:table-cell office:value-type="float" office:value="1681.544434">
                <text:p>1681.54443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18.062134">
                <text:p>1618.062134</text:p>
              </table:table-cell>
              <table:table-cell office:value-type="float" office:value="1678.788086">
                <text:p>1678.788086</text:p>
              </table:table-cell>
              <table:table-cell office:value-type="float" office:value="1622.510498">
                <text:p>1622.510498</text:p>
              </table:table-cell>
              <table:table-cell office:value-type="float" office:value="1679.413086">
                <text:p>1679.4130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26.525635">
                <text:p>1626.525635</text:p>
              </table:table-cell>
              <table:table-cell office:value-type="float" office:value="1676.370728">
                <text:p>1676.370728</text:p>
              </table:table-cell>
              <table:table-cell office:value-type="float" office:value="1627.771606">
                <text:p>1627.771606</text:p>
              </table:table-cell>
              <table:table-cell office:value-type="float" office:value="1676.953491">
                <text:p>1676.9534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23.029419">
                <text:p>1623.029419</text:p>
              </table:table-cell>
              <table:table-cell office:value-type="float" office:value="1681.715576">
                <text:p>1681.715576</text:p>
              </table:table-cell>
              <table:table-cell office:value-type="float" office:value="1625.574463">
                <text:p>1625.574463</text:p>
              </table:table-cell>
              <table:table-cell office:value-type="float" office:value="1680.888306">
                <text:p>1680.8883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21.005371">
                <text:p>1621.005371</text:p>
              </table:table-cell>
              <table:table-cell office:value-type="float" office:value="1681.056885">
                <text:p>1681.056885</text:p>
              </table:table-cell>
              <table:table-cell office:value-type="float" office:value="1625.199585">
                <text:p>1625.199585</text:p>
              </table:table-cell>
              <table:table-cell office:value-type="float" office:value="1681.692383">
                <text:p>1681.6923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23.276001">
                <text:p>1623.276001</text:p>
              </table:table-cell>
              <table:table-cell office:value-type="float" office:value="1681.01062">
                <text:p>1681.01062</text:p>
              </table:table-cell>
              <table:table-cell office:value-type="float" office:value="1625.054199">
                <text:p>1625.054199</text:p>
              </table:table-cell>
              <table:table-cell office:value-type="float" office:value="1681.585083">
                <text:p>1681.58508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19.213501">
                <text:p>1619.213501</text:p>
              </table:table-cell>
              <table:table-cell office:value-type="float" office:value="1684.678955">
                <text:p>1684.678955</text:p>
              </table:table-cell>
              <table:table-cell office:value-type="float" office:value="1622.793579">
                <text:p>1622.793579</text:p>
              </table:table-cell>
              <table:table-cell office:value-type="float" office:value="1684.266846">
                <text:p>1684.2668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23.684448">
                <text:p>1623.684448</text:p>
              </table:table-cell>
              <table:table-cell office:value-type="float" office:value="1685.403442">
                <text:p>1685.403442</text:p>
              </table:table-cell>
              <table:table-cell office:value-type="float" office:value="1627.351562">
                <text:p>1627.351562</text:p>
              </table:table-cell>
              <table:table-cell office:value-type="float" office:value="1684.125488">
                <text:p>1684.1254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24.864136">
                <text:p>1624.864136</text:p>
              </table:table-cell>
              <table:table-cell office:value-type="float" office:value="1684.568604">
                <text:p>1684.568604</text:p>
              </table:table-cell>
              <table:table-cell office:value-type="float" office:value="1629.920898">
                <text:p>1629.920898</text:p>
              </table:table-cell>
              <table:table-cell office:value-type="float" office:value="1683.713379">
                <text:p>1683.71337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22.758301">
                <text:p>1622.758301</text:p>
              </table:table-cell>
              <table:table-cell office:value-type="float" office:value="1684.455566">
                <text:p>1684.455566</text:p>
              </table:table-cell>
              <table:table-cell office:value-type="float" office:value="1628.866211">
                <text:p>1628.866211</text:p>
              </table:table-cell>
              <table:table-cell office:value-type="float" office:value="1683.840088">
                <text:p>1683.84008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20.574463">
                <text:p>1620.574463</text:p>
              </table:table-cell>
              <table:table-cell office:value-type="float" office:value="1684.300049">
                <text:p>1684.300049</text:p>
              </table:table-cell>
              <table:table-cell office:value-type="float" office:value="1621.447266">
                <text:p>1621.447266</text:p>
              </table:table-cell>
              <table:table-cell office:value-type="float" office:value="1686.838867">
                <text:p>1686.8388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24.214111">
                <text:p>1624.214111</text:p>
              </table:table-cell>
              <table:table-cell office:value-type="float" office:value="1687.175659">
                <text:p>1687.175659</text:p>
              </table:table-cell>
              <table:table-cell office:value-type="float" office:value="1629.674194">
                <text:p>1629.674194</text:p>
              </table:table-cell>
              <table:table-cell office:value-type="float" office:value="1687.133179">
                <text:p>1687.1331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22.651123">
                <text:p>1622.651123</text:p>
              </table:table-cell>
              <table:table-cell office:value-type="float" office:value="1684.948364">
                <text:p>1684.948364</text:p>
              </table:table-cell>
              <table:table-cell office:value-type="float" office:value="1626.080444">
                <text:p>1626.080444</text:p>
              </table:table-cell>
              <table:table-cell office:value-type="float" office:value="1687.241943">
                <text:p>1687.2419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24.092529">
                <text:p>1624.092529</text:p>
              </table:table-cell>
              <table:table-cell office:value-type="float" office:value="1685.2052">
                <text:p>1685.2052</text:p>
              </table:table-cell>
              <table:table-cell office:value-type="float" office:value="1628.180908">
                <text:p>1628.180908</text:p>
              </table:table-cell>
              <table:table-cell office:value-type="float" office:value="1683.842407">
                <text:p>1683.8424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23.454102">
                <text:p>1623.454102</text:p>
              </table:table-cell>
              <table:table-cell office:value-type="float" office:value="1684.931396">
                <text:p>1684.931396</text:p>
              </table:table-cell>
              <table:table-cell office:value-type="float" office:value="1626.834473">
                <text:p>1626.834473</text:p>
              </table:table-cell>
              <table:table-cell office:value-type="float" office:value="1687.124146">
                <text:p>1687.1241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21.158325">
                <text:p>1621.158325</text:p>
              </table:table-cell>
              <table:table-cell office:value-type="float" office:value="1685.779907">
                <text:p>1685.779907</text:p>
              </table:table-cell>
              <table:table-cell office:value-type="float" office:value="1625.287231">
                <text:p>1625.287231</text:p>
              </table:table-cell>
              <table:table-cell office:value-type="float" office:value="1684.547119">
                <text:p>1684.5471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25.717651">
                <text:p>1625.717651</text:p>
              </table:table-cell>
              <table:table-cell office:value-type="float" office:value="1686.655029">
                <text:p>1686.655029</text:p>
              </table:table-cell>
              <table:table-cell office:value-type="float" office:value="1629.002686">
                <text:p>1629.002686</text:p>
              </table:table-cell>
              <table:table-cell office:value-type="float" office:value="1686.72937">
                <text:p>1686.7293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25.408813">
                <text:p>1625.408813</text:p>
              </table:table-cell>
              <table:table-cell office:value-type="float" office:value="1684.630005">
                <text:p>1684.630005</text:p>
              </table:table-cell>
              <table:table-cell office:value-type="float" office:value="1628.147583">
                <text:p>1628.147583</text:p>
              </table:table-cell>
              <table:table-cell office:value-type="float" office:value="1686.979614">
                <text:p>1686.9796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24.8927">
                <text:p>1624.8927</text:p>
              </table:table-cell>
              <table:table-cell office:value-type="float" office:value="1687.951904">
                <text:p>1687.951904</text:p>
              </table:table-cell>
              <table:table-cell office:value-type="float" office:value="1626.666748">
                <text:p>1626.666748</text:p>
              </table:table-cell>
              <table:table-cell office:value-type="float" office:value="1685.296265">
                <text:p>1685.2962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24.34668">
                <text:p>1624.34668</text:p>
              </table:table-cell>
              <table:table-cell office:value-type="float" office:value="1688.229492">
                <text:p>1688.229492</text:p>
              </table:table-cell>
              <table:table-cell office:value-type="float" office:value="1627.812012">
                <text:p>1627.812012</text:p>
              </table:table-cell>
              <table:table-cell office:value-type="float" office:value="1687.001709">
                <text:p>1687.0017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24.683105">
                <text:p>1624.683105</text:p>
              </table:table-cell>
              <table:table-cell office:value-type="float" office:value="1688.863037">
                <text:p>1688.863037</text:p>
              </table:table-cell>
              <table:table-cell office:value-type="float" office:value="1630.387695">
                <text:p>1630.387695</text:p>
              </table:table-cell>
              <table:table-cell office:value-type="float" office:value="1686.659302">
                <text:p>1686.6593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25.944702">
                <text:p>1625.944702</text:p>
              </table:table-cell>
              <table:table-cell office:value-type="float" office:value="1688.548584">
                <text:p>1688.548584</text:p>
              </table:table-cell>
              <table:table-cell office:value-type="float" office:value="1628.930664">
                <text:p>1628.930664</text:p>
              </table:table-cell>
              <table:table-cell office:value-type="float" office:value="1688.475098">
                <text:p>1688.4750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29.768433">
                <text:p>1629.768433</text:p>
              </table:table-cell>
              <table:table-cell office:value-type="float" office:value="1686.659912">
                <text:p>1686.659912</text:p>
              </table:table-cell>
              <table:table-cell office:value-type="float" office:value="1630.129395">
                <text:p>1630.129395</text:p>
              </table:table-cell>
              <table:table-cell office:value-type="float" office:value="1690.666992">
                <text:p>1690.6669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26.690186">
                <text:p>1626.690186</text:p>
              </table:table-cell>
              <table:table-cell office:value-type="float" office:value="1688.040405">
                <text:p>1688.040405</text:p>
              </table:table-cell>
              <table:table-cell office:value-type="float" office:value="1627.253418">
                <text:p>1627.253418</text:p>
              </table:table-cell>
              <table:table-cell office:value-type="float" office:value="1691.533691">
                <text:p>1691.5336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25.060181">
                <text:p>1625.060181</text:p>
              </table:table-cell>
              <table:table-cell office:value-type="float" office:value="1690.194336">
                <text:p>1690.194336</text:p>
              </table:table-cell>
              <table:table-cell office:value-type="float" office:value="1631.295898">
                <text:p>1631.295898</text:p>
              </table:table-cell>
              <table:table-cell office:value-type="float" office:value="1690.686035">
                <text:p>1690.6860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21.832642">
                <text:p>1621.832642</text:p>
              </table:table-cell>
              <table:table-cell office:value-type="float" office:value="1689.948975">
                <text:p>1689.948975</text:p>
              </table:table-cell>
              <table:table-cell office:value-type="float" office:value="1627.382812">
                <text:p>1627.382812</text:p>
              </table:table-cell>
              <table:table-cell office:value-type="float" office:value="1693.857178">
                <text:p>1693.8571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30.249023">
                <text:p>1630.249023</text:p>
              </table:table-cell>
              <table:table-cell office:value-type="float" office:value="1687.819214">
                <text:p>1687.819214</text:p>
              </table:table-cell>
              <table:table-cell office:value-type="float" office:value="1633.485107">
                <text:p>1633.485107</text:p>
              </table:table-cell>
              <table:table-cell office:value-type="float" office:value="1687.62561">
                <text:p>1687.625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27.218384">
                <text:p>1627.218384</text:p>
              </table:table-cell>
              <table:table-cell office:value-type="float" office:value="1689.130371">
                <text:p>1689.130371</text:p>
              </table:table-cell>
              <table:table-cell office:value-type="float" office:value="1631.163208">
                <text:p>1631.163208</text:p>
              </table:table-cell>
              <table:table-cell office:value-type="float" office:value="1689.897705">
                <text:p>1689.8977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27.21167">
                <text:p>1627.21167</text:p>
              </table:table-cell>
              <table:table-cell office:value-type="float" office:value="1691.625732">
                <text:p>1691.625732</text:p>
              </table:table-cell>
              <table:table-cell office:value-type="float" office:value="1629.544434">
                <text:p>1629.544434</text:p>
              </table:table-cell>
              <table:table-cell office:value-type="float" office:value="1694.117432">
                <text:p>1694.1174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31.388062">
                <text:p>1631.388062</text:p>
              </table:table-cell>
              <table:table-cell office:value-type="float" office:value="1692.680054">
                <text:p>1692.680054</text:p>
              </table:table-cell>
              <table:table-cell office:value-type="float" office:value="1633.675903">
                <text:p>1633.675903</text:p>
              </table:table-cell>
              <table:table-cell office:value-type="float" office:value="1691.902954">
                <text:p>1691.9029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32.284302">
                <text:p>1632.284302</text:p>
              </table:table-cell>
              <table:table-cell office:value-type="float" office:value="1687.228516">
                <text:p>1687.228516</text:p>
              </table:table-cell>
              <table:table-cell office:value-type="float" office:value="1633.484497">
                <text:p>1633.484497</text:p>
              </table:table-cell>
              <table:table-cell office:value-type="float" office:value="1690.491577">
                <text:p>1690.4915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27.734741">
                <text:p>1627.734741</text:p>
              </table:table-cell>
              <table:table-cell office:value-type="float" office:value="1693.939697">
                <text:p>1693.939697</text:p>
              </table:table-cell>
              <table:table-cell office:value-type="float" office:value="1626.605225">
                <text:p>1626.605225</text:p>
              </table:table-cell>
              <table:table-cell office:value-type="float" office:value="1695.091064">
                <text:p>1695.0910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30.249512">
                <text:p>1630.249512</text:p>
              </table:table-cell>
              <table:table-cell office:value-type="float" office:value="1695.625732">
                <text:p>1695.625732</text:p>
              </table:table-cell>
              <table:table-cell office:value-type="float" office:value="1631.196167">
                <text:p>1631.196167</text:p>
              </table:table-cell>
              <table:table-cell office:value-type="float" office:value="1696.881104">
                <text:p>1696.8811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27.7052">
                <text:p>1627.7052</text:p>
              </table:table-cell>
              <table:table-cell office:value-type="float" office:value="1691.052002">
                <text:p>1691.052002</text:p>
              </table:table-cell>
              <table:table-cell office:value-type="float" office:value="1629.126465">
                <text:p>1629.126465</text:p>
              </table:table-cell>
              <table:table-cell office:value-type="float" office:value="1693.29187">
                <text:p>1693.291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30.707031">
                <text:p>1630.707031</text:p>
              </table:table-cell>
              <table:table-cell office:value-type="float" office:value="1691.785645">
                <text:p>1691.785645</text:p>
              </table:table-cell>
              <table:table-cell office:value-type="float" office:value="1635.074097">
                <text:p>1635.074097</text:p>
              </table:table-cell>
              <table:table-cell office:value-type="float" office:value="1693.86145">
                <text:p>1693.861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27.945312">
                <text:p>1627.945312</text:p>
              </table:table-cell>
              <table:table-cell office:value-type="float" office:value="1690.056519">
                <text:p>1690.056519</text:p>
              </table:table-cell>
              <table:table-cell office:value-type="float" office:value="1632.682617">
                <text:p>1632.682617</text:p>
              </table:table-cell>
              <table:table-cell office:value-type="float" office:value="1691.138794">
                <text:p>1691.1387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29.166992">
                <text:p>1629.166992</text:p>
              </table:table-cell>
              <table:table-cell office:value-type="float" office:value="1692.220215">
                <text:p>1692.220215</text:p>
              </table:table-cell>
              <table:table-cell office:value-type="float" office:value="1635.024902">
                <text:p>1635.024902</text:p>
              </table:table-cell>
              <table:table-cell office:value-type="float" office:value="1693.047485">
                <text:p>1693.0474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28.454712">
                <text:p>1628.454712</text:p>
              </table:table-cell>
              <table:table-cell office:value-type="float" office:value="1693.096069">
                <text:p>1693.096069</text:p>
              </table:table-cell>
              <table:table-cell office:value-type="float" office:value="1633.546143">
                <text:p>1633.546143</text:p>
              </table:table-cell>
              <table:table-cell office:value-type="float" office:value="1691.617554">
                <text:p>1691.6175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28.882324">
                <text:p>1628.882324</text:p>
              </table:table-cell>
              <table:table-cell office:value-type="float" office:value="1693.506592">
                <text:p>1693.506592</text:p>
              </table:table-cell>
              <table:table-cell office:value-type="float" office:value="1626.688965">
                <text:p>1626.688965</text:p>
              </table:table-cell>
              <table:table-cell office:value-type="float" office:value="1696.72998">
                <text:p>1696.729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31.926636">
                <text:p>1631.926636</text:p>
              </table:table-cell>
              <table:table-cell office:value-type="float" office:value="1682.864258">
                <text:p>1682.864258</text:p>
              </table:table-cell>
              <table:table-cell office:value-type="float" office:value="1638.865601">
                <text:p>1638.865601</text:p>
              </table:table-cell>
              <table:table-cell office:value-type="float" office:value="1681.386719">
                <text:p>1681.3867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23.503052">
                <text:p>1623.503052</text:p>
              </table:table-cell>
              <table:table-cell office:value-type="float" office:value="1684.428955">
                <text:p>1684.428955</text:p>
              </table:table-cell>
              <table:table-cell office:value-type="float" office:value="1629.289551">
                <text:p>1629.289551</text:p>
              </table:table-cell>
              <table:table-cell office:value-type="float" office:value="1681.523071">
                <text:p>1681.5230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06.142456">
                <text:p>1606.142456</text:p>
              </table:table-cell>
              <table:table-cell office:value-type="float" office:value="1682.81897">
                <text:p>1682.81897</text:p>
              </table:table-cell>
              <table:table-cell office:value-type="float" office:value="1606.598145">
                <text:p>1606.598145</text:p>
              </table:table-cell>
              <table:table-cell office:value-type="float" office:value="1681.884277">
                <text:p>1681.88427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12.383423">
                <text:p>1612.383423</text:p>
              </table:table-cell>
              <table:table-cell office:value-type="float" office:value="1664.736084">
                <text:p>1664.736084</text:p>
              </table:table-cell>
              <table:table-cell office:value-type="float" office:value="1607.84375">
                <text:p>1607.84375</text:p>
              </table:table-cell>
              <table:table-cell office:value-type="float" office:value="1672.636108">
                <text:p>1672.6361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06.020142">
                <text:p>1606.020142</text:p>
              </table:table-cell>
              <table:table-cell office:value-type="float" office:value="1658.667236">
                <text:p>1658.667236</text:p>
              </table:table-cell>
              <table:table-cell office:value-type="float" office:value="1613.02002">
                <text:p>1613.02002</text:p>
              </table:table-cell>
              <table:table-cell office:value-type="float" office:value="1653.391968">
                <text:p>1653.3919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00.607422">
                <text:p>1600.607422</text:p>
              </table:table-cell>
              <table:table-cell office:value-type="float" office:value="1657.526245">
                <text:p>1657.526245</text:p>
              </table:table-cell>
              <table:table-cell office:value-type="float" office:value="1602.719727">
                <text:p>1602.719727</text:p>
              </table:table-cell>
              <table:table-cell office:value-type="float" office:value="1654.467651">
                <text:p>1654.46765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96.181396">
                <text:p>1596.181396</text:p>
              </table:table-cell>
              <table:table-cell office:value-type="float" office:value="1646.194702">
                <text:p>1646.194702</text:p>
              </table:table-cell>
              <table:table-cell office:value-type="float" office:value="1600.108887">
                <text:p>1600.108887</text:p>
              </table:table-cell>
              <table:table-cell office:value-type="float" office:value="1651.763428">
                <text:p>1651.76342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93.923828">
                <text:p>1593.923828</text:p>
              </table:table-cell>
              <table:table-cell office:value-type="float" office:value="1642.761475">
                <text:p>1642.761475</text:p>
              </table:table-cell>
              <table:table-cell office:value-type="float" office:value="1595.262695">
                <text:p>1595.262695</text:p>
              </table:table-cell>
              <table:table-cell office:value-type="float" office:value="1641.088623">
                <text:p>1641.08862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90.805664">
                <text:p>1590.805664</text:p>
              </table:table-cell>
              <table:table-cell office:value-type="float" office:value="1636.001953">
                <text:p>1636.001953</text:p>
              </table:table-cell>
              <table:table-cell office:value-type="float" office:value="1587.675171">
                <text:p>1587.675171</text:p>
              </table:table-cell>
              <table:table-cell office:value-type="float" office:value="1638.260864">
                <text:p>1638.2608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85.782593">
                <text:p>1585.782593</text:p>
              </table:table-cell>
              <table:table-cell office:value-type="float" office:value="1626.869141">
                <text:p>1626.869141</text:p>
              </table:table-cell>
              <table:table-cell office:value-type="float" office:value="1591.012451">
                <text:p>1591.012451</text:p>
              </table:table-cell>
              <table:table-cell office:value-type="float" office:value="1629.387329">
                <text:p>1629.38732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87.463379">
                <text:p>1587.463379</text:p>
              </table:table-cell>
              <table:table-cell office:value-type="float" office:value="1629.627075">
                <text:p>1629.627075</text:p>
              </table:table-cell>
              <table:table-cell office:value-type="float" office:value="1589.51709">
                <text:p>1589.51709</text:p>
              </table:table-cell>
              <table:table-cell office:value-type="float" office:value="1624.749878">
                <text:p>1624.74987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85.973267">
                <text:p>1585.973267</text:p>
              </table:table-cell>
              <table:table-cell office:value-type="float" office:value="1623.210327">
                <text:p>1623.210327</text:p>
              </table:table-cell>
              <table:table-cell office:value-type="float" office:value="1583.96167">
                <text:p>1583.96167</text:p>
              </table:table-cell>
              <table:table-cell office:value-type="float" office:value="1624.042969">
                <text:p>1624.04296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82.223267">
                <text:p>1582.223267</text:p>
              </table:table-cell>
              <table:table-cell office:value-type="float" office:value="1621.456177">
                <text:p>1621.456177</text:p>
              </table:table-cell>
              <table:table-cell office:value-type="float" office:value="1587.635498">
                <text:p>1587.635498</text:p>
              </table:table-cell>
              <table:table-cell office:value-type="float" office:value="1616.553467">
                <text:p>1616.5534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81.093384">
                <text:p>1581.093384</text:p>
              </table:table-cell>
              <table:table-cell office:value-type="float" office:value="1609.282837">
                <text:p>1609.282837</text:p>
              </table:table-cell>
              <table:table-cell office:value-type="float" office:value="1580.848755">
                <text:p>1580.848755</text:p>
              </table:table-cell>
              <table:table-cell office:value-type="float" office:value="1610.533081">
                <text:p>1610.5330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77.605103">
                <text:p>1577.605103</text:p>
              </table:table-cell>
              <table:table-cell office:value-type="float" office:value="1609.963501">
                <text:p>1609.963501</text:p>
              </table:table-cell>
              <table:table-cell office:value-type="float" office:value="1577.927368">
                <text:p>1577.927368</text:p>
              </table:table-cell>
              <table:table-cell office:value-type="float" office:value="1611.990845">
                <text:p>1611.9908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79.656372">
                <text:p>1579.656372</text:p>
              </table:table-cell>
              <table:table-cell office:value-type="float" office:value="1609.20874">
                <text:p>1609.20874</text:p>
              </table:table-cell>
              <table:table-cell office:value-type="float" office:value="1580.810791">
                <text:p>1580.810791</text:p>
              </table:table-cell>
              <table:table-cell office:value-type="float" office:value="1606.5896">
                <text:p>1606.58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75.547974">
                <text:p>1575.547974</text:p>
              </table:table-cell>
              <table:table-cell office:value-type="float" office:value="1606.289062">
                <text:p>1606.289062</text:p>
              </table:table-cell>
              <table:table-cell office:value-type="float" office:value="1572.356934">
                <text:p>1572.356934</text:p>
              </table:table-cell>
              <table:table-cell office:value-type="float" office:value="1608.371338">
                <text:p>1608.3713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73.206177">
                <text:p>1573.206177</text:p>
              </table:table-cell>
              <table:table-cell office:value-type="float" office:value="1600.148682">
                <text:p>1600.148682</text:p>
              </table:table-cell>
              <table:table-cell office:value-type="float" office:value="1577.554565">
                <text:p>1577.554565</text:p>
              </table:table-cell>
              <table:table-cell office:value-type="float" office:value="1597.810669">
                <text:p>1597.81066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73.305176">
                <text:p>1573.305176</text:p>
              </table:table-cell>
              <table:table-cell office:value-type="float" office:value="1598.893921">
                <text:p>1598.893921</text:p>
              </table:table-cell>
              <table:table-cell office:value-type="float" office:value="1572.986084">
                <text:p>1572.986084</text:p>
              </table:table-cell>
              <table:table-cell office:value-type="float" office:value="1598.600098">
                <text:p>1598.60009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75.016602">
                <text:p>1575.016602</text:p>
              </table:table-cell>
              <table:table-cell office:value-type="float" office:value="1595.461914">
                <text:p>1595.461914</text:p>
              </table:table-cell>
              <table:table-cell office:value-type="float" office:value="1576.752197">
                <text:p>1576.752197</text:p>
              </table:table-cell>
              <table:table-cell office:value-type="float" office:value="1593.629272">
                <text:p>1593.62927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73.856201">
                <text:p>1573.856201</text:p>
              </table:table-cell>
              <table:table-cell office:value-type="float" office:value="1592.016724">
                <text:p>1592.016724</text:p>
              </table:table-cell>
              <table:table-cell office:value-type="float" office:value="1573.473633">
                <text:p>1573.473633</text:p>
              </table:table-cell>
              <table:table-cell office:value-type="float" office:value="1591.644653">
                <text:p>1591.64465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70.722412">
                <text:p>1570.722412</text:p>
              </table:table-cell>
              <table:table-cell office:value-type="float" office:value="1594.808472">
                <text:p>1594.808472</text:p>
              </table:table-cell>
              <table:table-cell office:value-type="float" office:value="1572.412964">
                <text:p>1572.412964</text:p>
              </table:table-cell>
              <table:table-cell office:value-type="float" office:value="1591.94043">
                <text:p>1591.940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73.289673">
                <text:p>1573.289673</text:p>
              </table:table-cell>
              <table:table-cell office:value-type="float" office:value="1586.675293">
                <text:p>1586.675293</text:p>
              </table:table-cell>
              <table:table-cell office:value-type="float" office:value="1571.749512">
                <text:p>1571.749512</text:p>
              </table:table-cell>
              <table:table-cell office:value-type="float" office:value="1586.456055">
                <text:p>1586.4560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72.234375">
                <text:p>1572.234375</text:p>
              </table:table-cell>
              <table:table-cell office:value-type="float" office:value="1587.306152">
                <text:p>1587.306152</text:p>
              </table:table-cell>
              <table:table-cell office:value-type="float" office:value="1576.233032">
                <text:p>1576.233032</text:p>
              </table:table-cell>
              <table:table-cell office:value-type="float" office:value="1586.235962">
                <text:p>1586.2359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68.124146">
                <text:p>1568.124146</text:p>
              </table:table-cell>
              <table:table-cell office:value-type="float" office:value="1589.243774">
                <text:p>1589.243774</text:p>
              </table:table-cell>
              <table:table-cell office:value-type="float" office:value="1568.532471">
                <text:p>1568.532471</text:p>
              </table:table-cell>
              <table:table-cell office:value-type="float" office:value="1586.470459">
                <text:p>1586.4704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76.972656">
                <text:p>1576.972656</text:p>
              </table:table-cell>
              <table:table-cell office:value-type="float" office:value="1560.849121">
                <text:p>1560.849121</text:p>
              </table:table-cell>
              <table:table-cell office:value-type="float" office:value="1627.905151">
                <text:p>1627.905151</text:p>
              </table:table-cell>
              <table:table-cell office:value-type="float" office:value="1652.565552">
                <text:p>1652.5655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25.843384">
                <text:p>1625.843384</text:p>
              </table:table-cell>
              <table:table-cell office:value-type="float" office:value="1613.505371">
                <text:p>1613.505371</text:p>
              </table:table-cell>
              <table:table-cell office:value-type="float" office:value="1700.396851">
                <text:p>1700.396851</text:p>
              </table:table-cell>
              <table:table-cell office:value-type="float" office:value="1717.573608">
                <text:p>1717.5736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50.983887">
                <text:p>1650.983887</text:p>
              </table:table-cell>
              <table:table-cell office:value-type="float" office:value="1645.377563">
                <text:p>1645.377563</text:p>
              </table:table-cell>
              <table:table-cell office:value-type="float" office:value="1721.175537">
                <text:p>1721.175537</text:p>
              </table:table-cell>
              <table:table-cell office:value-type="float" office:value="1745.15332">
                <text:p>1745.1533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02.430664">
                <text:p>1602.430664</text:p>
              </table:table-cell>
              <table:table-cell office:value-type="float" office:value="1626.095215">
                <text:p>1626.095215</text:p>
              </table:table-cell>
              <table:table-cell office:value-type="float" office:value="1684.246704">
                <text:p>1684.246704</text:p>
              </table:table-cell>
              <table:table-cell office:value-type="float" office:value="1690.199097">
                <text:p>1690.19909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92.863403">
                <text:p>1592.863403</text:p>
              </table:table-cell>
              <table:table-cell office:value-type="float" office:value="1596.273682">
                <text:p>1596.273682</text:p>
              </table:table-cell>
              <table:table-cell office:value-type="float" office:value="1656.9823">
                <text:p>1656.9823</text:p>
              </table:table-cell>
              <table:table-cell office:value-type="float" office:value="1684.296875">
                <text:p>1684.2968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09.712036">
                <text:p>1609.712036</text:p>
              </table:table-cell>
              <table:table-cell office:value-type="float" office:value="1593.891357">
                <text:p>1593.891357</text:p>
              </table:table-cell>
              <table:table-cell office:value-type="float" office:value="1673.727783">
                <text:p>1673.727783</text:p>
              </table:table-cell>
              <table:table-cell office:value-type="float" office:value="1699.123047">
                <text:p>1699.12304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09.408813">
                <text:p>1609.408813</text:p>
              </table:table-cell>
              <table:table-cell office:value-type="float" office:value="1604.156006">
                <text:p>1604.156006</text:p>
              </table:table-cell>
              <table:table-cell office:value-type="float" office:value="1660.631836">
                <text:p>1660.631836</text:p>
              </table:table-cell>
              <table:table-cell office:value-type="float" office:value="1697.140625">
                <text:p>1697.1406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02.018311">
                <text:p>1602.018311</text:p>
              </table:table-cell>
              <table:table-cell office:value-type="float" office:value="1599.870483">
                <text:p>1599.870483</text:p>
              </table:table-cell>
              <table:table-cell office:value-type="float" office:value="1655.770752">
                <text:p>1655.770752</text:p>
              </table:table-cell>
              <table:table-cell office:value-type="float" office:value="1693.630615">
                <text:p>1693.6306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00.950439">
                <text:p>1600.950439</text:p>
              </table:table-cell>
              <table:table-cell office:value-type="float" office:value="1597.299316">
                <text:p>1597.299316</text:p>
              </table:table-cell>
              <table:table-cell office:value-type="float" office:value="1659.013306">
                <text:p>1659.013306</text:p>
              </table:table-cell>
              <table:table-cell office:value-type="float" office:value="1691.850952">
                <text:p>1691.8509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01.638428">
                <text:p>1601.638428</text:p>
              </table:table-cell>
              <table:table-cell office:value-type="float" office:value="1609.540649">
                <text:p>1609.540649</text:p>
              </table:table-cell>
              <table:table-cell office:value-type="float" office:value="1653.155518">
                <text:p>1653.155518</text:p>
              </table:table-cell>
              <table:table-cell office:value-type="float" office:value="1706.195312">
                <text:p>1706.1953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93.466797">
                <text:p>1593.466797</text:p>
              </table:table-cell>
              <table:table-cell office:value-type="float" office:value="1609.795166">
                <text:p>1609.795166</text:p>
              </table:table-cell>
              <table:table-cell office:value-type="float" office:value="1639.192505">
                <text:p>1639.192505</text:p>
              </table:table-cell>
              <table:table-cell office:value-type="float" office:value="1681.898804">
                <text:p>1681.8988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04.141602">
                <text:p>1604.141602</text:p>
              </table:table-cell>
              <table:table-cell office:value-type="float" office:value="1614.060913">
                <text:p>1614.060913</text:p>
              </table:table-cell>
              <table:table-cell office:value-type="float" office:value="1644.056396">
                <text:p>1644.056396</text:p>
              </table:table-cell>
              <table:table-cell office:value-type="float" office:value="1696.965576">
                <text:p>1696.9655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56.710449">
                <text:p>1556.710449</text:p>
              </table:table-cell>
              <table:table-cell office:value-type="float" office:value="1592.480957">
                <text:p>1592.480957</text:p>
              </table:table-cell>
              <table:table-cell office:value-type="float" office:value="1606.59729">
                <text:p>1606.59729</text:p>
              </table:table-cell>
              <table:table-cell office:value-type="float" office:value="1678.83606">
                <text:p>1678.836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63.233765">
                <text:p>1563.233765</text:p>
              </table:table-cell>
              <table:table-cell office:value-type="float" office:value="1589.275024">
                <text:p>1589.275024</text:p>
              </table:table-cell>
              <table:table-cell office:value-type="float" office:value="1621.379639">
                <text:p>1621.379639</text:p>
              </table:table-cell>
              <table:table-cell office:value-type="float" office:value="1664.959961">
                <text:p>1664.9599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10.917358">
                <text:p>1610.917358</text:p>
              </table:table-cell>
              <table:table-cell office:value-type="float" office:value="1649.182007">
                <text:p>1649.182007</text:p>
              </table:table-cell>
              <table:table-cell office:value-type="float" office:value="1592.660889">
                <text:p>1592.660889</text:p>
              </table:table-cell>
              <table:table-cell office:value-type="float" office:value="1646.817261">
                <text:p>1646.81726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15.953857">
                <text:p>1615.953857</text:p>
              </table:table-cell>
              <table:table-cell office:value-type="float" office:value="1659.016724">
                <text:p>1659.016724</text:p>
              </table:table-cell>
              <table:table-cell office:value-type="float" office:value="1605.407593">
                <text:p>1605.407593</text:p>
              </table:table-cell>
              <table:table-cell office:value-type="float" office:value="1653.25293">
                <text:p>1653.252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25.389648">
                <text:p>1625.389648</text:p>
              </table:table-cell>
              <table:table-cell office:value-type="float" office:value="1659.098633">
                <text:p>1659.098633</text:p>
              </table:table-cell>
              <table:table-cell office:value-type="float" office:value="1621.033813">
                <text:p>1621.033813</text:p>
              </table:table-cell>
              <table:table-cell office:value-type="float" office:value="1658.245728">
                <text:p>1658.24572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09.672119">
                <text:p>1609.672119</text:p>
              </table:table-cell>
              <table:table-cell office:value-type="float" office:value="1669.62915">
                <text:p>1669.62915</text:p>
              </table:table-cell>
              <table:table-cell office:value-type="float" office:value="1615.695557">
                <text:p>1615.695557</text:p>
              </table:table-cell>
              <table:table-cell office:value-type="float" office:value="1659.286499">
                <text:p>1659.2864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25.437256">
                <text:p>1625.437256</text:p>
              </table:table-cell>
              <table:table-cell office:value-type="float" office:value="1666.760742">
                <text:p>1666.760742</text:p>
              </table:table-cell>
              <table:table-cell office:value-type="float" office:value="1625.623535">
                <text:p>1625.623535</text:p>
              </table:table-cell>
              <table:table-cell office:value-type="float" office:value="1664.400635">
                <text:p>1664.4006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616.107056">
                <text:p>1616.107056</text:p>
              </table:table-cell>
              <table:table-cell office:value-type="float" office:value="1669.051636">
                <text:p>1669.051636</text:p>
              </table:table-cell>
              <table:table-cell office:value-type="float" office:value="1620.762573">
                <text:p>1620.762573</text:p>
              </table:table-cell>
              <table:table-cell office:value-type="float" office:value="1661.682983">
                <text:p>1661.68298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07.377686">
                <text:p>1607.377686</text:p>
              </table:table-cell>
              <table:table-cell office:value-type="float" office:value="1663.367432">
                <text:p>1663.367432</text:p>
              </table:table-cell>
              <table:table-cell office:value-type="float" office:value="1613.530396">
                <text:p>1613.530396</text:p>
              </table:table-cell>
              <table:table-cell office:value-type="float" office:value="1658.050537">
                <text:p>1658.0505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12.284668">
                <text:p>1612.284668</text:p>
              </table:table-cell>
              <table:table-cell office:value-type="float" office:value="1665.748535">
                <text:p>1665.748535</text:p>
              </table:table-cell>
              <table:table-cell office:value-type="float" office:value="1621.462036">
                <text:p>1621.462036</text:p>
              </table:table-cell>
              <table:table-cell office:value-type="float" office:value="1658.489258">
                <text:p>1658.48925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11.497437">
                <text:p>1611.497437</text:p>
              </table:table-cell>
              <table:table-cell office:value-type="float" office:value="1664.2948">
                <text:p>1664.2948</text:p>
              </table:table-cell>
              <table:table-cell office:value-type="float" office:value="1618.051636">
                <text:p>1618.051636</text:p>
              </table:table-cell>
              <table:table-cell office:value-type="float" office:value="1662.327271">
                <text:p>1662.32727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10.920654">
                <text:p>1610.920654</text:p>
              </table:table-cell>
              <table:table-cell office:value-type="float" office:value="1666.950928">
                <text:p>1666.950928</text:p>
              </table:table-cell>
              <table:table-cell office:value-type="float" office:value="1617.579834">
                <text:p>1617.579834</text:p>
              </table:table-cell>
              <table:table-cell office:value-type="float" office:value="1664.092407">
                <text:p>1664.09240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10.867676">
                <text:p>1610.867676</text:p>
              </table:table-cell>
              <table:table-cell office:value-type="float" office:value="1664.508667">
                <text:p>1664.508667</text:p>
              </table:table-cell>
              <table:table-cell office:value-type="float" office:value="1619.39563">
                <text:p>1619.39563</text:p>
              </table:table-cell>
              <table:table-cell office:value-type="float" office:value="1657.851929">
                <text:p>1657.85192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11.843262">
                <text:p>1611.843262</text:p>
              </table:table-cell>
              <table:table-cell office:value-type="float" office:value="1665.551636">
                <text:p>1665.551636</text:p>
              </table:table-cell>
              <table:table-cell office:value-type="float" office:value="1620.011597">
                <text:p>1620.011597</text:p>
              </table:table-cell>
              <table:table-cell office:value-type="float" office:value="1663.179932">
                <text:p>1663.17993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14.173828">
                <text:p>1614.173828</text:p>
              </table:table-cell>
              <table:table-cell office:value-type="float" office:value="1667.497437">
                <text:p>1667.497437</text:p>
              </table:table-cell>
              <table:table-cell office:value-type="float" office:value="1618.919678">
                <text:p>1618.919678</text:p>
              </table:table-cell>
              <table:table-cell office:value-type="float" office:value="1664.81897">
                <text:p>1664.818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14.795288">
                <text:p>1614.795288</text:p>
              </table:table-cell>
              <table:table-cell office:value-type="float" office:value="1665.301636">
                <text:p>1665.301636</text:p>
              </table:table-cell>
              <table:table-cell office:value-type="float" office:value="1621.625">
                <text:p>1621.625</text:p>
              </table:table-cell>
              <table:table-cell office:value-type="float" office:value="1664.161621">
                <text:p>1664.16162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11.076172">
                <text:p>1611.076172</text:p>
              </table:table-cell>
              <table:table-cell office:value-type="float" office:value="1668.153809">
                <text:p>1668.153809</text:p>
              </table:table-cell>
              <table:table-cell office:value-type="float" office:value="1618.601685">
                <text:p>1618.601685</text:p>
              </table:table-cell>
              <table:table-cell office:value-type="float" office:value="1661.43811">
                <text:p>1661.4381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11.546265">
                <text:p>1611.546265</text:p>
              </table:table-cell>
              <table:table-cell office:value-type="float" office:value="1671.587646">
                <text:p>1671.587646</text:p>
              </table:table-cell>
              <table:table-cell office:value-type="float" office:value="1621.249512">
                <text:p>1621.249512</text:p>
              </table:table-cell>
              <table:table-cell office:value-type="float" office:value="1665.259277">
                <text:p>1665.25927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11.696777">
                <text:p>1611.696777</text:p>
              </table:table-cell>
              <table:table-cell office:value-type="float" office:value="1664.876587">
                <text:p>1664.876587</text:p>
              </table:table-cell>
              <table:table-cell office:value-type="float" office:value="1619.50415">
                <text:p>1619.50415</text:p>
              </table:table-cell>
              <table:table-cell office:value-type="float" office:value="1664.496948">
                <text:p>1664.49694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10.661743">
                <text:p>1610.661743</text:p>
              </table:table-cell>
              <table:table-cell office:value-type="float" office:value="1666.451294">
                <text:p>1666.451294</text:p>
              </table:table-cell>
              <table:table-cell office:value-type="float" office:value="1615.418213">
                <text:p>1615.418213</text:p>
              </table:table-cell>
              <table:table-cell office:value-type="float" office:value="1664.53894">
                <text:p>1664.5389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13.261108">
                <text:p>1613.261108</text:p>
              </table:table-cell>
              <table:table-cell office:value-type="float" office:value="1664.489746">
                <text:p>1664.489746</text:p>
              </table:table-cell>
              <table:table-cell office:value-type="float" office:value="1619.707886">
                <text:p>1619.707886</text:p>
              </table:table-cell>
              <table:table-cell office:value-type="float" office:value="1662.826538">
                <text:p>1662.8265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09.340942">
                <text:p>1609.340942</text:p>
              </table:table-cell>
              <table:table-cell office:value-type="float" office:value="1666.724487">
                <text:p>1666.724487</text:p>
              </table:table-cell>
              <table:table-cell office:value-type="float" office:value="1617.675171">
                <text:p>1617.675171</text:p>
              </table:table-cell>
              <table:table-cell office:value-type="float" office:value="1662.770508">
                <text:p>1662.77050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04.892334">
                <text:p>1604.892334</text:p>
              </table:table-cell>
              <table:table-cell office:value-type="float" office:value="1666.875244">
                <text:p>1666.875244</text:p>
              </table:table-cell>
              <table:table-cell office:value-type="float" office:value="1613.849121">
                <text:p>1613.849121</text:p>
              </table:table-cell>
              <table:table-cell office:value-type="float" office:value="1664.14502">
                <text:p>1664.1450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12.41626">
                <text:p>1612.41626</text:p>
              </table:table-cell>
              <table:table-cell office:value-type="float" office:value="1663.647461">
                <text:p>1663.647461</text:p>
              </table:table-cell>
              <table:table-cell office:value-type="float" office:value="1618.905762">
                <text:p>1618.905762</text:p>
              </table:table-cell>
              <table:table-cell office:value-type="float" office:value="1660.827393">
                <text:p>1660.82739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15.388306">
                <text:p>1615.388306</text:p>
              </table:table-cell>
              <table:table-cell office:value-type="float" office:value="1663.830078">
                <text:p>1663.830078</text:p>
              </table:table-cell>
              <table:table-cell office:value-type="float" office:value="1617.893921">
                <text:p>1617.893921</text:p>
              </table:table-cell>
              <table:table-cell office:value-type="float" office:value="1664.050659">
                <text:p>1664.05065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13.092529">
                <text:p>1613.092529</text:p>
              </table:table-cell>
              <table:table-cell office:value-type="float" office:value="1666.715942">
                <text:p>1666.715942</text:p>
              </table:table-cell>
              <table:table-cell office:value-type="float" office:value="1618.036377">
                <text:p>1618.036377</text:p>
              </table:table-cell>
              <table:table-cell office:value-type="float" office:value="1663.203857">
                <text:p>1663.20385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20.637329">
                <text:p>1620.637329</text:p>
              </table:table-cell>
              <table:table-cell office:value-type="float" office:value="1668.871704">
                <text:p>1668.871704</text:p>
              </table:table-cell>
              <table:table-cell office:value-type="float" office:value="1622.784424">
                <text:p>1622.784424</text:p>
              </table:table-cell>
              <table:table-cell office:value-type="float" office:value="1668.886108">
                <text:p>1668.88610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12.015747">
                <text:p>1612.015747</text:p>
              </table:table-cell>
              <table:table-cell office:value-type="float" office:value="1669.87561">
                <text:p>1669.87561</text:p>
              </table:table-cell>
              <table:table-cell office:value-type="float" office:value="1616.687378">
                <text:p>1616.687378</text:p>
              </table:table-cell>
              <table:table-cell office:value-type="float" office:value="1665.951416">
                <text:p>1665.95141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12.929321">
                <text:p>1612.929321</text:p>
              </table:table-cell>
              <table:table-cell office:value-type="float" office:value="1667.775024">
                <text:p>1667.775024</text:p>
              </table:table-cell>
              <table:table-cell office:value-type="float" office:value="1621.052856">
                <text:p>1621.052856</text:p>
              </table:table-cell>
              <table:table-cell office:value-type="float" office:value="1663.615479">
                <text:p>1663.61547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18.267944">
                <text:p>1618.267944</text:p>
              </table:table-cell>
              <table:table-cell office:value-type="float" office:value="1669.760132">
                <text:p>1669.760132</text:p>
              </table:table-cell>
              <table:table-cell office:value-type="float" office:value="1621.837646">
                <text:p>1621.837646</text:p>
              </table:table-cell>
              <table:table-cell office:value-type="float" office:value="1668.787109">
                <text:p>1668.78710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14.552368">
                <text:p>1614.552368</text:p>
              </table:table-cell>
              <table:table-cell office:value-type="float" office:value="1667.897949">
                <text:p>1667.897949</text:p>
              </table:table-cell>
              <table:table-cell office:value-type="float" office:value="1619.085083">
                <text:p>1619.085083</text:p>
              </table:table-cell>
              <table:table-cell office:value-type="float" office:value="1668.915405">
                <text:p>1668.91540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18.237549">
                <text:p>1618.237549</text:p>
              </table:table-cell>
              <table:table-cell office:value-type="float" office:value="1672.333984">
                <text:p>1672.333984</text:p>
              </table:table-cell>
              <table:table-cell office:value-type="float" office:value="1622.463135">
                <text:p>1622.463135</text:p>
              </table:table-cell>
              <table:table-cell office:value-type="float" office:value="1667.918945">
                <text:p>1667.91894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15.431396">
                <text:p>1615.431396</text:p>
              </table:table-cell>
              <table:table-cell office:value-type="float" office:value="1672.998657">
                <text:p>1672.998657</text:p>
              </table:table-cell>
              <table:table-cell office:value-type="float" office:value="1619.959229">
                <text:p>1619.959229</text:p>
              </table:table-cell>
              <table:table-cell office:value-type="float" office:value="1671.754517">
                <text:p>1671.75451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18.143188">
                <text:p>1618.143188</text:p>
              </table:table-cell>
              <table:table-cell office:value-type="float" office:value="1671.854004">
                <text:p>1671.854004</text:p>
              </table:table-cell>
              <table:table-cell office:value-type="float" office:value="1624.289307">
                <text:p>1624.289307</text:p>
              </table:table-cell>
              <table:table-cell office:value-type="float" office:value="1669.944458">
                <text:p>1669.94445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16.611206">
                <text:p>1616.611206</text:p>
              </table:table-cell>
              <table:table-cell office:value-type="float" office:value="1674.677124">
                <text:p>1674.677124</text:p>
              </table:table-cell>
              <table:table-cell office:value-type="float" office:value="1622.621826">
                <text:p>1622.621826</text:p>
              </table:table-cell>
              <table:table-cell office:value-type="float" office:value="1670.673706">
                <text:p>1670.67370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14.504395">
                <text:p>1614.504395</text:p>
              </table:table-cell>
              <table:table-cell office:value-type="float" office:value="1672.12146">
                <text:p>1672.12146</text:p>
              </table:table-cell>
              <table:table-cell office:value-type="float" office:value="1621.483521">
                <text:p>1621.483521</text:p>
              </table:table-cell>
              <table:table-cell office:value-type="float" office:value="1671.08728">
                <text:p>1671.087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15.85022">
                <text:p>1615.85022</text:p>
              </table:table-cell>
              <table:table-cell office:value-type="float" office:value="1671.456909">
                <text:p>1671.456909</text:p>
              </table:table-cell>
              <table:table-cell office:value-type="float" office:value="1619.799561">
                <text:p>1619.799561</text:p>
              </table:table-cell>
              <table:table-cell office:value-type="float" office:value="1669.619629">
                <text:p>1669.6196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17.827637">
                <text:p>1617.827637</text:p>
              </table:table-cell>
              <table:table-cell office:value-type="float" office:value="1675.276245">
                <text:p>1675.276245</text:p>
              </table:table-cell>
              <table:table-cell office:value-type="float" office:value="1621.283813">
                <text:p>1621.283813</text:p>
              </table:table-cell>
              <table:table-cell office:value-type="float" office:value="1669.702759">
                <text:p>1669.70275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13.798828">
                <text:p>1613.798828</text:p>
              </table:table-cell>
              <table:table-cell office:value-type="float" office:value="1674.225098">
                <text:p>1674.225098</text:p>
              </table:table-cell>
              <table:table-cell office:value-type="float" office:value="1620.673706">
                <text:p>1620.673706</text:p>
              </table:table-cell>
              <table:table-cell office:value-type="float" office:value="1673.762329">
                <text:p>1673.76232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19.004028">
                <text:p>1619.004028</text:p>
              </table:table-cell>
              <table:table-cell office:value-type="float" office:value="1676.053833">
                <text:p>1676.053833</text:p>
              </table:table-cell>
              <table:table-cell office:value-type="float" office:value="1625.799683">
                <text:p>1625.799683</text:p>
              </table:table-cell>
              <table:table-cell office:value-type="float" office:value="1669.150391">
                <text:p>1669.15039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23.392822">
                <text:p>1623.392822</text:p>
              </table:table-cell>
              <table:table-cell office:value-type="float" office:value="1654.935791">
                <text:p>1654.935791</text:p>
              </table:table-cell>
              <table:table-cell office:value-type="float" office:value="1628.942505">
                <text:p>1628.942505</text:p>
              </table:table-cell>
              <table:table-cell office:value-type="float" office:value="1654.858643">
                <text:p>1654.85864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03.765869">
                <text:p>1603.765869</text:p>
              </table:table-cell>
              <table:table-cell office:value-type="float" office:value="1673.340942">
                <text:p>1673.340942</text:p>
              </table:table-cell>
              <table:table-cell office:value-type="float" office:value="1611.768066">
                <text:p>1611.768066</text:p>
              </table:table-cell>
              <table:table-cell office:value-type="float" office:value="1672.400391">
                <text:p>1672.40039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99.792969">
                <text:p>1599.792969</text:p>
              </table:table-cell>
              <table:table-cell office:value-type="float" office:value="1662.265503">
                <text:p>1662.265503</text:p>
              </table:table-cell>
              <table:table-cell office:value-type="float" office:value="1605.123779">
                <text:p>1605.123779</text:p>
              </table:table-cell>
              <table:table-cell office:value-type="float" office:value="1664.200195">
                <text:p>1664.2001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599.000366">
                <text:p>1599.000366</text:p>
              </table:table-cell>
              <table:table-cell office:value-type="float" office:value="1650.904297">
                <text:p>1650.904297</text:p>
              </table:table-cell>
              <table:table-cell office:value-type="float" office:value="1607.081055">
                <text:p>1607.081055</text:p>
              </table:table-cell>
              <table:table-cell office:value-type="float" office:value="1649.797241">
                <text:p>1649.79724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595.336304">
                <text:p>1595.336304</text:p>
              </table:table-cell>
              <table:table-cell office:value-type="float" office:value="1646.357666">
                <text:p>1646.357666</text:p>
              </table:table-cell>
              <table:table-cell office:value-type="float" office:value="1601.924072">
                <text:p>1601.924072</text:p>
              </table:table-cell>
              <table:table-cell office:value-type="float" office:value="1645.146729">
                <text:p>1645.14672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594.234131">
                <text:p>1594.234131</text:p>
              </table:table-cell>
              <table:table-cell office:value-type="float" office:value="1641.944824">
                <text:p>1641.944824</text:p>
              </table:table-cell>
              <table:table-cell office:value-type="float" office:value="1599.239624">
                <text:p>1599.239624</text:p>
              </table:table-cell>
              <table:table-cell office:value-type="float" office:value="1636.35144">
                <text:p>1636.3514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589.229736">
                <text:p>1589.229736</text:p>
              </table:table-cell>
              <table:table-cell office:value-type="float" office:value="1636.15332">
                <text:p>1636.15332</text:p>
              </table:table-cell>
              <table:table-cell office:value-type="float" office:value="1594.54187">
                <text:p>1594.54187</text:p>
              </table:table-cell>
              <table:table-cell office:value-type="float" office:value="1637.057495">
                <text:p>1637.05749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588.594238">
                <text:p>1588.594238</text:p>
              </table:table-cell>
              <table:table-cell office:value-type="float" office:value="1634.010742">
                <text:p>1634.010742</text:p>
              </table:table-cell>
              <table:table-cell office:value-type="float" office:value="1591.960938">
                <text:p>1591.960938</text:p>
              </table:table-cell>
              <table:table-cell office:value-type="float" office:value="1633.762207">
                <text:p>1633.76220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78.07959">
                <text:p>1578.07959</text:p>
              </table:table-cell>
              <table:table-cell office:value-type="float" office:value="1634.385132">
                <text:p>1634.385132</text:p>
              </table:table-cell>
              <table:table-cell office:value-type="float" office:value="1591.224976">
                <text:p>1591.224976</text:p>
              </table:table-cell>
              <table:table-cell office:value-type="float" office:value="1626.739014">
                <text:p>1626.73901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87.709961">
                <text:p>1587.709961</text:p>
              </table:table-cell>
              <table:table-cell office:value-type="float" office:value="1621.454468">
                <text:p>1621.454468</text:p>
              </table:table-cell>
              <table:table-cell office:value-type="float" office:value="1588.630249">
                <text:p>1588.630249</text:p>
              </table:table-cell>
              <table:table-cell office:value-type="float" office:value="1618.119141">
                <text:p>1618.11914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582.24585">
                <text:p>1582.24585</text:p>
              </table:table-cell>
              <table:table-cell office:value-type="float" office:value="1620.545532">
                <text:p>1620.545532</text:p>
              </table:table-cell>
              <table:table-cell office:value-type="float" office:value="1586.655273">
                <text:p>1586.655273</text:p>
              </table:table-cell>
              <table:table-cell office:value-type="float" office:value="1622.155884">
                <text:p>1622.1558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77.170532">
                <text:p>1577.170532</text:p>
              </table:table-cell>
              <table:table-cell office:value-type="float" office:value="1618.002441">
                <text:p>1618.002441</text:p>
              </table:table-cell>
              <table:table-cell office:value-type="float" office:value="1587.478882">
                <text:p>1587.478882</text:p>
              </table:table-cell>
              <table:table-cell office:value-type="float" office:value="1613.744019">
                <text:p>1613.74401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79.993042">
                <text:p>1579.993042</text:p>
              </table:table-cell>
              <table:table-cell office:value-type="float" office:value="1612.278198">
                <text:p>1612.278198</text:p>
              </table:table-cell>
              <table:table-cell office:value-type="float" office:value="1580.428345">
                <text:p>1580.428345</text:p>
              </table:table-cell>
              <table:table-cell office:value-type="float" office:value="1613.500854">
                <text:p>1613.50085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75.4552">
                <text:p>1575.4552</text:p>
              </table:table-cell>
              <table:table-cell office:value-type="float" office:value="1610.085815">
                <text:p>1610.085815</text:p>
              </table:table-cell>
              <table:table-cell office:value-type="float" office:value="1583.13147">
                <text:p>1583.13147</text:p>
              </table:table-cell>
              <table:table-cell office:value-type="float" office:value="1611.481323">
                <text:p>1611.48132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76.279663">
                <text:p>1576.279663</text:p>
              </table:table-cell>
              <table:table-cell office:value-type="float" office:value="1607.965942">
                <text:p>1607.965942</text:p>
              </table:table-cell>
              <table:table-cell office:value-type="float" office:value="1579.247559">
                <text:p>1579.247559</text:p>
              </table:table-cell>
              <table:table-cell office:value-type="float" office:value="1607.927368">
                <text:p>1607.9273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78.37146">
                <text:p>1578.37146</text:p>
              </table:table-cell>
              <table:table-cell office:value-type="float" office:value="1600.667114">
                <text:p>1600.667114</text:p>
              </table:table-cell>
              <table:table-cell office:value-type="float" office:value="1582.323486">
                <text:p>1582.323486</text:p>
              </table:table-cell>
              <table:table-cell office:value-type="float" office:value="1603.428589">
                <text:p>1603.42858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73.363892">
                <text:p>1573.363892</text:p>
              </table:table-cell>
              <table:table-cell office:value-type="float" office:value="1599.585693">
                <text:p>1599.585693</text:p>
              </table:table-cell>
              <table:table-cell office:value-type="float" office:value="1575.003906">
                <text:p>1575.003906</text:p>
              </table:table-cell>
              <table:table-cell office:value-type="float" office:value="1600.260254">
                <text:p>1600.26025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73.745361">
                <text:p>1573.745361</text:p>
              </table:table-cell>
              <table:table-cell office:value-type="float" office:value="1599.657715">
                <text:p>1599.657715</text:p>
              </table:table-cell>
              <table:table-cell office:value-type="float" office:value="1579.875">
                <text:p>1579.875</text:p>
              </table:table-cell>
              <table:table-cell office:value-type="float" office:value="1597.588013">
                <text:p>1597.58801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70.347534">
                <text:p>1570.347534</text:p>
              </table:table-cell>
              <table:table-cell office:value-type="float" office:value="1599.177002">
                <text:p>1599.177002</text:p>
              </table:table-cell>
              <table:table-cell office:value-type="float" office:value="1574.330078">
                <text:p>1574.330078</text:p>
              </table:table-cell>
              <table:table-cell office:value-type="float" office:value="1600.060791">
                <text:p>1600.0607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67.661011">
                <text:p>1567.661011</text:p>
              </table:table-cell>
              <table:table-cell office:value-type="float" office:value="1593.206909">
                <text:p>1593.206909</text:p>
              </table:table-cell>
              <table:table-cell office:value-type="float" office:value="1576.571045">
                <text:p>1576.571045</text:p>
              </table:table-cell>
              <table:table-cell office:value-type="float" office:value="1592.082764">
                <text:p>1592.0827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68.04248">
                <text:p>1568.04248</text:p>
              </table:table-cell>
              <table:table-cell office:value-type="float" office:value="1592.065186">
                <text:p>1592.065186</text:p>
              </table:table-cell>
              <table:table-cell office:value-type="float" office:value="1572.459473">
                <text:p>1572.459473</text:p>
              </table:table-cell>
              <table:table-cell office:value-type="float" office:value="1594.040039">
                <text:p>1594.04003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70.154419">
                <text:p>1570.154419</text:p>
              </table:table-cell>
              <table:table-cell office:value-type="float" office:value="1588.177124">
                <text:p>1588.177124</text:p>
              </table:table-cell>
              <table:table-cell office:value-type="float" office:value="1573.060547">
                <text:p>1573.060547</text:p>
              </table:table-cell>
              <table:table-cell office:value-type="float" office:value="1591.475342">
                <text:p>1591.47534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71.302246">
                <text:p>1571.302246</text:p>
              </table:table-cell>
              <table:table-cell office:value-type="float" office:value="1584.281372">
                <text:p>1584.281372</text:p>
              </table:table-cell>
              <table:table-cell office:value-type="float" office:value="1575.272217">
                <text:p>1575.272217</text:p>
              </table:table-cell>
              <table:table-cell office:value-type="float" office:value="1589.318604">
                <text:p>1589.3186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62.425049">
                <text:p>1562.425049</text:p>
              </table:table-cell>
              <table:table-cell office:value-type="float" office:value="1587.475708">
                <text:p>1587.475708</text:p>
              </table:table-cell>
              <table:table-cell office:value-type="float" office:value="1569.288818">
                <text:p>1569.288818</text:p>
              </table:table-cell>
              <table:table-cell office:value-type="float" office:value="1588.003174">
                <text:p>1588.00317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66.290283">
                <text:p>1566.290283</text:p>
              </table:table-cell>
              <table:table-cell office:value-type="float" office:value="1583.484253">
                <text:p>1583.484253</text:p>
              </table:table-cell>
              <table:table-cell office:value-type="float" office:value="1571.331543">
                <text:p>1571.331543</text:p>
              </table:table-cell>
              <table:table-cell office:value-type="float" office:value="1588.94873">
                <text:p>1588.9487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65.284424">
                <text:p>1565.284424</text:p>
              </table:table-cell>
              <table:table-cell office:value-type="float" office:value="1578.580811">
                <text:p>1578.580811</text:p>
              </table:table-cell>
              <table:table-cell office:value-type="float" office:value="1570.535034">
                <text:p>1570.535034</text:p>
              </table:table-cell>
              <table:table-cell office:value-type="float" office:value="1582.018433">
                <text:p>1582.0184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62.967407">
                <text:p>1562.967407</text:p>
              </table:table-cell>
              <table:table-cell office:value-type="float" office:value="1579.554443">
                <text:p>1579.554443</text:p>
              </table:table-cell>
              <table:table-cell office:value-type="float" office:value="1570.720459">
                <text:p>1570.720459</text:p>
              </table:table-cell>
              <table:table-cell office:value-type="float" office:value="1580.123413">
                <text:p>1580.1234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64.208008">
                <text:p>1564.208008</text:p>
              </table:table-cell>
              <table:table-cell office:value-type="float" office:value="1579.419312">
                <text:p>1579.419312</text:p>
              </table:table-cell>
              <table:table-cell office:value-type="float" office:value="1570.030518">
                <text:p>1570.030518</text:p>
              </table:table-cell>
              <table:table-cell office:value-type="float" office:value="1583.810303">
                <text:p>1583.81030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65.247681">
                <text:p>1565.247681</text:p>
              </table:table-cell>
              <table:table-cell office:value-type="float" office:value="1572.204834">
                <text:p>1572.204834</text:p>
              </table:table-cell>
              <table:table-cell office:value-type="float" office:value="1567.113647">
                <text:p>1567.113647</text:p>
              </table:table-cell>
              <table:table-cell office:value-type="float" office:value="1586.601807">
                <text:p>1586.60180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19.335205">
                <text:p>1519.335205</text:p>
              </table:table-cell>
              <table:table-cell office:value-type="float" office:value="1533.74585">
                <text:p>1533.74585</text:p>
              </table:table-cell>
              <table:table-cell office:value-type="float" office:value="1593.569336">
                <text:p>1593.569336</text:p>
              </table:table-cell>
              <table:table-cell office:value-type="float" office:value="1642.977173">
                <text:p>1642.97717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25.529785">
                <text:p>1525.529785</text:p>
              </table:table-cell>
              <table:table-cell office:value-type="float" office:value="1550.250977">
                <text:p>1550.250977</text:p>
              </table:table-cell>
              <table:table-cell office:value-type="float" office:value="1619.386475">
                <text:p>1619.386475</text:p>
              </table:table-cell>
              <table:table-cell office:value-type="float" office:value="1636.180542">
                <text:p>1636.18054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61.765503">
                <text:p>1561.765503</text:p>
              </table:table-cell>
              <table:table-cell office:value-type="float" office:value="1565.247314">
                <text:p>1565.247314</text:p>
              </table:table-cell>
              <table:table-cell office:value-type="float" office:value="1623.744507">
                <text:p>1623.744507</text:p>
              </table:table-cell>
              <table:table-cell office:value-type="float" office:value="1642.172974">
                <text:p>1642.17297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91.980347">
                <text:p>1591.980347</text:p>
              </table:table-cell>
              <table:table-cell office:value-type="float" office:value="1589.896362">
                <text:p>1589.896362</text:p>
              </table:table-cell>
              <table:table-cell office:value-type="float" office:value="1633.570801">
                <text:p>1633.570801</text:p>
              </table:table-cell>
              <table:table-cell office:value-type="float" office:value="1662.229614">
                <text:p>1662.22961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24.711426">
                <text:p>1624.711426</text:p>
              </table:table-cell>
              <table:table-cell office:value-type="float" office:value="1615.783325">
                <text:p>1615.783325</text:p>
              </table:table-cell>
              <table:table-cell office:value-type="float" office:value="1635.973999">
                <text:p>1635.973999</text:p>
              </table:table-cell>
              <table:table-cell office:value-type="float" office:value="1646.688232">
                <text:p>1646.68823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32.38501">
                <text:p>1632.38501</text:p>
              </table:table-cell>
              <table:table-cell office:value-type="float" office:value="1667.702271">
                <text:p>1667.702271</text:p>
              </table:table-cell>
              <table:table-cell office:value-type="float" office:value="1625.259888">
                <text:p>1625.259888</text:p>
              </table:table-cell>
              <table:table-cell office:value-type="float" office:value="1660.50415">
                <text:p>1660.504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635.678711">
                <text:p>1635.678711</text:p>
              </table:table-cell>
              <table:table-cell office:value-type="float" office:value="1661.883667">
                <text:p>1661.883667</text:p>
              </table:table-cell>
              <table:table-cell office:value-type="float" office:value="1633.620483">
                <text:p>1633.620483</text:p>
              </table:table-cell>
              <table:table-cell office:value-type="float" office:value="1653.816528">
                <text:p>1653.81652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607.02124">
                <text:p>1607.02124</text:p>
              </table:table-cell>
              <table:table-cell office:value-type="float" office:value="1684.935425">
                <text:p>1684.935425</text:p>
              </table:table-cell>
              <table:table-cell office:value-type="float" office:value="1608.384888">
                <text:p>1608.384888</text:p>
              </table:table-cell>
              <table:table-cell office:value-type="float" office:value="1677.661743">
                <text:p>1677.66174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614.856934">
                <text:p>1614.856934</text:p>
              </table:table-cell>
              <table:table-cell office:value-type="float" office:value="1668.219604">
                <text:p>1668.219604</text:p>
              </table:table-cell>
              <table:table-cell office:value-type="float" office:value="1616.494629">
                <text:p>1616.494629</text:p>
              </table:table-cell>
              <table:table-cell office:value-type="float" office:value="1662.947388">
                <text:p>1662.94738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613.093506">
                <text:p>1613.093506</text:p>
              </table:table-cell>
              <table:table-cell office:value-type="float" office:value="1675.002808">
                <text:p>1675.002808</text:p>
              </table:table-cell>
              <table:table-cell office:value-type="float" office:value="1618.274414">
                <text:p>1618.274414</text:p>
              </table:table-cell>
              <table:table-cell office:value-type="float" office:value="1668.300659">
                <text:p>1668.30065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12.037354">
                <text:p>1612.037354</text:p>
              </table:table-cell>
              <table:table-cell office:value-type="float" office:value="1675.9729">
                <text:p>1675.9729</text:p>
              </table:table-cell>
              <table:table-cell office:value-type="float" office:value="1620.011108">
                <text:p>1620.011108</text:p>
              </table:table-cell>
              <table:table-cell office:value-type="float" office:value="1667.665649">
                <text:p>1667.66564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16.951294">
                <text:p>1616.951294</text:p>
              </table:table-cell>
              <table:table-cell office:value-type="float" office:value="1671.080322">
                <text:p>1671.080322</text:p>
              </table:table-cell>
              <table:table-cell office:value-type="float" office:value="1618.961548">
                <text:p>1618.961548</text:p>
              </table:table-cell>
              <table:table-cell office:value-type="float" office:value="1670.620117">
                <text:p>1670.6201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17.439941">
                <text:p>1617.439941</text:p>
              </table:table-cell>
              <table:table-cell office:value-type="float" office:value="1670.959595">
                <text:p>1670.959595</text:p>
              </table:table-cell>
              <table:table-cell office:value-type="float" office:value="1621.393677">
                <text:p>1621.393677</text:p>
              </table:table-cell>
              <table:table-cell office:value-type="float" office:value="1674.784424">
                <text:p>1674.78442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14.180786">
                <text:p>1614.180786</text:p>
              </table:table-cell>
              <table:table-cell office:value-type="float" office:value="1676.163452">
                <text:p>1676.163452</text:p>
              </table:table-cell>
              <table:table-cell office:value-type="float" office:value="1622.588013">
                <text:p>1622.588013</text:p>
              </table:table-cell>
              <table:table-cell office:value-type="float" office:value="1670.162598">
                <text:p>1670.16259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17.576294">
                <text:p>1617.576294</text:p>
              </table:table-cell>
              <table:table-cell office:value-type="float" office:value="1674.931396">
                <text:p>1674.931396</text:p>
              </table:table-cell>
              <table:table-cell office:value-type="float" office:value="1621.858398">
                <text:p>1621.858398</text:p>
              </table:table-cell>
              <table:table-cell office:value-type="float" office:value="1672.269043">
                <text:p>1672.26904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15.365601">
                <text:p>1615.365601</text:p>
              </table:table-cell>
              <table:table-cell office:value-type="float" office:value="1675.484009">
                <text:p>1675.484009</text:p>
              </table:table-cell>
              <table:table-cell office:value-type="float" office:value="1620.992676">
                <text:p>1620.992676</text:p>
              </table:table-cell>
              <table:table-cell office:value-type="float" office:value="1672.485962">
                <text:p>1672.48596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18.488892">
                <text:p>1618.488892</text:p>
              </table:table-cell>
              <table:table-cell office:value-type="float" office:value="1677.038086">
                <text:p>1677.038086</text:p>
              </table:table-cell>
              <table:table-cell office:value-type="float" office:value="1621.508179">
                <text:p>1621.508179</text:p>
              </table:table-cell>
              <table:table-cell office:value-type="float" office:value="1674.746094">
                <text:p>1674.74609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16.741089">
                <text:p>1616.741089</text:p>
              </table:table-cell>
              <table:table-cell office:value-type="float" office:value="1674.437744">
                <text:p>1674.437744</text:p>
              </table:table-cell>
              <table:table-cell office:value-type="float" office:value="1621.517212">
                <text:p>1621.517212</text:p>
              </table:table-cell>
              <table:table-cell office:value-type="float" office:value="1676.667847">
                <text:p>1676.66784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18.843018">
                <text:p>1618.843018</text:p>
              </table:table-cell>
              <table:table-cell office:value-type="float" office:value="1676.543091">
                <text:p>1676.543091</text:p>
              </table:table-cell>
              <table:table-cell office:value-type="float" office:value="1622.112427">
                <text:p>1622.112427</text:p>
              </table:table-cell>
              <table:table-cell office:value-type="float" office:value="1676.77832">
                <text:p>1676.7783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18.913086">
                <text:p>1618.913086</text:p>
              </table:table-cell>
              <table:table-cell office:value-type="float" office:value="1677.971313">
                <text:p>1677.971313</text:p>
              </table:table-cell>
              <table:table-cell office:value-type="float" office:value="1625.710327">
                <text:p>1625.710327</text:p>
              </table:table-cell>
              <table:table-cell office:value-type="float" office:value="1676.780273">
                <text:p>1676.78027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20.832275">
                <text:p>1620.832275</text:p>
              </table:table-cell>
              <table:table-cell office:value-type="float" office:value="1678.479492">
                <text:p>1678.479492</text:p>
              </table:table-cell>
              <table:table-cell office:value-type="float" office:value="1625.394043">
                <text:p>1625.394043</text:p>
              </table:table-cell>
              <table:table-cell office:value-type="float" office:value="1676.107422">
                <text:p>1676.10742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17.090698">
                <text:p>1617.090698</text:p>
              </table:table-cell>
              <table:table-cell office:value-type="float" office:value="1677.971191">
                <text:p>1677.971191</text:p>
              </table:table-cell>
              <table:table-cell office:value-type="float" office:value="1621.4375">
                <text:p>1621.4375</text:p>
              </table:table-cell>
              <table:table-cell office:value-type="float" office:value="1679.800903">
                <text:p>1679.80090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22.119751">
                <text:p>1622.119751</text:p>
              </table:table-cell>
              <table:table-cell office:value-type="float" office:value="1676.196045">
                <text:p>1676.196045</text:p>
              </table:table-cell>
              <table:table-cell office:value-type="float" office:value="1622.935181">
                <text:p>1622.935181</text:p>
              </table:table-cell>
              <table:table-cell office:value-type="float" office:value="1678.46582">
                <text:p>1678.4658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20.380005">
                <text:p>1620.380005</text:p>
              </table:table-cell>
              <table:table-cell office:value-type="float" office:value="1678.745483">
                <text:p>1678.745483</text:p>
              </table:table-cell>
              <table:table-cell office:value-type="float" office:value="1626.570801">
                <text:p>1626.570801</text:p>
              </table:table-cell>
              <table:table-cell office:value-type="float" office:value="1679.347046">
                <text:p>1679.34704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20.150757">
                <text:p>1620.150757</text:p>
              </table:table-cell>
              <table:table-cell office:value-type="float" office:value="1683.090088">
                <text:p>1683.090088</text:p>
              </table:table-cell>
              <table:table-cell office:value-type="float" office:value="1623.370483">
                <text:p>1623.370483</text:p>
              </table:table-cell>
              <table:table-cell office:value-type="float" office:value="1680.232056">
                <text:p>1680.23205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22.139648">
                <text:p>1622.139648</text:p>
              </table:table-cell>
              <table:table-cell office:value-type="float" office:value="1677.299805">
                <text:p>1677.299805</text:p>
              </table:table-cell>
              <table:table-cell office:value-type="float" office:value="1625.300659">
                <text:p>1625.300659</text:p>
              </table:table-cell>
              <table:table-cell office:value-type="float" office:value="1679.747192">
                <text:p>1679.74719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20.583862">
                <text:p>1620.583862</text:p>
              </table:table-cell>
              <table:table-cell office:value-type="float" office:value="1679.716919">
                <text:p>1679.716919</text:p>
              </table:table-cell>
              <table:table-cell office:value-type="float" office:value="1627.823242">
                <text:p>1627.823242</text:p>
              </table:table-cell>
              <table:table-cell office:value-type="float" office:value="1678.1604">
                <text:p>1678.16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21.861206">
                <text:p>1621.861206</text:p>
              </table:table-cell>
              <table:table-cell office:value-type="float" office:value="1681.466064">
                <text:p>1681.466064</text:p>
              </table:table-cell>
              <table:table-cell office:value-type="float" office:value="1621.921265">
                <text:p>1621.921265</text:p>
              </table:table-cell>
              <table:table-cell office:value-type="float" office:value="1681.568237">
                <text:p>1681.56823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23.168335">
                <text:p>1623.168335</text:p>
              </table:table-cell>
              <table:table-cell office:value-type="float" office:value="1680.959595">
                <text:p>1680.959595</text:p>
              </table:table-cell>
              <table:table-cell office:value-type="float" office:value="1622.210693">
                <text:p>1622.210693</text:p>
              </table:table-cell>
              <table:table-cell office:value-type="float" office:value="1682.375977">
                <text:p>1682.37597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19.598633">
                <text:p>1619.598633</text:p>
              </table:table-cell>
              <table:table-cell office:value-type="float" office:value="1681.878418">
                <text:p>1681.878418</text:p>
              </table:table-cell>
              <table:table-cell office:value-type="float" office:value="1626.642822">
                <text:p>1626.642822</text:p>
              </table:table-cell>
              <table:table-cell office:value-type="float" office:value="1678.368652">
                <text:p>1678.36865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24.460938">
                <text:p>1624.460938</text:p>
              </table:table-cell>
              <table:table-cell office:value-type="float" office:value="1678.771118">
                <text:p>1678.771118</text:p>
              </table:table-cell>
              <table:table-cell office:value-type="float" office:value="1627.817627">
                <text:p>1627.817627</text:p>
              </table:table-cell>
              <table:table-cell office:value-type="float" office:value="1680.077271">
                <text:p>1680.07727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22.205933">
                <text:p>1622.205933</text:p>
              </table:table-cell>
              <table:table-cell office:value-type="float" office:value="1681.750977">
                <text:p>1681.750977</text:p>
              </table:table-cell>
              <table:table-cell office:value-type="float" office:value="1624.077026">
                <text:p>1624.077026</text:p>
              </table:table-cell>
              <table:table-cell office:value-type="float" office:value="1683.545654">
                <text:p>1683.54565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624.59668">
                <text:p>1624.59668</text:p>
              </table:table-cell>
              <table:table-cell office:value-type="float" office:value="1680.541138">
                <text:p>1680.541138</text:p>
              </table:table-cell>
              <table:table-cell office:value-type="float" office:value="1626.869263">
                <text:p>1626.869263</text:p>
              </table:table-cell>
              <table:table-cell office:value-type="float" office:value="1680.839355">
                <text:p>1680.8393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24.843872">
                <text:p>1624.843872</text:p>
              </table:table-cell>
              <table:table-cell office:value-type="float" office:value="1681.744141">
                <text:p>1681.744141</text:p>
              </table:table-cell>
              <table:table-cell office:value-type="float" office:value="1627.848389">
                <text:p>1627.848389</text:p>
              </table:table-cell>
              <table:table-cell office:value-type="float" office:value="1684.43103">
                <text:p>1684.4310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28.911011">
                <text:p>1628.911011</text:p>
              </table:table-cell>
              <table:table-cell office:value-type="float" office:value="1684.08313">
                <text:p>1684.08313</text:p>
              </table:table-cell>
              <table:table-cell office:value-type="float" office:value="1629.239258">
                <text:p>1629.239258</text:p>
              </table:table-cell>
              <table:table-cell office:value-type="float" office:value="1685.308838">
                <text:p>1685.30883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23.658691">
                <text:p>1623.658691</text:p>
              </table:table-cell>
              <table:table-cell office:value-type="float" office:value="1685.362061">
                <text:p>1685.362061</text:p>
              </table:table-cell>
              <table:table-cell office:value-type="float" office:value="1627.681396">
                <text:p>1627.681396</text:p>
              </table:table-cell>
              <table:table-cell office:value-type="float" office:value="1684.780151">
                <text:p>1684.78015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21.696777">
                <text:p>1621.696777</text:p>
              </table:table-cell>
              <table:table-cell office:value-type="float" office:value="1685.590576">
                <text:p>1685.590576</text:p>
              </table:table-cell>
              <table:table-cell office:value-type="float" office:value="1628.965576">
                <text:p>1628.965576</text:p>
              </table:table-cell>
              <table:table-cell office:value-type="float" office:value="1683.254883">
                <text:p>1683.25488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25.327271">
                <text:p>1625.327271</text:p>
              </table:table-cell>
              <table:table-cell office:value-type="float" office:value="1686.084961">
                <text:p>1686.084961</text:p>
              </table:table-cell>
              <table:table-cell office:value-type="float" office:value="1628.806519">
                <text:p>1628.806519</text:p>
              </table:table-cell>
              <table:table-cell office:value-type="float" office:value="1683.230225">
                <text:p>1683.2302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24.256592">
                <text:p>1624.256592</text:p>
              </table:table-cell>
              <table:table-cell office:value-type="float" office:value="1680.988281">
                <text:p>1680.988281</text:p>
              </table:table-cell>
              <table:table-cell office:value-type="float" office:value="1627.262451">
                <text:p>1627.262451</text:p>
              </table:table-cell>
              <table:table-cell office:value-type="float" office:value="1685.05127">
                <text:p>1685.0512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25.570801">
                <text:p>1625.570801</text:p>
              </table:table-cell>
              <table:table-cell office:value-type="float" office:value="1683.507324">
                <text:p>1683.507324</text:p>
              </table:table-cell>
              <table:table-cell office:value-type="float" office:value="1630.391724">
                <text:p>1630.391724</text:p>
              </table:table-cell>
              <table:table-cell office:value-type="float" office:value="1684.038696">
                <text:p>1684.03869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21.368896">
                <text:p>1621.368896</text:p>
              </table:table-cell>
              <table:table-cell office:value-type="float" office:value="1689.638916">
                <text:p>1689.638916</text:p>
              </table:table-cell>
              <table:table-cell office:value-type="float" office:value="1627.180542">
                <text:p>1627.180542</text:p>
              </table:table-cell>
              <table:table-cell office:value-type="float" office:value="1682.546997">
                <text:p>1682.54699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22.428467">
                <text:p>1622.428467</text:p>
              </table:table-cell>
              <table:table-cell office:value-type="float" office:value="1684.556274">
                <text:p>1684.556274</text:p>
              </table:table-cell>
              <table:table-cell office:value-type="float" office:value="1627.652222">
                <text:p>1627.652222</text:p>
              </table:table-cell>
              <table:table-cell office:value-type="float" office:value="1687.01355">
                <text:p>1687.0135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21.999512">
                <text:p>1621.999512</text:p>
              </table:table-cell>
              <table:table-cell office:value-type="float" office:value="1687.289673">
                <text:p>1687.289673</text:p>
              </table:table-cell>
              <table:table-cell office:value-type="float" office:value="1629.00769">
                <text:p>1629.00769</text:p>
              </table:table-cell>
              <table:table-cell office:value-type="float" office:value="1685.901123">
                <text:p>1685.90112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23.397217">
                <text:p>1623.397217</text:p>
              </table:table-cell>
              <table:table-cell office:value-type="float" office:value="1684.351196">
                <text:p>1684.351196</text:p>
              </table:table-cell>
              <table:table-cell office:value-type="float" office:value="1629.346802">
                <text:p>1629.346802</text:p>
              </table:table-cell>
              <table:table-cell office:value-type="float" office:value="1684.74939">
                <text:p>1684.7493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23.626587">
                <text:p>1623.626587</text:p>
              </table:table-cell>
              <table:table-cell office:value-type="float" office:value="1684.222046">
                <text:p>1684.222046</text:p>
              </table:table-cell>
              <table:table-cell office:value-type="float" office:value="1627.308716">
                <text:p>1627.308716</text:p>
              </table:table-cell>
              <table:table-cell office:value-type="float" office:value="1686.091919">
                <text:p>1686.0919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25.06958">
                <text:p>1625.06958</text:p>
              </table:table-cell>
              <table:table-cell office:value-type="float" office:value="1686.405029">
                <text:p>1686.405029</text:p>
              </table:table-cell>
              <table:table-cell office:value-type="float" office:value="1628.846802">
                <text:p>1628.846802</text:p>
              </table:table-cell>
              <table:table-cell office:value-type="float" office:value="1686.778076">
                <text:p>1686.77807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25.19043">
                <text:p>1625.19043</text:p>
              </table:table-cell>
              <table:table-cell office:value-type="float" office:value="1683.544556">
                <text:p>1683.544556</text:p>
              </table:table-cell>
              <table:table-cell office:value-type="float" office:value="1630.23938">
                <text:p>1630.23938</text:p>
              </table:table-cell>
              <table:table-cell office:value-type="float" office:value="1683.321411">
                <text:p>1683.32141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25.362427">
                <text:p>1625.362427</text:p>
              </table:table-cell>
              <table:table-cell office:value-type="float" office:value="1686.90686">
                <text:p>1686.90686</text:p>
              </table:table-cell>
              <table:table-cell office:value-type="float" office:value="1629.228638">
                <text:p>1629.228638</text:p>
              </table:table-cell>
              <table:table-cell office:value-type="float" office:value="1685.957886">
                <text:p>1685.95788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25.611084">
                <text:p>1625.611084</text:p>
              </table:table-cell>
              <table:table-cell office:value-type="float" office:value="1685.757812">
                <text:p>1685.757812</text:p>
              </table:table-cell>
              <table:table-cell office:value-type="float" office:value="1629.709717">
                <text:p>1629.709717</text:p>
              </table:table-cell>
              <table:table-cell office:value-type="float" office:value="1686.85437">
                <text:p>1686.8543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25.795898">
                <text:p>1625.795898</text:p>
              </table:table-cell>
              <table:table-cell office:value-type="float" office:value="1686.401367">
                <text:p>1686.401367</text:p>
              </table:table-cell>
              <table:table-cell office:value-type="float" office:value="1629.780273">
                <text:p>1629.780273</text:p>
              </table:table-cell>
              <table:table-cell office:value-type="float" office:value="1686.263428">
                <text:p>1686.26342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26.239014">
                <text:p>1626.239014</text:p>
              </table:table-cell>
              <table:table-cell office:value-type="float" office:value="1685.996704">
                <text:p>1685.996704</text:p>
              </table:table-cell>
              <table:table-cell office:value-type="float" office:value="1628.668457">
                <text:p>1628.668457</text:p>
              </table:table-cell>
              <table:table-cell office:value-type="float" office:value="1685.509399">
                <text:p>1685.50939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25.60791">
                <text:p>1625.60791</text:p>
              </table:table-cell>
              <table:table-cell office:value-type="float" office:value="1686.311401">
                <text:p>1686.311401</text:p>
              </table:table-cell>
              <table:table-cell office:value-type="float" office:value="1630.625854">
                <text:p>1630.625854</text:p>
              </table:table-cell>
              <table:table-cell office:value-type="float" office:value="1687.838989">
                <text:p>1687.83898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23.703125">
                <text:p>1623.703125</text:p>
              </table:table-cell>
              <table:table-cell office:value-type="float" office:value="1688.697266">
                <text:p>1688.697266</text:p>
              </table:table-cell>
              <table:table-cell office:value-type="float" office:value="1629.500732">
                <text:p>1629.500732</text:p>
              </table:table-cell>
              <table:table-cell office:value-type="float" office:value="1685.563232">
                <text:p>1685.56323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26.03418">
                <text:p>1626.03418</text:p>
              </table:table-cell>
              <table:table-cell office:value-type="float" office:value="1686.215332">
                <text:p>1686.215332</text:p>
              </table:table-cell>
              <table:table-cell office:value-type="float" office:value="1627.52832">
                <text:p>1627.52832</text:p>
              </table:table-cell>
              <table:table-cell office:value-type="float" office:value="1687.657471">
                <text:p>1687.65747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28.223999">
                <text:p>1628.223999</text:p>
              </table:table-cell>
              <table:table-cell office:value-type="float" office:value="1687.205322">
                <text:p>1687.205322</text:p>
              </table:table-cell>
              <table:table-cell office:value-type="float" office:value="1628.034302">
                <text:p>1628.034302</text:p>
              </table:table-cell>
              <table:table-cell office:value-type="float" office:value="1688.099487">
                <text:p>1688.09948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26.342773">
                <text:p>1626.342773</text:p>
              </table:table-cell>
              <table:table-cell office:value-type="float" office:value="1686.876343">
                <text:p>1686.876343</text:p>
              </table:table-cell>
              <table:table-cell office:value-type="float" office:value="1629.018066">
                <text:p>1629.018066</text:p>
              </table:table-cell>
              <table:table-cell office:value-type="float" office:value="1688.470215">
                <text:p>1688.47021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28.813599">
                <text:p>1628.813599</text:p>
              </table:table-cell>
              <table:table-cell office:value-type="float" office:value="1687.344482">
                <text:p>1687.344482</text:p>
              </table:table-cell>
              <table:table-cell office:value-type="float" office:value="1629.08667">
                <text:p>1629.08667</text:p>
              </table:table-cell>
              <table:table-cell office:value-type="float" office:value="1689.609497">
                <text:p>1689.60949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25.337402">
                <text:p>1625.337402</text:p>
              </table:table-cell>
              <table:table-cell office:value-type="float" office:value="1689.791504">
                <text:p>1689.791504</text:p>
              </table:table-cell>
              <table:table-cell office:value-type="float" office:value="1628.322998">
                <text:p>1628.322998</text:p>
              </table:table-cell>
              <table:table-cell office:value-type="float" office:value="1691.075562">
                <text:p>1691.07556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28.280273">
                <text:p>1628.280273</text:p>
              </table:table-cell>
              <table:table-cell office:value-type="float" office:value="1689.367188">
                <text:p>1689.367188</text:p>
              </table:table-cell>
              <table:table-cell office:value-type="float" office:value="1634.461426">
                <text:p>1634.461426</text:p>
              </table:table-cell>
              <table:table-cell office:value-type="float" office:value="1686.676025">
                <text:p>1686.6760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29.830322">
                <text:p>1629.830322</text:p>
              </table:table-cell>
              <table:table-cell office:value-type="float" office:value="1686.904541">
                <text:p>1686.904541</text:p>
              </table:table-cell>
              <table:table-cell office:value-type="float" office:value="1632.702759">
                <text:p>1632.702759</text:p>
              </table:table-cell>
              <table:table-cell office:value-type="float" office:value="1691.92627">
                <text:p>1691.9262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630.235962">
                <text:p>1630.235962</text:p>
              </table:table-cell>
              <table:table-cell office:value-type="float" office:value="1691.843994">
                <text:p>1691.843994</text:p>
              </table:table-cell>
              <table:table-cell office:value-type="float" office:value="1633.211914">
                <text:p>1633.211914</text:p>
              </table:table-cell>
              <table:table-cell office:value-type="float" office:value="1693.814453">
                <text:p>1693.81445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29.954834">
                <text:p>1629.954834</text:p>
              </table:table-cell>
              <table:table-cell office:value-type="float" office:value="1689.034302">
                <text:p>1689.034302</text:p>
              </table:table-cell>
              <table:table-cell office:value-type="float" office:value="1629.45874">
                <text:p>1629.45874</text:p>
              </table:table-cell>
              <table:table-cell office:value-type="float" office:value="1691.322998">
                <text:p>1691.32299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626.822876">
                <text:p>1626.822876</text:p>
              </table:table-cell>
              <table:table-cell office:value-type="float" office:value="1693.500122">
                <text:p>1693.500122</text:p>
              </table:table-cell>
              <table:table-cell office:value-type="float" office:value="1630.889282">
                <text:p>1630.889282</text:p>
              </table:table-cell>
              <table:table-cell office:value-type="float" office:value="1693.147339">
                <text:p>1693.14733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630.434082">
                <text:p>1630.434082</text:p>
              </table:table-cell>
              <table:table-cell office:value-type="float" office:value="1693.169922">
                <text:p>1693.169922</text:p>
              </table:table-cell>
              <table:table-cell office:value-type="float" office:value="1632.699829">
                <text:p>1632.699829</text:p>
              </table:table-cell>
              <table:table-cell office:value-type="float" office:value="1696.174438">
                <text:p>1696.17443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30.188721">
                <text:p>1630.188721</text:p>
              </table:table-cell>
              <table:table-cell office:value-type="float" office:value="1690.893677">
                <text:p>1690.893677</text:p>
              </table:table-cell>
              <table:table-cell office:value-type="float" office:value="1634.194336">
                <text:p>1634.194336</text:p>
              </table:table-cell>
              <table:table-cell office:value-type="float" office:value="1689.593506">
                <text:p>1689.59350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25.62207">
                <text:p>1625.62207</text:p>
              </table:table-cell>
              <table:table-cell office:value-type="float" office:value="1695.687012">
                <text:p>1695.687012</text:p>
              </table:table-cell>
              <table:table-cell office:value-type="float" office:value="1630.153809">
                <text:p>1630.153809</text:p>
              </table:table-cell>
              <table:table-cell office:value-type="float" office:value="1696.523438">
                <text:p>1696.52343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630.720337">
                <text:p>1630.720337</text:p>
              </table:table-cell>
              <table:table-cell office:value-type="float" office:value="1692.371948">
                <text:p>1692.371948</text:p>
              </table:table-cell>
              <table:table-cell office:value-type="float" office:value="1633.633545">
                <text:p>1633.633545</text:p>
              </table:table-cell>
              <table:table-cell office:value-type="float" office:value="1693.792969">
                <text:p>1693.79296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631.244873">
                <text:p>1631.244873</text:p>
              </table:table-cell>
              <table:table-cell office:value-type="float" office:value="1691.588013">
                <text:p>1691.588013</text:p>
              </table:table-cell>
              <table:table-cell office:value-type="float" office:value="1631.13208">
                <text:p>1631.13208</text:p>
              </table:table-cell>
              <table:table-cell office:value-type="float" office:value="1694.464233">
                <text:p>1694.46423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29.90332">
                <text:p>1629.90332</text:p>
              </table:table-cell>
              <table:table-cell office:value-type="float" office:value="1694.869873">
                <text:p>1694.869873</text:p>
              </table:table-cell>
              <table:table-cell office:value-type="float" office:value="1635.465088">
                <text:p>1635.465088</text:p>
              </table:table-cell>
              <table:table-cell office:value-type="float" office:value="1693.795776">
                <text:p>1693.79577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29.344971">
                <text:p>1629.344971</text:p>
              </table:table-cell>
              <table:table-cell office:value-type="float" office:value="1691.535522">
                <text:p>1691.535522</text:p>
              </table:table-cell>
              <table:table-cell office:value-type="float" office:value="1634.795776">
                <text:p>1634.795776</text:p>
              </table:table-cell>
              <table:table-cell office:value-type="float" office:value="1692.615601">
                <text:p>1692.61560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30.162842">
                <text:p>1630.162842</text:p>
              </table:table-cell>
              <table:table-cell office:value-type="float" office:value="1693.984131">
                <text:p>1693.984131</text:p>
              </table:table-cell>
              <table:table-cell office:value-type="float" office:value="1632.216431">
                <text:p>1632.216431</text:p>
              </table:table-cell>
              <table:table-cell office:value-type="float" office:value="1694.969849">
                <text:p>1694.96984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626.602051">
                <text:p>1626.602051</text:p>
              </table:table-cell>
              <table:table-cell office:value-type="float" office:value="1692.861572">
                <text:p>1692.861572</text:p>
              </table:table-cell>
              <table:table-cell office:value-type="float" office:value="1630.543945">
                <text:p>1630.543945</text:p>
              </table:table-cell>
              <table:table-cell office:value-type="float" office:value="1694.872803">
                <text:p>1694.87280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631.165527">
                <text:p>1631.165527</text:p>
              </table:table-cell>
              <table:table-cell office:value-type="float" office:value="1693.689697">
                <text:p>1693.689697</text:p>
              </table:table-cell>
              <table:table-cell office:value-type="float" office:value="1635.002808">
                <text:p>1635.002808</text:p>
              </table:table-cell>
              <table:table-cell office:value-type="float" office:value="1691.913574">
                <text:p>1691.91357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31.721924">
                <text:p>1631.721924</text:p>
              </table:table-cell>
              <table:table-cell office:value-type="float" office:value="1692.750977">
                <text:p>1692.750977</text:p>
              </table:table-cell>
              <table:table-cell office:value-type="float" office:value="1631.60498">
                <text:p>1631.60498</text:p>
              </table:table-cell>
              <table:table-cell office:value-type="float" office:value="1695.830566">
                <text:p>1695.83056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31.24585">
                <text:p>1631.24585</text:p>
              </table:table-cell>
              <table:table-cell office:value-type="float" office:value="1692.951294">
                <text:p>1692.951294</text:p>
              </table:table-cell>
              <table:table-cell office:value-type="float" office:value="1635.388184">
                <text:p>1635.388184</text:p>
              </table:table-cell>
              <table:table-cell office:value-type="float" office:value="1694.777832">
                <text:p>1694.77783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629.375732">
                <text:p>1629.375732</text:p>
              </table:table-cell>
              <table:table-cell office:value-type="float" office:value="1696.386963">
                <text:p>1696.386963</text:p>
              </table:table-cell>
              <table:table-cell office:value-type="float" office:value="1633.230835">
                <text:p>1633.230835</text:p>
              </table:table-cell>
              <table:table-cell office:value-type="float" office:value="1696.520752">
                <text:p>1696.52075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31.44397">
                <text:p>1631.44397</text:p>
              </table:table-cell>
              <table:table-cell office:value-type="float" office:value="1692.794922">
                <text:p>1692.794922</text:p>
              </table:table-cell>
              <table:table-cell office:value-type="float" office:value="1637.510742">
                <text:p>1637.510742</text:p>
              </table:table-cell>
              <table:table-cell office:value-type="float" office:value="1693.817627">
                <text:p>1693.81762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34.244141">
                <text:p>1634.244141</text:p>
              </table:table-cell>
              <table:table-cell office:value-type="float" office:value="1692.026123">
                <text:p>1692.026123</text:p>
              </table:table-cell>
              <table:table-cell office:value-type="float" office:value="1637.071167">
                <text:p>1637.071167</text:p>
              </table:table-cell>
              <table:table-cell office:value-type="float" office:value="1690.585327">
                <text:p>1690.58532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626.604736">
                <text:p>1626.604736</text:p>
              </table:table-cell>
              <table:table-cell office:value-type="float" office:value="1687.566162">
                <text:p>1687.566162</text:p>
              </table:table-cell>
              <table:table-cell office:value-type="float" office:value="1628.624634">
                <text:p>1628.624634</text:p>
              </table:table-cell>
              <table:table-cell office:value-type="float" office:value="1685.033936">
                <text:p>1685.03393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611.920166">
                <text:p>1611.920166</text:p>
              </table:table-cell>
              <table:table-cell office:value-type="float" office:value="1684.04248">
                <text:p>1684.04248</text:p>
              </table:table-cell>
              <table:table-cell office:value-type="float" office:value="1616.144531">
                <text:p>1616.144531</text:p>
              </table:table-cell>
              <table:table-cell office:value-type="float" office:value="1681.626465">
                <text:p>1681.62646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609.623535">
                <text:p>1609.623535</text:p>
              </table:table-cell>
              <table:table-cell office:value-type="float" office:value="1669.381104">
                <text:p>1669.381104</text:p>
              </table:table-cell>
              <table:table-cell office:value-type="float" office:value="1609.391602">
                <text:p>1609.391602</text:p>
              </table:table-cell>
              <table:table-cell office:value-type="float" office:value="1666.144409">
                <text:p>1666.14440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01.541992">
                <text:p>1601.541992</text:p>
              </table:table-cell>
              <table:table-cell office:value-type="float" office:value="1658.659424">
                <text:p>1658.659424</text:p>
              </table:table-cell>
              <table:table-cell office:value-type="float" office:value="1609.719971">
                <text:p>1609.719971</text:p>
              </table:table-cell>
              <table:table-cell office:value-type="float" office:value="1662.160156">
                <text:p>1662.16015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01.649536">
                <text:p>1601.649536</text:p>
              </table:table-cell>
              <table:table-cell office:value-type="float" office:value="1660.612427">
                <text:p>1660.612427</text:p>
              </table:table-cell>
              <table:table-cell office:value-type="float" office:value="1604.897583">
                <text:p>1604.897583</text:p>
              </table:table-cell>
              <table:table-cell office:value-type="float" office:value="1653.028564">
                <text:p>1653.02856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600.480713">
                <text:p>1600.480713</text:p>
              </table:table-cell>
              <table:table-cell office:value-type="float" office:value="1653.974243">
                <text:p>1653.974243</text:p>
              </table:table-cell>
              <table:table-cell office:value-type="float" office:value="1593.695068">
                <text:p>1593.695068</text:p>
              </table:table-cell>
              <table:table-cell office:value-type="float" office:value="1656.814941">
                <text:p>1656.81494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92.366821">
                <text:p>1592.366821</text:p>
              </table:table-cell>
              <table:table-cell office:value-type="float" office:value="1643.143555">
                <text:p>1643.143555</text:p>
              </table:table-cell>
              <table:table-cell office:value-type="float" office:value="1604.082642">
                <text:p>1604.082642</text:p>
              </table:table-cell>
              <table:table-cell office:value-type="float" office:value="1635.439331">
                <text:p>1635.43933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94.398926">
                <text:p>1594.398926</text:p>
              </table:table-cell>
              <table:table-cell office:value-type="float" office:value="1640.634766">
                <text:p>1640.634766</text:p>
              </table:table-cell>
              <table:table-cell office:value-type="float" office:value="1592.787964">
                <text:p>1592.787964</text:p>
              </table:table-cell>
              <table:table-cell office:value-type="float" office:value="1642.678833">
                <text:p>1642.67883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586.621216">
                <text:p>1586.621216</text:p>
              </table:table-cell>
              <table:table-cell office:value-type="float" office:value="1633.511963">
                <text:p>1633.511963</text:p>
              </table:table-cell>
              <table:table-cell office:value-type="float" office:value="1592.943604">
                <text:p>1592.943604</text:p>
              </table:table-cell>
              <table:table-cell office:value-type="float" office:value="1630.143311">
                <text:p>1630.14331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590.834961">
                <text:p>1590.834961</text:p>
              </table:table-cell>
              <table:table-cell office:value-type="float" office:value="1628.732422">
                <text:p>1628.732422</text:p>
              </table:table-cell>
              <table:table-cell office:value-type="float" office:value="1589.276978">
                <text:p>1589.276978</text:p>
              </table:table-cell>
              <table:table-cell office:value-type="float" office:value="1626.977661">
                <text:p>1626.97766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82.320801">
                <text:p>1582.320801</text:p>
              </table:table-cell>
              <table:table-cell office:value-type="float" office:value="1620.933716">
                <text:p>1620.933716</text:p>
              </table:table-cell>
              <table:table-cell office:value-type="float" office:value="1590.226196">
                <text:p>1590.226196</text:p>
              </table:table-cell>
              <table:table-cell office:value-type="float" office:value="1618.536377">
                <text:p>1618.53637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85.046875">
                <text:p>1585.046875</text:p>
              </table:table-cell>
              <table:table-cell office:value-type="float" office:value="1619.94458">
                <text:p>1619.94458</text:p>
              </table:table-cell>
              <table:table-cell office:value-type="float" office:value="1587.244629">
                <text:p>1587.244629</text:p>
              </table:table-cell>
              <table:table-cell office:value-type="float" office:value="1617.401245">
                <text:p>1617.4012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80.97998">
                <text:p>1580.97998</text:p>
              </table:table-cell>
              <table:table-cell office:value-type="float" office:value="1614.603394">
                <text:p>1614.603394</text:p>
              </table:table-cell>
              <table:table-cell office:value-type="float" office:value="1582.175415">
                <text:p>1582.175415</text:p>
              </table:table-cell>
              <table:table-cell office:value-type="float" office:value="1613.870239">
                <text:p>1613.87023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578.466064">
                <text:p>1578.466064</text:p>
              </table:table-cell>
              <table:table-cell office:value-type="float" office:value="1611.764404">
                <text:p>1611.764404</text:p>
              </table:table-cell>
              <table:table-cell office:value-type="float" office:value="1583.953979">
                <text:p>1583.953979</text:p>
              </table:table-cell>
              <table:table-cell office:value-type="float" office:value="1609.750244">
                <text:p>1609.75024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80.526611">
                <text:p>1580.526611</text:p>
              </table:table-cell>
              <table:table-cell office:value-type="float" office:value="1608.270264">
                <text:p>1608.270264</text:p>
              </table:table-cell>
              <table:table-cell office:value-type="float" office:value="1582.409058">
                <text:p>1582.409058</text:p>
              </table:table-cell>
              <table:table-cell office:value-type="float" office:value="1605.946533">
                <text:p>1605.94653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80.453369">
                <text:p>1580.453369</text:p>
              </table:table-cell>
              <table:table-cell office:value-type="float" office:value="1601.474121">
                <text:p>1601.474121</text:p>
              </table:table-cell>
              <table:table-cell office:value-type="float" office:value="1578.659546">
                <text:p>1578.659546</text:p>
              </table:table-cell>
              <table:table-cell office:value-type="float" office:value="1603.051758">
                <text:p>1603.05175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576.313721">
                <text:p>1576.313721</text:p>
              </table:table-cell>
              <table:table-cell office:value-type="float" office:value="1599.676392">
                <text:p>1599.676392</text:p>
              </table:table-cell>
              <table:table-cell office:value-type="float" office:value="1577.980225">
                <text:p>1577.980225</text:p>
              </table:table-cell>
              <table:table-cell office:value-type="float" office:value="1598.567261">
                <text:p>1598.56726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75.078247">
                <text:p>1575.078247</text:p>
              </table:table-cell>
              <table:table-cell office:value-type="float" office:value="1597.893311">
                <text:p>1597.893311</text:p>
              </table:table-cell>
              <table:table-cell office:value-type="float" office:value="1569.535522">
                <text:p>1569.535522</text:p>
              </table:table-cell>
              <table:table-cell office:value-type="float" office:value="1600.934326">
                <text:p>1600.93432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571.873291">
                <text:p>1571.873291</text:p>
              </table:table-cell>
              <table:table-cell office:value-type="float" office:value="1599.555054">
                <text:p>1599.555054</text:p>
              </table:table-cell>
              <table:table-cell office:value-type="float" office:value="1573.790894">
                <text:p>1573.790894</text:p>
              </table:table-cell>
              <table:table-cell office:value-type="float" office:value="1595.046631">
                <text:p>1595.04663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573.200317">
                <text:p>1573.200317</text:p>
              </table:table-cell>
              <table:table-cell office:value-type="float" office:value="1593.23645">
                <text:p>1593.23645</text:p>
              </table:table-cell>
              <table:table-cell office:value-type="float" office:value="1576.437744">
                <text:p>1576.437744</text:p>
              </table:table-cell>
              <table:table-cell office:value-type="float" office:value="1592.135498">
                <text:p>1592.13549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73.428101">
                <text:p>1573.428101</text:p>
              </table:table-cell>
              <table:table-cell office:value-type="float" office:value="1592.483765">
                <text:p>1592.483765</text:p>
              </table:table-cell>
              <table:table-cell office:value-type="float" office:value="1571.7229">
                <text:p>1571.7229</text:p>
              </table:table-cell>
              <table:table-cell office:value-type="float" office:value="1593.700928">
                <text:p>1593.70092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71.047485">
                <text:p>1571.047485</text:p>
              </table:table-cell>
              <table:table-cell office:value-type="float" office:value="1590.824463">
                <text:p>1590.824463</text:p>
              </table:table-cell>
              <table:table-cell office:value-type="float" office:value="1575.485352">
                <text:p>1575.485352</text:p>
              </table:table-cell>
              <table:table-cell office:value-type="float" office:value="1588.249878">
                <text:p>1588.24987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71.228271">
                <text:p>1571.228271</text:p>
              </table:table-cell>
              <table:table-cell office:value-type="float" office:value="1585.4646">
                <text:p>1585.4646</text:p>
              </table:table-cell>
              <table:table-cell office:value-type="float" office:value="1570.740479">
                <text:p>1570.740479</text:p>
              </table:table-cell>
              <table:table-cell office:value-type="float" office:value="1587.038574">
                <text:p>1587.03857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69.871826">
                <text:p>1569.871826</text:p>
              </table:table-cell>
              <table:table-cell office:value-type="float" office:value="1586.835449">
                <text:p>1586.835449</text:p>
              </table:table-cell>
              <table:table-cell office:value-type="float" office:value="1569.095703">
                <text:p>1569.095703</text:p>
              </table:table-cell>
              <table:table-cell office:value-type="float" office:value="1585.96167">
                <text:p>1585.9616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612.609375">
                <text:p>1612.609375</text:p>
              </table:table-cell>
              <table:table-cell office:value-type="float" office:value="1608.567139">
                <text:p>1608.567139</text:p>
              </table:table-cell>
              <table:table-cell office:value-type="float" office:value="1550.87915">
                <text:p>1550.87915</text:p>
              </table:table-cell>
              <table:table-cell office:value-type="float" office:value="1526.378418">
                <text:p>1526.37841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14.362061">
                <text:p>1614.362061</text:p>
              </table:table-cell>
              <table:table-cell office:value-type="float" office:value="1629.987671">
                <text:p>1629.987671</text:p>
              </table:table-cell>
              <table:table-cell office:value-type="float" office:value="1550.240601">
                <text:p>1550.240601</text:p>
              </table:table-cell>
              <table:table-cell office:value-type="float" office:value="1499.105957">
                <text:p>1499.10595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596.584106">
                <text:p>1596.584106</text:p>
              </table:table-cell>
              <table:table-cell office:value-type="float" office:value="1628.098267">
                <text:p>1628.098267</text:p>
              </table:table-cell>
              <table:table-cell office:value-type="float" office:value="1509.639771">
                <text:p>1509.639771</text:p>
              </table:table-cell>
              <table:table-cell office:value-type="float" office:value="1558.250977">
                <text:p>1558.25097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08.832886">
                <text:p>1608.832886</text:p>
              </table:table-cell>
              <table:table-cell office:value-type="float" office:value="1620.397949">
                <text:p>1620.397949</text:p>
              </table:table-cell>
              <table:table-cell office:value-type="float" office:value="1527.831909">
                <text:p>1527.831909</text:p>
              </table:table-cell>
              <table:table-cell office:value-type="float" office:value="1537.158203">
                <text:p>1537.15820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16.894653">
                <text:p>1616.894653</text:p>
              </table:table-cell>
              <table:table-cell office:value-type="float" office:value="1611.336182">
                <text:p>1611.336182</text:p>
              </table:table-cell>
              <table:table-cell office:value-type="float" office:value="1537.538696">
                <text:p>1537.538696</text:p>
              </table:table-cell>
              <table:table-cell office:value-type="float" office:value="1543.308472">
                <text:p>1543.30847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18.736816">
                <text:p>1618.736816</text:p>
              </table:table-cell>
              <table:table-cell office:value-type="float" office:value="1631.297119">
                <text:p>1631.297119</text:p>
              </table:table-cell>
              <table:table-cell office:value-type="float" office:value="1561.960449">
                <text:p>1561.960449</text:p>
              </table:table-cell>
              <table:table-cell office:value-type="float" office:value="1532.294556">
                <text:p>1532.29455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28.983032">
                <text:p>1628.983032</text:p>
              </table:table-cell>
              <table:table-cell office:value-type="float" office:value="1649.681885">
                <text:p>1649.681885</text:p>
              </table:table-cell>
              <table:table-cell office:value-type="float" office:value="1571.66748">
                <text:p>1571.66748</text:p>
              </table:table-cell>
              <table:table-cell office:value-type="float" office:value="1536.837891">
                <text:p>1536.83789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40.251221">
                <text:p>1640.251221</text:p>
              </table:table-cell>
              <table:table-cell office:value-type="float" office:value="1653.307373">
                <text:p>1653.307373</text:p>
              </table:table-cell>
              <table:table-cell office:value-type="float" office:value="1574.969727">
                <text:p>1574.969727</text:p>
              </table:table-cell>
              <table:table-cell office:value-type="float" office:value="1544.873291">
                <text:p>1544.87329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40.697266">
                <text:p>1640.697266</text:p>
              </table:table-cell>
              <table:table-cell office:value-type="float" office:value="1653.093384">
                <text:p>1653.093384</text:p>
              </table:table-cell>
              <table:table-cell office:value-type="float" office:value="1587.990845">
                <text:p>1587.990845</text:p>
              </table:table-cell>
              <table:table-cell office:value-type="float" office:value="1560.331421">
                <text:p>1560.33142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44.301392">
                <text:p>1644.301392</text:p>
              </table:table-cell>
              <table:table-cell office:value-type="float" office:value="1677.661133">
                <text:p>1677.661133</text:p>
              </table:table-cell>
              <table:table-cell office:value-type="float" office:value="1594.072144">
                <text:p>1594.072144</text:p>
              </table:table-cell>
              <table:table-cell office:value-type="float" office:value="1567.812988">
                <text:p>1567.81298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654.629883">
                <text:p>1654.629883</text:p>
              </table:table-cell>
              <table:table-cell office:value-type="float" office:value="1669.929077">
                <text:p>1669.929077</text:p>
              </table:table-cell>
              <table:table-cell office:value-type="float" office:value="1597.519653">
                <text:p>1597.519653</text:p>
              </table:table-cell>
              <table:table-cell office:value-type="float" office:value="1571.307495">
                <text:p>1571.30749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32.407715">
                <text:p>1632.407715</text:p>
              </table:table-cell>
              <table:table-cell office:value-type="float" office:value="1679.447632">
                <text:p>1679.447632</text:p>
              </table:table-cell>
              <table:table-cell office:value-type="float" office:value="1603.751709">
                <text:p>1603.751709</text:p>
              </table:table-cell>
              <table:table-cell office:value-type="float" office:value="1593.494751">
                <text:p>1593.49475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629.322266">
                <text:p>1629.322266</text:p>
              </table:table-cell>
              <table:table-cell office:value-type="float" office:value="1689.829468">
                <text:p>1689.829468</text:p>
              </table:table-cell>
              <table:table-cell office:value-type="float" office:value="1588.090942">
                <text:p>1588.090942</text:p>
              </table:table-cell>
              <table:table-cell office:value-type="float" office:value="1589.497803">
                <text:p>1589.49780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632.897339">
                <text:p>1632.897339</text:p>
              </table:table-cell>
              <table:table-cell office:value-type="float" office:value="1684.488403">
                <text:p>1684.488403</text:p>
              </table:table-cell>
              <table:table-cell office:value-type="float" office:value="1586.045776">
                <text:p>1586.045776</text:p>
              </table:table-cell>
              <table:table-cell office:value-type="float" office:value="1587.248047">
                <text:p>1587.24804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627.151001">
                <text:p>1627.151001</text:p>
              </table:table-cell>
              <table:table-cell office:value-type="float" office:value="1683.006104">
                <text:p>1683.006104</text:p>
              </table:table-cell>
              <table:table-cell office:value-type="float" office:value="1588.243896">
                <text:p>1588.243896</text:p>
              </table:table-cell>
              <table:table-cell office:value-type="float" office:value="1598.569702">
                <text:p>1598.56970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626.667236">
                <text:p>1626.667236</text:p>
              </table:table-cell>
              <table:table-cell office:value-type="float" office:value="1681.766479">
                <text:p>1681.766479</text:p>
              </table:table-cell>
              <table:table-cell office:value-type="float" office:value="1587.410156">
                <text:p>1587.410156</text:p>
              </table:table-cell>
              <table:table-cell office:value-type="float" office:value="1602.310791">
                <text:p>1602.31079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626.907471">
                <text:p>1626.907471</text:p>
              </table:table-cell>
              <table:table-cell office:value-type="float" office:value="1690.484253">
                <text:p>1690.484253</text:p>
              </table:table-cell>
              <table:table-cell office:value-type="float" office:value="1583">
                <text:p>1583</text:p>
              </table:table-cell>
              <table:table-cell office:value-type="float" office:value="1604.281616">
                <text:p>1604.28161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588.483765">
                <text:p>1588.483765</text:p>
              </table:table-cell>
              <table:table-cell office:value-type="float" office:value="1653.997925">
                <text:p>1653.997925</text:p>
              </table:table-cell>
              <table:table-cell office:value-type="float" office:value="1616.075928">
                <text:p>1616.075928</text:p>
              </table:table-cell>
              <table:table-cell office:value-type="float" office:value="1645.014404">
                <text:p>1645.01440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95.896606">
                <text:p>1595.896606</text:p>
              </table:table-cell>
              <table:table-cell office:value-type="float" office:value="1645.862061">
                <text:p>1645.862061</text:p>
              </table:table-cell>
              <table:table-cell office:value-type="float" office:value="1611.406128">
                <text:p>1611.406128</text:p>
              </table:table-cell>
              <table:table-cell office:value-type="float" office:value="1652.572998">
                <text:p>1652.57299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600.688965">
                <text:p>1600.688965</text:p>
              </table:table-cell>
              <table:table-cell office:value-type="float" office:value="1644.915283">
                <text:p>1644.915283</text:p>
              </table:table-cell>
              <table:table-cell office:value-type="float" office:value="1609.765015">
                <text:p>1609.765015</text:p>
              </table:table-cell>
              <table:table-cell office:value-type="float" office:value="1651.562134">
                <text:p>1651.56213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601.297363">
                <text:p>1601.297363</text:p>
              </table:table-cell>
              <table:table-cell office:value-type="float" office:value="1649.038696">
                <text:p>1649.038696</text:p>
              </table:table-cell>
              <table:table-cell office:value-type="float" office:value="1604.174316">
                <text:p>1604.174316</text:p>
              </table:table-cell>
              <table:table-cell office:value-type="float" office:value="1654.820679">
                <text:p>1654.82067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603.439453">
                <text:p>1603.439453</text:p>
              </table:table-cell>
              <table:table-cell office:value-type="float" office:value="1649.66748">
                <text:p>1649.66748</text:p>
              </table:table-cell>
              <table:table-cell office:value-type="float" office:value="1606.776123">
                <text:p>1606.776123</text:p>
              </table:table-cell>
              <table:table-cell office:value-type="float" office:value="1653.189087">
                <text:p>1653.18908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604.817627">
                <text:p>1604.817627</text:p>
              </table:table-cell>
              <table:table-cell office:value-type="float" office:value="1652.610718">
                <text:p>1652.610718</text:p>
              </table:table-cell>
              <table:table-cell office:value-type="float" office:value="1608.662231">
                <text:p>1608.662231</text:p>
              </table:table-cell>
              <table:table-cell office:value-type="float" office:value="1653.155029">
                <text:p>1653.15502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605.094727">
                <text:p>1605.094727</text:p>
              </table:table-cell>
              <table:table-cell office:value-type="float" office:value="1652.900024">
                <text:p>1652.900024</text:p>
              </table:table-cell>
              <table:table-cell office:value-type="float" office:value="1606.847778">
                <text:p>1606.847778</text:p>
              </table:table-cell>
              <table:table-cell office:value-type="float" office:value="1655.897461">
                <text:p>1655.89746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605.442505">
                <text:p>1605.442505</text:p>
              </table:table-cell>
              <table:table-cell office:value-type="float" office:value="1654.252808">
                <text:p>1654.252808</text:p>
              </table:table-cell>
              <table:table-cell office:value-type="float" office:value="1606.460449">
                <text:p>1606.460449</text:p>
              </table:table-cell>
              <table:table-cell office:value-type="float" office:value="1656.195557">
                <text:p>1656.19555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607.296875">
                <text:p>1607.296875</text:p>
              </table:table-cell>
              <table:table-cell office:value-type="float" office:value="1654.156128">
                <text:p>1654.156128</text:p>
              </table:table-cell>
              <table:table-cell office:value-type="float" office:value="1608.42334">
                <text:p>1608.42334</text:p>
              </table:table-cell>
              <table:table-cell office:value-type="float" office:value="1653.700684">
                <text:p>1653.70068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605.699951">
                <text:p>1605.699951</text:p>
              </table:table-cell>
              <table:table-cell office:value-type="float" office:value="1653.421875">
                <text:p>1653.421875</text:p>
              </table:table-cell>
              <table:table-cell office:value-type="float" office:value="1607.375366">
                <text:p>1607.375366</text:p>
              </table:table-cell>
              <table:table-cell office:value-type="float" office:value="1656.998291">
                <text:p>1656.99829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607.6073">
                <text:p>1607.6073</text:p>
              </table:table-cell>
              <table:table-cell office:value-type="float" office:value="1656.855103">
                <text:p>1656.855103</text:p>
              </table:table-cell>
              <table:table-cell office:value-type="float" office:value="1604.93689">
                <text:p>1604.93689</text:p>
              </table:table-cell>
              <table:table-cell office:value-type="float" office:value="1654.923462">
                <text:p>1654.92346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609.328003">
                <text:p>1609.328003</text:p>
              </table:table-cell>
              <table:table-cell office:value-type="float" office:value="1654.671143">
                <text:p>1654.671143</text:p>
              </table:table-cell>
              <table:table-cell office:value-type="float" office:value="1608.085083">
                <text:p>1608.085083</text:p>
              </table:table-cell>
              <table:table-cell office:value-type="float" office:value="1657.557495">
                <text:p>1657.55749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608.027832">
                <text:p>1608.027832</text:p>
              </table:table-cell>
              <table:table-cell office:value-type="float" office:value="1659.032959">
                <text:p>1659.032959</text:p>
              </table:table-cell>
              <table:table-cell office:value-type="float" office:value="1608.626953">
                <text:p>1608.626953</text:p>
              </table:table-cell>
              <table:table-cell office:value-type="float" office:value="1658.539551">
                <text:p>1658.53955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608.600708">
                <text:p>1608.600708</text:p>
              </table:table-cell>
              <table:table-cell office:value-type="float" office:value="1656.470337">
                <text:p>1656.470337</text:p>
              </table:table-cell>
              <table:table-cell office:value-type="float" office:value="1613.932983">
                <text:p>1613.932983</text:p>
              </table:table-cell>
              <table:table-cell office:value-type="float" office:value="1658.092285">
                <text:p>1658.09228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608.533203">
                <text:p>1608.533203</text:p>
              </table:table-cell>
              <table:table-cell office:value-type="float" office:value="1658.007568">
                <text:p>1658.007568</text:p>
              </table:table-cell>
              <table:table-cell office:value-type="float" office:value="1614.125977">
                <text:p>1614.125977</text:p>
              </table:table-cell>
              <table:table-cell office:value-type="float" office:value="1656.081299">
                <text:p>1656.08129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607.275513">
                <text:p>1607.275513</text:p>
              </table:table-cell>
              <table:table-cell office:value-type="float" office:value="1657.549927">
                <text:p>1657.549927</text:p>
              </table:table-cell>
              <table:table-cell office:value-type="float" office:value="1611.833008">
                <text:p>1611.833008</text:p>
              </table:table-cell>
              <table:table-cell office:value-type="float" office:value="1656.207275">
                <text:p>1656.20727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608.263428">
                <text:p>1608.263428</text:p>
              </table:table-cell>
              <table:table-cell office:value-type="float" office:value="1663.448608">
                <text:p>1663.448608</text:p>
              </table:table-cell>
              <table:table-cell office:value-type="float" office:value="1611.969604">
                <text:p>1611.969604</text:p>
              </table:table-cell>
              <table:table-cell office:value-type="float" office:value="1662.053345">
                <text:p>1662.05334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609.066406">
                <text:p>1609.066406</text:p>
              </table:table-cell>
              <table:table-cell office:value-type="float" office:value="1662.848999">
                <text:p>1662.848999</text:p>
              </table:table-cell>
              <table:table-cell office:value-type="float" office:value="1613.108398">
                <text:p>1613.108398</text:p>
              </table:table-cell>
              <table:table-cell office:value-type="float" office:value="1659.547852">
                <text:p>1659.54785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612.685181">
                <text:p>1612.685181</text:p>
              </table:table-cell>
              <table:table-cell office:value-type="float" office:value="1662.197144">
                <text:p>1662.197144</text:p>
              </table:table-cell>
              <table:table-cell office:value-type="float" office:value="1613.654785">
                <text:p>1613.654785</text:p>
              </table:table-cell>
              <table:table-cell office:value-type="float" office:value="1658.901489">
                <text:p>1658.90148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614.824829">
                <text:p>1614.824829</text:p>
              </table:table-cell>
              <table:table-cell office:value-type="float" office:value="1658.063843">
                <text:p>1658.063843</text:p>
              </table:table-cell>
              <table:table-cell office:value-type="float" office:value="1612.186035">
                <text:p>1612.186035</text:p>
              </table:table-cell>
              <table:table-cell office:value-type="float" office:value="1658.145264">
                <text:p>1658.14526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608.540771">
                <text:p>1608.540771</text:p>
              </table:table-cell>
              <table:table-cell office:value-type="float" office:value="1662.759155">
                <text:p>1662.759155</text:p>
              </table:table-cell>
              <table:table-cell office:value-type="float" office:value="1613.822388">
                <text:p>1613.822388</text:p>
              </table:table-cell>
              <table:table-cell office:value-type="float" office:value="1661.439697">
                <text:p>1661.43969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612.129517">
                <text:p>1612.129517</text:p>
              </table:table-cell>
              <table:table-cell office:value-type="float" office:value="1661.404785">
                <text:p>1661.404785</text:p>
              </table:table-cell>
              <table:table-cell office:value-type="float" office:value="1611.847046">
                <text:p>1611.847046</text:p>
              </table:table-cell>
              <table:table-cell office:value-type="float" office:value="1660.812256">
                <text:p>1660.81225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612.25415">
                <text:p>1612.25415</text:p>
              </table:table-cell>
              <table:table-cell office:value-type="float" office:value="1661.475464">
                <text:p>1661.475464</text:p>
              </table:table-cell>
              <table:table-cell office:value-type="float" office:value="1613.969116">
                <text:p>1613.969116</text:p>
              </table:table-cell>
              <table:table-cell office:value-type="float" office:value="1661.964355">
                <text:p>1661.96435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611.718018">
                <text:p>1611.718018</text:p>
              </table:table-cell>
              <table:table-cell office:value-type="float" office:value="1667.074585">
                <text:p>1667.074585</text:p>
              </table:table-cell>
              <table:table-cell office:value-type="float" office:value="1616.956665">
                <text:p>1616.956665</text:p>
              </table:table-cell>
              <table:table-cell office:value-type="float" office:value="1661.999512">
                <text:p>1661.99951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609.27124">
                <text:p>1609.27124</text:p>
              </table:table-cell>
              <table:table-cell office:value-type="float" office:value="1665.987549">
                <text:p>1665.987549</text:p>
              </table:table-cell>
              <table:table-cell office:value-type="float" office:value="1615.220703">
                <text:p>1615.220703</text:p>
              </table:table-cell>
              <table:table-cell office:value-type="float" office:value="1661.677734">
                <text:p>1661.67773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610.245972">
                <text:p>1610.245972</text:p>
              </table:table-cell>
              <table:table-cell office:value-type="float" office:value="1665.024292">
                <text:p>1665.024292</text:p>
              </table:table-cell>
              <table:table-cell office:value-type="float" office:value="1616.435669">
                <text:p>1616.435669</text:p>
              </table:table-cell>
              <table:table-cell office:value-type="float" office:value="1662.618652">
                <text:p>1662.61865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615.250854">
                <text:p>1615.250854</text:p>
              </table:table-cell>
              <table:table-cell office:value-type="float" office:value="1665.481934">
                <text:p>1665.481934</text:p>
              </table:table-cell>
              <table:table-cell office:value-type="float" office:value="1616.607544">
                <text:p>1616.607544</text:p>
              </table:table-cell>
              <table:table-cell office:value-type="float" office:value="1664.908325">
                <text:p>1664.9083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614.168579">
                <text:p>1614.168579</text:p>
              </table:table-cell>
              <table:table-cell office:value-type="float" office:value="1662.505005">
                <text:p>1662.505005</text:p>
              </table:table-cell>
              <table:table-cell office:value-type="float" office:value="1614.525879">
                <text:p>1614.525879</text:p>
              </table:table-cell>
              <table:table-cell office:value-type="float" office:value="1662.521973">
                <text:p>1662.52197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610.539062">
                <text:p>1610.539062</text:p>
              </table:table-cell>
              <table:table-cell office:value-type="float" office:value="1666.932739">
                <text:p>1666.932739</text:p>
              </table:table-cell>
              <table:table-cell office:value-type="float" office:value="1615.736572">
                <text:p>1615.736572</text:p>
              </table:table-cell>
              <table:table-cell office:value-type="float" office:value="1664.010864">
                <text:p>1664.01086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612.639404">
                <text:p>1612.639404</text:p>
              </table:table-cell>
              <table:table-cell office:value-type="float" office:value="1666.192993">
                <text:p>1666.192993</text:p>
              </table:table-cell>
              <table:table-cell office:value-type="float" office:value="1618.82373">
                <text:p>1618.82373</text:p>
              </table:table-cell>
              <table:table-cell office:value-type="float" office:value="1663.94104">
                <text:p>1663.9410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611.786865">
                <text:p>1611.786865</text:p>
              </table:table-cell>
              <table:table-cell office:value-type="float" office:value="1664.71228">
                <text:p>1664.71228</text:p>
              </table:table-cell>
              <table:table-cell office:value-type="float" office:value="1616.063843">
                <text:p>1616.063843</text:p>
              </table:table-cell>
              <table:table-cell office:value-type="float" office:value="1661.890137">
                <text:p>1661.89013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615.54126">
                <text:p>1615.54126</text:p>
              </table:table-cell>
              <table:table-cell office:value-type="float" office:value="1662.320923">
                <text:p>1662.320923</text:p>
              </table:table-cell>
              <table:table-cell office:value-type="float" office:value="1617.016113">
                <text:p>1617.016113</text:p>
              </table:table-cell>
              <table:table-cell office:value-type="float" office:value="1664.630127">
                <text:p>1664.63012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611.265869">
                <text:p>1611.265869</text:p>
              </table:table-cell>
              <table:table-cell office:value-type="float" office:value="1667.962402">
                <text:p>1667.962402</text:p>
              </table:table-cell>
              <table:table-cell office:value-type="float" office:value="1617.148682">
                <text:p>1617.148682</text:p>
              </table:table-cell>
              <table:table-cell office:value-type="float" office:value="1664.132568">
                <text:p>1664.13256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609.787354">
                <text:p>1609.787354</text:p>
              </table:table-cell>
              <table:table-cell office:value-type="float" office:value="1671.798828">
                <text:p>1671.798828</text:p>
              </table:table-cell>
              <table:table-cell office:value-type="float" office:value="1616.263794">
                <text:p>1616.263794</text:p>
              </table:table-cell>
              <table:table-cell office:value-type="float" office:value="1666.802002">
                <text:p>1666.80200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616.166626">
                <text:p>1616.166626</text:p>
              </table:table-cell>
              <table:table-cell office:value-type="float" office:value="1666.609985">
                <text:p>1666.609985</text:p>
              </table:table-cell>
              <table:table-cell office:value-type="float" office:value="1616.096802">
                <text:p>1616.096802</text:p>
              </table:table-cell>
              <table:table-cell office:value-type="float" office:value="1669.174561">
                <text:p>1669.17456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612.57959">
                <text:p>1612.57959</text:p>
              </table:table-cell>
              <table:table-cell office:value-type="float" office:value="1669.000977">
                <text:p>1669.000977</text:p>
              </table:table-cell>
              <table:table-cell office:value-type="float" office:value="1617.997559">
                <text:p>1617.997559</text:p>
              </table:table-cell>
              <table:table-cell office:value-type="float" office:value="1666.903442">
                <text:p>1666.90344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614.388916">
                <text:p>1614.388916</text:p>
              </table:table-cell>
              <table:table-cell office:value-type="float" office:value="1668.314331">
                <text:p>1668.314331</text:p>
              </table:table-cell>
              <table:table-cell office:value-type="float" office:value="1618.028198">
                <text:p>1618.028198</text:p>
              </table:table-cell>
              <table:table-cell office:value-type="float" office:value="1664.481201">
                <text:p>1664.48120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613.486206">
                <text:p>1613.486206</text:p>
              </table:table-cell>
              <table:table-cell office:value-type="float" office:value="1670.168213">
                <text:p>1670.168213</text:p>
              </table:table-cell>
              <table:table-cell office:value-type="float" office:value="1618.386719">
                <text:p>1618.386719</text:p>
              </table:table-cell>
              <table:table-cell office:value-type="float" office:value="1670.035522">
                <text:p>1670.03552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614.362793">
                <text:p>1614.362793</text:p>
              </table:table-cell>
              <table:table-cell office:value-type="float" office:value="1668.057129">
                <text:p>1668.057129</text:p>
              </table:table-cell>
              <table:table-cell office:value-type="float" office:value="1614.381104">
                <text:p>1614.381104</text:p>
              </table:table-cell>
              <table:table-cell office:value-type="float" office:value="1671.074219">
                <text:p>1671.07421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615.03064">
                <text:p>1615.03064</text:p>
              </table:table-cell>
              <table:table-cell office:value-type="float" office:value="1668.102295">
                <text:p>1668.102295</text:p>
              </table:table-cell>
              <table:table-cell office:value-type="float" office:value="1619.088135">
                <text:p>1619.088135</text:p>
              </table:table-cell>
              <table:table-cell office:value-type="float" office:value="1667.525757">
                <text:p>1667.52575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618.057129">
                <text:p>1618.057129</text:p>
              </table:table-cell>
              <table:table-cell office:value-type="float" office:value="1671.689697">
                <text:p>1671.689697</text:p>
              </table:table-cell>
              <table:table-cell office:value-type="float" office:value="1621.629028">
                <text:p>1621.629028</text:p>
              </table:table-cell>
              <table:table-cell office:value-type="float" office:value="1669.946167">
                <text:p>1669.94616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617.086914">
                <text:p>1617.086914</text:p>
              </table:table-cell>
              <table:table-cell office:value-type="float" office:value="1670.187378">
                <text:p>1670.187378</text:p>
              </table:table-cell>
              <table:table-cell office:value-type="float" office:value="1620.204102">
                <text:p>1620.204102</text:p>
              </table:table-cell>
              <table:table-cell office:value-type="float" office:value="1668.98999">
                <text:p>1668.9899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616.227417">
                <text:p>1616.227417</text:p>
              </table:table-cell>
              <table:table-cell office:value-type="float" office:value="1670.428589">
                <text:p>1670.428589</text:p>
              </table:table-cell>
              <table:table-cell office:value-type="float" office:value="1616.764526">
                <text:p>1616.764526</text:p>
              </table:table-cell>
              <table:table-cell office:value-type="float" office:value="1672.411987">
                <text:p>1672.41198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615.798828">
                <text:p>1615.798828</text:p>
              </table:table-cell>
              <table:table-cell office:value-type="float" office:value="1672.504272">
                <text:p>1672.504272</text:p>
              </table:table-cell>
              <table:table-cell office:value-type="float" office:value="1622.115601">
                <text:p>1622.115601</text:p>
              </table:table-cell>
              <table:table-cell office:value-type="float" office:value="1670.859741">
                <text:p>1670.85974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617.43457">
                <text:p>1617.43457</text:p>
              </table:table-cell>
              <table:table-cell office:value-type="float" office:value="1675.596313">
                <text:p>1675.596313</text:p>
              </table:table-cell>
              <table:table-cell office:value-type="float" office:value="1617.099365">
                <text:p>1617.099365</text:p>
              </table:table-cell>
              <table:table-cell office:value-type="float" office:value="1674">
                <text:p>167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616.664062">
                <text:p>1616.664062</text:p>
              </table:table-cell>
              <table:table-cell office:value-type="float" office:value="1669.796143">
                <text:p>1669.796143</text:p>
              </table:table-cell>
              <table:table-cell office:value-type="float" office:value="1622.866211">
                <text:p>1622.866211</text:p>
              </table:table-cell>
              <table:table-cell office:value-type="float" office:value="1668.406006">
                <text:p>1668.40600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618.826416">
                <text:p>1618.826416</text:p>
              </table:table-cell>
              <table:table-cell office:value-type="float" office:value="1673.054688">
                <text:p>1673.054688</text:p>
              </table:table-cell>
              <table:table-cell office:value-type="float" office:value="1621.093018">
                <text:p>1621.093018</text:p>
              </table:table-cell>
              <table:table-cell office:value-type="float" office:value="1670.868774">
                <text:p>1670.86877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618.982178">
                <text:p>1618.982178</text:p>
              </table:table-cell>
              <table:table-cell office:value-type="float" office:value="1671.625122">
                <text:p>1671.625122</text:p>
              </table:table-cell>
              <table:table-cell office:value-type="float" office:value="1621.268433">
                <text:p>1621.268433</text:p>
              </table:table-cell>
              <table:table-cell office:value-type="float" office:value="1671.734131">
                <text:p>1671.73413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615.408691">
                <text:p>1615.408691</text:p>
              </table:table-cell>
              <table:table-cell office:value-type="float" office:value="1676.496094">
                <text:p>1676.496094</text:p>
              </table:table-cell>
              <table:table-cell office:value-type="float" office:value="1621.055664">
                <text:p>1621.055664</text:p>
              </table:table-cell>
              <table:table-cell office:value-type="float" office:value="1675.317505">
                <text:p>1675.31750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619.23938">
                <text:p>1619.23938</text:p>
              </table:table-cell>
              <table:table-cell office:value-type="float" office:value="1672.280029">
                <text:p>1672.280029</text:p>
              </table:table-cell>
              <table:table-cell office:value-type="float" office:value="1623.002197">
                <text:p>1623.002197</text:p>
              </table:table-cell>
              <table:table-cell office:value-type="float" office:value="1673.038574">
                <text:p>1673.03857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622.179321">
                <text:p>1622.179321</text:p>
              </table:table-cell>
              <table:table-cell office:value-type="float" office:value="1669.743286">
                <text:p>1669.743286</text:p>
              </table:table-cell>
              <table:table-cell office:value-type="float" office:value="1625.756714">
                <text:p>1625.756714</text:p>
              </table:table-cell>
              <table:table-cell office:value-type="float" office:value="1666.764282">
                <text:p>1666.76428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614.227295">
                <text:p>1614.227295</text:p>
              </table:table-cell>
              <table:table-cell office:value-type="float" office:value="1666.284058">
                <text:p>1666.284058</text:p>
              </table:table-cell>
              <table:table-cell office:value-type="float" office:value="1617.872314">
                <text:p>1617.872314</text:p>
              </table:table-cell>
              <table:table-cell office:value-type="float" office:value="1666.840332">
                <text:p>1666.84033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605.037964">
                <text:p>1605.037964</text:p>
              </table:table-cell>
              <table:table-cell office:value-type="float" office:value="1668.167603">
                <text:p>1668.167603</text:p>
              </table:table-cell>
              <table:table-cell office:value-type="float" office:value="1604.00769">
                <text:p>1604.00769</text:p>
              </table:table-cell>
              <table:table-cell office:value-type="float" office:value="1666.865967">
                <text:p>1666.86596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605.651611">
                <text:p>1605.651611</text:p>
              </table:table-cell>
              <table:table-cell office:value-type="float" office:value="1654.338989">
                <text:p>1654.338989</text:p>
              </table:table-cell>
              <table:table-cell office:value-type="float" office:value="1607.700806">
                <text:p>1607.700806</text:p>
              </table:table-cell>
              <table:table-cell office:value-type="float" office:value="1653.399658">
                <text:p>1653.39965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601.032349">
                <text:p>1601.032349</text:p>
              </table:table-cell>
              <table:table-cell office:value-type="float" office:value="1651.407104">
                <text:p>1651.407104</text:p>
              </table:table-cell>
              <table:table-cell office:value-type="float" office:value="1603.018921">
                <text:p>1603.018921</text:p>
              </table:table-cell>
              <table:table-cell office:value-type="float" office:value="1650.579102">
                <text:p>1650.57910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96.496948">
                <text:p>1596.496948</text:p>
              </table:table-cell>
              <table:table-cell office:value-type="float" office:value="1645.066528">
                <text:p>1645.066528</text:p>
              </table:table-cell>
              <table:table-cell office:value-type="float" office:value="1598.354614">
                <text:p>1598.354614</text:p>
              </table:table-cell>
              <table:table-cell office:value-type="float" office:value="1646.560791">
                <text:p>1646.56079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592.255737">
                <text:p>1592.255737</text:p>
              </table:table-cell>
              <table:table-cell office:value-type="float" office:value="1642.068115">
                <text:p>1642.068115</text:p>
              </table:table-cell>
              <table:table-cell office:value-type="float" office:value="1596.904907">
                <text:p>1596.904907</text:p>
              </table:table-cell>
              <table:table-cell office:value-type="float" office:value="1637.193726">
                <text:p>1637.19372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593.816895">
                <text:p>1593.816895</text:p>
              </table:table-cell>
              <table:table-cell office:value-type="float" office:value="1634.908813">
                <text:p>1634.908813</text:p>
              </table:table-cell>
              <table:table-cell office:value-type="float" office:value="1591.350952">
                <text:p>1591.350952</text:p>
              </table:table-cell>
              <table:table-cell office:value-type="float" office:value="1636.604248">
                <text:p>1636.60424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88.999023">
                <text:p>1588.999023</text:p>
              </table:table-cell>
              <table:table-cell office:value-type="float" office:value="1631.912109">
                <text:p>1631.912109</text:p>
              </table:table-cell>
              <table:table-cell office:value-type="float" office:value="1592.713501">
                <text:p>1592.713501</text:p>
              </table:table-cell>
              <table:table-cell office:value-type="float" office:value="1630.7948">
                <text:p>1630.794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87.26062">
                <text:p>1587.26062</text:p>
              </table:table-cell>
              <table:table-cell office:value-type="float" office:value="1624.016235">
                <text:p>1624.016235</text:p>
              </table:table-cell>
              <table:table-cell office:value-type="float" office:value="1584.444824">
                <text:p>1584.444824</text:p>
              </table:table-cell>
              <table:table-cell office:value-type="float" office:value="1623.509644">
                <text:p>1623.50964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589.889771">
                <text:p>1589.889771</text:p>
              </table:table-cell>
              <table:table-cell office:value-type="float" office:value="1619.89563">
                <text:p>1619.89563</text:p>
              </table:table-cell>
              <table:table-cell office:value-type="float" office:value="1587.003174">
                <text:p>1587.003174</text:p>
              </table:table-cell>
              <table:table-cell office:value-type="float" office:value="1619.774048">
                <text:p>1619.77404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81.572632">
                <text:p>1581.572632</text:p>
              </table:table-cell>
              <table:table-cell office:value-type="float" office:value="1620.575928">
                <text:p>1620.575928</text:p>
              </table:table-cell>
              <table:table-cell office:value-type="float" office:value="1585.915405">
                <text:p>1585.915405</text:p>
              </table:table-cell>
              <table:table-cell office:value-type="float" office:value="1613.986816">
                <text:p>1613.98681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585.784058">
                <text:p>1585.784058</text:p>
              </table:table-cell>
              <table:table-cell office:value-type="float" office:value="1612.83313">
                <text:p>1612.83313</text:p>
              </table:table-cell>
              <table:table-cell office:value-type="float" office:value="1581.850098">
                <text:p>1581.850098</text:p>
              </table:table-cell>
              <table:table-cell office:value-type="float" office:value="1616.903809">
                <text:p>1616.90380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577.958862">
                <text:p>1577.958862</text:p>
              </table:table-cell>
              <table:table-cell office:value-type="float" office:value="1613.631592">
                <text:p>1613.631592</text:p>
              </table:table-cell>
              <table:table-cell office:value-type="float" office:value="1579.519287">
                <text:p>1579.519287</text:p>
              </table:table-cell>
              <table:table-cell office:value-type="float" office:value="1612.529419">
                <text:p>1612.52941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576.137695">
                <text:p>1576.137695</text:p>
              </table:table-cell>
              <table:table-cell office:value-type="float" office:value="1610.266968">
                <text:p>1610.266968</text:p>
              </table:table-cell>
              <table:table-cell office:value-type="float" office:value="1579.727539">
                <text:p>1579.727539</text:p>
              </table:table-cell>
              <table:table-cell office:value-type="float" office:value="1608.704956">
                <text:p>1608.70495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573.668457">
                <text:p>1573.668457</text:p>
              </table:table-cell>
              <table:table-cell office:value-type="float" office:value="1612.02417">
                <text:p>1612.02417</text:p>
              </table:table-cell>
              <table:table-cell office:value-type="float" office:value="1572.399658">
                <text:p>1572.399658</text:p>
              </table:table-cell>
              <table:table-cell office:value-type="float" office:value="1606.031982">
                <text:p>1606.03198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576.958984">
                <text:p>1576.958984</text:p>
              </table:table-cell>
              <table:table-cell office:value-type="float" office:value="1601.852539">
                <text:p>1601.852539</text:p>
              </table:table-cell>
              <table:table-cell office:value-type="float" office:value="1579.114136">
                <text:p>1579.114136</text:p>
              </table:table-cell>
              <table:table-cell office:value-type="float" office:value="1602.457153">
                <text:p>1602.45715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575.081665">
                <text:p>1575.081665</text:p>
              </table:table-cell>
              <table:table-cell office:value-type="float" office:value="1600.519043">
                <text:p>1600.519043</text:p>
              </table:table-cell>
              <table:table-cell office:value-type="float" office:value="1573.419067">
                <text:p>1573.419067</text:p>
              </table:table-cell>
              <table:table-cell office:value-type="float" office:value="1600.695312">
                <text:p>1600.69531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569.125854">
                <text:p>1569.125854</text:p>
              </table:table-cell>
              <table:table-cell office:value-type="float" office:value="1600.802002">
                <text:p>1600.802002</text:p>
              </table:table-cell>
              <table:table-cell office:value-type="float" office:value="1575.503174">
                <text:p>1575.503174</text:p>
              </table:table-cell>
              <table:table-cell office:value-type="float" office:value="1598.061157">
                <text:p>1598.06115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575.114258">
                <text:p>1575.114258</text:p>
              </table:table-cell>
              <table:table-cell office:value-type="float" office:value="1593.287109">
                <text:p>1593.287109</text:p>
              </table:table-cell>
              <table:table-cell office:value-type="float" office:value="1573.775391">
                <text:p>1573.775391</text:p>
              </table:table-cell>
              <table:table-cell office:value-type="float" office:value="1594.762573">
                <text:p>1594.76257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72.651489">
                <text:p>1572.651489</text:p>
              </table:table-cell>
              <table:table-cell office:value-type="float" office:value="1593.015137">
                <text:p>1593.015137</text:p>
              </table:table-cell>
              <table:table-cell office:value-type="float" office:value="1569.225098">
                <text:p>1569.225098</text:p>
              </table:table-cell>
              <table:table-cell office:value-type="float" office:value="1595.820923">
                <text:p>1595.82092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71.901001">
                <text:p>1571.901001</text:p>
              </table:table-cell>
              <table:table-cell office:value-type="float" office:value="1592.39502">
                <text:p>1592.39502</text:p>
              </table:table-cell>
              <table:table-cell office:value-type="float" office:value="1570.565063">
                <text:p>1570.565063</text:p>
              </table:table-cell>
              <table:table-cell office:value-type="float" office:value="1589.430664">
                <text:p>1589.43066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67.874878">
                <text:p>1567.874878</text:p>
              </table:table-cell>
              <table:table-cell office:value-type="float" office:value="1591.962402">
                <text:p>1591.962402</text:p>
              </table:table-cell>
              <table:table-cell office:value-type="float" office:value="1571.512451">
                <text:p>1571.512451</text:p>
              </table:table-cell>
              <table:table-cell office:value-type="float" office:value="1587.862793">
                <text:p>1587.86279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568.523682">
                <text:p>1568.523682</text:p>
              </table:table-cell>
              <table:table-cell office:value-type="float" office:value="1590.312744">
                <text:p>1590.312744</text:p>
              </table:table-cell>
              <table:table-cell office:value-type="float" office:value="1572.534302">
                <text:p>1572.534302</text:p>
              </table:table-cell>
              <table:table-cell office:value-type="float" office:value="1583.847656">
                <text:p>1583.84765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571.565063">
                <text:p>1571.565063</text:p>
              </table:table-cell>
              <table:table-cell office:value-type="float" office:value="1587.952759">
                <text:p>1587.952759</text:p>
              </table:table-cell>
              <table:table-cell office:value-type="float" office:value="1569.31189">
                <text:p>1569.31189</text:p>
              </table:table-cell>
              <table:table-cell office:value-type="float" office:value="1587.347534">
                <text:p>1587.34753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573.094238">
                <text:p>1573.094238</text:p>
              </table:table-cell>
              <table:table-cell office:value-type="float" office:value="1586.450073">
                <text:p>1586.450073</text:p>
              </table:table-cell>
              <table:table-cell office:value-type="float" office:value="1570.887329">
                <text:p>1570.887329</text:p>
              </table:table-cell>
              <table:table-cell office:value-type="float" office:value="1580.935181">
                <text:p>1580.93518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571.249634">
                <text:p>1571.249634</text:p>
              </table:table-cell>
              <table:table-cell office:value-type="float" office:value="1583.183105">
                <text:p>1583.183105</text:p>
              </table:table-cell>
              <table:table-cell office:value-type="float" office:value="1567.883057">
                <text:p>1567.883057</text:p>
              </table:table-cell>
              <table:table-cell office:value-type="float" office:value="1582.84314">
                <text:p>1582.8431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567.795532">
                <text:p>1567.795532</text:p>
              </table:table-cell>
              <table:table-cell office:value-type="float" office:value="1585.259644">
                <text:p>1585.259644</text:p>
              </table:table-cell>
              <table:table-cell office:value-type="float" office:value="1565.049561">
                <text:p>1565.049561</text:p>
              </table:table-cell>
              <table:table-cell office:value-type="float" office:value="1582.373535">
                <text:p>1582.37353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561.164185">
                <text:p>1561.164185</text:p>
              </table:table-cell>
              <table:table-cell office:value-type="float" office:value="1578.090332">
                <text:p>1578.090332</text:p>
              </table:table-cell>
              <table:table-cell office:value-type="float" office:value="1573.446899">
                <text:p>1573.446899</text:p>
              </table:table-cell>
              <table:table-cell office:value-type="float" office:value="1590.002686">
                <text:p>1590.00268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598.664062">
                <text:p>1598.664062</text:p>
              </table:table-cell>
              <table:table-cell office:value-type="float" office:value="1611.024048">
                <text:p>1611.024048</text:p>
              </table:table-cell>
              <table:table-cell office:value-type="float" office:value="1544.793213">
                <text:p>1544.793213</text:p>
              </table:table-cell>
              <table:table-cell office:value-type="float" office:value="1529.716553">
                <text:p>1529.71655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09.704712">
                <text:p>1609.704712</text:p>
              </table:table-cell>
              <table:table-cell office:value-type="float" office:value="1630.495728">
                <text:p>1630.495728</text:p>
              </table:table-cell>
              <table:table-cell office:value-type="float" office:value="1546.21106">
                <text:p>1546.21106</text:p>
              </table:table-cell>
              <table:table-cell office:value-type="float" office:value="1509.151367">
                <text:p>1509.15136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613.125488">
                <text:p>1613.125488</text:p>
              </table:table-cell>
              <table:table-cell office:value-type="float" office:value="1622.045654">
                <text:p>1622.045654</text:p>
              </table:table-cell>
              <table:table-cell office:value-type="float" office:value="1557.134155">
                <text:p>1557.134155</text:p>
              </table:table-cell>
              <table:table-cell office:value-type="float" office:value="1512.009033">
                <text:p>1512.00903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607.25647">
                <text:p>1607.25647</text:p>
              </table:table-cell>
              <table:table-cell office:value-type="float" office:value="1624.504517">
                <text:p>1624.504517</text:p>
              </table:table-cell>
              <table:table-cell office:value-type="float" office:value="1525.429688">
                <text:p>1525.429688</text:p>
              </table:table-cell>
              <table:table-cell office:value-type="float" office:value="1564.168579">
                <text:p>1564.16857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27.141846">
                <text:p>1627.141846</text:p>
              </table:table-cell>
              <table:table-cell office:value-type="float" office:value="1630.749756">
                <text:p>1630.749756</text:p>
              </table:table-cell>
              <table:table-cell office:value-type="float" office:value="1546.817261">
                <text:p>1546.817261</text:p>
              </table:table-cell>
              <table:table-cell office:value-type="float" office:value="1568.504639">
                <text:p>1568.50463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645.547974">
                <text:p>1645.547974</text:p>
              </table:table-cell>
              <table:table-cell office:value-type="float" office:value="1654.67627">
                <text:p>1654.67627</text:p>
              </table:table-cell>
              <table:table-cell office:value-type="float" office:value="1572.081299">
                <text:p>1572.081299</text:p>
              </table:table-cell>
              <table:table-cell office:value-type="float" office:value="1564.553345">
                <text:p>1564.55334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650.066284">
                <text:p>1650.066284</text:p>
              </table:table-cell>
              <table:table-cell office:value-type="float" office:value="1658.821533">
                <text:p>1658.821533</text:p>
              </table:table-cell>
              <table:table-cell office:value-type="float" office:value="1584.881958">
                <text:p>1584.881958</text:p>
              </table:table-cell>
              <table:table-cell office:value-type="float" office:value="1578.471313">
                <text:p>1578.47131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658.988647">
                <text:p>1658.988647</text:p>
              </table:table-cell>
              <table:table-cell office:value-type="float" office:value="1675.740479">
                <text:p>1675.740479</text:p>
              </table:table-cell>
              <table:table-cell office:value-type="float" office:value="1602.719482">
                <text:p>1602.719482</text:p>
              </table:table-cell>
              <table:table-cell office:value-type="float" office:value="1584.438965">
                <text:p>1584.43896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652.9646">
                <text:p>1652.9646</text:p>
              </table:table-cell>
              <table:table-cell office:value-type="float" office:value="1684.968994">
                <text:p>1684.968994</text:p>
              </table:table-cell>
              <table:table-cell office:value-type="float" office:value="1613.730103">
                <text:p>1613.730103</text:p>
              </table:table-cell>
              <table:table-cell office:value-type="float" office:value="1582.323975">
                <text:p>1582.32397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640.477783">
                <text:p>1640.477783</text:p>
              </table:table-cell>
              <table:table-cell office:value-type="float" office:value="1697.688477">
                <text:p>1697.688477</text:p>
              </table:table-cell>
              <table:table-cell office:value-type="float" office:value="1599.077881">
                <text:p>1599.077881</text:p>
              </table:table-cell>
              <table:table-cell office:value-type="float" office:value="1578.687012">
                <text:p>1578.68701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637.957031">
                <text:p>1637.957031</text:p>
              </table:table-cell>
              <table:table-cell office:value-type="float" office:value="1685.390503">
                <text:p>1685.390503</text:p>
              </table:table-cell>
              <table:table-cell office:value-type="float" office:value="1606.735962">
                <text:p>1606.735962</text:p>
              </table:table-cell>
              <table:table-cell office:value-type="float" office:value="1591.7229">
                <text:p>1591.722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634.07251">
                <text:p>1634.07251</text:p>
              </table:table-cell>
              <table:table-cell office:value-type="float" office:value="1689.777832">
                <text:p>1689.777832</text:p>
              </table:table-cell>
              <table:table-cell office:value-type="float" office:value="1600.590576">
                <text:p>1600.590576</text:p>
              </table:table-cell>
              <table:table-cell office:value-type="float" office:value="1592.688721">
                <text:p>1592.68872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630.927124">
                <text:p>1630.927124</text:p>
              </table:table-cell>
              <table:table-cell office:value-type="float" office:value="1697.249756">
                <text:p>1697.249756</text:p>
              </table:table-cell>
              <table:table-cell office:value-type="float" office:value="1591.388306">
                <text:p>1591.388306</text:p>
              </table:table-cell>
              <table:table-cell office:value-type="float" office:value="1601.182495">
                <text:p>1601.18249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626.149658">
                <text:p>1626.149658</text:p>
              </table:table-cell>
              <table:table-cell office:value-type="float" office:value="1691.187256">
                <text:p>1691.187256</text:p>
              </table:table-cell>
              <table:table-cell office:value-type="float" office:value="1593.155396">
                <text:p>1593.155396</text:p>
              </table:table-cell>
              <table:table-cell office:value-type="float" office:value="1614.320312">
                <text:p>1614.32031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630.747681">
                <text:p>1630.747681</text:p>
              </table:table-cell>
              <table:table-cell office:value-type="float" office:value="1689.075195">
                <text:p>1689.075195</text:p>
              </table:table-cell>
              <table:table-cell office:value-type="float" office:value="1592.050049">
                <text:p>1592.050049</text:p>
              </table:table-cell>
              <table:table-cell office:value-type="float" office:value="1613.791992">
                <text:p>1613.79199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597.505737">
                <text:p>1597.505737</text:p>
              </table:table-cell>
              <table:table-cell office:value-type="float" office:value="1656.54248">
                <text:p>1656.54248</text:p>
              </table:table-cell>
              <table:table-cell office:value-type="float" office:value="1620.337646">
                <text:p>1620.337646</text:p>
              </table:table-cell>
              <table:table-cell office:value-type="float" office:value="1650.484619">
                <text:p>1650.48461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599.319946">
                <text:p>1599.319946</text:p>
              </table:table-cell>
              <table:table-cell office:value-type="float" office:value="1656.227417">
                <text:p>1656.227417</text:p>
              </table:table-cell>
              <table:table-cell office:value-type="float" office:value="1616.10022">
                <text:p>1616.10022</text:p>
              </table:table-cell>
              <table:table-cell office:value-type="float" office:value="1659.788086">
                <text:p>1659.78808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04.630249">
                <text:p>1604.630249</text:p>
              </table:table-cell>
              <table:table-cell office:value-type="float" office:value="1654.289551">
                <text:p>1654.289551</text:p>
              </table:table-cell>
              <table:table-cell office:value-type="float" office:value="1614.989746">
                <text:p>1614.989746</text:p>
              </table:table-cell>
              <table:table-cell office:value-type="float" office:value="1658.776001">
                <text:p>1658.77600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610.481445">
                <text:p>1610.481445</text:p>
              </table:table-cell>
              <table:table-cell office:value-type="float" office:value="1655.051758">
                <text:p>1655.051758</text:p>
              </table:table-cell>
              <table:table-cell office:value-type="float" office:value="1614.625244">
                <text:p>1614.625244</text:p>
              </table:table-cell>
              <table:table-cell office:value-type="float" office:value="1662.331543">
                <text:p>1662.33154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08.637207">
                <text:p>1608.637207</text:p>
              </table:table-cell>
              <table:table-cell office:value-type="float" office:value="1660.259766">
                <text:p>1660.259766</text:p>
              </table:table-cell>
              <table:table-cell office:value-type="float" office:value="1611.442749">
                <text:p>1611.442749</text:p>
              </table:table-cell>
              <table:table-cell office:value-type="float" office:value="1662.347534">
                <text:p>1662.34753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610.048828">
                <text:p>1610.048828</text:p>
              </table:table-cell>
              <table:table-cell office:value-type="float" office:value="1656.434326">
                <text:p>1656.434326</text:p>
              </table:table-cell>
              <table:table-cell office:value-type="float" office:value="1610.153198">
                <text:p>1610.153198</text:p>
              </table:table-cell>
              <table:table-cell office:value-type="float" office:value="1660.318481">
                <text:p>1660.31848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13.11084">
                <text:p>1613.11084</text:p>
              </table:table-cell>
              <table:table-cell office:value-type="float" office:value="1655.079224">
                <text:p>1655.079224</text:p>
              </table:table-cell>
              <table:table-cell office:value-type="float" office:value="1612.50061">
                <text:p>1612.50061</text:p>
              </table:table-cell>
              <table:table-cell office:value-type="float" office:value="1662.676758">
                <text:p>1662.67675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612.708374">
                <text:p>1612.708374</text:p>
              </table:table-cell>
              <table:table-cell office:value-type="float" office:value="1657.079346">
                <text:p>1657.079346</text:p>
              </table:table-cell>
              <table:table-cell office:value-type="float" office:value="1613.286499">
                <text:p>1613.286499</text:p>
              </table:table-cell>
              <table:table-cell office:value-type="float" office:value="1659.712402">
                <text:p>1659.71240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610.671997">
                <text:p>1610.671997</text:p>
              </table:table-cell>
              <table:table-cell office:value-type="float" office:value="1660.60022">
                <text:p>1660.60022</text:p>
              </table:table-cell>
              <table:table-cell office:value-type="float" office:value="1611.798096">
                <text:p>1611.798096</text:p>
              </table:table-cell>
              <table:table-cell office:value-type="float" office:value="1663.953735">
                <text:p>1663.95373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611.758179">
                <text:p>1611.758179</text:p>
              </table:table-cell>
              <table:table-cell office:value-type="float" office:value="1661.476929">
                <text:p>1661.476929</text:p>
              </table:table-cell>
              <table:table-cell office:value-type="float" office:value="1611.395386">
                <text:p>1611.395386</text:p>
              </table:table-cell>
              <table:table-cell office:value-type="float" office:value="1665.586182">
                <text:p>1665.58618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613.552124">
                <text:p>1613.552124</text:p>
              </table:table-cell>
              <table:table-cell office:value-type="float" office:value="1660.243042">
                <text:p>1660.243042</text:p>
              </table:table-cell>
              <table:table-cell office:value-type="float" office:value="1615.027588">
                <text:p>1615.027588</text:p>
              </table:table-cell>
              <table:table-cell office:value-type="float" office:value="1658.736084">
                <text:p>1658.73608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611.782715">
                <text:p>1611.782715</text:p>
              </table:table-cell>
              <table:table-cell office:value-type="float" office:value="1661.601929">
                <text:p>1661.601929</text:p>
              </table:table-cell>
              <table:table-cell office:value-type="float" office:value="1612.851929">
                <text:p>1612.851929</text:p>
              </table:table-cell>
              <table:table-cell office:value-type="float" office:value="1664.980713">
                <text:p>1664.98071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610.679688">
                <text:p>1610.679688</text:p>
              </table:table-cell>
              <table:table-cell office:value-type="float" office:value="1662.626587">
                <text:p>1662.626587</text:p>
              </table:table-cell>
              <table:table-cell office:value-type="float" office:value="1612.26001">
                <text:p>1612.26001</text:p>
              </table:table-cell>
              <table:table-cell office:value-type="float" office:value="1661.498291">
                <text:p>1661.49829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613.658569">
                <text:p>1613.658569</text:p>
              </table:table-cell>
              <table:table-cell office:value-type="float" office:value="1663.19458">
                <text:p>1663.19458</text:p>
              </table:table-cell>
              <table:table-cell office:value-type="float" office:value="1612.330688">
                <text:p>1612.330688</text:p>
              </table:table-cell>
              <table:table-cell office:value-type="float" office:value="1665.510742">
                <text:p>1665.51074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613.506836">
                <text:p>1613.506836</text:p>
              </table:table-cell>
              <table:table-cell office:value-type="float" office:value="1664.159668">
                <text:p>1664.159668</text:p>
              </table:table-cell>
              <table:table-cell office:value-type="float" office:value="1614.792236">
                <text:p>1614.792236</text:p>
              </table:table-cell>
              <table:table-cell office:value-type="float" office:value="1664.76416">
                <text:p>1664.7641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612.070923">
                <text:p>1612.070923</text:p>
              </table:table-cell>
              <table:table-cell office:value-type="float" office:value="1666.095337">
                <text:p>1666.095337</text:p>
              </table:table-cell>
              <table:table-cell office:value-type="float" office:value="1616.178589">
                <text:p>1616.178589</text:p>
              </table:table-cell>
              <table:table-cell office:value-type="float" office:value="1666.003662">
                <text:p>1666.00366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615.782715">
                <text:p>1615.782715</text:p>
              </table:table-cell>
              <table:table-cell office:value-type="float" office:value="1663.232422">
                <text:p>1663.232422</text:p>
              </table:table-cell>
              <table:table-cell office:value-type="float" office:value="1616.241455">
                <text:p>1616.241455</text:p>
              </table:table-cell>
              <table:table-cell office:value-type="float" office:value="1664.88147">
                <text:p>1664.8814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614.252563">
                <text:p>1614.252563</text:p>
              </table:table-cell>
              <table:table-cell office:value-type="float" office:value="1664.143433">
                <text:p>1664.143433</text:p>
              </table:table-cell>
              <table:table-cell office:value-type="float" office:value="1615.384521">
                <text:p>1615.384521</text:p>
              </table:table-cell>
              <table:table-cell office:value-type="float" office:value="1665.311035">
                <text:p>1665.31103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612.824707">
                <text:p>1612.824707</text:p>
              </table:table-cell>
              <table:table-cell office:value-type="float" office:value="1667.402588">
                <text:p>1667.402588</text:p>
              </table:table-cell>
              <table:table-cell office:value-type="float" office:value="1614.23291">
                <text:p>1614.23291</text:p>
              </table:table-cell>
              <table:table-cell office:value-type="float" office:value="1667.05896">
                <text:p>1667.0589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613.422729">
                <text:p>1613.422729</text:p>
              </table:table-cell>
              <table:table-cell office:value-type="float" office:value="1662.865845">
                <text:p>1662.865845</text:p>
              </table:table-cell>
              <table:table-cell office:value-type="float" office:value="1615.483765">
                <text:p>1615.483765</text:p>
              </table:table-cell>
              <table:table-cell office:value-type="float" office:value="1666.639038">
                <text:p>1666.63903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614.482422">
                <text:p>1614.482422</text:p>
              </table:table-cell>
              <table:table-cell office:value-type="float" office:value="1669.210083">
                <text:p>1669.210083</text:p>
              </table:table-cell>
              <table:table-cell office:value-type="float" office:value="1618.122803">
                <text:p>1618.122803</text:p>
              </table:table-cell>
              <table:table-cell office:value-type="float" office:value="1666.939941">
                <text:p>1666.93994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617.317383">
                <text:p>1617.317383</text:p>
              </table:table-cell>
              <table:table-cell office:value-type="float" office:value="1664.113525">
                <text:p>1664.113525</text:p>
              </table:table-cell>
              <table:table-cell office:value-type="float" office:value="1615.07666">
                <text:p>1615.07666</text:p>
              </table:table-cell>
              <table:table-cell office:value-type="float" office:value="1669.177856">
                <text:p>1669.17785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615.682007">
                <text:p>1615.682007</text:p>
              </table:table-cell>
              <table:table-cell office:value-type="float" office:value="1667.098877">
                <text:p>1667.098877</text:p>
              </table:table-cell>
              <table:table-cell office:value-type="float" office:value="1618.40564">
                <text:p>1618.40564</text:p>
              </table:table-cell>
              <table:table-cell office:value-type="float" office:value="1668.362549">
                <text:p>1668.36254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615.395142">
                <text:p>1615.395142</text:p>
              </table:table-cell>
              <table:table-cell office:value-type="float" office:value="1666.98291">
                <text:p>1666.98291</text:p>
              </table:table-cell>
              <table:table-cell office:value-type="float" office:value="1616.486084">
                <text:p>1616.486084</text:p>
              </table:table-cell>
              <table:table-cell office:value-type="float" office:value="1669.190918">
                <text:p>1669.19091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618.667358">
                <text:p>1618.667358</text:p>
              </table:table-cell>
              <table:table-cell office:value-type="float" office:value="1669.169189">
                <text:p>1669.169189</text:p>
              </table:table-cell>
              <table:table-cell office:value-type="float" office:value="1619.066284">
                <text:p>1619.066284</text:p>
              </table:table-cell>
              <table:table-cell office:value-type="float" office:value="1670.015503">
                <text:p>1670.01550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615.49939">
                <text:p>1615.49939</text:p>
              </table:table-cell>
              <table:table-cell office:value-type="float" office:value="1669.182495">
                <text:p>1669.182495</text:p>
              </table:table-cell>
              <table:table-cell office:value-type="float" office:value="1619.249268">
                <text:p>1619.249268</text:p>
              </table:table-cell>
              <table:table-cell office:value-type="float" office:value="1669.979126">
                <text:p>1669.97912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616.691528">
                <text:p>1616.691528</text:p>
              </table:table-cell>
              <table:table-cell office:value-type="float" office:value="1668.516235">
                <text:p>1668.516235</text:p>
              </table:table-cell>
              <table:table-cell office:value-type="float" office:value="1618.791992">
                <text:p>1618.791992</text:p>
              </table:table-cell>
              <table:table-cell office:value-type="float" office:value="1670.580322">
                <text:p>1670.58032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618.372559">
                <text:p>1618.372559</text:p>
              </table:table-cell>
              <table:table-cell office:value-type="float" office:value="1667.080322">
                <text:p>1667.080322</text:p>
              </table:table-cell>
              <table:table-cell office:value-type="float" office:value="1619.978394">
                <text:p>1619.978394</text:p>
              </table:table-cell>
              <table:table-cell office:value-type="float" office:value="1667.3125">
                <text:p>1667.312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615.814209">
                <text:p>1615.814209</text:p>
              </table:table-cell>
              <table:table-cell office:value-type="float" office:value="1668.057007">
                <text:p>1668.057007</text:p>
              </table:table-cell>
              <table:table-cell office:value-type="float" office:value="1620.520142">
                <text:p>1620.520142</text:p>
              </table:table-cell>
              <table:table-cell office:value-type="float" office:value="1669.223389">
                <text:p>1669.22338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616.610962">
                <text:p>1616.610962</text:p>
              </table:table-cell>
              <table:table-cell office:value-type="float" office:value="1670.704224">
                <text:p>1670.704224</text:p>
              </table:table-cell>
              <table:table-cell office:value-type="float" office:value="1617.295288">
                <text:p>1617.295288</text:p>
              </table:table-cell>
              <table:table-cell office:value-type="float" office:value="1671.682495">
                <text:p>1671.68249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618.245605">
                <text:p>1618.245605</text:p>
              </table:table-cell>
              <table:table-cell office:value-type="float" office:value="1671.212402">
                <text:p>1671.212402</text:p>
              </table:table-cell>
              <table:table-cell office:value-type="float" office:value="1621.250366">
                <text:p>1621.250366</text:p>
              </table:table-cell>
              <table:table-cell office:value-type="float" office:value="1670.37207">
                <text:p>1670.3720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615.870483">
                <text:p>1615.870483</text:p>
              </table:table-cell>
              <table:table-cell office:value-type="float" office:value="1672.815552">
                <text:p>1672.815552</text:p>
              </table:table-cell>
              <table:table-cell office:value-type="float" office:value="1617.234009">
                <text:p>1617.234009</text:p>
              </table:table-cell>
              <table:table-cell office:value-type="float" office:value="1672.523315">
                <text:p>1672.52331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616.048096">
                <text:p>1616.048096</text:p>
              </table:table-cell>
              <table:table-cell office:value-type="float" office:value="1671.143799">
                <text:p>1671.143799</text:p>
              </table:table-cell>
              <table:table-cell office:value-type="float" office:value="1619.774048">
                <text:p>1619.774048</text:p>
              </table:table-cell>
              <table:table-cell office:value-type="float" office:value="1670.269531">
                <text:p>1670.26953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619.245239">
                <text:p>1619.245239</text:p>
              </table:table-cell>
              <table:table-cell office:value-type="float" office:value="1670.980347">
                <text:p>1670.980347</text:p>
              </table:table-cell>
              <table:table-cell office:value-type="float" office:value="1620.130737">
                <text:p>1620.130737</text:p>
              </table:table-cell>
              <table:table-cell office:value-type="float" office:value="1674.044678">
                <text:p>1674.04467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617.86377">
                <text:p>1617.86377</text:p>
              </table:table-cell>
              <table:table-cell office:value-type="float" office:value="1674.53833">
                <text:p>1674.53833</text:p>
              </table:table-cell>
              <table:table-cell office:value-type="float" office:value="1619.396118">
                <text:p>1619.396118</text:p>
              </table:table-cell>
              <table:table-cell office:value-type="float" office:value="1672.931885">
                <text:p>1672.93188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619.460449">
                <text:p>1619.460449</text:p>
              </table:table-cell>
              <table:table-cell office:value-type="float" office:value="1672.263306">
                <text:p>1672.263306</text:p>
              </table:table-cell>
              <table:table-cell office:value-type="float" office:value="1620.253906">
                <text:p>1620.253906</text:p>
              </table:table-cell>
              <table:table-cell office:value-type="float" office:value="1673.63855">
                <text:p>1673.6385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620.76062">
                <text:p>1620.76062</text:p>
              </table:table-cell>
              <table:table-cell office:value-type="float" office:value="1675.471558">
                <text:p>1675.471558</text:p>
              </table:table-cell>
              <table:table-cell office:value-type="float" office:value="1622.305786">
                <text:p>1622.305786</text:p>
              </table:table-cell>
              <table:table-cell office:value-type="float" office:value="1676.613037">
                <text:p>1676.61303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621.545532">
                <text:p>1621.545532</text:p>
              </table:table-cell>
              <table:table-cell office:value-type="float" office:value="1672.772705">
                <text:p>1672.772705</text:p>
              </table:table-cell>
              <table:table-cell office:value-type="float" office:value="1624.314819">
                <text:p>1624.314819</text:p>
              </table:table-cell>
              <table:table-cell office:value-type="float" office:value="1674.197021">
                <text:p>1674.19702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616.809937">
                <text:p>1616.809937</text:p>
              </table:table-cell>
              <table:table-cell office:value-type="float" office:value="1676.325684">
                <text:p>1676.325684</text:p>
              </table:table-cell>
              <table:table-cell office:value-type="float" office:value="1620.087158">
                <text:p>1620.087158</text:p>
              </table:table-cell>
              <table:table-cell office:value-type="float" office:value="1674.921143">
                <text:p>1674.92114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621.349976">
                <text:p>1621.349976</text:p>
              </table:table-cell>
              <table:table-cell office:value-type="float" office:value="1675.6521">
                <text:p>1675.6521</text:p>
              </table:table-cell>
              <table:table-cell office:value-type="float" office:value="1623.824951">
                <text:p>1623.824951</text:p>
              </table:table-cell>
              <table:table-cell office:value-type="float" office:value="1670.989868">
                <text:p>1670.98986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619.189453">
                <text:p>1619.189453</text:p>
              </table:table-cell>
              <table:table-cell office:value-type="float" office:value="1673.817261">
                <text:p>1673.817261</text:p>
              </table:table-cell>
              <table:table-cell office:value-type="float" office:value="1621.906372">
                <text:p>1621.906372</text:p>
              </table:table-cell>
              <table:table-cell office:value-type="float" office:value="1674.650879">
                <text:p>1674.65087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618.139526">
                <text:p>1618.139526</text:p>
              </table:table-cell>
              <table:table-cell office:value-type="float" office:value="1677.583008">
                <text:p>1677.583008</text:p>
              </table:table-cell>
              <table:table-cell office:value-type="float" office:value="1619.541992">
                <text:p>1619.541992</text:p>
              </table:table-cell>
              <table:table-cell office:value-type="float" office:value="1676.056519">
                <text:p>1676.05651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619.114746">
                <text:p>1619.114746</text:p>
              </table:table-cell>
              <table:table-cell office:value-type="float" office:value="1678.439819">
                <text:p>1678.439819</text:p>
              </table:table-cell>
              <table:table-cell office:value-type="float" office:value="1623.719727">
                <text:p>1623.719727</text:p>
              </table:table-cell>
              <table:table-cell office:value-type="float" office:value="1674.978149">
                <text:p>1674.97814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623.935547">
                <text:p>1623.935547</text:p>
              </table:table-cell>
              <table:table-cell office:value-type="float" office:value="1676.538574">
                <text:p>1676.538574</text:p>
              </table:table-cell>
              <table:table-cell office:value-type="float" office:value="1623.01001">
                <text:p>1623.01001</text:p>
              </table:table-cell>
              <table:table-cell office:value-type="float" office:value="1675.802246">
                <text:p>1675.80224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620.026611">
                <text:p>1620.026611</text:p>
              </table:table-cell>
              <table:table-cell office:value-type="float" office:value="1674.636597">
                <text:p>1674.636597</text:p>
              </table:table-cell>
              <table:table-cell office:value-type="float" office:value="1623.367432">
                <text:p>1623.367432</text:p>
              </table:table-cell>
              <table:table-cell office:value-type="float" office:value="1676.53064">
                <text:p>1676.5306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620.052368">
                <text:p>1620.052368</text:p>
              </table:table-cell>
              <table:table-cell office:value-type="float" office:value="1679.5896">
                <text:p>1679.5896</text:p>
              </table:table-cell>
              <table:table-cell office:value-type="float" office:value="1621.570801">
                <text:p>1621.570801</text:p>
              </table:table-cell>
              <table:table-cell office:value-type="float" office:value="1682.778442">
                <text:p>1682.77844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621.080811">
                <text:p>1621.080811</text:p>
              </table:table-cell>
              <table:table-cell office:value-type="float" office:value="1678.871338">
                <text:p>1678.871338</text:p>
              </table:table-cell>
              <table:table-cell office:value-type="float" office:value="1623.606079">
                <text:p>1623.606079</text:p>
              </table:table-cell>
              <table:table-cell office:value-type="float" office:value="1676.74292">
                <text:p>1676.7429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621.502197">
                <text:p>1621.502197</text:p>
              </table:table-cell>
              <table:table-cell office:value-type="float" office:value="1676.156616">
                <text:p>1676.156616</text:p>
              </table:table-cell>
              <table:table-cell office:value-type="float" office:value="1624.82605">
                <text:p>1624.82605</text:p>
              </table:table-cell>
              <table:table-cell office:value-type="float" office:value="1675.823486">
                <text:p>1675.82348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618.793335">
                <text:p>1618.793335</text:p>
              </table:table-cell>
              <table:table-cell office:value-type="float" office:value="1678.003418">
                <text:p>1678.003418</text:p>
              </table:table-cell>
              <table:table-cell office:value-type="float" office:value="1623.721436">
                <text:p>1623.721436</text:p>
              </table:table-cell>
              <table:table-cell office:value-type="float" office:value="1674.785522">
                <text:p>1674.78552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624.580566">
                <text:p>1624.580566</text:p>
              </table:table-cell>
              <table:table-cell office:value-type="float" office:value="1673.556885">
                <text:p>1673.556885</text:p>
              </table:table-cell>
              <table:table-cell office:value-type="float" office:value="1625.221191">
                <text:p>1625.221191</text:p>
              </table:table-cell>
              <table:table-cell office:value-type="float" office:value="1676.62793">
                <text:p>1676.6279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620.654907">
                <text:p>1620.654907</text:p>
              </table:table-cell>
              <table:table-cell office:value-type="float" office:value="1682.043579">
                <text:p>1682.043579</text:p>
              </table:table-cell>
              <table:table-cell office:value-type="float" office:value="1624.122559">
                <text:p>1624.122559</text:p>
              </table:table-cell>
              <table:table-cell office:value-type="float" office:value="1679.156738">
                <text:p>1679.15673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619.370483">
                <text:p>1619.370483</text:p>
              </table:table-cell>
              <table:table-cell office:value-type="float" office:value="1677.221191">
                <text:p>1677.221191</text:p>
              </table:table-cell>
              <table:table-cell office:value-type="float" office:value="1621.356201">
                <text:p>1621.356201</text:p>
              </table:table-cell>
              <table:table-cell office:value-type="float" office:value="1675.360229">
                <text:p>1675.36022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621.437256">
                <text:p>1621.437256</text:p>
              </table:table-cell>
              <table:table-cell office:value-type="float" office:value="1678.422363">
                <text:p>1678.422363</text:p>
              </table:table-cell>
              <table:table-cell office:value-type="float" office:value="1621.559692">
                <text:p>1621.559692</text:p>
              </table:table-cell>
              <table:table-cell office:value-type="float" office:value="1681.451904">
                <text:p>1681.45190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622.01355">
                <text:p>1622.01355</text:p>
              </table:table-cell>
              <table:table-cell office:value-type="float" office:value="1681.827271">
                <text:p>1681.827271</text:p>
              </table:table-cell>
              <table:table-cell office:value-type="float" office:value="1622.355713">
                <text:p>1622.355713</text:p>
              </table:table-cell>
              <table:table-cell office:value-type="float" office:value="1683.325439">
                <text:p>1683.32543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624.013306">
                <text:p>1624.013306</text:p>
              </table:table-cell>
              <table:table-cell office:value-type="float" office:value="1677.73999">
                <text:p>1677.73999</text:p>
              </table:table-cell>
              <table:table-cell office:value-type="float" office:value="1627.619629">
                <text:p>1627.619629</text:p>
              </table:table-cell>
              <table:table-cell office:value-type="float" office:value="1680.373169">
                <text:p>1680.37316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621.075806">
                <text:p>1621.075806</text:p>
              </table:table-cell>
              <table:table-cell office:value-type="float" office:value="1678.639893">
                <text:p>1678.639893</text:p>
              </table:table-cell>
              <table:table-cell office:value-type="float" office:value="1624.192017">
                <text:p>1624.192017</text:p>
              </table:table-cell>
              <table:table-cell office:value-type="float" office:value="1676.705811">
                <text:p>1676.70581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621.963745">
                <text:p>1621.963745</text:p>
              </table:table-cell>
              <table:table-cell office:value-type="float" office:value="1681.765015">
                <text:p>1681.765015</text:p>
              </table:table-cell>
              <table:table-cell office:value-type="float" office:value="1626.332153">
                <text:p>1626.332153</text:p>
              </table:table-cell>
              <table:table-cell office:value-type="float" office:value="1682.358887">
                <text:p>1682.35888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620.933594">
                <text:p>1620.933594</text:p>
              </table:table-cell>
              <table:table-cell office:value-type="float" office:value="1680.190918">
                <text:p>1680.190918</text:p>
              </table:table-cell>
              <table:table-cell office:value-type="float" office:value="1623.701172">
                <text:p>1623.701172</text:p>
              </table:table-cell>
              <table:table-cell office:value-type="float" office:value="1679.994507">
                <text:p>1679.99450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622.228394">
                <text:p>1622.228394</text:p>
              </table:table-cell>
              <table:table-cell office:value-type="float" office:value="1679.793091">
                <text:p>1679.793091</text:p>
              </table:table-cell>
              <table:table-cell office:value-type="float" office:value="1625.455566">
                <text:p>1625.455566</text:p>
              </table:table-cell>
              <table:table-cell office:value-type="float" office:value="1678.321533">
                <text:p>1678.32153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619.852173">
                <text:p>1619.852173</text:p>
              </table:table-cell>
              <table:table-cell office:value-type="float" office:value="1682.093384">
                <text:p>1682.093384</text:p>
              </table:table-cell>
              <table:table-cell office:value-type="float" office:value="1622.94751">
                <text:p>1622.94751</text:p>
              </table:table-cell>
              <table:table-cell office:value-type="float" office:value="1682.718506">
                <text:p>1682.71850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624.061157">
                <text:p>1624.061157</text:p>
              </table:table-cell>
              <table:table-cell office:value-type="float" office:value="1679.086548">
                <text:p>1679.086548</text:p>
              </table:table-cell>
              <table:table-cell office:value-type="float" office:value="1628.051147">
                <text:p>1628.051147</text:p>
              </table:table-cell>
              <table:table-cell office:value-type="float" office:value="1676.382324">
                <text:p>1676.38232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618.875732">
                <text:p>1618.875732</text:p>
              </table:table-cell>
              <table:table-cell office:value-type="float" office:value="1680.359375">
                <text:p>1680.359375</text:p>
              </table:table-cell>
              <table:table-cell office:value-type="float" office:value="1622.612305">
                <text:p>1622.612305</text:p>
              </table:table-cell>
              <table:table-cell office:value-type="float" office:value="1678.549805">
                <text:p>1678.54980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621.988525">
                <text:p>1621.988525</text:p>
              </table:table-cell>
              <table:table-cell office:value-type="float" office:value="1679.008179">
                <text:p>1679.008179</text:p>
              </table:table-cell>
              <table:table-cell office:value-type="float" office:value="1625.658447">
                <text:p>1625.658447</text:p>
              </table:table-cell>
              <table:table-cell office:value-type="float" office:value="1678.988281">
                <text:p>1678.98828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623.270752">
                <text:p>1623.270752</text:p>
              </table:table-cell>
              <table:table-cell office:value-type="float" office:value="1681.620117">
                <text:p>1681.620117</text:p>
              </table:table-cell>
              <table:table-cell office:value-type="float" office:value="1624.747192">
                <text:p>1624.747192</text:p>
              </table:table-cell>
              <table:table-cell office:value-type="float" office:value="1677.864868">
                <text:p>1677.86486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620.030273">
                <text:p>1620.030273</text:p>
              </table:table-cell>
              <table:table-cell office:value-type="float" office:value="1683.129272">
                <text:p>1683.129272</text:p>
              </table:table-cell>
              <table:table-cell office:value-type="float" office:value="1621.759888">
                <text:p>1621.759888</text:p>
              </table:table-cell>
              <table:table-cell office:value-type="float" office:value="1683.050293">
                <text:p>1683.05029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625.469238">
                <text:p>1625.469238</text:p>
              </table:table-cell>
              <table:table-cell office:value-type="float" office:value="1676.494629">
                <text:p>1676.494629</text:p>
              </table:table-cell>
              <table:table-cell office:value-type="float" office:value="1624.610352">
                <text:p>1624.610352</text:p>
              </table:table-cell>
              <table:table-cell office:value-type="float" office:value="1679.83374">
                <text:p>1679.8337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623.903198">
                <text:p>1623.903198</text:p>
              </table:table-cell>
              <table:table-cell office:value-type="float" office:value="1681.535278">
                <text:p>1681.535278</text:p>
              </table:table-cell>
              <table:table-cell office:value-type="float" office:value="1625.036865">
                <text:p>1625.036865</text:p>
              </table:table-cell>
              <table:table-cell office:value-type="float" office:value="1682.031494">
                <text:p>1682.03149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631.991455">
                <text:p>1631.991455</text:p>
              </table:table-cell>
              <table:table-cell office:value-type="float" office:value="1663.73938">
                <text:p>1663.73938</text:p>
              </table:table-cell>
              <table:table-cell office:value-type="float" office:value="1637.296997">
                <text:p>1637.296997</text:p>
              </table:table-cell>
              <table:table-cell office:value-type="float" office:value="1662.659302">
                <text:p>1662.65930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616.196411">
                <text:p>1616.196411</text:p>
              </table:table-cell>
              <table:table-cell office:value-type="float" office:value="1675.405029">
                <text:p>1675.405029</text:p>
              </table:table-cell>
              <table:table-cell office:value-type="float" office:value="1618.785278">
                <text:p>1618.785278</text:p>
              </table:table-cell>
              <table:table-cell office:value-type="float" office:value="1675.806641">
                <text:p>1675.80664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599.548828">
                <text:p>1599.548828</text:p>
              </table:table-cell>
              <table:table-cell office:value-type="float" office:value="1676.693237">
                <text:p>1676.693237</text:p>
              </table:table-cell>
              <table:table-cell office:value-type="float" office:value="1602.341675">
                <text:p>1602.341675</text:p>
              </table:table-cell>
              <table:table-cell office:value-type="float" office:value="1676.175537">
                <text:p>1676.17553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604.43689">
                <text:p>1604.43689</text:p>
              </table:table-cell>
              <table:table-cell office:value-type="float" office:value="1659.124023">
                <text:p>1659.124023</text:p>
              </table:table-cell>
              <table:table-cell office:value-type="float" office:value="1606.099243">
                <text:p>1606.099243</text:p>
              </table:table-cell>
              <table:table-cell office:value-type="float" office:value="1659.542969">
                <text:p>1659.54296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598.547241">
                <text:p>1598.547241</text:p>
              </table:table-cell>
              <table:table-cell office:value-type="float" office:value="1654.04541">
                <text:p>1654.04541</text:p>
              </table:table-cell>
              <table:table-cell office:value-type="float" office:value="1601.429932">
                <text:p>1601.429932</text:p>
              </table:table-cell>
              <table:table-cell office:value-type="float" office:value="1657.12561">
                <text:p>1657.1256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597.339233">
                <text:p>1597.339233</text:p>
              </table:table-cell>
              <table:table-cell office:value-type="float" office:value="1647.088989">
                <text:p>1647.088989</text:p>
              </table:table-cell>
              <table:table-cell office:value-type="float" office:value="1600.06897">
                <text:p>1600.06897</text:p>
              </table:table-cell>
              <table:table-cell office:value-type="float" office:value="1647.725586">
                <text:p>1647.72558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595.577271">
                <text:p>1595.577271</text:p>
              </table:table-cell>
              <table:table-cell office:value-type="float" office:value="1642.513672">
                <text:p>1642.513672</text:p>
              </table:table-cell>
              <table:table-cell office:value-type="float" office:value="1595.818481">
                <text:p>1595.818481</text:p>
              </table:table-cell>
              <table:table-cell office:value-type="float" office:value="1639.684448">
                <text:p>1639.68444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590.576172">
                <text:p>1590.576172</text:p>
              </table:table-cell>
              <table:table-cell office:value-type="float" office:value="1641.266357">
                <text:p>1641.266357</text:p>
              </table:table-cell>
              <table:table-cell office:value-type="float" office:value="1595.088379">
                <text:p>1595.088379</text:p>
              </table:table-cell>
              <table:table-cell office:value-type="float" office:value="1637.773071">
                <text:p>1637.77307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589.796753">
                <text:p>1589.796753</text:p>
              </table:table-cell>
              <table:table-cell office:value-type="float" office:value="1630.427612">
                <text:p>1630.427612</text:p>
              </table:table-cell>
              <table:table-cell office:value-type="float" office:value="1590.430176">
                <text:p>1590.430176</text:p>
              </table:table-cell>
              <table:table-cell office:value-type="float" office:value="1629.2677">
                <text:p>1629.267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584.629883">
                <text:p>1584.629883</text:p>
              </table:table-cell>
              <table:table-cell office:value-type="float" office:value="1627.382324">
                <text:p>1627.382324</text:p>
              </table:table-cell>
              <table:table-cell office:value-type="float" office:value="1585.223755">
                <text:p>1585.223755</text:p>
              </table:table-cell>
              <table:table-cell office:value-type="float" office:value="1628.293091">
                <text:p>1628.29309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83.34729">
                <text:p>1583.34729</text:p>
              </table:table-cell>
              <table:table-cell office:value-type="float" office:value="1624.269653">
                <text:p>1624.269653</text:p>
              </table:table-cell>
              <table:table-cell office:value-type="float" office:value="1583.710205">
                <text:p>1583.710205</text:p>
              </table:table-cell>
              <table:table-cell office:value-type="float" office:value="1623.388672">
                <text:p>1623.38867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577.543091">
                <text:p>1577.543091</text:p>
              </table:table-cell>
              <table:table-cell office:value-type="float" office:value="1620.776978">
                <text:p>1620.776978</text:p>
              </table:table-cell>
              <table:table-cell office:value-type="float" office:value="1580.306396">
                <text:p>1580.306396</text:p>
              </table:table-cell>
              <table:table-cell office:value-type="float" office:value="1620.712891">
                <text:p>1620.71289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582.591675">
                <text:p>1582.591675</text:p>
              </table:table-cell>
              <table:table-cell office:value-type="float" office:value="1611.589844">
                <text:p>1611.589844</text:p>
              </table:table-cell>
              <table:table-cell office:value-type="float" office:value="1585.489624">
                <text:p>1585.489624</text:p>
              </table:table-cell>
              <table:table-cell office:value-type="float" office:value="1612.191895">
                <text:p>1612.19189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577.124023">
                <text:p>1577.124023</text:p>
              </table:table-cell>
              <table:table-cell office:value-type="float" office:value="1614.201172">
                <text:p>1614.201172</text:p>
              </table:table-cell>
              <table:table-cell office:value-type="float" office:value="1582.863403">
                <text:p>1582.863403</text:p>
              </table:table-cell>
              <table:table-cell office:value-type="float" office:value="1608.434326">
                <text:p>1608.43432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579.65271">
                <text:p>1579.65271</text:p>
              </table:table-cell>
              <table:table-cell office:value-type="float" office:value="1610.41748">
                <text:p>1610.41748</text:p>
              </table:table-cell>
              <table:table-cell office:value-type="float" office:value="1574.098755">
                <text:p>1574.098755</text:p>
              </table:table-cell>
              <table:table-cell office:value-type="float" office:value="1611.37561">
                <text:p>1611.3756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576.188354">
                <text:p>1576.188354</text:p>
              </table:table-cell>
              <table:table-cell office:value-type="float" office:value="1604.725586">
                <text:p>1604.725586</text:p>
              </table:table-cell>
              <table:table-cell office:value-type="float" office:value="1571.761353">
                <text:p>1571.761353</text:p>
              </table:table-cell>
              <table:table-cell office:value-type="float" office:value="1609.422974">
                <text:p>1609.42297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573.310913">
                <text:p>1573.310913</text:p>
              </table:table-cell>
              <table:table-cell office:value-type="float" office:value="1604.68689">
                <text:p>1604.68689</text:p>
              </table:table-cell>
              <table:table-cell office:value-type="float" office:value="1580.100342">
                <text:p>1580.100342</text:p>
              </table:table-cell>
              <table:table-cell office:value-type="float" office:value="1600.055298">
                <text:p>1600.05529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575.512573">
                <text:p>1575.512573</text:p>
              </table:table-cell>
              <table:table-cell office:value-type="float" office:value="1597.115479">
                <text:p>1597.115479</text:p>
              </table:table-cell>
              <table:table-cell office:value-type="float" office:value="1576.429443">
                <text:p>1576.429443</text:p>
              </table:table-cell>
              <table:table-cell office:value-type="float" office:value="1596.678467">
                <text:p>1596.67846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574.166626">
                <text:p>1574.166626</text:p>
              </table:table-cell>
              <table:table-cell office:value-type="float" office:value="1595.862671">
                <text:p>1595.862671</text:p>
              </table:table-cell>
              <table:table-cell office:value-type="float" office:value="1573.924927">
                <text:p>1573.924927</text:p>
              </table:table-cell>
              <table:table-cell office:value-type="float" office:value="1598.540283">
                <text:p>1598.54028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575.103516">
                <text:p>1575.103516</text:p>
              </table:table-cell>
              <table:table-cell office:value-type="float" office:value="1592.593506">
                <text:p>1592.593506</text:p>
              </table:table-cell>
              <table:table-cell office:value-type="float" office:value="1575.169678">
                <text:p>1575.169678</text:p>
              </table:table-cell>
              <table:table-cell office:value-type="float" office:value="1592.28125">
                <text:p>1592.2812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74.467163">
                <text:p>1574.467163</text:p>
              </table:table-cell>
              <table:table-cell office:value-type="float" office:value="1592.584473">
                <text:p>1592.584473</text:p>
              </table:table-cell>
              <table:table-cell office:value-type="float" office:value="1573.197388">
                <text:p>1573.197388</text:p>
              </table:table-cell>
              <table:table-cell office:value-type="float" office:value="1593.55249">
                <text:p>1593.5524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574.74353">
                <text:p>1574.74353</text:p>
              </table:table-cell>
              <table:table-cell office:value-type="float" office:value="1590.118286">
                <text:p>1590.118286</text:p>
              </table:table-cell>
              <table:table-cell office:value-type="float" office:value="1572.770996">
                <text:p>1572.770996</text:p>
              </table:table-cell>
              <table:table-cell office:value-type="float" office:value="1591.910522">
                <text:p>1591.91052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571.670044">
                <text:p>1571.670044</text:p>
              </table:table-cell>
              <table:table-cell office:value-type="float" office:value="1587.757568">
                <text:p>1587.757568</text:p>
              </table:table-cell>
              <table:table-cell office:value-type="float" office:value="1571.62146">
                <text:p>1571.62146</text:p>
              </table:table-cell>
              <table:table-cell office:value-type="float" office:value="1587.197632">
                <text:p>1587.19763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568.205811">
                <text:p>1568.205811</text:p>
              </table:table-cell>
              <table:table-cell office:value-type="float" office:value="1587.281738">
                <text:p>1587.281738</text:p>
              </table:table-cell>
              <table:table-cell office:value-type="float" office:value="1569.49585">
                <text:p>1569.49585</text:p>
              </table:table-cell>
              <table:table-cell office:value-type="float" office:value="1587.734253">
                <text:p>1587.73425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567.331909">
                <text:p>1567.331909</text:p>
              </table:table-cell>
              <table:table-cell office:value-type="float" office:value="1584.581787">
                <text:p>1584.581787</text:p>
              </table:table-cell>
              <table:table-cell office:value-type="float" office:value="1566.848633">
                <text:p>1566.848633</text:p>
              </table:table-cell>
              <table:table-cell office:value-type="float" office:value="1587.236572">
                <text:p>1587.23657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571.52063">
                <text:p>1571.52063</text:p>
              </table:table-cell>
              <table:table-cell office:value-type="float" office:value="1578.558472">
                <text:p>1578.558472</text:p>
              </table:table-cell>
              <table:table-cell office:value-type="float" office:value="1570.925415">
                <text:p>1570.925415</text:p>
              </table:table-cell>
              <table:table-cell office:value-type="float" office:value="1583.098633">
                <text:p>1583.09863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480.45874">
                <text:p>1480.45874</text:p>
              </table:table-cell>
              <table:table-cell office:value-type="float" office:value="1496.375732">
                <text:p>1496.375732</text:p>
              </table:table-cell>
              <table:table-cell office:value-type="float" office:value="1566.96875">
                <text:p>1566.96875</text:p>
              </table:table-cell>
              <table:table-cell office:value-type="float" office:value="1591.818604">
                <text:p>1591.81860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426.216553">
                <text:p>1426.216553</text:p>
              </table:table-cell>
              <table:table-cell office:value-type="float" office:value="1428.243164">
                <text:p>1428.243164</text:p>
              </table:table-cell>
              <table:table-cell office:value-type="float" office:value="1508.023071">
                <text:p>1508.023071</text:p>
              </table:table-cell>
              <table:table-cell office:value-type="float" office:value="1524.542847">
                <text:p>1524.54284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412.448364">
                <text:p>1412.448364</text:p>
              </table:table-cell>
              <table:table-cell office:value-type="float" office:value="1403.203125">
                <text:p>1403.203125</text:p>
              </table:table-cell>
              <table:table-cell office:value-type="float" office:value="1490.421021">
                <text:p>1490.421021</text:p>
              </table:table-cell>
              <table:table-cell office:value-type="float" office:value="1499.619141">
                <text:p>1499.61914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478.914062">
                <text:p>1478.914062</text:p>
              </table:table-cell>
              <table:table-cell office:value-type="float" office:value="1494.927734">
                <text:p>1494.927734</text:p>
              </table:table-cell>
              <table:table-cell office:value-type="float" office:value="1559.410522">
                <text:p>1559.410522</text:p>
              </table:table-cell>
              <table:table-cell office:value-type="float" office:value="1578.683716">
                <text:p>1578.68371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539.619385">
                <text:p>1539.619385</text:p>
              </table:table-cell>
              <table:table-cell office:value-type="float" office:value="1554.399292">
                <text:p>1554.399292</text:p>
              </table:table-cell>
              <table:table-cell office:value-type="float" office:value="1616.951172">
                <text:p>1616.951172</text:p>
              </table:table-cell>
              <table:table-cell office:value-type="float" office:value="1633.03833">
                <text:p>1633.0383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570.096924">
                <text:p>1570.096924</text:p>
              </table:table-cell>
              <table:table-cell office:value-type="float" office:value="1577.138916">
                <text:p>1577.138916</text:p>
              </table:table-cell>
              <table:table-cell office:value-type="float" office:value="1599.307861">
                <text:p>1599.307861</text:p>
              </table:table-cell>
              <table:table-cell office:value-type="float" office:value="1598.963257">
                <text:p>1598.96325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590.262817">
                <text:p>1590.262817</text:p>
              </table:table-cell>
              <table:table-cell office:value-type="float" office:value="1598.935181">
                <text:p>1598.935181</text:p>
              </table:table-cell>
              <table:table-cell office:value-type="float" office:value="1580.45459">
                <text:p>1580.45459</text:p>
              </table:table-cell>
              <table:table-cell office:value-type="float" office:value="1581.71814">
                <text:p>1581.7181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583.219116">
                <text:p>1583.219116</text:p>
              </table:table-cell>
              <table:table-cell office:value-type="float" office:value="1597.874634">
                <text:p>1597.874634</text:p>
              </table:table-cell>
              <table:table-cell office:value-type="float" office:value="1581.824585">
                <text:p>1581.824585</text:p>
              </table:table-cell>
              <table:table-cell office:value-type="float" office:value="1585.528564">
                <text:p>1585.5285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586.444092">
                <text:p>1586.444092</text:p>
              </table:table-cell>
              <table:table-cell office:value-type="float" office:value="1589.271729">
                <text:p>1589.271729</text:p>
              </table:table-cell>
              <table:table-cell office:value-type="float" office:value="1584.469482">
                <text:p>1584.469482</text:p>
              </table:table-cell>
              <table:table-cell office:value-type="float" office:value="1583.712646">
                <text:p>1583.71264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84.45813">
                <text:p>1584.45813</text:p>
              </table:table-cell>
              <table:table-cell office:value-type="float" office:value="1590.347046">
                <text:p>1590.347046</text:p>
              </table:table-cell>
              <table:table-cell office:value-type="float" office:value="1583.944214">
                <text:p>1583.944214</text:p>
              </table:table-cell>
              <table:table-cell office:value-type="float" office:value="1584.397095">
                <text:p>1584.39709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586.558228">
                <text:p>1586.558228</text:p>
              </table:table-cell>
              <table:table-cell office:value-type="float" office:value="1587.671387">
                <text:p>1587.671387</text:p>
              </table:table-cell>
              <table:table-cell office:value-type="float" office:value="1587.34082">
                <text:p>1587.34082</text:p>
              </table:table-cell>
              <table:table-cell office:value-type="float" office:value="1583.021362">
                <text:p>1583.02136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581.787109">
                <text:p>1581.787109</text:p>
              </table:table-cell>
              <table:table-cell office:value-type="float" office:value="1585.137329">
                <text:p>1585.137329</text:p>
              </table:table-cell>
              <table:table-cell office:value-type="float" office:value="1586.184204">
                <text:p>1586.184204</text:p>
              </table:table-cell>
              <table:table-cell office:value-type="float" office:value="1580.068481">
                <text:p>1580.06848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587.8125">
                <text:p>1587.8125</text:p>
              </table:table-cell>
              <table:table-cell office:value-type="float" office:value="1589.296753">
                <text:p>1589.296753</text:p>
              </table:table-cell>
              <table:table-cell office:value-type="float" office:value="1588.005127">
                <text:p>1588.005127</text:p>
              </table:table-cell>
              <table:table-cell office:value-type="float" office:value="1584.951294">
                <text:p>1584.95129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584.331055">
                <text:p>1584.331055</text:p>
              </table:table-cell>
              <table:table-cell office:value-type="float" office:value="1588.458252">
                <text:p>1588.458252</text:p>
              </table:table-cell>
              <table:table-cell office:value-type="float" office:value="1585.814209">
                <text:p>1585.814209</text:p>
              </table:table-cell>
              <table:table-cell office:value-type="float" office:value="1585.332642">
                <text:p>1585.33264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582.692383">
                <text:p>1582.692383</text:p>
              </table:table-cell>
              <table:table-cell office:value-type="float" office:value="1590.253174">
                <text:p>1590.253174</text:p>
              </table:table-cell>
              <table:table-cell office:value-type="float" office:value="1582.516357">
                <text:p>1582.516357</text:p>
              </table:table-cell>
              <table:table-cell office:value-type="float" office:value="1590.017334">
                <text:p>1590.01733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577.392578">
                <text:p>1577.392578</text:p>
              </table:table-cell>
              <table:table-cell office:value-type="float" office:value="1584.11145">
                <text:p>1584.11145</text:p>
              </table:table-cell>
              <table:table-cell office:value-type="float" office:value="1583.082886">
                <text:p>1583.082886</text:p>
              </table:table-cell>
              <table:table-cell office:value-type="float" office:value="1582.331299">
                <text:p>1582.33129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583.455811">
                <text:p>1583.455811</text:p>
              </table:table-cell>
              <table:table-cell office:value-type="float" office:value="1592.168213">
                <text:p>1592.168213</text:p>
              </table:table-cell>
              <table:table-cell office:value-type="float" office:value="1585.273926">
                <text:p>1585.273926</text:p>
              </table:table-cell>
              <table:table-cell office:value-type="float" office:value="1587.767212">
                <text:p>1587.76721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580.878784">
                <text:p>1580.878784</text:p>
              </table:table-cell>
              <table:table-cell office:value-type="float" office:value="1580.89502">
                <text:p>1580.89502</text:p>
              </table:table-cell>
              <table:table-cell office:value-type="float" office:value="1583.204102">
                <text:p>1583.204102</text:p>
              </table:table-cell>
              <table:table-cell office:value-type="float" office:value="1577.813477">
                <text:p>1577.81347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581.267578">
                <text:p>1581.267578</text:p>
              </table:table-cell>
              <table:table-cell office:value-type="float" office:value="1585.342041">
                <text:p>1585.342041</text:p>
              </table:table-cell>
              <table:table-cell office:value-type="float" office:value="1582.640381">
                <text:p>1582.640381</text:p>
              </table:table-cell>
              <table:table-cell office:value-type="float" office:value="1580.675537">
                <text:p>1580.67553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582.175415">
                <text:p>1582.175415</text:p>
              </table:table-cell>
              <table:table-cell office:value-type="float" office:value="1585.893188">
                <text:p>1585.893188</text:p>
              </table:table-cell>
              <table:table-cell office:value-type="float" office:value="1584.026123">
                <text:p>1584.026123</text:p>
              </table:table-cell>
              <table:table-cell office:value-type="float" office:value="1582.734619">
                <text:p>1582.73461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581.050537">
                <text:p>1581.050537</text:p>
              </table:table-cell>
              <table:table-cell office:value-type="float" office:value="1586.362305">
                <text:p>1586.362305</text:p>
              </table:table-cell>
              <table:table-cell office:value-type="float" office:value="1583.769531">
                <text:p>1583.769531</text:p>
              </table:table-cell>
              <table:table-cell office:value-type="float" office:value="1583.514648">
                <text:p>1583.51464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582.179443">
                <text:p>1582.179443</text:p>
              </table:table-cell>
              <table:table-cell office:value-type="float" office:value="1586.320923">
                <text:p>1586.320923</text:p>
              </table:table-cell>
              <table:table-cell office:value-type="float" office:value="1585.493896">
                <text:p>1585.493896</text:p>
              </table:table-cell>
              <table:table-cell office:value-type="float" office:value="1580.608765">
                <text:p>1580.60876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581.693237">
                <text:p>1581.693237</text:p>
              </table:table-cell>
              <table:table-cell office:value-type="float" office:value="1585.812256">
                <text:p>1585.812256</text:p>
              </table:table-cell>
              <table:table-cell office:value-type="float" office:value="1585.174683">
                <text:p>1585.174683</text:p>
              </table:table-cell>
              <table:table-cell office:value-type="float" office:value="1582.213135">
                <text:p>1582.21313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581.891968">
                <text:p>1581.891968</text:p>
              </table:table-cell>
              <table:table-cell office:value-type="float" office:value="1588.204102">
                <text:p>1588.204102</text:p>
              </table:table-cell>
              <table:table-cell office:value-type="float" office:value="1581.763428">
                <text:p>1581.763428</text:p>
              </table:table-cell>
              <table:table-cell office:value-type="float" office:value="1582.598999">
                <text:p>1582.59899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582.337036">
                <text:p>1582.337036</text:p>
              </table:table-cell>
              <table:table-cell office:value-type="float" office:value="1582.00647">
                <text:p>1582.00647</text:p>
              </table:table-cell>
              <table:table-cell office:value-type="float" office:value="1580.744263">
                <text:p>1580.744263</text:p>
              </table:table-cell>
              <table:table-cell office:value-type="float" office:value="1580.099365">
                <text:p>1580.09936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573.034424">
                <text:p>1573.034424</text:p>
              </table:table-cell>
              <table:table-cell office:value-type="float" office:value="1595.467407">
                <text:p>1595.467407</text:p>
              </table:table-cell>
              <table:table-cell office:value-type="float" office:value="1581.780518">
                <text:p>1581.780518</text:p>
              </table:table-cell>
              <table:table-cell office:value-type="float" office:value="1587.507446">
                <text:p>1587.50744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601.914062">
                <text:p>1601.914062</text:p>
              </table:table-cell>
              <table:table-cell office:value-type="float" office:value="1563.232666">
                <text:p>1563.232666</text:p>
              </table:table-cell>
              <table:table-cell office:value-type="float" office:value="1585.442993">
                <text:p>1585.442993</text:p>
              </table:table-cell>
              <table:table-cell office:value-type="float" office:value="1583.662109">
                <text:p>1583.66210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576.69812">
                <text:p>1576.69812</text:p>
              </table:table-cell>
              <table:table-cell office:value-type="float" office:value="1589.999023">
                <text:p>1589.999023</text:p>
              </table:table-cell>
              <table:table-cell office:value-type="float" office:value="1584.187378">
                <text:p>1584.187378</text:p>
              </table:table-cell>
              <table:table-cell office:value-type="float" office:value="1583.370239">
                <text:p>1583.37023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578.500122">
                <text:p>1578.500122</text:p>
              </table:table-cell>
              <table:table-cell office:value-type="float" office:value="1590.230225">
                <text:p>1590.230225</text:p>
              </table:table-cell>
              <table:table-cell office:value-type="float" office:value="1585.781128">
                <text:p>1585.781128</text:p>
              </table:table-cell>
              <table:table-cell office:value-type="float" office:value="1581.615112">
                <text:p>1581.61511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580.985596">
                <text:p>1580.985596</text:p>
              </table:table-cell>
              <table:table-cell office:value-type="float" office:value="1583.252686">
                <text:p>1583.252686</text:p>
              </table:table-cell>
              <table:table-cell office:value-type="float" office:value="1584.766968">
                <text:p>1584.766968</text:p>
              </table:table-cell>
              <table:table-cell office:value-type="float" office:value="1578.749023">
                <text:p>1578.74902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582.237427">
                <text:p>1582.237427</text:p>
              </table:table-cell>
              <table:table-cell office:value-type="float" office:value="1583.515015">
                <text:p>1583.515015</text:p>
              </table:table-cell>
              <table:table-cell office:value-type="float" office:value="1584.548584">
                <text:p>1584.548584</text:p>
              </table:table-cell>
              <table:table-cell office:value-type="float" office:value="1581.260254">
                <text:p>1581.26025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579.581909">
                <text:p>1579.581909</text:p>
              </table:table-cell>
              <table:table-cell office:value-type="float" office:value="1584.355713">
                <text:p>1584.355713</text:p>
              </table:table-cell>
              <table:table-cell office:value-type="float" office:value="1582.155273">
                <text:p>1582.155273</text:p>
              </table:table-cell>
              <table:table-cell office:value-type="float" office:value="1579.68689">
                <text:p>1579.6868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582.937134">
                <text:p>1582.937134</text:p>
              </table:table-cell>
              <table:table-cell office:value-type="float" office:value="1584.376953">
                <text:p>1584.376953</text:p>
              </table:table-cell>
              <table:table-cell office:value-type="float" office:value="1584.018311">
                <text:p>1584.018311</text:p>
              </table:table-cell>
              <table:table-cell office:value-type="float" office:value="1581.124512">
                <text:p>1581.12451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580.385498">
                <text:p>1580.385498</text:p>
              </table:table-cell>
              <table:table-cell office:value-type="float" office:value="1585.7854">
                <text:p>1585.7854</text:p>
              </table:table-cell>
              <table:table-cell office:value-type="float" office:value="1583.502686">
                <text:p>1583.502686</text:p>
              </table:table-cell>
              <table:table-cell office:value-type="float" office:value="1582.216797">
                <text:p>1582.21679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581.281616">
                <text:p>1581.281616</text:p>
              </table:table-cell>
              <table:table-cell office:value-type="float" office:value="1583.679077">
                <text:p>1583.679077</text:p>
              </table:table-cell>
              <table:table-cell office:value-type="float" office:value="1578.711548">
                <text:p>1578.711548</text:p>
              </table:table-cell>
              <table:table-cell office:value-type="float" office:value="1586.980225">
                <text:p>1586.98022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581.833496">
                <text:p>1581.833496</text:p>
              </table:table-cell>
              <table:table-cell office:value-type="float" office:value="1584.065063">
                <text:p>1584.065063</text:p>
              </table:table-cell>
              <table:table-cell office:value-type="float" office:value="1582.405884">
                <text:p>1582.405884</text:p>
              </table:table-cell>
              <table:table-cell office:value-type="float" office:value="1580.90979">
                <text:p>1580.9097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583.318237">
                <text:p>1583.318237</text:p>
              </table:table-cell>
              <table:table-cell office:value-type="float" office:value="1584.860474">
                <text:p>1584.860474</text:p>
              </table:table-cell>
              <table:table-cell office:value-type="float" office:value="1582.864136">
                <text:p>1582.864136</text:p>
              </table:table-cell>
              <table:table-cell office:value-type="float" office:value="1584.232056">
                <text:p>1584.23205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584.351929">
                <text:p>1584.351929</text:p>
              </table:table-cell>
              <table:table-cell office:value-type="float" office:value="1581.300903">
                <text:p>1581.300903</text:p>
              </table:table-cell>
              <table:table-cell office:value-type="float" office:value="1581.918579">
                <text:p>1581.918579</text:p>
              </table:table-cell>
              <table:table-cell office:value-type="float" office:value="1584.254883">
                <text:p>1584.25488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582.487061">
                <text:p>1582.487061</text:p>
              </table:table-cell>
              <table:table-cell office:value-type="float" office:value="1584.298828">
                <text:p>1584.298828</text:p>
              </table:table-cell>
              <table:table-cell office:value-type="float" office:value="1583.60437">
                <text:p>1583.60437</text:p>
              </table:table-cell>
              <table:table-cell office:value-type="float" office:value="1581.764404">
                <text:p>1581.76440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585.952881">
                <text:p>1585.952881</text:p>
              </table:table-cell>
              <table:table-cell office:value-type="float" office:value="1586.675049">
                <text:p>1586.675049</text:p>
              </table:table-cell>
              <table:table-cell office:value-type="float" office:value="1585.618652">
                <text:p>1585.618652</text:p>
              </table:table-cell>
              <table:table-cell office:value-type="float" office:value="1586.571289">
                <text:p>1586.57128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582.475098">
                <text:p>1582.475098</text:p>
              </table:table-cell>
              <table:table-cell office:value-type="float" office:value="1586.650635">
                <text:p>1586.650635</text:p>
              </table:table-cell>
              <table:table-cell office:value-type="float" office:value="1585.446289">
                <text:p>1585.446289</text:p>
              </table:table-cell>
              <table:table-cell office:value-type="float" office:value="1584.040527">
                <text:p>1584.04052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583.171143">
                <text:p>1583.171143</text:p>
              </table:table-cell>
              <table:table-cell office:value-type="float" office:value="1584.644043">
                <text:p>1584.644043</text:p>
              </table:table-cell>
              <table:table-cell office:value-type="float" office:value="1583.524536">
                <text:p>1583.524536</text:p>
              </table:table-cell>
              <table:table-cell office:value-type="float" office:value="1580.778442">
                <text:p>1580.77844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583.249634">
                <text:p>1583.249634</text:p>
              </table:table-cell>
              <table:table-cell office:value-type="float" office:value="1581.477295">
                <text:p>1581.477295</text:p>
              </table:table-cell>
              <table:table-cell office:value-type="float" office:value="1580.647949">
                <text:p>1580.647949</text:p>
              </table:table-cell>
              <table:table-cell office:value-type="float" office:value="1584.710083">
                <text:p>1584.71008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586.380981">
                <text:p>1586.380981</text:p>
              </table:table-cell>
              <table:table-cell office:value-type="float" office:value="1581.408691">
                <text:p>1581.408691</text:p>
              </table:table-cell>
              <table:table-cell office:value-type="float" office:value="1586.078003">
                <text:p>1586.078003</text:p>
              </table:table-cell>
              <table:table-cell office:value-type="float" office:value="1583.125854">
                <text:p>1583.12585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584.68396">
                <text:p>1584.68396</text:p>
              </table:table-cell>
              <table:table-cell office:value-type="float" office:value="1581.313599">
                <text:p>1581.313599</text:p>
              </table:table-cell>
              <table:table-cell office:value-type="float" office:value="1583.206543">
                <text:p>1583.206543</text:p>
              </table:table-cell>
              <table:table-cell office:value-type="float" office:value="1582.916504">
                <text:p>1582.91650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585.781982">
                <text:p>1585.781982</text:p>
              </table:table-cell>
              <table:table-cell office:value-type="float" office:value="1582.941284">
                <text:p>1582.941284</text:p>
              </table:table-cell>
              <table:table-cell office:value-type="float" office:value="1585.828003">
                <text:p>1585.828003</text:p>
              </table:table-cell>
              <table:table-cell office:value-type="float" office:value="1584.159058">
                <text:p>1584.15905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584.973267">
                <text:p>1584.973267</text:p>
              </table:table-cell>
              <table:table-cell office:value-type="float" office:value="1586.430054">
                <text:p>1586.430054</text:p>
              </table:table-cell>
              <table:table-cell office:value-type="float" office:value="1584.457764">
                <text:p>1584.457764</text:p>
              </table:table-cell>
              <table:table-cell office:value-type="float" office:value="1587.593262">
                <text:p>1587.59326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582.917358">
                <text:p>1582.917358</text:p>
              </table:table-cell>
              <table:table-cell office:value-type="float" office:value="1584.24939">
                <text:p>1584.24939</text:p>
              </table:table-cell>
              <table:table-cell office:value-type="float" office:value="1583.098511">
                <text:p>1583.098511</text:p>
              </table:table-cell>
              <table:table-cell office:value-type="float" office:value="1584.452881">
                <text:p>1584.45288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582.037842">
                <text:p>1582.037842</text:p>
              </table:table-cell>
              <table:table-cell office:value-type="float" office:value="1584.780518">
                <text:p>1584.780518</text:p>
              </table:table-cell>
              <table:table-cell office:value-type="float" office:value="1583.73584">
                <text:p>1583.73584</text:p>
              </table:table-cell>
              <table:table-cell office:value-type="float" office:value="1583.557617">
                <text:p>1583.55761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585.531494">
                <text:p>1585.531494</text:p>
              </table:table-cell>
              <table:table-cell office:value-type="float" office:value="1584.363281">
                <text:p>1584.363281</text:p>
              </table:table-cell>
              <table:table-cell office:value-type="float" office:value="1581.830933">
                <text:p>1581.830933</text:p>
              </table:table-cell>
              <table:table-cell office:value-type="float" office:value="1585.109375">
                <text:p>1585.10937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580.606445">
                <text:p>1580.606445</text:p>
              </table:table-cell>
              <table:table-cell office:value-type="float" office:value="1586.155151">
                <text:p>1586.155151</text:p>
              </table:table-cell>
              <table:table-cell office:value-type="float" office:value="1582.490112">
                <text:p>1582.490112</text:p>
              </table:table-cell>
              <table:table-cell office:value-type="float" office:value="1585.081909">
                <text:p>1585.08190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585.649414">
                <text:p>1585.649414</text:p>
              </table:table-cell>
              <table:table-cell office:value-type="float" office:value="1584.633179">
                <text:p>1584.633179</text:p>
              </table:table-cell>
              <table:table-cell office:value-type="float" office:value="1583.712646">
                <text:p>1583.712646</text:p>
              </table:table-cell>
              <table:table-cell office:value-type="float" office:value="1585.799683">
                <text:p>1585.79968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582.913818">
                <text:p>1582.913818</text:p>
              </table:table-cell>
              <table:table-cell office:value-type="float" office:value="1583.519043">
                <text:p>1583.519043</text:p>
              </table:table-cell>
              <table:table-cell office:value-type="float" office:value="1580.189209">
                <text:p>1580.189209</text:p>
              </table:table-cell>
              <table:table-cell office:value-type="float" office:value="1586.256714">
                <text:p>1586.25671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583.701904">
                <text:p>1583.701904</text:p>
              </table:table-cell>
              <table:table-cell office:value-type="float" office:value="1592.383423">
                <text:p>1592.383423</text:p>
              </table:table-cell>
              <table:table-cell office:value-type="float" office:value="1586.890259">
                <text:p>1586.890259</text:p>
              </table:table-cell>
              <table:table-cell office:value-type="float" office:value="1590.21936">
                <text:p>1590.2193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583.06897">
                <text:p>1583.06897</text:p>
              </table:table-cell>
              <table:table-cell office:value-type="float" office:value="1580.870483">
                <text:p>1580.870483</text:p>
              </table:table-cell>
              <table:table-cell office:value-type="float" office:value="1581.779541">
                <text:p>1581.779541</text:p>
              </table:table-cell>
              <table:table-cell office:value-type="float" office:value="1580.970703">
                <text:p>1580.97070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588.445068">
                <text:p>1588.445068</text:p>
              </table:table-cell>
              <table:table-cell office:value-type="float" office:value="1585.537842">
                <text:p>1585.537842</text:p>
              </table:table-cell>
              <table:table-cell office:value-type="float" office:value="1589.00354">
                <text:p>1589.00354</text:p>
              </table:table-cell>
              <table:table-cell office:value-type="float" office:value="1584.007568">
                <text:p>1584.00756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580.409668">
                <text:p>1580.409668</text:p>
              </table:table-cell>
              <table:table-cell office:value-type="float" office:value="1578.53418">
                <text:p>1578.53418</text:p>
              </table:table-cell>
              <table:table-cell office:value-type="float" office:value="1580.081299">
                <text:p>1580.081299</text:p>
              </table:table-cell>
              <table:table-cell office:value-type="float" office:value="1581.642822">
                <text:p>1581.64282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586.073364">
                <text:p>1586.073364</text:p>
              </table:table-cell>
              <table:table-cell office:value-type="float" office:value="1583.087036">
                <text:p>1583.087036</text:p>
              </table:table-cell>
              <table:table-cell office:value-type="float" office:value="1583.385986">
                <text:p>1583.385986</text:p>
              </table:table-cell>
              <table:table-cell office:value-type="float" office:value="1585.114258">
                <text:p>1585.11425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587.160522">
                <text:p>1587.160522</text:p>
              </table:table-cell>
              <table:table-cell office:value-type="float" office:value="1593.296143">
                <text:p>1593.296143</text:p>
              </table:table-cell>
              <table:table-cell office:value-type="float" office:value="1591.730957">
                <text:p>1591.730957</text:p>
              </table:table-cell>
              <table:table-cell office:value-type="float" office:value="1587.897461">
                <text:p>1587.89746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579.09436">
                <text:p>1579.09436</text:p>
              </table:table-cell>
              <table:table-cell office:value-type="float" office:value="1583.353638">
                <text:p>1583.353638</text:p>
              </table:table-cell>
              <table:table-cell office:value-type="float" office:value="1579.276245">
                <text:p>1579.276245</text:p>
              </table:table-cell>
              <table:table-cell office:value-type="float" office:value="1581.858643">
                <text:p>1581.85864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585.049805">
                <text:p>1585.049805</text:p>
              </table:table-cell>
              <table:table-cell office:value-type="float" office:value="1582.35083">
                <text:p>1582.35083</text:p>
              </table:table-cell>
              <table:table-cell office:value-type="float" office:value="1585.840088">
                <text:p>1585.840088</text:p>
              </table:table-cell>
              <table:table-cell office:value-type="float" office:value="1580.681152">
                <text:p>1580.68115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580.404907">
                <text:p>1580.404907</text:p>
              </table:table-cell>
              <table:table-cell office:value-type="float" office:value="1578.710205">
                <text:p>1578.710205</text:p>
              </table:table-cell>
              <table:table-cell office:value-type="float" office:value="1581.529175">
                <text:p>1581.529175</text:p>
              </table:table-cell>
              <table:table-cell office:value-type="float" office:value="1579.48291">
                <text:p>1579.4829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587.876343">
                <text:p>1587.876343</text:p>
              </table:table-cell>
              <table:table-cell office:value-type="float" office:value="1583.116943">
                <text:p>1583.116943</text:p>
              </table:table-cell>
              <table:table-cell office:value-type="float" office:value="1586.483398">
                <text:p>1586.483398</text:p>
              </table:table-cell>
              <table:table-cell office:value-type="float" office:value="1585.583496">
                <text:p>1585.58349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589.513428">
                <text:p>1589.513428</text:p>
              </table:table-cell>
              <table:table-cell office:value-type="float" office:value="1588.274658">
                <text:p>1588.274658</text:p>
              </table:table-cell>
              <table:table-cell office:value-type="float" office:value="1589.552124">
                <text:p>1589.552124</text:p>
              </table:table-cell>
              <table:table-cell office:value-type="float" office:value="1589.442871">
                <text:p>1589.44287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583.74707">
                <text:p>1583.74707</text:p>
              </table:table-cell>
              <table:table-cell office:value-type="float" office:value="1582.675293">
                <text:p>1582.675293</text:p>
              </table:table-cell>
              <table:table-cell office:value-type="float" office:value="1582.576294">
                <text:p>1582.576294</text:p>
              </table:table-cell>
              <table:table-cell office:value-type="float" office:value="1582.530396">
                <text:p>1582.53039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588.785278">
                <text:p>1588.785278</text:p>
              </table:table-cell>
              <table:table-cell office:value-type="float" office:value="1587.751465">
                <text:p>1587.751465</text:p>
              </table:table-cell>
              <table:table-cell office:value-type="float" office:value="1586.396484">
                <text:p>1586.396484</text:p>
              </table:table-cell>
              <table:table-cell office:value-type="float" office:value="1590.771973">
                <text:p>1590.77197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575.114746">
                <text:p>1575.114746</text:p>
              </table:table-cell>
              <table:table-cell office:value-type="float" office:value="1581.910156">
                <text:p>1581.910156</text:p>
              </table:table-cell>
              <table:table-cell office:value-type="float" office:value="1576.688965">
                <text:p>1576.688965</text:p>
              </table:table-cell>
              <table:table-cell office:value-type="float" office:value="1580.884766">
                <text:p>1580.88476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582.155029">
                <text:p>1582.155029</text:p>
              </table:table-cell>
              <table:table-cell office:value-type="float" office:value="1585.278809">
                <text:p>1585.278809</text:p>
              </table:table-cell>
              <table:table-cell office:value-type="float" office:value="1581.217041">
                <text:p>1581.217041</text:p>
              </table:table-cell>
              <table:table-cell office:value-type="float" office:value="1585.293213">
                <text:p>1585.29321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577.228271">
                <text:p>1577.228271</text:p>
              </table:table-cell>
              <table:table-cell office:value-type="float" office:value="1578.843262">
                <text:p>1578.843262</text:p>
              </table:table-cell>
              <table:table-cell office:value-type="float" office:value="1580.622314">
                <text:p>1580.622314</text:p>
              </table:table-cell>
              <table:table-cell office:value-type="float" office:value="1577.496338">
                <text:p>1577.49633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629.376465">
                <text:p>1629.376465</text:p>
              </table:table-cell>
              <table:table-cell office:value-type="float" office:value="1630.477051">
                <text:p>1630.477051</text:p>
              </table:table-cell>
              <table:table-cell office:value-type="float" office:value="1630.597412">
                <text:p>1630.597412</text:p>
              </table:table-cell>
              <table:table-cell office:value-type="float" office:value="1631.204468">
                <text:p>1631.20446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659.148682">
                <text:p>1659.148682</text:p>
              </table:table-cell>
              <table:table-cell office:value-type="float" office:value="1658.992188">
                <text:p>1658.992188</text:p>
              </table:table-cell>
              <table:table-cell office:value-type="float" office:value="1656.736938">
                <text:p>1656.736938</text:p>
              </table:table-cell>
              <table:table-cell office:value-type="float" office:value="1659.176147">
                <text:p>1659.17614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585.993652">
                <text:p>1585.993652</text:p>
              </table:table-cell>
              <table:table-cell office:value-type="float" office:value="1586.03894">
                <text:p>1586.03894</text:p>
              </table:table-cell>
              <table:table-cell office:value-type="float" office:value="1586.251953">
                <text:p>1586.251953</text:p>
              </table:table-cell>
              <table:table-cell office:value-type="float" office:value="1587.140503">
                <text:p>1587.14050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573.781982">
                <text:p>1573.781982</text:p>
              </table:table-cell>
              <table:table-cell office:value-type="float" office:value="1565.467529">
                <text:p>1565.467529</text:p>
              </table:table-cell>
              <table:table-cell office:value-type="float" office:value="1571.939331">
                <text:p>1571.939331</text:p>
              </table:table-cell>
              <table:table-cell office:value-type="float" office:value="1566.305908">
                <text:p>1566.30590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569.115601">
                <text:p>1569.115601</text:p>
              </table:table-cell>
              <table:table-cell office:value-type="float" office:value="1569.778931">
                <text:p>1569.778931</text:p>
              </table:table-cell>
              <table:table-cell office:value-type="float" office:value="1567.940308">
                <text:p>1567.940308</text:p>
              </table:table-cell>
              <table:table-cell office:value-type="float" office:value="1569.320801">
                <text:p>1569.32080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570.146973">
                <text:p>1570.146973</text:p>
              </table:table-cell>
              <table:table-cell office:value-type="float" office:value="1568.007202">
                <text:p>1568.007202</text:p>
              </table:table-cell>
              <table:table-cell office:value-type="float" office:value="1571.069824">
                <text:p>1571.069824</text:p>
              </table:table-cell>
              <table:table-cell office:value-type="float" office:value="1570.524292">
                <text:p>1570.52429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569.315918">
                <text:p>1569.315918</text:p>
              </table:table-cell>
              <table:table-cell office:value-type="float" office:value="1565.421631">
                <text:p>1565.421631</text:p>
              </table:table-cell>
              <table:table-cell office:value-type="float" office:value="1569.454468">
                <text:p>1569.454468</text:p>
              </table:table-cell>
              <table:table-cell office:value-type="float" office:value="1566.079468">
                <text:p>1566.07946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69.225708">
                <text:p>1569.225708</text:p>
              </table:table-cell>
              <table:table-cell office:value-type="float" office:value="1569.467896">
                <text:p>1569.467896</text:p>
              </table:table-cell>
              <table:table-cell office:value-type="float" office:value="1568.254517">
                <text:p>1568.254517</text:p>
              </table:table-cell>
              <table:table-cell office:value-type="float" office:value="1569.755981">
                <text:p>1569.75598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570.052856">
                <text:p>1570.052856</text:p>
              </table:table-cell>
              <table:table-cell office:value-type="float" office:value="1568.87854">
                <text:p>1568.87854</text:p>
              </table:table-cell>
              <table:table-cell office:value-type="float" office:value="1568.884888">
                <text:p>1568.884888</text:p>
              </table:table-cell>
              <table:table-cell office:value-type="float" office:value="1568.188965">
                <text:p>1568.18896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570.172607">
                <text:p>1570.172607</text:p>
              </table:table-cell>
              <table:table-cell office:value-type="float" office:value="1571.442749">
                <text:p>1571.442749</text:p>
              </table:table-cell>
              <table:table-cell office:value-type="float" office:value="1570.131226">
                <text:p>1570.131226</text:p>
              </table:table-cell>
              <table:table-cell office:value-type="float" office:value="1568.017334">
                <text:p>1568.01733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571.651367">
                <text:p>1571.651367</text:p>
              </table:table-cell>
              <table:table-cell office:value-type="float" office:value="1574.535278">
                <text:p>1574.535278</text:p>
              </table:table-cell>
              <table:table-cell office:value-type="float" office:value="1571.418335">
                <text:p>1571.418335</text:p>
              </table:table-cell>
              <table:table-cell office:value-type="float" office:value="1574.256348">
                <text:p>1574.25634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71.905396">
                <text:p>1571.905396</text:p>
              </table:table-cell>
              <table:table-cell office:value-type="float" office:value="1571.977417">
                <text:p>1571.977417</text:p>
              </table:table-cell>
              <table:table-cell office:value-type="float" office:value="1568.532471">
                <text:p>1568.532471</text:p>
              </table:table-cell>
              <table:table-cell office:value-type="float" office:value="1571.827637">
                <text:p>1571.82763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571.119751">
                <text:p>1571.119751</text:p>
              </table:table-cell>
              <table:table-cell office:value-type="float" office:value="1572.449463">
                <text:p>1572.449463</text:p>
              </table:table-cell>
              <table:table-cell office:value-type="float" office:value="1570.880981">
                <text:p>1570.880981</text:p>
              </table:table-cell>
              <table:table-cell office:value-type="float" office:value="1570.932373">
                <text:p>1570.93237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72.322632">
                <text:p>1572.322632</text:p>
              </table:table-cell>
              <table:table-cell office:value-type="float" office:value="1574.510742">
                <text:p>1574.510742</text:p>
              </table:table-cell>
              <table:table-cell office:value-type="float" office:value="1573.559326">
                <text:p>1573.559326</text:p>
              </table:table-cell>
              <table:table-cell office:value-type="float" office:value="1577.086426">
                <text:p>1577.08642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574.579834">
                <text:p>1574.579834</text:p>
              </table:table-cell>
              <table:table-cell office:value-type="float" office:value="1571.833008">
                <text:p>1571.833008</text:p>
              </table:table-cell>
              <table:table-cell office:value-type="float" office:value="1571.830933">
                <text:p>1571.830933</text:p>
              </table:table-cell>
              <table:table-cell office:value-type="float" office:value="1573.000244">
                <text:p>1573.00024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570.874756">
                <text:p>1570.874756</text:p>
              </table:table-cell>
              <table:table-cell office:value-type="float" office:value="1568.938843">
                <text:p>1568.938843</text:p>
              </table:table-cell>
              <table:table-cell office:value-type="float" office:value="1568.015869">
                <text:p>1568.015869</text:p>
              </table:table-cell>
              <table:table-cell office:value-type="float" office:value="1570.101685">
                <text:p>1570.10168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571.887817">
                <text:p>1571.887817</text:p>
              </table:table-cell>
              <table:table-cell office:value-type="float" office:value="1575.430786">
                <text:p>1575.430786</text:p>
              </table:table-cell>
              <table:table-cell office:value-type="float" office:value="1572.826294">
                <text:p>1572.826294</text:p>
              </table:table-cell>
              <table:table-cell office:value-type="float" office:value="1573.438965">
                <text:p>1573.43896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574.0177">
                <text:p>1574.0177</text:p>
              </table:table-cell>
              <table:table-cell office:value-type="float" office:value="1572.988892">
                <text:p>1572.988892</text:p>
              </table:table-cell>
              <table:table-cell office:value-type="float" office:value="1574.309448">
                <text:p>1574.309448</text:p>
              </table:table-cell>
              <table:table-cell office:value-type="float" office:value="1573.192505">
                <text:p>1573.19250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573.407104">
                <text:p>1573.407104</text:p>
              </table:table-cell>
              <table:table-cell office:value-type="float" office:value="1574.880737">
                <text:p>1574.880737</text:p>
              </table:table-cell>
              <table:table-cell office:value-type="float" office:value="1573.03772">
                <text:p>1573.03772</text:p>
              </table:table-cell>
              <table:table-cell office:value-type="float" office:value="1574.573853">
                <text:p>1574.57385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571.704468">
                <text:p>1571.704468</text:p>
              </table:table-cell>
              <table:table-cell office:value-type="float" office:value="1568.463013">
                <text:p>1568.463013</text:p>
              </table:table-cell>
              <table:table-cell office:value-type="float" office:value="1569.628296">
                <text:p>1569.628296</text:p>
              </table:table-cell>
              <table:table-cell office:value-type="float" office:value="1570.308716">
                <text:p>1570.30871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571.435791">
                <text:p>1571.435791</text:p>
              </table:table-cell>
              <table:table-cell office:value-type="float" office:value="1576.62793">
                <text:p>1576.62793</text:p>
              </table:table-cell>
              <table:table-cell office:value-type="float" office:value="1571.860962">
                <text:p>1571.860962</text:p>
              </table:table-cell>
              <table:table-cell office:value-type="float" office:value="1574.803101">
                <text:p>1574.80310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571.685181">
                <text:p>1571.685181</text:p>
              </table:table-cell>
              <table:table-cell office:value-type="float" office:value="1570.391357">
                <text:p>1570.391357</text:p>
              </table:table-cell>
              <table:table-cell office:value-type="float" office:value="1572.835205">
                <text:p>1572.835205</text:p>
              </table:table-cell>
              <table:table-cell office:value-type="float" office:value="1568.174805">
                <text:p>1568.17480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571.230347">
                <text:p>1571.230347</text:p>
              </table:table-cell>
              <table:table-cell office:value-type="float" office:value="1569.568237">
                <text:p>1569.568237</text:p>
              </table:table-cell>
              <table:table-cell office:value-type="float" office:value="1570.408447">
                <text:p>1570.408447</text:p>
              </table:table-cell>
              <table:table-cell office:value-type="float" office:value="1573.871094">
                <text:p>1573.87109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575.087769">
                <text:p>1575.087769</text:p>
              </table:table-cell>
              <table:table-cell office:value-type="float" office:value="1573.175293">
                <text:p>1573.175293</text:p>
              </table:table-cell>
              <table:table-cell office:value-type="float" office:value="1573.589844">
                <text:p>1573.589844</text:p>
              </table:table-cell>
              <table:table-cell office:value-type="float" office:value="1573.281494">
                <text:p>1573.28149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574.587769">
                <text:p>1574.587769</text:p>
              </table:table-cell>
              <table:table-cell office:value-type="float" office:value="1574.633301">
                <text:p>1574.633301</text:p>
              </table:table-cell>
              <table:table-cell office:value-type="float" office:value="1576.731567">
                <text:p>1576.731567</text:p>
              </table:table-cell>
              <table:table-cell office:value-type="float" office:value="1572.013062">
                <text:p>1572.01306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72.675293">
                <text:p>1572.675293</text:p>
              </table:table-cell>
              <table:table-cell office:value-type="float" office:value="1573.860718">
                <text:p>1573.860718</text:p>
              </table:table-cell>
              <table:table-cell office:value-type="float" office:value="1573.802612">
                <text:p>1573.802612</text:p>
              </table:table-cell>
              <table:table-cell office:value-type="float" office:value="1572.940674">
                <text:p>1572.94067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573.026123">
                <text:p>1573.026123</text:p>
              </table:table-cell>
              <table:table-cell office:value-type="float" office:value="1569.838135">
                <text:p>1569.838135</text:p>
              </table:table-cell>
              <table:table-cell office:value-type="float" office:value="1572.760864">
                <text:p>1572.760864</text:p>
              </table:table-cell>
              <table:table-cell office:value-type="float" office:value="1569.212524">
                <text:p>1569.21252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71.169678">
                <text:p>1571.169678</text:p>
              </table:table-cell>
              <table:table-cell office:value-type="float" office:value="1577.105469">
                <text:p>1577.105469</text:p>
              </table:table-cell>
              <table:table-cell office:value-type="float" office:value="1575.766113">
                <text:p>1575.766113</text:p>
              </table:table-cell>
              <table:table-cell office:value-type="float" office:value="1572.64209">
                <text:p>1572.6420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569.096313">
                <text:p>1569.096313</text:p>
              </table:table-cell>
              <table:table-cell office:value-type="float" office:value="1573.460938">
                <text:p>1573.460938</text:p>
              </table:table-cell>
              <table:table-cell office:value-type="float" office:value="1572.597168">
                <text:p>1572.597168</text:p>
              </table:table-cell>
              <table:table-cell office:value-type="float" office:value="1571.891235">
                <text:p>1571.89123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570.625854">
                <text:p>1570.625854</text:p>
              </table:table-cell>
              <table:table-cell office:value-type="float" office:value="1571.728882">
                <text:p>1571.728882</text:p>
              </table:table-cell>
              <table:table-cell office:value-type="float" office:value="1570.650879">
                <text:p>1570.650879</text:p>
              </table:table-cell>
              <table:table-cell office:value-type="float" office:value="1571.207275">
                <text:p>1571.20727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572.306519">
                <text:p>1572.306519</text:p>
              </table:table-cell>
              <table:table-cell office:value-type="float" office:value="1572.317383">
                <text:p>1572.317383</text:p>
              </table:table-cell>
              <table:table-cell office:value-type="float" office:value="1574.100952">
                <text:p>1574.100952</text:p>
              </table:table-cell>
              <table:table-cell office:value-type="float" office:value="1570.823242">
                <text:p>1570.82324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70.425049">
                <text:p>1570.425049</text:p>
              </table:table-cell>
              <table:table-cell office:value-type="float" office:value="1570.921875">
                <text:p>1570.921875</text:p>
              </table:table-cell>
              <table:table-cell office:value-type="float" office:value="1571.240967">
                <text:p>1571.240967</text:p>
              </table:table-cell>
              <table:table-cell office:value-type="float" office:value="1571.56311">
                <text:p>1571.5631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575.515503">
                <text:p>1575.515503</text:p>
              </table:table-cell>
              <table:table-cell office:value-type="float" office:value="1574.282471">
                <text:p>1574.282471</text:p>
              </table:table-cell>
              <table:table-cell office:value-type="float" office:value="1573.681274">
                <text:p>1573.681274</text:p>
              </table:table-cell>
              <table:table-cell office:value-type="float" office:value="1576.21106">
                <text:p>1576.2110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573.038452">
                <text:p>1573.038452</text:p>
              </table:table-cell>
              <table:table-cell office:value-type="float" office:value="1574.175049">
                <text:p>1574.175049</text:p>
              </table:table-cell>
              <table:table-cell office:value-type="float" office:value="1574.470703">
                <text:p>1574.470703</text:p>
              </table:table-cell>
              <table:table-cell office:value-type="float" office:value="1573.208374">
                <text:p>1573.20837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76.118408">
                <text:p>1576.118408</text:p>
              </table:table-cell>
              <table:table-cell office:value-type="float" office:value="1574.713745">
                <text:p>1574.713745</text:p>
              </table:table-cell>
              <table:table-cell office:value-type="float" office:value="1574.489502">
                <text:p>1574.489502</text:p>
              </table:table-cell>
              <table:table-cell office:value-type="float" office:value="1575.081177">
                <text:p>1575.08117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74.591797">
                <text:p>1574.591797</text:p>
              </table:table-cell>
              <table:table-cell office:value-type="float" office:value="1572.041626">
                <text:p>1572.041626</text:p>
              </table:table-cell>
              <table:table-cell office:value-type="float" office:value="1574.760742">
                <text:p>1574.760742</text:p>
              </table:table-cell>
              <table:table-cell office:value-type="float" office:value="1574.236084">
                <text:p>1574.23608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572.646362">
                <text:p>1572.646362</text:p>
              </table:table-cell>
              <table:table-cell office:value-type="float" office:value="1570.72168">
                <text:p>1570.72168</text:p>
              </table:table-cell>
              <table:table-cell office:value-type="float" office:value="1570.988037">
                <text:p>1570.988037</text:p>
              </table:table-cell>
              <table:table-cell office:value-type="float" office:value="1570.387695">
                <text:p>1570.38769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574.742676">
                <text:p>1574.742676</text:p>
              </table:table-cell>
              <table:table-cell office:value-type="float" office:value="1575.411865">
                <text:p>1575.411865</text:p>
              </table:table-cell>
              <table:table-cell office:value-type="float" office:value="1576.203491">
                <text:p>1576.203491</text:p>
              </table:table-cell>
              <table:table-cell office:value-type="float" office:value="1575.423462">
                <text:p>1575.42346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570.79126">
                <text:p>1570.79126</text:p>
              </table:table-cell>
              <table:table-cell office:value-type="float" office:value="1566.673096">
                <text:p>1566.673096</text:p>
              </table:table-cell>
              <table:table-cell office:value-type="float" office:value="1571.963745">
                <text:p>1571.963745</text:p>
              </table:table-cell>
              <table:table-cell office:value-type="float" office:value="1565.799805">
                <text:p>1565.79980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571.225708">
                <text:p>1571.225708</text:p>
              </table:table-cell>
              <table:table-cell office:value-type="float" office:value="1570.845703">
                <text:p>1570.845703</text:p>
              </table:table-cell>
              <table:table-cell office:value-type="float" office:value="1571.475098">
                <text:p>1571.475098</text:p>
              </table:table-cell>
              <table:table-cell office:value-type="float" office:value="1572.05481">
                <text:p>1572.0548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571.661255">
                <text:p>1571.661255</text:p>
              </table:table-cell>
              <table:table-cell office:value-type="float" office:value="1571.267212">
                <text:p>1571.267212</text:p>
              </table:table-cell>
              <table:table-cell office:value-type="float" office:value="1571.896118">
                <text:p>1571.896118</text:p>
              </table:table-cell>
              <table:table-cell office:value-type="float" office:value="1571.682495">
                <text:p>1571.68249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572.359131">
                <text:p>1572.359131</text:p>
              </table:table-cell>
              <table:table-cell office:value-type="float" office:value="1574.362793">
                <text:p>1574.362793</text:p>
              </table:table-cell>
              <table:table-cell office:value-type="float" office:value="1572.868774">
                <text:p>1572.868774</text:p>
              </table:table-cell>
              <table:table-cell office:value-type="float" office:value="1573.637451">
                <text:p>1573.63745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72.617798">
                <text:p>1572.617798</text:p>
              </table:table-cell>
              <table:table-cell office:value-type="float" office:value="1568.792969">
                <text:p>1568.792969</text:p>
              </table:table-cell>
              <table:table-cell office:value-type="float" office:value="1571.063354">
                <text:p>1571.063354</text:p>
              </table:table-cell>
              <table:table-cell office:value-type="float" office:value="1570.146973">
                <text:p>1570.14697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73.046753">
                <text:p>1573.046753</text:p>
              </table:table-cell>
              <table:table-cell office:value-type="float" office:value="1572.459961">
                <text:p>1572.459961</text:p>
              </table:table-cell>
              <table:table-cell office:value-type="float" office:value="1574.369629">
                <text:p>1574.369629</text:p>
              </table:table-cell>
              <table:table-cell office:value-type="float" office:value="1573.660522">
                <text:p>1573.66052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574.804932">
                <text:p>1574.804932</text:p>
              </table:table-cell>
              <table:table-cell office:value-type="float" office:value="1572.679932">
                <text:p>1572.679932</text:p>
              </table:table-cell>
              <table:table-cell office:value-type="float" office:value="1572.9021">
                <text:p>1572.9021</text:p>
              </table:table-cell>
              <table:table-cell office:value-type="float" office:value="1572.448486">
                <text:p>1572.44848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70.991333">
                <text:p>1570.991333</text:p>
              </table:table-cell>
              <table:table-cell office:value-type="float" office:value="1569.680542">
                <text:p>1569.680542</text:p>
              </table:table-cell>
              <table:table-cell office:value-type="float" office:value="1573.754761">
                <text:p>1573.754761</text:p>
              </table:table-cell>
              <table:table-cell office:value-type="float" office:value="1566.871948">
                <text:p>1566.87194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69.02771">
                <text:p>1569.02771</text:p>
              </table:table-cell>
              <table:table-cell office:value-type="float" office:value="1568.57312">
                <text:p>1568.57312</text:p>
              </table:table-cell>
              <table:table-cell office:value-type="float" office:value="1568.282104">
                <text:p>1568.282104</text:p>
              </table:table-cell>
              <table:table-cell office:value-type="float" office:value="1569.308472">
                <text:p>1569.30847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73.138916">
                <text:p>1573.138916</text:p>
              </table:table-cell>
              <table:table-cell office:value-type="float" office:value="1571.574707">
                <text:p>1571.574707</text:p>
              </table:table-cell>
              <table:table-cell office:value-type="float" office:value="1571.074585">
                <text:p>1571.074585</text:p>
              </table:table-cell>
              <table:table-cell office:value-type="float" office:value="1573.657959">
                <text:p>1573.65795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70.970215">
                <text:p>1570.970215</text:p>
              </table:table-cell>
              <table:table-cell office:value-type="float" office:value="1569.983765">
                <text:p>1569.983765</text:p>
              </table:table-cell>
              <table:table-cell office:value-type="float" office:value="1568.472778">
                <text:p>1568.472778</text:p>
              </table:table-cell>
              <table:table-cell office:value-type="float" office:value="1571.257324">
                <text:p>1571.25732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574.256104">
                <text:p>1574.256104</text:p>
              </table:table-cell>
              <table:table-cell office:value-type="float" office:value="1573.417236">
                <text:p>1573.417236</text:p>
              </table:table-cell>
              <table:table-cell office:value-type="float" office:value="1575.01123">
                <text:p>1575.01123</text:p>
              </table:table-cell>
              <table:table-cell office:value-type="float" office:value="1574.05481">
                <text:p>1574.0548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72.777344">
                <text:p>1572.777344</text:p>
              </table:table-cell>
              <table:table-cell office:value-type="float" office:value="1572.931274">
                <text:p>1572.931274</text:p>
              </table:table-cell>
              <table:table-cell office:value-type="float" office:value="1573.397095">
                <text:p>1573.397095</text:p>
              </table:table-cell>
              <table:table-cell office:value-type="float" office:value="1571.519165">
                <text:p>1571.51916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71.198242">
                <text:p>1571.198242</text:p>
              </table:table-cell>
              <table:table-cell office:value-type="float" office:value="1572.53479">
                <text:p>1572.53479</text:p>
              </table:table-cell>
              <table:table-cell office:value-type="float" office:value="1570.542969">
                <text:p>1570.542969</text:p>
              </table:table-cell>
              <table:table-cell office:value-type="float" office:value="1571.472168">
                <text:p>1571.47216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74.895752">
                <text:p>1574.895752</text:p>
              </table:table-cell>
              <table:table-cell office:value-type="float" office:value="1573.318359">
                <text:p>1573.318359</text:p>
              </table:table-cell>
              <table:table-cell office:value-type="float" office:value="1574.175781">
                <text:p>1574.175781</text:p>
              </table:table-cell>
              <table:table-cell office:value-type="float" office:value="1574.349243">
                <text:p>1574.34924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68.650269">
                <text:p>1568.650269</text:p>
              </table:table-cell>
              <table:table-cell office:value-type="float" office:value="1569.366333">
                <text:p>1569.366333</text:p>
              </table:table-cell>
              <table:table-cell office:value-type="float" office:value="1572.339111">
                <text:p>1572.339111</text:p>
              </table:table-cell>
              <table:table-cell office:value-type="float" office:value="1570.562012">
                <text:p>1570.56201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70.421021">
                <text:p>1570.421021</text:p>
              </table:table-cell>
              <table:table-cell office:value-type="float" office:value="1573.658569">
                <text:p>1573.658569</text:p>
              </table:table-cell>
              <table:table-cell office:value-type="float" office:value="1569.796021">
                <text:p>1569.796021</text:p>
              </table:table-cell>
              <table:table-cell office:value-type="float" office:value="1570.642212">
                <text:p>1570.64221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75.804565">
                <text:p>1575.804565</text:p>
              </table:table-cell>
              <table:table-cell office:value-type="float" office:value="1573.580078">
                <text:p>1573.580078</text:p>
              </table:table-cell>
              <table:table-cell office:value-type="float" office:value="1574.173584">
                <text:p>1574.173584</text:p>
              </table:table-cell>
              <table:table-cell office:value-type="float" office:value="1573.468506">
                <text:p>1573.46850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70.213623">
                <text:p>1570.213623</text:p>
              </table:table-cell>
              <table:table-cell office:value-type="float" office:value="1575.391724">
                <text:p>1575.391724</text:p>
              </table:table-cell>
              <table:table-cell office:value-type="float" office:value="1570.707153">
                <text:p>1570.707153</text:p>
              </table:table-cell>
              <table:table-cell office:value-type="float" office:value="1572.88855">
                <text:p>1572.8885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75.143677">
                <text:p>1575.143677</text:p>
              </table:table-cell>
              <table:table-cell office:value-type="float" office:value="1570.774658">
                <text:p>1570.774658</text:p>
              </table:table-cell>
              <table:table-cell office:value-type="float" office:value="1576.115967">
                <text:p>1576.115967</text:p>
              </table:table-cell>
              <table:table-cell office:value-type="float" office:value="1569.134644">
                <text:p>1569.13464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65.963379">
                <text:p>1565.963379</text:p>
              </table:table-cell>
              <table:table-cell office:value-type="float" office:value="1570.02063">
                <text:p>1570.02063</text:p>
              </table:table-cell>
              <table:table-cell office:value-type="float" office:value="1568.092529">
                <text:p>1568.092529</text:p>
              </table:table-cell>
              <table:table-cell office:value-type="float" office:value="1570.056396">
                <text:p>1570.05639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75.227539">
                <text:p>1575.227539</text:p>
              </table:table-cell>
              <table:table-cell office:value-type="float" office:value="1573.802002">
                <text:p>1573.802002</text:p>
              </table:table-cell>
              <table:table-cell office:value-type="float" office:value="1576.392822">
                <text:p>1576.392822</text:p>
              </table:table-cell>
              <table:table-cell office:value-type="float" office:value="1571.511353">
                <text:p>1571.51135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67.920898">
                <text:p>1567.920898</text:p>
              </table:table-cell>
              <table:table-cell office:value-type="float" office:value="1570.393311">
                <text:p>1570.393311</text:p>
              </table:table-cell>
              <table:table-cell office:value-type="float" office:value="1570.948242">
                <text:p>1570.948242</text:p>
              </table:table-cell>
              <table:table-cell office:value-type="float" office:value="1569.513062">
                <text:p>1569.51306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73.379883">
                <text:p>1573.379883</text:p>
              </table:table-cell>
              <table:table-cell office:value-type="float" office:value="1572.015381">
                <text:p>1572.015381</text:p>
              </table:table-cell>
              <table:table-cell office:value-type="float" office:value="1571.685181">
                <text:p>1571.685181</text:p>
              </table:table-cell>
              <table:table-cell office:value-type="float" office:value="1571.969604">
                <text:p>1571.96960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73.237305">
                <text:p>1573.237305</text:p>
              </table:table-cell>
              <table:table-cell office:value-type="float" office:value="1572.599487">
                <text:p>1572.599487</text:p>
              </table:table-cell>
              <table:table-cell office:value-type="float" office:value="1573.746338">
                <text:p>1573.746338</text:p>
              </table:table-cell>
              <table:table-cell office:value-type="float" office:value="1570.218506">
                <text:p>1570.21850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69.865112">
                <text:p>1569.865112</text:p>
              </table:table-cell>
              <table:table-cell office:value-type="float" office:value="1570.533936">
                <text:p>1570.533936</text:p>
              </table:table-cell>
              <table:table-cell office:value-type="float" office:value="1570.385986">
                <text:p>1570.385986</text:p>
              </table:table-cell>
              <table:table-cell office:value-type="float" office:value="1568.824097">
                <text:p>1568.82409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71.547119">
                <text:p>1571.547119</text:p>
              </table:table-cell>
              <table:table-cell office:value-type="float" office:value="1573.83313">
                <text:p>1573.83313</text:p>
              </table:table-cell>
              <table:table-cell office:value-type="float" office:value="1570.410767">
                <text:p>1570.410767</text:p>
              </table:table-cell>
              <table:table-cell office:value-type="float" office:value="1576.679321">
                <text:p>1576.67932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69.920898">
                <text:p>1569.920898</text:p>
              </table:table-cell>
              <table:table-cell office:value-type="float" office:value="1569.609497">
                <text:p>1569.609497</text:p>
              </table:table-cell>
              <table:table-cell office:value-type="float" office:value="1571.430054">
                <text:p>1571.430054</text:p>
              </table:table-cell>
              <table:table-cell office:value-type="float" office:value="1570.692871">
                <text:p>1570.69287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69.774414">
                <text:p>1569.774414</text:p>
              </table:table-cell>
              <table:table-cell office:value-type="float" office:value="1571.996094">
                <text:p>1571.996094</text:p>
              </table:table-cell>
              <table:table-cell office:value-type="float" office:value="1570.636475">
                <text:p>1570.636475</text:p>
              </table:table-cell>
              <table:table-cell office:value-type="float" office:value="1572.651367">
                <text:p>1572.65136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72.73877">
                <text:p>1572.73877</text:p>
              </table:table-cell>
              <table:table-cell office:value-type="float" office:value="1569.688599">
                <text:p>1569.688599</text:p>
              </table:table-cell>
              <table:table-cell office:value-type="float" office:value="1569.257202">
                <text:p>1569.257202</text:p>
              </table:table-cell>
              <table:table-cell office:value-type="float" office:value="1571.854126">
                <text:p>1571.85412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70.813599">
                <text:p>1570.813599</text:p>
              </table:table-cell>
              <table:table-cell office:value-type="float" office:value="1566.21936">
                <text:p>1566.21936</text:p>
              </table:table-cell>
              <table:table-cell office:value-type="float" office:value="1568.471924">
                <text:p>1568.471924</text:p>
              </table:table-cell>
              <table:table-cell office:value-type="float" office:value="1570.569336">
                <text:p>1570.56933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71.53125">
                <text:p>1571.53125</text:p>
              </table:table-cell>
              <table:table-cell office:value-type="float" office:value="1569.556885">
                <text:p>1569.556885</text:p>
              </table:table-cell>
              <table:table-cell office:value-type="float" office:value="1571.963989">
                <text:p>1571.963989</text:p>
              </table:table-cell>
              <table:table-cell office:value-type="float" office:value="1571.453979">
                <text:p>1571.45397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72.346558">
                <text:p>1572.346558</text:p>
              </table:table-cell>
              <table:table-cell office:value-type="float" office:value="1569.855225">
                <text:p>1569.855225</text:p>
              </table:table-cell>
              <table:table-cell office:value-type="float" office:value="1570.482056">
                <text:p>1570.482056</text:p>
              </table:table-cell>
              <table:table-cell office:value-type="float" office:value="1571.439209">
                <text:p>1571.43920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187.64624">
                <text:p>1187.64624</text:p>
              </table:table-cell>
              <table:table-cell office:value-type="float" office:value="1058.311035">
                <text:p>1058.311035</text:p>
              </table:table-cell>
              <table:table-cell office:value-type="float" office:value="1132.850098">
                <text:p>1132.850098</text:p>
              </table:table-cell>
              <table:table-cell office:value-type="float" office:value="1112.061157">
                <text:p>1112.06115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178.771606">
                <text:p>1178.771606</text:p>
              </table:table-cell>
              <table:table-cell office:value-type="float" office:value="1024.160767">
                <text:p>1024.160767</text:p>
              </table:table-cell>
              <table:table-cell office:value-type="float" office:value="1118.397705">
                <text:p>1118.397705</text:p>
              </table:table-cell>
              <table:table-cell office:value-type="float" office:value="1079.404053">
                <text:p>1079.40405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